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hometown of Zerrence was attacked by the Russian drone to attack the Ukraine of 16</text:span>
</text:h>
      <text:p text:style-name="P4">
Publisher: 法新社</text:p>
      <text:p text:style-name="P4">
Published Time: 2023-07-14T-12:02:06+00:00</text:p>
      <text:p text:style-name="P4">
Modified Time: 2023-07-14T11:35:02+00:00</text:p>
      <text:p text:style-name="P4">
Description: (AFP, Kiev, 14th), Kryvyi Rih, Hometown, President of Ukraine, was attacked by Russia's drone at night. The Ukraine claimed to shot down 16 Russian dron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7-14T-12-02-06-00-00/000000.png" xlink:type="simple" xlink:show="embed" xlink:actuate="onLoad" draw:mime-type="image/png"/>
</draw:frame>
AFP reported that the Ukrainian Air Force issued a statement on the Internet saying that "Russia dispatched 17 witnesses of Iranian assets 136 and 131 attack drones, attacking Ukraine from the southeast ... 16 were destroyed."</text:p>
      <text:p text:style-name="P4">
Dnipropropetrovsk Governor Serhiylysak said at the communications software Telegram that the fragments of drones falling were shocked, resulting in a city business enterprise, 2 civilian housing and 1 house in Caifelfollo City, 2 civilian houses and 1 house. The building of the transportation company is damaged.</text:p>
      <text:p text:style-name="P4">
Caifelo Mayor Oleksandr Vilkul pointed out that the windows of local apartment buildings, houses, hospitals, and schools were all crushed.</text:p>
      <text:p text:style-name="P4">
News Source: <text:a xlink:type="simple" xlink:href="https://www.rfi.fr/cn/%E5%9B%BD%E9%99%85%E6%8A%A5%E9%81%93/20230714-%E6%B3%BD%E4%BC%A6%E6%96%AF%E5%9F%BA%E6%95%85%E4%B9%A1%E9%81%AD%E4%BF%84%E6%97%A0%E4%BA%BA%E6%9C%BA%E6%94%BB%E5%87%BB-%E4%B9%8C%E5%86%9B%E7%A7%B0%E5%87%BB%E8%90%BD16%E6%9E%B6" text:style-name="Internet_20_link" text:visited-style-name="Visited_20_Internet_20_Link">
https://www.rfi.fr/cn/%E5%9B%BD%E9%99%85%E6%8A%A5%E9%81%93/20230714-%E6%B3%BD%E4%BC%A6%E6%96%AF%E5%9F%BA%E6%95%85%E4%B9%A1%E9%81%AD%E4%BF%84%E6%97%A0%E4%BA%BA%E6%9C%BA%E6%94%BB%E5%87%BB-%E4%B9%8C%E5%86%9B%E7%A7%B0%E5%87%BB%E8%90%BD16%E6%9E%B6</text:a>
</text:p>
      <!--NEWS-->
      <text:h text:style-name="P10" text:outline-level="1">
<text:span text:style-name="T4">
In 3 years, 165 million people trapped in the poor United Nations.</text:span>
</text:h>
      <text:p text:style-name="P4">
Publisher: 法新社</text:p>
      <text:p text:style-name="P4">
Published Time: 2023-07-14T-18:02:07+00:00</text:p>
      <text:p text:style-name="P4">
Modified Time: 2023-07-14T10:50:01+00:00</text:p>
      <text:p text:style-name="P4">
Description: (Agence France-Presse, New York, New York headquarters on the 14th) The United Nations said yesterday that it fell in 2020 due to the influence of COVID-19 (2019 coronary virus disease) epidemic, living cost crisis and the Russian and Ukraine War. Call for developing countries to suspend debt repaym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7-14T-18-02-07-00-00/000000.png" xlink:type="simple" xlink:show="embed" xlink:actuate="onLoad" draw:mime-type="image/png"/>
</draw:frame>
According to a research report released by the United Nations Development Program (United National Developmentprogram), due to these impacts, 75 million people will be in red poverty between 2020 and at the end of 2023, and the average daily living expenses will be less than $ 2.15. (About NT $ 67). In addition, 90 million people will fall below the poverty line of $ 3.65 (about NT $ 113) per day.</text:p>
      <text:p text:style-name="P4">
The report pointed out: "The poorest people suffer the most, and their income in 2023 will still be lower than the level before the epidemic."</text:p>
      <text:p text:style-name="P4">
Achimsteiner, director of the United Nations Development Program, said in a statement: "In the past three years, those countries that can invest in the social security network have successfully prevented a large number of people from being poverty." He added: "In high debt countries, There is a correlation between high debt, insufficient social expenditure and poverty rate at amazing speed. "</text:p>
      <text:p text:style-name="P4">
The report calls on economic difficulties to suspend debt repayment and adjust debt funds to the impact of funds to provide funds to social expenditure and confrontation with the overall economy.</text:p>
      <text:p text:style-name="P4">
The report said: "This solution is not out of reach for the multilateral system."</text:p>
      <text:p text:style-name="P4">
According to another report released by the United Nations on the 12th, there are about 3.3 billion people worldwide, which is nearly half of the population, and the debt repayment expenditure of the country where the country live is higher than that of education and medical expenditures.</text:p>
      <text:p text:style-name="P4">
Although developing countries have low debt standards, they have paid more interests, and some reasons are some of the high loan interest rates.</text:p>
      <text:p text:style-name="P4">
According to the report, it is necessary to get the newly poverty -stricken population from poverty alleviation, and the annual cost of more than 14 billion US dollars (about NT $ 434 billion) is required, accounting for 0.009%of the global output, which is slightly lower than 2022. 4%of the total debt repayment.</text:p>
      <text:p text:style-name="P4">
The report of the author evaluates that if the income loss of the poor before the aforementioned impact is also included, the cost of relief will reach about $ 107 billion (about NT $ 3.2 trillion), accounting for 0.065%of global GDP, which is about about approximately about about 0.065%, which is about approximately about about 0.065%. The overall public debt repays 1/4 of the total.</text:p>
      <text:p text:style-name="P4">
News Source: <text:a xlink:type="simple" xlink:href="https://www.rfi.fr/cn/%E5%9B%BD%E9%99%85%E6%8A%A5%E9%81%93/20230714-3%E5%B9%B41-65%E4%BA%BF%E4%BA%BA%E9%99%B7%E8%B4%AB%E7%A9%B7-%E8%81%94%E5%90%88%E5%9B%BD%E5%90%81%E5%8F%91%E5%B1%95%E4%B8%AD%E5%9B%BD%E5%AE%B6%E6%9A%82%E5%81%9C%E8%BF%98%E5%80%BA" text:style-name="Internet_20_link" text:visited-style-name="Visited_20_Internet_20_Link">
https://www.rfi.fr/cn/%E5%9B%BD%E9%99%85%E6%8A%A5%E9%81%93/20230714-3%E5%B9%B41-65%E4%BA%BF%E4%BA%BA%E9%99%B7%E8%B4%AB%E7%A9%B7-%E8%81%94%E5%90%88%E5%9B%BD%E5%90%81%E5%8F%91%E5%B1%95%E4%B8%AD%E5%9B%BD%E5%AE%B6%E6%9A%82%E5%81%9C%E8%BF%98%E5%80%BA</text:a>
</text:p>
      <!--NEWS-->
      <text:h text:style-name="P10" text:outline-level="1">
<text:span text:style-name="T4">
The fierce hot wave swept the northern hemisphere Italian may be 48 degrees Celsius high temperature</text:span>
</text:h>
      <text:p text:style-name="P4">
Publisher: 法新社</text:p>
      <text:p text:style-name="P4">
Published Time: 2023-07-14T-9:32:08+00:00</text:p>
      <text:p text:style-name="P4">
Modified Time: 2023-07-14T12:05:03+00:00</text:p>
      <text:p text:style-name="P4">
Description: (Agence France -Presse, Washington, 14th) The northern hemisphere has just entered the summer, but the fierce heat wave has swept in parts of Europe, China and the United States. These areas are expected to have a record temperature this weekend. High temperature, fully show the risk of climate warm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7-14T-9-32-08-00-00/000000.png" xlink:type="simple" xlink:show="embed" xlink:actuate="onLoad" draw:mime-type="image/png"/>
</draw:frame>
The National Weetherservice has issued extreme high -temperature announcements to more than 100 million people in China, and predicts that the high temperature conditions in Arizona, California, Nevada and Texas are particularly dangerous.</text:p>
      <text:p text:style-name="P4">
At the same time, European countries such as France, Germany, Italy, Spain, and Poland also face hot and high temperature.</text:p>
      <text:p text:style-name="P4">
European SpaceAgency said that the temperature of Sicily and Sardinia, Sardinia, may be as high as 48 degrees Celsius. "This may be the highest temperature in Europe."</text:p>
      <text:p text:style-name="P4">
North Africa has also been covered under high temperature. The Moroccan Meteorological Authority issued extreme high -temperature red alerts to the southern region of the country.</text:p>
      <text:p text:style-name="P4">
Some parts of China, including the capital Beijing, are also hot and unbearable. A large power company in China pointed out that their power generation has reached a record high on the 10th.</text:p>
      <text:p text:style-name="P4">
National Airlines and Space Administration (NASA) and the European Union's climate monitoring agency "Copernicus Climate Changeservice" said last month was the hottest June since the record was recorded.</text:p>
      <text:p text:style-name="P4">
Petteri Taalas, Secretary -General of the World Meteorological Organization (WMO), warned that extreme weather caused by climate warming "unfortunately became a new normal."</text:p>
      <text:p text:style-name="P4">
The World Meteorological Organization pointed out that extreme high temperature is one of the most fatal meteorological events. Recently, a study showed that during the summer of Europe's record last year, more than 61,000 people died due to high temperature.</text:p>
      <text:p text:style-name="P4">
News Source: <text:a xlink:type="simple" xlink:href="https://www.rfi.fr/cn/%E7%A7%91%E5%AD%A6%E6%96%B0%E7%9F%A5/20230714-%E5%87%B6%E7%8C%9B%E7%83%AD%E6%B5%AA%E5%B8%AD%E5%8D%B7%E5%8C%97%E5%8D%8A%E7%90%83-%E4%B9%89%E5%A4%A7%E5%88%A9%E6%81%90%E9%A3%99%E6%91%84%E6%B0%8F48%E5%BA%A6%E9%AB%98%E6%B8%A9" text:style-name="Internet_20_link" text:visited-style-name="Visited_20_Internet_20_Link">
https://www.rfi.fr/cn/%E7%A7%91%E5%AD%A6%E6%96%B0%E7%9F%A5/20230714-%E5%87%B6%E7%8C%9B%E7%83%AD%E6%B5%AA%E5%B8%AD%E5%8D%B7%E5%8C%97%E5%8D%8A%E7%90%83-%E4%B9%89%E5%A4%A7%E5%88%A9%E6%81%90%E9%A3%99%E6%91%84%E6%B0%8F48%E5%BA%A6%E9%AB%98%E6%B8%A9</text:a>
</text:p>
      <!--NEWS-->
      <text:h text:style-name="P10" text:outline-level="1">
<text:span text:style-name="T4">
China exports in June decreased year -on -year (Free Version)</text:span>
</text:h>
      <text:p text:style-name="P4">
Authors: ['Lin']</text:p>
      <text:p text:style-name="P4">
Publisher: 英国《金融时报》</text:p>
      <text:p text:style-name="P4">
Time: 2023-07-14T00:00:58+00:00</text:p>
      <text:p text:style-name="P4">
Published Time: 2023-07-13T12:00:99+08:00</text:p>
      <text:p text:style-name="P4">
Modified Time: 2023-07-13T20:00:99+08:00</text:p>
      <text:p text:style-name="P4">
Description: In June, China's export of US dollars was 12.4%year -on -year, the largest year -on -year decline since the outbreak of the new crown epidemic.</text:p>
      <text:p text:style-name="P4">
Images: ["<text:a xlink:type="simple" xlink:href="https://thumbor.ftacademy.cn/unsafe/picture/1/000187461_piclink.jpg" text:style-name="Internet_20_link" text:visited-style-name="Visited_20_Internet_20_Link">
000187461_pic...</text:a>
"]</text:p>
      <text:p text:style-name="P4">
Themes: ['中国经济', '关注']</text:p>
      <text:p text:style-name="P4">
Keywords: ['中国经济', '出口', '贸易']</text:p>
      <text:p text:style-name="P4">
Type: Article</text:p>
      <!--METADATA-->
      <text:p text:style-name="P4">
<draw:frame draw:style-name="fr1" draw:name="Image5" text:anchor-type="as-char" svg:width="6.9236in" svg:height="3.894525in" draw:z-index="0">
<draw:image xlink:href="../Images/FT Chinese Free Version/2023-07-14T00-00-58-00-00/000187461_piclink.jpg" xlink:type="simple" xlink:show="embed" xlink:actuate="onLoad" draw:mime-type="image/jpeg"/>
</draw:frame>
China's exports have encountered the largest year -on -year decline since the outbreak of the new crown epidemic, which exacerbates the concerns of all parties in the world's second largest economy.</text:p>
      <text:p text:style-name="P4">
According to official data released on Thursday, the exports of June at the US dollar decreased by 12.4%year -on -year, the largest decline since February 2020. Accept Reuters(Reuters)Economists surveyed earlier predictions were 9.5%.</text:p>
      <text:p text:style-name="P4">
News Source: <text:a xlink:type="simple" xlink:href="http://www.ftchinese.com/story/001100244" text:style-name="Internet_20_link" text:visited-style-name="Visited_20_Internet_20_Link">
http://www.ftchinese.com/story/001100244</text:a>
</text:p>
      <!--NEWS-->
      <text:h text:style-name="P10" text:outline-level="1">
<text:span text:style-name="T4">
Morning event analysis every week: North Korea calls "the Republic of Korea" and the inexplicable excitement of South Korea (Free Version)</text:span>
</text:h>
      <text:p text:style-name="P4">
Authors: ['曹辛']</text:p>
      <text:p text:style-name="P4">
Publisher: 英国《金融时报》</text:p>
      <text:p text:style-name="P4">
Time: 2023-07-14T00:32:29+00:00</text:p>
      <text:p text:style-name="P4">
Published Time: 2023-07-13T12:00:99+08:00</text:p>
      <text:p text:style-name="P4">
Modified Time: 2023-07-13T20:32:99+08:00</text:p>
      <text:p text:style-name="P4">
Description: Cao Xin: Kim Jong -un's sister Kim and the two consecutive days of speeches are used to use the title of "Korean Republic of China" in a cited number. South Korean public opinion is very sensitive, and discuss and analyze it for several consecutive days.</text:p>
      <text:p text:style-name="P4">
Images: ["<text:a xlink:type="simple" xlink:href="https://thumbor.ftacademy.cn/unsafe/picture/7/000187527_piclink.jpg" text:style-name="Internet_20_link" text:visited-style-name="Visited_20_Internet_20_Link">
000187527_pic...</text:a>
"]</text:p>
      <text:p text:style-name="P4">
Themes: ['朝韩关系', '关注']</text:p>
      <text:p text:style-name="P4">
Keywords: ['朝韩关系', '朝鲜', '韩国', '金与正']</text:p>
      <text:p text:style-name="P4">
Type: Article</text:p>
      <!--METADATA-->
      <text:p text:style-name="P4">
<draw:frame draw:style-name="fr1" draw:name="Image6" text:anchor-type="as-char" svg:width="6.9236in" svg:height="3.894525in" draw:z-index="0">
<draw:image xlink:href="../Images/FT Chinese Free Version/2023-07-14T00-32-29-00-00/000187527_piclink.jpg" xlink:type="simple" xlink:show="embed" xlink:actuate="onLoad" draw:mime-type="image/jpeg"/>
</draw:frame>
Recently, with the military investigation and exercise work on the Peninsula, and the sister Kim Jong -un, deputy minister of the North Korean Workers' Party Central Committee and North Korean leader Kim Jong -un, delivered a speech on July 10th and 11th. South Korea's public opinion and politics I started to be excited again. South Korea's excitement is that in the two consecutive days of speeches, the title of "Korean Republic of China" was used in a two -day speech. South Korean public opinion is very sensitive to South Korea's "South Korea", which is "South Korea", which is used as "the Republic of Korea" and does not use the usual "South Korea".</text:p>
      <text:p text:style-name="P4">
This direction of South Korea: South Korea's public opinion and politics have not figured out the real meaning and reasons of Kim and the "Republic of Korea" at all. At the same time, it also clearly shows that South Korea has no confidence in North Korea's heart.</text:p>
      <text:p text:style-name="P4">
News Source: <text:a xlink:type="simple" xlink:href="http://www.ftchinese.com/story/001100248" text:style-name="Internet_20_link" text:visited-style-name="Visited_20_Internet_20_Link">
http://www.ftchinese.com/story/001100248</text:a>
</text:p>
      <!--NEWS-->
      <text:h text:style-name="P10" text:outline-level="1">
<text:span text:style-name="T4">
The money printing machine was smoky, but the money was gone (free version)</text:span>
</text:h>
      <text:p text:style-name="P4">
Authors: ['张林']</text:p>
      <text:p text:style-name="P4">
Publisher: 英国《金融时报》</text:p>
      <text:p text:style-name="P4">
Time: 2023-07-14T00:39:01+00:00</text:p>
      <text:p text:style-name="P4">
Published Time: 2023-07-13T12:00:99+08:00</text:p>
      <text:p text:style-name="P4">
Modified Time: 2023-07-13T20:38:99+08:00</text:p>
      <text:p text:style-name="P4">
Description: Zhang Lin: The growth of currency supply does not necessarily mean that everyone is rich. Instead, it may be a short -term result of economic tightening and asset selling. It is very important to realize that this is very important.</text:p>
      <text:p text:style-name="P4">
Images: ["<text:a xlink:type="simple" xlink:href="https://thumbor.ftacademy.cn/unsafe/picture/2/000149692_piclink.jpg" text:style-name="Internet_20_link" text:visited-style-name="Visited_20_Internet_20_Link">
000149692_pic...</text:a>
"]</text:p>
      <text:p text:style-name="P4">
Themes: ['中国经济', '关注']</text:p>
      <text:p text:style-name="P4">
Keywords: ['中国经济', '货币政策']</text:p>
      <text:p text:style-name="P4">
Type: Article</text:p>
      <!--METADATA-->
      <text:p text:style-name="P4">
<draw:frame draw:style-name="fr1" draw:name="Image7" text:anchor-type="as-char" svg:width="6.9236in" svg:height="4.597703in" draw:z-index="0">
<draw:image xlink:href="../Images/FT Chinese Free Version/2023-07-14T00-39-01-00-00/000149692_piclink.jpg" xlink:type="simple" xlink:show="embed" xlink:actuate="onLoad" draw:mime-type="image/jpeg"/>
</draw:frame>
Since last year, the supply of currency supply has expanded significantly. In the market, China's banknote printing machine "consecutive shafts", "roaring", "smoke" and so on. The economic feelings are "no money", and the differences in violation of intuition. The growth of currency supply does not necessarily mean that everyone has money. Instead, it may be a short -term result of economic austerity and asset selling. It is very important to realize that this is very important. Before you figure out how the money becomes, let's see how the money comes.</text:p>
      <text:p text:style-name="P4">
<text:span text:style-name="T4">
 Currency is not printed by the machine, but occurred in bank liabilities </text:span>
</text:p>
      <text:p text:style-name="P4">
News Source: <text:a xlink:type="simple" xlink:href="http://www.ftchinese.com/story/001100247" text:style-name="Internet_20_link" text:visited-style-name="Visited_20_Internet_20_Link">
http://www.ftchinese.com/story/001100247</text:a>
</text:p>
      <!--NEWS-->
      <text:h text:style-name="P10" text:outline-level="1">
<text:span text:style-name="T4">
Why did the US economy fall into a decline? (Free version)</text:span>
</text:h>
      <text:p text:style-name="P4">
Authors: ['伍治坚']</text:p>
      <text:p text:style-name="P4">
Publisher: 英国《金融时报》</text:p>
      <text:p text:style-name="P4">
Time: 2023-07-14T00:42:14+00:00</text:p>
      <text:p text:style-name="P4">
Published Time: 2023-07-13T12:00:99+08:00</text:p>
      <text:p text:style-name="P4">
Modified Time: 2023-07-13T20:42:99+08:00</text:p>
      <text:p text:style-name="P4">
Description: Wu Zhijian: The employment demand of American companies is extremely strong, and the labor market is unexpectedly tight. High inflation has not become a reality. The US stock market does not have a bear market for 2022.</text:p>
      <text:p text:style-name="P4">
Images: ["<text:a xlink:type="simple" xlink:href="https://thumbor.ftacademy.cn/unsafe/picture/7/000173607_piclink.jpg" text:style-name="Internet_20_link" text:visited-style-name="Visited_20_Internet_20_Link">
000173607_pic...</text:a>
"]</text:p>
      <text:p text:style-name="P4">
Themes: ['投资', '关注']</text:p>
      <text:p text:style-name="P4">
Keywords: ['投资', '美国经济', '美国股市']</text:p>
      <text:p text:style-name="P4">
Type: Article</text:p>
      <!--METADATA-->
      <text:p text:style-name="P4">
<draw:frame draw:style-name="fr1" draw:name="Image8" text:anchor-type="as-char" svg:width="6.9236in" svg:height="4.617987in" draw:z-index="0">
<draw:image xlink:href="../Images/FT Chinese Free Version/2023-07-14T00-42-14-00-00/000173607_piclink.jpg" xlink:type="simple" xlink:show="embed" xlink:actuate="onLoad" draw:mime-type="image/jpeg"/>
</draw:frame>
Dial the clock back to about 6 months, that is, by the end of 2022, many economists and brokers' chiefs have predicted that the US economy will enter a recession in 2023. At the time, there were many factors that caused the US economy to linger on the edge of the decline:</text:p>
      <text:p text:style-name="P4">
First, the stock market plummeted. In 2022, the S &amp; P 500 index fell 18.1%throughout the year, setting the largest decline since the financial crisis in 2008. You know, in the 15 years from 2008 to 2022, the S &amp; P 500 index was only one year (2018) fell (negative 4.4%), and all other years rose. The stock market is often called the barometer of the forecast economy, and the significant decline in the stock market reflects the pessimism and concerns of most investors in the market for the future of the US economy.</text:p>
      <text:p text:style-name="P4">
News Source: <text:a xlink:type="simple" xlink:href="http://www.ftchinese.com/story/001100246" text:style-name="Internet_20_link" text:visited-style-name="Visited_20_Internet_20_Link">
http://www.ftchinese.com/story/001100246</text:a>
</text:p>
      <!--NEWS-->
      <text:h text:style-name="P10" text:outline-level="1">
<text:span text:style-name="T4">
"Free Version) of the" Belt and Road "</text:span>
</text:h>
      <text:p text:style-name="P4">
Authors: ['程实，张弘顼']</text:p>
      <text:p text:style-name="P4">
Publisher: 英国《金融时报》</text:p>
      <text:p text:style-name="P4">
Time: 2023-07-14T00:45:54+00:00</text:p>
      <text:p text:style-name="P4">
Published Time: 2023-07-13T12:00:99+08:00</text:p>
      <text:p text:style-name="P4">
Modified Time: 2023-07-13T20:45:99+08:00</text:p>
      <text:p text:style-name="P4">
Description: Cheng Shi and Zhang Hongyi: The "Belt and Road" initiative has effectively improved the quality of infrastructure along the line along the line, significantly reduced the trading costs of trade in the region, and then made positive contributions to the overall economic growth.</text:p>
      <text:p text:style-name="P4">
Images: ["<text:a xlink:type="simple" xlink:href="https://thumbor.ftacademy.cn/unsafe/picture/2/000093202_piclink.jpg" text:style-name="Internet_20_link" text:visited-style-name="Visited_20_Internet_20_Link">
000093202_pic...</text:a>
", "<text:a xlink:type="simple" xlink:href="https://thumbor.ftacademy.cn/unsafe/picture/1/000187471_piclink.png" text:style-name="Internet_20_link" text:visited-style-name="Visited_20_Internet_20_Link">
000187471_pic...</text:a>
", "<text:a xlink:type="simple" xlink:href="https://thumbor.ftacademy.cn/unsafe/picture/2/000187472_piclink.png" text:style-name="Internet_20_link" text:visited-style-name="Visited_20_Internet_20_Link">
000187472_pic...</text:a>
"]</text:p>
      <text:p text:style-name="P4">
Themes: ['一带一路', '关注']</text:p>
      <text:p text:style-name="P4">
Keywords: ['一带一路', '贸易', '基础设施', '全球经济']</text:p>
      <text:p text:style-name="P4">
Type: Article</text:p>
      <!--METADATA-->
      <text:p text:style-name="P4">
<draw:frame draw:style-name="fr1" draw:name="Image9" text:anchor-type="as-char" svg:width="6.9236in" svg:height="4.615733in" draw:z-index="0">
<draw:image xlink:href="../Images/FT Chinese Free Version/2023-07-14T00-45-54-00-00/000093202_piclink.jpg" xlink:type="simple" xlink:show="embed" xlink:actuate="onLoad" draw:mime-type="image/jpeg"/>
</draw:frame>
"The Yellow River walks around the East China Sea, and Wanli writes into the chest and arms." Looking at the vast history of human economic development, there are always the magnificent and magnificent efforts that are not restricted to the times, meticulous, and magnificent. , The long -term power of the subtle way. In the past ten years, the "Belt and Road" initiative has been successful for a long time. By effectively improving the quality of infrastructure along the line, it has significantly reduced the trading costs of trading in the region, and then made positive contributions to the overall economic growth, and creatively enriched globalization. The connotation of the times; in the process, the "Belt and Road" initiative through optimizing the allocation of resource allocation not only did not deteriorate the risk of debt, but potentially boosted the debt repayment capacity of countries along the route. We carried out empirical research based on extensive data. The model results showed that from 2014 to 2022, the comprehensive quality of infrastructure along the “Belt and Road” increased by an average increase of 2.5 percentage points, which promoted the average decline in bilateral trade costs along the line by about 0.55 percentage points, which increased the development of developed developed along the line, respectively. Economy, emerging markets, and development of GDP growth in the economy of 0.50, 0.41 and 0.61 percentage points. While the impact of debt risk is not significant, the growth effect of the “Belt and Road” is strong and powerful in the future.</text:p>
      <text:p text:style-name="P4">
<text:span text:style-name="T4">
 The quality of transportation and infrastructure along the “Belt and Road” can effectively reduce the cost of trade. </text:span>
 Historical documents, changes in trade costs effectively explain why many countries around the world are difficult to form an export comparative advantage or trade competitiveness in the trade chain. Specifically, trade costs are usually regarded as trading costs between bilateral trading countries in empirical analysis of economics. Frankel &amp; romer(1999)、Feyrer(2009)Studies by economists have shown that a country's effective reduction in transaction costs can improve the effectiveness of resource allocation in transaction activities, thereby further enhance the country's export competitiveness. At the same time, countries with better economic conditions often maintain lower transaction costs in trade activities. Regarding how to reduce transaction costs, mainstream economics puts forward specific policy suggestions on the three aspects of information costs, institutional costs and transportation costs. Based on the "Belt and Road" initiative, our research mainly focuses on transportation costs. It is believed that the improvement of infrastructure construction can ultimately reduce transaction costs in four aspects: First, the liberalization and convenience of infrastructure services can directly and indirectly reduce trade activities in trade activities. Information costs; second, the improvement of infrastructure will save significant logistics costs; the third is that the improvement of infrastructure quality can reduce the additional risks in the process of trade and transportation; the fourth, the facilitation of infrastructure will enhance the economic linkage and closeness of trading countries. In order to prove our logic, we estimate the impact of the improvement of the quality of transportation infrastructure on the cost of transaction for the country and regions of the “Belt and Road”. We carried out Taylor's expansion and variable replacement based on GravityModel, regarding the cost of trade as the explanatory variable, and the quality of traffic infrastructure (comprehensive national railway line, road line, shipping line, and aviation transportation lines along the "Belt and Road". , Light, comprehensive calculation estimation estimation) is regarded as interpretation variables. At the same time, the physical distance between the countries and regions along the Belt and Road ", the cost of customs clearance, whether it is neighbor, whether to use a common language, whether there is a colonial history, whether it is a complete inland country, and whether to enjoy the trade concession under the same trade agreement under the same trade agreement As a control variable. Through the linear (OSL) model estimation, it is found that the average quality of the traffic infrastructure of the trading countries along the “Belt and Road” has increased by 1 percentage point, which can reduce the trade cost of bilateral trade countries along the route by 0.20 percentage points. It is estimated to be estimated (Appendix 1) through non -linear (ML) models, and it is found that the average quality of traffic infrastructure of the trading countries along the “Belt and Road” increases by 1 percentage point, which can reduce the trade costs between bilateral trading countries along the route by 0.22 percentage points. Combined with the actual situation, according to the comprehensive infrastructure quality data of the World Bank (2023), from 2014 to 2022, the comprehensive quality of infrastructure in the country along the “Belt and Road” increased by 2.5 percentage points (Figure 1). Therefore, our model estimates bilateral trade costs along the line The average decrease of about 0.55 percentage points.</text:p>
      <text:p text:style-name="P4">
<draw:frame draw:style-name="fr1" draw:name="Image10" text:anchor-type="as-char" svg:width="6.9236in" svg:height="4.270785in" draw:z-index="0">
<draw:image xlink:href="../Images/FT Chinese Free Version/2023-07-14T00-45-54-00-00/000187471_piclink.png" xlink:type="simple" xlink:show="embed" xlink:actuate="onLoad" draw:mime-type="image/png"/>
</draw:frame>
<draw:frame draw:style-name="fr1" draw:name="Image11" text:anchor-type="as-char" svg:width="6.709184in" svg:height="10.0in" draw:z-index="0">
<draw:image xlink:href="../Images/FT Chinese Free Version/2023-07-14T00-45-54-00-00/000187472_piclink.png" xlink:type="simple" xlink:show="embed" xlink:actuate="onLoad" draw:mime-type="image/png"/>
</draw:frame>
</text:p>
      <text:p text:style-name="P4">
News Source: <text:a xlink:type="simple" xlink:href="http://www.ftchinese.com/story/001100245" text:style-name="Internet_20_link" text:visited-style-name="Visited_20_Internet_20_Link">
http://www.ftchinese.com/story/001100245</text:a>
</text:p>
      <!--NEWS-->
      <text:h text:style-name="P10" text:outline-level="1">
<text:span text:style-name="T4">
The German government ordered 4 billion euro tank shells (Free Version)</text:span>
</text:h>
      <text:p text:style-name="P4">
Authors: ['帕特里夏•尼尔森']</text:p>
      <text:p text:style-name="P4">
Publisher: 英国《金融时报》</text:p>
      <text:p text:style-name="P4">
Time: 2023-07-14T00:49:35+00:00</text:p>
      <text:p text:style-name="P4">
Published Time: 2023-07-13T12:00:99+08:00</text:p>
      <text:p text:style-name="P4">
Modified Time: 2023-07-13T20:48:99+08:00</text:p>
      <text:p text:style-name="P4">
Description: Rhein metal in Germany's largest military contractor said that the existing shell contract of 550 million euros has expanded to make up for the gap in the inventory of the German army's 120mm tank shell inventory.</text:p>
      <text:p text:style-name="P4">
Images: ["<text:a xlink:type="simple" xlink:href="https://thumbor.ftacademy.cn/unsafe/picture/0/000187450_piclink.jpg" text:style-name="Internet_20_link" text:visited-style-name="Visited_20_Internet_20_Link">
000187450_pic...</text:a>
"]</text:p>
      <text:p text:style-name="P4">
Themes: ['乌克兰战争', '关注']</text:p>
      <text:p text:style-name="P4">
Keywords: ['军工', '莱茵金属', '德国军事', '乌克兰战争']</text:p>
      <text:p text:style-name="P4">
Type: Article</text:p>
      <!--METADATA-->
      <text:p text:style-name="P4">
<draw:frame draw:style-name="fr1" draw:name="Image12" text:anchor-type="as-char" svg:width="6.9236in" svg:height="3.894525in" draw:z-index="0">
<draw:image xlink:href="../Images/FT Chinese Free Version/2023-07-14T00-49-35-00-00/000187450_piclink.jpg" xlink:type="simple" xlink:show="embed" xlink:actuate="onLoad" draw:mime-type="image/jpeg"/>
</draw:frame>
Rhein Metal Company(Rheinmetall)The German government has obtained ammunition orders worth reaching 4 billion euros. Germany is currently eager to supplement the decreased ammunition inventory and help Ukraine in the military.</text:p>
      <text:p text:style-name="P4">
The largest military contractor in Germany said on Thursday that the existing contract for 120 mm tank shells (including the shells used by the Leopard 2 tank main gun), worth more than 550 million euros, has expanded The gap in inventory ".</text:p>
      <text:p text:style-name="P4">
News Source: <text:a xlink:type="simple" xlink:href="http://www.ftchinese.com/story/001100250" text:style-name="Internet_20_link" text:visited-style-name="Visited_20_Internet_20_Link">
http://www.ftchinese.com/story/001100250</text:a>
</text:p>
      <!--NEWS-->
      <text:h text:style-name="P10" text:outline-level="1">
<text:span text:style-name="T4">
The United States tries to go deep into China's backyard to draw Vietnam and India (Free Version)</text:span>
</text:h>
      <text:p text:style-name="P4">
Author: Andrew Duehren</text:p>
      <text:p text:style-name="P4">
Publisher: 华尔街日报中文网</text:p>
      <text:p text:style-name="P4">
Published Time: 2023-07-14T01:25:00.000Z</text:p>
      <text:p text:style-name="P4">
Modified Time: 2023-07-14T01:25:00.000Z</text:p>
      <text:p text:style-name="P4">
Created Time: 2023-07-14T01:00:00.000Z</text:p>
      <text:p text:style-name="P4">
Description: The trip to Vietnam and India in US Treasury Secretary Yellen will highlight one of the core issues of economic relations in the United States and China: how can the United States not only promote other options to replace China without further destroying relations with the Chinese government.</text:p>
      <text:p text:style-name="P4">
Images: []</text:p>
      <text:p text:style-name="P4">
Categories: ['国际']</text:p>
      <text:p text:style-name="P4">
Keywords: SYND,LINK:EN|WP-WSJ-0001052039</text:p>
      <text:p text:style-name="P4">
Type: Article</text:p>
      <!--METADATA-->
      <text:p text:style-name="P4">
US Finance Minister Yellen(Janet Yelle)Two neighbors who are about to visit China have previously pushed enterprises to transfer their business to these two countries. A week ago, she had just assured Chinese officials that the United States had no intention of cutting off trade and investment.</text:p>
      <text:p text:style-name="P4">
News Source: <text:a xlink:type="simple" xlink:href="https://cn.wsj.com/articles/%E7%BE%8E%E5%9B%BD%E8%AF%95%E5%9B%BE%E6%B7%B1%E5%85%A5%E4%B8%AD%E5%9B%BD%E5%90%8E%E9%99%A2%E6%8B%89%E6%8B%A2%E8%B6%8A%E5%8D%97%E5%92%8C%E5%8D%B0%E5%BA%A6-889d9187" text:style-name="Internet_20_link" text:visited-style-name="Visited_20_Internet_20_Link">
https://cn.wsj.com/articles/%E7%BE%8E%E5%9B%BD%E8%AF%95%E5%9B%BE%E6%B7%B1%E5%85%A5%E4%B8%AD%E5%9B%BD%E5%90%8E%E9%99%A2%E6%8B%89%E6%8B%A2%E8%B6%8A%E5%8D%97%E5%92%8C%E5%8D%B0%E5%BA%A6-889d9187</text:a>
</text:p>
      <!--NEWS-->
      <text:h text:style-name="P10" text:outline-level="1">
<text:span text:style-name="T4">
Worrying about inflation worldwide, why is China facing the risk of shrinkage? (Free version)</text:span>
</text:h>
      <text:p text:style-name="P4">
Authors: ['Lin']</text:p>
      <text:p text:style-name="P4">
Publisher: 英国《金融时报》</text:p>
      <text:p text:style-name="P4">
Time: 2023-07-14T01:31:06+00:00</text:p>
      <text:p text:style-name="P4">
Published Time: 2023-07-13T12:00:99+08:00</text:p>
      <text:p text:style-name="P4">
Modified Time: 2023-07-13T20:19:99+08:00</text:p>
      <text:p text:style-name="P4">
Description: Why does China go against the trend of global inflation? What does shrinkage mean for China? What economic support will the Chinese government come out?</text:p>
      <text:p text:style-name="P4">
Images: []</text:p>
      <text:p text:style-name="P4">
Themes: ['中国经济', '关注']</text:p>
      <text:p text:style-name="P4">
Keywords: ['中国经济', '财政政策', '通货紧缩']</text:p>
      <text:p text:style-name="P4">
Type: Article</text:p>
      <!--METADATA-->
      <text:p text:style-name="P4">
The central bank of developed countries is difficult to deal with stubborn high inflation, while China is facing the opposite problem -the world's second largest economy is on the verge of shrinkage.</text:p>
      <text:p text:style-name="P4">
Beijing announced this week that the consumer prices in June were flat year -on -year, and the price of producers plummeted at the fastest speed since 2016. In contrast, the inflation rate in the United States in June last year reached 9.1%, and the inflation rate of last month (June this year) reached 3%, although the Federal Reserve(Federal Reserve)I have raised interest rates many times. Even Japan, which has almost become a shrinking replacement, has a relatively high inflation rate in May, reaching 3.2%.</text:p>
      <text:p text:style-name="P4">
News Source: <text:a xlink:type="simple" xlink:href="http://www.ftchinese.com/story/001100249" text:style-name="Internet_20_link" text:visited-style-name="Visited_20_Internet_20_Link">
http://www.ftchinese.com/story/001100249</text:a>
</text:p>
      <!--NEWS-->
      <text:h text:style-name="P10" text:outline-level="1">
<text:span text:style-name="T4">
Negotiations with the producer to break the Hollywood actors' union announced their strikes</text:span>
</text:h>
      <text:p text:style-name="P4">
Author: None (Language: zh)</text:p>
      <text:p text:style-name="P4">
Publisher: None</text:p>
      <text:p text:style-name="P4">
Time: 2023-07-14T02:02:00Z</text:p>
      <text:p text:style-name="P4">
Description: Hollywood screenwriters have begun strikes since May this year. Now the actors' union has also announced the joining the strike. Since the 1960s, the Hollywood film industry has broke out for the first time. What are the demands and claims between the workers?</text:p>
      <text:p text:style-name="P4">
Videos: []</text:p>
      <text:p text:style-name="P4">
Images: []</text:p>
      <text:p text:style-name="P4">
Subject: 文化经纬</text:p>
      <text:p text:style-name="P4">
Subjects: ['罢工', '好莱坞']</text:p>
      <text:p text:style-name="P4">
Keywords: ['罢工', '好莱坞', '编剧', '演员', '工会', '制片商', 'AI']</text:p>
      <text:p text:style-name="P4">
Id: 66224866</text:p>
      <!--METADATA-->
      <text:p text:style-name="P4">
<text:a xlink:type="simple" xlink:href="https://www.dw.com/zh/overlay/image/article/66224866/66224439" text:style-name="Internet_20_link" text:visited-style-name="Visited_20_Internet_20_Link">
 </text:a>
On the 13th, when the Hollywood Councilor Union announced that it would strike, the screenwriter union was also protesting outside the Netflix Los Angeles office.</text:p>
      <text:p text:style-name="P4">
(Voice of Germany Chinese) The important actor in Hollywood announced that it would be held on Thursday (July 13). Earlier that day, the final term of the "American Corporation and the United States Federation of Radio and Television Afftra" and the capital "Film and Television Producer Alliance" (AMPTP) reached an agreement. After a few hours after the contract expires and the negotiation breaks, the leadership of the actor union voted for a strike.</text:p>
      <text:p text:style-name="P4">
The executive director of SAG-AFTRA, Duncan Crabtree-Ireland, said at a press conference: "Strike is the last means." Starting at 7 am on the 14th), the strike began.</text:p>
      <text:p text:style-name="P4">
Shortly after the actor announced the strike, Hollywood's screenwriters gathered out of Netflix's office protest and shouted, "Pay for your actor!"</text:p>
      <text:p text:style-name="P4">
The actor union and the screenwriter trade union strike, and Hollywood will break the first double strike for more than 60 years.</text:p>
      <text:h text:style-name="P12" text:outline-level="3">
<text:span text:style-name="T4">
Actors will join the screenwriter strike ranks</text:span>
</text:h>
      <text:p text:style-name="P4">
This is the first time in the Hollywood film and television industry in the past 63 years, which may lead to a shutdown in film and television production. In May of this year, more than 11,000 movies and TV screenwriters strikes, interrupted a series of production systems for large -scale production.</text:p>
      <text:p text:style-name="P4">
As the actor will join the strike, Hollywood will perform the "double strike" for the first time since 1960. The members of the union seemed to attach great importance to the strike; on the 13th, the starring actor of "Oppenheimer" film officially announced a few hours before the union announced, leaving the premiere of London.</text:p>
      <text:h text:style-name="P12" text:outline-level="3">
<text:span text:style-name="T4">
What happened to the negotiation process?</text:span>
</text:h>
      <text:p text:style-name="P4">
On Wednesday (12th), in order to avoid the full stop of the industry, the trade union and the management conducted a final negotiation under the involvement of the mediation. Earlier, the actor union has stated that if it fails to reach an agreement before the Midnight (Greenwich Standard Time) at midnight (Greenwich Standard time), a strike will be held.</text:p>
      <text:p text:style-name="P4">
The actor union's statement stated: "After more than 4 weeks of negotiations, the film and television producer alliance ... still unwilling to reach a fair agreement on the issue of the perfection of the actor union members."</text:p>
      <text:p text:style-name="P4">
The film and television producer alliance advocates that the union has proposed a "historical significance" salary and later dividend increase, as well as measures such as the upper limit of pensions and the upper limit of medical insurance payment, and was disappointed with failure to reach an agreement. "This is the choice of union, not our choice."</text:p>
      <text:p text:style-name="P4">
The front-line stars such as Jennifer Lawrence and MERYLSTREEEP have expressed their support for the strike. This strike means that actors will not be able to promote new films, or participate in activities such as the Comic-Coninternational: San Diego next week.</text:p>
      <text:p text:style-name="P4">
The Sag-AFTRA union represents about 160,000 actors, television and radio hosts, and other media professionals.</text:p>
      <text:p text:style-name="P4">
The U.S. Council Conference held a press conference on the 13th.</text:p>
      <text:h text:style-name="P12" text:outline-level="3">
<text:span text:style-name="T4">
What are the demands of actor?</text:span>
</text:h>
      <text:p text:style-name="P4">
The trade union requires streaming media to provide higher compensation and claims to increase salary in response to inflation.</text:p>
      <text:p text:style-name="P4">
In addition, in addition to the salary of the actors, the works they starred in the Internet or cable TV will also get later dividends; however, the streaming platforms such as Netflix, Disney+are not disclosed. The reward of the actors is uniform.</text:p>
      <text:p text:style-name="P4">
The actor also requested that for the use of artificial intelligence (AI)](https://www.dw.com/zh/zh/ai威脅堪比核戰東西方態度不同/a-65776612)There should be guarantee measures to ensure that the actors' digital images will not be used without permission.</text:p>
      <text:p text:style-name="P4">
(Reuters, Agence France -Presse)</text:p>
      <text:p text:style-name="P4">
News Source: <text:a xlink:type="simple" xlink:href="https://www.dw.com/zh/與製片方談判破裂-好萊塢演員工會宣布罷工/a-66224866" text:style-name="Internet_20_link" text:visited-style-name="Visited_20_Internet_20_Link">
https://www.dw.com/zh/與製片方談判破裂-好萊塢演員工會宣布罷工/a-66224866?maca=chi-rss-chi-all-1127-rdf</text:a>
</text:p>
      <!--NEWS-->
      <text:h text:style-name="P10" text:outline-level="1">
<text:span text:style-name="T4">
Xi Jinping's pressure on foreign companies (Free Version)</text:span>
</text:h>
      <text:p text:style-name="P4">
Author: Lingling Wei</text:p>
      <text:p text:style-name="P4">
Publisher: 华尔街日报中文网</text:p>
      <text:p text:style-name="P4">
Published Time: 2023-07-14T02:20:00.000Z</text:p>
      <text:p text:style-name="P4">
Modified Time: 2023-07-14T02:20:00.000Z</text:p>
      <text:p text:style-name="P4">
Created Time: 2023-07-13T08:04:00.000Z</text:p>
      <text:p text:style-name="P4">
Description: In the first quarter, foreign direct investment in China fell from US $ 100 billion to $ 20 billion in the same period last year, which frustrated the Chinese economy, which has been trapped.</text:p>
      <text:p text:style-name="P4">
Images: []</text:p>
      <text:p text:style-name="P4">
Categories: ['国际', '中国']</text:p>
      <text:p text:style-name="P4">
Keywords: SYND,LINK:EN|WP-WSJ-0001049283</text:p>
      <text:p text:style-name="P4">
Type: Article</text:p>
      <!--METADATA-->
      <text:p text:style-name="P4">
Many Chinese cities are in shortage of funds, <text:a xlink:type="simple" xlink:href="https://cn.wsj.com/articles/CN-CEC-20230630151802" text:style-name="Internet_20_link" text:visited-style-name="Visited_20_Internet_20_Link">
economic difficulties</text:a>
On the occasion, it was throwing out unprecedented sweets to show Western companies. The Chinese government launched the "Investment in the Chinese Year" event in 2023. Local officials have launched a journey for overseas promotion to attract investors' interest.</text:p>
      <text:p text:style-name="P4">
News Source: <text:a xlink:type="simple" xlink:href="https://cn.wsj.com/articles/%E4%B9%A0%E8%BF%91%E5%B9%B3%E5%AF%B9%E5%A4%96%E4%BC%81%E7%9A%84%E6%96%BD%E5%8E%8B%E6%91%81%E7%81%AD%E4%B8%AD%E5%9B%BD%E7%BB%8F%E6%B5%8E%E5%85%B3%E9%94%AE%E5%BC%95%E6%93%8E-68089dec" text:style-name="Internet_20_link" text:visited-style-name="Visited_20_Internet_20_Link">
https://cn.wsj.com/articles/%E4%B9%A0%E8%BF%91%E5%B9%B3%E5%AF%B9%E5%A4%96%E4%BC%81%E7%9A%84%E6%96%BD%E5%8E%8B%E6%91%81%E7%81%AD%E4%B8%AD%E5%9B%BD%E7%BB%8F%E6%B5%8E%E5%85%B3%E9%94%AE%E5%BC%95%E6%93%8E-68089dec</text:a>
</text:p>
      <!--NEWS-->
      <text:h text:style-name="P10" text:outline-level="1">
<text:span text:style-name="T4">
Are you ready to accept Dr. AI for diagnosis and treatment? (Free version)</text:span>
</text:h>
      <text:p text:style-name="P4">
Authors: ['约翰•桑希尔']</text:p>
      <text:p text:style-name="P4">
Publisher: 英国《金融时报》</text:p>
      <text:p text:style-name="P4">
Time: 2023-07-14T02:35:30+00:00</text:p>
      <text:p text:style-name="P4">
Published Time: 2023-07-13T12:00:99+08:00</text:p>
      <text:p text:style-name="P4">
Modified Time: 2023-07-13T22:34:99+08:00</text:p>
      <text:p text:style-name="P4">
Description: Sanghill: In view of the aging population, strict expenditure restrictions, and the overwhelming of medical staff, the medical care industry urgently needs to increase productivity with the help of artificial intelligence.</text:p>
      <text:p text:style-name="P4">
Images: []</text:p>
      <text:p text:style-name="P4">
Themes: ['观点', '人工智能', '关注']</text:p>
      <text:p text:style-name="P4">
Keywords: ['人工智能', '医疗', '健康']</text:p>
      <text:p text:style-name="P4">
Type: Article</text:p>
      <!--METADATA-->
      <text:p text:style-name="P4">
<text:span text:style-name="T5">
This author is the founder of SIFTED, the website of the European start -ups supported by the British "Financial Times "</text:span>
</text:p>
      <text:p text:style-name="P4">
artificial intelligence(AI)The promise is that it will completely change the current situation of productivity. No fields need to increase productivity than healthcare. In view of the aging population, strict expenditure restrictions, and medical staff of many sanitary systems, a productivity revolution should have arrived. Like Maglite McCartni(Dr Margaret McCartney)To commemorate the national medical service system(NHS)The 75th anniversary of its establishment and written by the British "Financial Times" weekend edition, the work of a general doctor today is "basically unable to complete."</text:p>
      <text:p text:style-name="P4">
News Source: <text:a xlink:type="simple" xlink:href="http://www.ftchinese.com/story/001100251" text:style-name="Internet_20_link" text:visited-style-name="Visited_20_Internet_20_Link">
http://www.ftchinese.com/story/001100251</text:a>
</text:p>
      <!--NEWS-->
      <text:h text:style-name="P10" text:outline-level="1">
<text:span text:style-name="T4">
NATO Summit: The Echo of the Big Power against the Cold War</text:span>
</text:h>
      <text:p text:style-name="P4">
Creator: DAVID E. SANGER</text:p>
      <text:p text:style-name="P4">
Publisher: https://www.facebook.com/nytimeschinese</text:p>
      <text:p text:style-name="P4">
Published Time: 2023-07-14T02:40:30+08:00</text:p>
      <text:p text:style-name="P4">
Description: Biden reiterated his commitment to Ukraine and European allies, and once again evoked people's memories of the Cold War. However, the analysis believes that in the face of a weakened Russia and China that is more confused and more influential, today's geopolitical reality is more complicated. Doug Mills/The New York Times President Bynden arrived at Helsinki on Thursday to attend the press conference. At the meeting, he talked about "this critical moment in history. At this turning point, the whole world is concerned."</text:p>
      <text:p text:style-name="P4">
Images: ["<text:a xlink:type="simple" xlink:href="https://static01.nyt.com/images/2023/07/13/multimedia/13nato-assess-01a-jgwq/13nato-assess-01a-jgwq-master1050.jpg" text:style-name="Internet_20_link" text:visited-style-name="Visited_20_Internet_20_Link">
13nato-assess...</text:a>
", "<text:a xlink:type="simple" xlink:href="https://static01.nyt.com/images/2023/07/13/multimedia/13nato-assess-02a-mthw/13nato-assess-02a-mthw-master1050.jpg" text:style-name="Internet_20_link" text:visited-style-name="Visited_20_Internet_20_Link">
13nato-assess...</text:a>
", "<text:a xlink:type="simple" xlink:href="https://static01.nyt.com/images/2023/07/13/multimedia/13nato-assess-03-twlz/13nato-assess-03-twlz-master1050.jpg" text:style-name="Internet_20_link" text:visited-style-name="Visited_20_Internet_20_Link">
13nato-assess...</text:a>
"]</text:p>
      <text:p text:style-name="P4">
Category: 国际</text:p>
      <text:p text:style-name="P4">
Type: Article</text:p>
      <!--METADATA-->
      <text:p text:style-name="P4">
<draw:frame draw:style-name="fr1" draw:name="Image16" text:anchor-type="as-char" svg:width="6.9236in" svg:height="4.411322in" draw:z-index="0">
<draw:image xlink:href="../Images/cnnytimes/2023-07-14T02-40-30-08-00/13nato-assess-01a-jgwq-master1050.jpg" xlink:type="simple" xlink:show="embed" xlink:actuate="onLoad" draw:mime-type="image/jpeg"/>
</draw:frame>
President Biden and his national security team have been advocating since taking office. It is easy for people to compare this era with the Cold War. This is misleading and is excessive simplified to complex geopolitical moments.</text:p>
      <text:p text:style-name="P4">
The differences are indeed obvious: technology and financial interdependence is never before the United States and its Cold War opponent Soviet Union have never had it. This dependence has made the increasingly fierce and dangerous decline in the United States and China relations become more complicated.</text:p>
      <text:p text:style-name="P4">
Biden's consultant often argued that Russia was not the Soviet Union. They said that although Russia has nuclear weapons, its conventional military capabilities have now been severely weakened in Ukraine.</text:p>
      <text:p text:style-name="P4">
In the Soviet era, the United States felt that it was necessary to fight an ideological struggle around the world. In the new era, it is fighting against China's efforts to expand its influence by using its economic and technical power.</text:p>
      <text:p text:style-name="P4">
Despite this, the echo of the Cold War is getting louder and loud. This week, Biden himself also joined the hustle and bustle. Its allies will defend Ukraine and other European areas in Europe.</text:p>
      <text:p text:style-name="P4">
Biden never made it clear that the United States must once again "bear the burden of struggling in the long and dark" -This is the famous description of the Cold War in President Kennedy's inauguration in 1961. At that time, the Cold War had entered the most dangerous stage. But Biden's information is essentially the same.</text:p>
      <text:p text:style-name="P4">
"Our commitment to Ukraine will not weaken," he said. "Today, tomorrow, no matter how long, we will defend freedom."</text:p>
      <text:p text:style-name="P4">
<draw:frame draw:style-name="fr1" draw:name="Image17" text:anchor-type="as-char" svg:width="6.9236in" svg:height="4.615733in" draw:z-index="0">
<draw:image xlink:href="../Images/cnnytimes/2023-07-14T02-40-30-08-00/13nato-assess-02a-mthw-master1050.jpg" xlink:type="simple" xlink:show="embed" xlink:actuate="onLoad" draw:mime-type="image/jpeg"/>
</draw:frame>
Last month, the funeral team in Pleibra, Pleibra, the southeast of Ukraine, and Ukraine soldiers carried the coffin. Mauricio lima for the new york times</text:p>
      <text:p text:style-name="P4">
Sometimes, Biden's words will associate with the past at this moment -he compares Lithuania to fight for freedom with the struggle with Ukraine -but those who work with him said that his current dynamic analysis is that the potential is that the potential is that the potential is that the potential is that The power is very different.</text:p>
      <text:p text:style-name="P4">
"Fundamentally, there is still a challenge of aggression," said in an interview with President's national security adviser Jack Shalvin on Thursday's last stop Herxie. "Still need to come forward to defend sovereignty, territorial integrity, freedom, and democracy.(Back To the Future)These elements will also appear. "</text:p>
      <text:p text:style-name="P4">
There is no clear statement during the summit, at least not publicly stated publicly, it is another main difference between 30 years ago: the support of the two parties for continuing to fight against Russian aggression is uncertain.</text:p>
      <text:p text:style-name="P4">
During the Truman government to Bush's ruling, the two major American parties are committed to defeating the geopolitical opponents of the United States, even if they have argued in strategy and whether they should be involved in local conflicts. It's not clear now. During the NATO Summit held in Vernus, regardless of the closeness of the Foreign Minister and assistant of all allies, when the current funding is used in the late summer, whether the US Congress will start to slow down the assistance to Ukraine.</text:p>
      <text:p text:style-name="P4">
They also asked that the two major Republican presidential candidates -former President Trump and Florida Governor Ron De Setis -how much the voice of the United States' involvement in war will possibly become popular among the wider people. Essence</text:p>
      <text:p text:style-name="P4">
"Americans are worried that Europe will be burnout," a senior European official who asked for anonymous European officials said during the Vilnis Summit. "We are worried that the United States will be burnout. Everyone is worried that Ukraines will exhaust their ammunition and air defense forces."</text:p>
      <text:p text:style-name="P4">
On Thursday, Bayeng was asked at the press conference with Finnish President Sharle Nonito. He responded that he "overwhelmed U.S. people to" overwhelming support for Ukraine and NATO. But then he said something unpopular: "No one can guarantee the future, but this is the best bet that anyone can make."</text:p>
      <text:p text:style-name="P4">
<draw:frame draw:style-name="fr1" draw:name="Image18" text:anchor-type="as-char" svg:width="6.9236in" svg:height="4.615733in" draw:z-index="0">
<draw:image xlink:href="../Images/cnnytimes/2023-07-14T02-40-30-08-00/13nato-assess-03-twlz-master1050.jpg" xlink:type="simple" xlink:show="embed" xlink:actuate="onLoad" draw:mime-type="image/jpeg"/>
</draw:frame>
Biden met with Finnish President Shaolie Ninito on Thursday. Doug Mills/The New York Times</text:p>
      <text:p text:style-name="P4">
If the main melody of Biden's trip this week, it is that the West should be prepared for a long -term and high -cost confrontation. This confrontation will require intelligence and military forces to reach unprecedented cooperation and integration levels.</text:p>
      <text:p text:style-name="P4">
"At this critical moment of history, at this turning point, the whole world is watching us. In order to create a better future, will we make important efforts?" He said at a press conference. "Will we unite and support each other? Will we stick to our direction?"</text:p>
      <text:p text:style-name="P4">
Buried in the NATO bulletin is the cornerstone of the long struggle in order to welcome dawn. NATO has formulated a plan to increase national defense budget, but in NATO set the minimum military expenditure standard to 2%of the domestic GDP of each member country nearly ten years, <text:a xlink:type="simple" xlink:href="https://www.nytimes.com/2023/07/12/briefing/nato-summit.html" text:style-name="Internet_20_link" text:visited-style-name="Visited_20_Internet_20_Link">
Most of the richer Western European countries have not yet reached this goal</text:a>
Essence (The smaller former Soviet Union to join the Republic of the Soviet Union is better.) NATO has a plan to realize truly integrated military strategies, including the specific method of integrating network defense and increasing the production of conventional artillery shells. Few people think that Europe will need this again Cannonball.</text:p>
      <text:p text:style-name="P4">
However, officials said that the reality is that these changes are just the beginning. If the West and Russia have entered a state of hostility for several years or decades, these changes are not enough. Stoltenberg, who agreed to extend the term of NATO Secretary -General last week, acknowledged this reality in an article in the "Foreign Affairs" magazine.</text:p>
      <text:p text:style-name="P4">
"Even if the war is over tomorrow," he wrote when talking about Ukraine's conflict. "There was no sign that Putin's greater ambitions had changed. He regarded freedom and democracy as a threat and hoped to establish a great country to dominate neighboring countries. The world of behavior. This keeps him from fighting with the values and international law of NATO. "</text:p>
      <text:p text:style-name="P4">
In the context of this summit, there is also another factors that make it different from the Cold War era: China.</text:p>
      <text:p text:style-name="P4">
In the bulletin issued by Vernis, the risk of supply chain relies on suppliers such as China and other suppliers is widely discussed. This is a issue that NATO has rarely considered in the past.</text:p>
      <text:p text:style-name="P4">
Russian President Putin met with Chinese President Xi Jinping in Moscow in March. The photos were released by the Russian official media. Grigory Sysoev/SputnikMoreover, when Xi Jinping has so many more directly affecting China's future problems, he may hesitate whether he has to oil on another conflict with the United States. These issues include the impact of cutting off the supply of high -end computer chips that Chinese officials often complain, and Washington may impose new restrictions on the West's investment in key technologies (including artificial intelligence).</text:p>
      <text:p text:style-name="P4">
advertise</text:p>
      <text:p text:style-name="P4">
Of course, during the Cold War, there was no discussion about these issues, because there were almost no trade between the United States and the Soviet Union and did not produce any products relying on the other party.</text:p>
      <text:p text:style-name="P4">
"Fundamentally, the Cold War is not a particularly useful analogy," Shatin said. He listed the degree of "economic connection with the economy, the nature of technological competition, and the necessity of cooperating in global challenges across national borders. "" ".</text:p>
      <text:p text:style-name="P4">
"These are the fundamental driving factor that is fundamentally different from the current US -China relations and geopolitics and the Cold War."</text:p>
      <text:p text:style-name="P4">
News Source: <text:a xlink:type="simple" xlink:href="https://cn.nytimes.com/world/20230714/biden-nato-cold-war-russia-ukraine/" text:style-name="Internet_20_link" text:visited-style-name="Visited_20_Internet_20_Link">
https://cn.nytimes.com/world/20230714/biden-nato-cold-war-russia-ukraine/</text:a>
</text:p>
      <!--NEWS-->
      <text:h text:style-name="P10" text:outline-level="1">
<text:span text:style-name="T4">
On the eve of Crey's visit to China, the Republicans approved their weak position on China</text:span>
</text:h>
      <text:p text:style-name="P4">
Creator: LISA FRIEDMAN</text:p>
      <text:p text:style-name="P4">
Publisher: https://www.facebook.com/nytimeschinese</text:p>
      <text:p text:style-name="P4">
Published Time: 2023-07-14T03:28:01+08:00</text:p>
      <text:p text:style-name="P4">
Description: At a hearing, Republicans criticized Kerry for not doing enough to persuade China to reduce greenhouse gas emissions and accuse Kerry of putting Chinese interests above the United States. This highlights the dilemma of Kerry in the process of seeking cooperation with Beijing. Evelyn Hockstein/Reuters On Thursday, the Presidential Climate Special Envoy Cry attended the hearing held by the House of Representatives Group Committee. He said that if the United States is unwilling to hold a climate talks with China, it will be "the most serious diplomatic and political malfeasance."</text:p>
      <text:p text:style-name="P4">
Images: ["<text:a xlink:type="simple" xlink:href="https://static01.nyt.com/images/2023/07/13/multimedia/13cli-kerry-01-lhwv/13cli-kerry-01-lhwv-master1050.jpg" text:style-name="Internet_20_link" text:visited-style-name="Visited_20_Internet_20_Link">
13cli-kerry-0...</text:a>
"]</text:p>
      <text:p text:style-name="P4">
Category: 美国</text:p>
      <text:p text:style-name="P4">
Type: Article</text:p>
      <!--METADATA-->
      <text:p text:style-name="P4">
<draw:frame draw:style-name="fr1" draw:name="Image20" text:anchor-type="as-char" svg:width="6.9236in" svg:height="4.470667in" draw:z-index="0">
<draw:image xlink:href="../Images/cnnytimes/2023-07-14T03-28-01-08-00/13cli-kerry-01-lhwv-master1050.jpg" xlink:type="simple" xlink:show="embed" xlink:actuate="onLoad" draw:mime-type="image/jpeg"/>
</draw:frame>
On Thursday, when John Kerry, a special envoy of President Bayeng, was about to go to Beijing and restarted the discussion between the two countries with the worst pollution in the world, Republicans had difficulty to him and criticized him for weak positions in China.</text:p>
      <text:p text:style-name="P4">
At a tense hearing held by the House of Foreign Affairs of the House of Representatives, Republicans criticized Kerry for not doing enough to persuade China to reduce greenhouse gas emissions. At the same time, several parliamentarians also tried to depict Kerry as a negotiation with the largest economic opponent in the United States to place Chinese interests above the United States.</text:p>
      <text:p text:style-name="P4">
Crey is expected to arrive in China on Sunday for a three -day climate dialogue. He told Councilor that he believes that the Chinese government must reverse the use of the use of thermal power plants, which is one of the reasons for China to become the world's largest pollution country. However, he also expressed his appreciation for China's wind, solar energy, and other renewable energy deployment than the sum of other countries around the world.</text:p>
      <text:p text:style-name="P4">
Kerry said that although China and the United States have tensions on trade, human rights, and other issues, it is still significant to find a way to find a way for the two countries to reduce global emissions.</text:p>
      <text:p text:style-name="P4">
"China is the world's largest economy and the world's largest discharge country," Kerry said. He insisted that if the United States refuses to hold talks with China, it will be "the most serious diplomatic and political malfeasance."</text:p>
      <text:p text:style-name="P4">
As the Republican and some Democrats compete for a tough word for China, this hearing highlights the dilemma in the process of seeking cooperation with Beijing. There are almost not much initiative on the problem of faster action to reduce carbon emissions.</text:p>
      <text:p text:style-name="P4">
"What did the United States do on the question of forcing China to reduce emissions?" The Republican Republican Republican member Natanier Moran asked.</text:p>
      <text:p text:style-name="P4">
Kerry opposed the saying "forcing". He did not talk about what the United States would directly use (or there was no way) forced China to change the route, but he said that what the two countries really needed dialogue.</text:p>
      <text:p text:style-name="P4">
He also pointed out that parliamentarians are considering a bill similar to Europe, taxes and other products exported to countries such as China without strict climate law. "This has been promoted in legislation, because I think everyone is frustrated by the current situation," he said.</text:p>
      <text:p text:style-name="P4">
Republicans said that although China acknowledges that global emissions must be reduced, given that it has been investing in new thermal power plants, they expressed doubts about whether Kerry can talk about results.</text:p>
      <text:p text:style-name="P4">
"We have not seen them really come up with any mature solutions that can match the United States," Molan said.</text:p>
      <text:p text:style-name="P4">
Scientists claim that if China's emissions continue to rise, it will surpass the United States in the middle of this century, becoming a country with the most gas -emitted greenhouse gas since the beginning of the industrial age. All pollution brought by industrialization has led to an average heating of the earth 1.2 degrees Celsius.</text:p>
      <text:p text:style-name="P4">
Scientists say that the heating of 1.5 degrees Celsius is a threshold. If this number exceeds this number, the impact caused by drought, heat, wildfire, flood and other climate changes will exceed human adaptability.</text:p>
      <text:p text:style-name="P4">
China is listed as a developing country in the United Nations climate institution, which is another problem mentioned by the hearing. Because it is a developing country, China has decided to reduce emission reduction at a slower speed than the United States and Europe. China also believes that it should not bear the same financial obligations as the United States and Europe to help poor countries deal with climate impact.</text:p>
      <text:p text:style-name="P4">
China has stated that its emissions will continue to grow before 2030. It claims to achieve neutralization of atmospheric carbon emissions in 2060. President Biden promised that the United States would reduce emissions to half of 2005 at the end of the decade and stopped increasing carbon emissions in 2050.</text:p>
      <text:p text:style-name="P4">
"How exactly is the world's second largest economy who declare to you and the world that he is a developing country and wants you to give them preferential treatment?" Dezhou Representative Michael McCell asked.</text:p>
      <text:p text:style-name="P4">
Kerry said that he agreed to the Republicans' point of view that China should be regarded as a developed country, and this issue will be re -evaluated next year.</text:p>
      <text:p text:style-name="P4">
Various personal attacks also appeared at the hearing.</text:p>
      <text:p text:style-name="P4">
The Florida Republican Republican member Brian Master told Kerry that his "extreme left radio agenda cannot represent the United States of America."</text:p>
      <text:p text:style-name="P4">
Another Florida Republican member Kuri Mills sarcastically thanked Kerry for taking the time to take his "private plane".</text:p>
      <text:p text:style-name="P4">
Kerry said that Mills's remarks were "very stupid". He said that he had no private planes and traveling for commercial flights.</text:p>
      <text:p text:style-name="P4">
Scott Perry, a Republican member of the Pennsylvania, showed a chart that he claimed to prove that the world has not warmed. This prompted Kerry's view of the conclusion of the member of the lawmaker and the conclusions of the world's scientists "shocking."</text:p>
      <text:p text:style-name="P4">
Perry refuted "they are all liar as you, sir", which attracted the two parties' surprise.</text:p>
      <text:p text:style-name="P4">
News Source: <text:a xlink:type="simple" xlink:href="https://cn.nytimes.com/usa/20230714/kerry-climate-china-republicans/" text:style-name="Internet_20_link" text:visited-style-name="Visited_20_Internet_20_Link">
https://cn.nytimes.com/usa/20230714/kerry-climate-china-republicans/</text:a>
</text:p>
      <!--NEWS-->
      <text:h text:style-name="P10" text:outline-level="1">
<text:span text:style-name="T4">
The Human Rights Committee of the Taiwan Legislative Yuan called on China to release Fucha</text:span>
</text:h>
      <text:p text:style-name="P4">
Author: None</text:p>
      <text:p text:style-name="P4">
Publisher: Radio Free Asia (Organization)</text:p>
      <text:p text:style-name="P4">
Published Time: 2023-07-14T03:34:00-04:00</text:p>
      <text:p text:style-name="P4">
Modified Time: 2023-07-14T08:50: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6.186572in" draw:z-index="0">
<draw:image xlink:href="../Images/rfamandarin/2023-07-14T03-34-00-04-00/000000.png" xlink:type="simple" xlink:show="embed" xlink:actuate="onLoad" draw:mime-type="image/png"/>
</draw:frame>
Take from Fucha Facebook</text:p>
      <text:p text:style-name="P4">
Eight Banner Culture editor -in -chief Fucha (Li Yanhe) was arrested in mainland China in March. The Human Rights Committee of the Taiwan Legislative Yuan issued a statement on the 14th, calling on the Chinese authorities to release Fucha and ensure the publication of freedom and human rights.</text:p>
      <text:p text:style-name="P4">
The Statement of the Human Rights Committee of the Legislative Yuan pointed out that he was deeply concerned and concerned about Fucha's situation. As a Chinese publisher in Taiwan and the editor -in -chief of the Eight Banners Cultural Press, he made important contributions to promoting knowledge communication and cultural development. However, when he learned that when he returned home, he was "monitored and lived" by relevant Chinese departments in Shanghai and lost his personal freedom. Family and lawyers could not see him.</text:p>
      <text:p text:style-name="P4">
The statement stated that the value and preciousness of freedom have been known. Taiwan has gone through the transformation of authority to democracy and freedom. Therefore, "we cherish the core values of speech, publishing, thinking, and expressing freedom. We firmly believe that everyone should enjoy freedom, including freedom of speech and freedom of publishing. "</text:p>
      <text:p text:style-name="P4">
The statement pointed out that the Chinese authorities were strongly called on the release of Fucha immediately, so that he could reunite with his family as soon as possible and return to his favorite publishing work. At the same time, it is called on the Chinese government to ensure freedom of speech and publishing freedom, respect human rights, and further become one of the modern democratic countries.</text:p>
      <text:p text:style-name="P4">
The statement said at the end that it would continue to pay attention to the situation of Fucha and committed to maintaining the publishing freedom and human rights. Looking forward to Fucha to return to freedom as soon as possible and continue to contribute to cultural development.</text:p>
      <text:p text:style-name="P4">
The statement of the support of Fucha was Wang Dingyu, the president of the Human Rights Committee of the Legislative Yuan, Fan Yun, Wang Wanxuan, Lin Yizuo, and the secretary -general Uyo Kaishi, and the co -members Zhang Honglu and others signed.</text:p>
      <text:p text:style-name="P4">
Editor Chen Meihua</text:p>
      <text:p text:style-name="P4">
News Source: <text:a xlink:type="simple" xlink:href="https://www.rfa.org/mandarin/Xinwen/cmh1-07142023033359.html" text:style-name="Internet_20_link" text:visited-style-name="Visited_20_Internet_20_Link">
https://www.rfa.org/mandarin/Xinwen/cmh1-07142023033359.html</text:a>
</text:p>
      <!--NEWS-->
      <text:h text:style-name="P10" text:outline-level="1">
<text:span text:style-name="T4">
Geely's Land "Research" in the United States</text:span>
</text:h>
      <text:p text:style-name="P4">
Authors: ['彼得•坎贝尔']</text:p>
      <text:p text:style-name="P4">
Publisher: 英国《金融时报》</text:p>
      <text:p text:style-name="P4">
Time: 2023-07-14T03:56:18+00:00</text:p>
      <text:p text:style-name="P4">
Published Time: 2023-07-13T12:00:99+08:00</text:p>
      <text:p text:style-name="P4">
Modified Time: 2023-07-13T23:55:99+08:00</text:p>
      <text:p text:style-name="P4">
Description: Setting in the United States will highlight the transformation of this British sports car brand. Earlier, with the support of the parent company Geely, the company opened a factory producing electric models in Wuhan.</text:p>
      <text:p text:style-name="P4">
Images: ["<text:a xlink:type="simple" xlink:href="https://thumbor.ftacademy.cn/unsafe/picture/3/000187523_piclink.jpg" text:style-name="Internet_20_link" text:visited-style-name="Visited_20_Internet_20_Link">
000187523_pic...</text:a>
"]</text:p>
      <text:p text:style-name="P4">
Themes: ['路特斯', '关注']</text:p>
      <text:p text:style-name="P4">
Keywords: ['路特斯', '吉利', '供应链']</text:p>
      <text:p text:style-name="P4">
Type: Article</text:p>
      <!--METADATA-->
      <text:p text:style-name="P4">
<draw:frame draw:style-name="fr1" draw:name="Image22" text:anchor-type="as-char" svg:width="6.9236in" svg:height="3.901286in" draw:z-index="0">
<draw:image xlink:href="../Images/FT Chinese Free Version/2023-07-14T03-56-18-00-00/000187523_piclink.jpg" xlink:type="simple" xlink:show="embed" xlink:actuate="onLoad" draw:mime-type="image/jpeg"/>
</draw:frame>
Luther(Lotus)A plan to open an American factory in "Research", this auto manufacturer, which has been supported by Chinese -funded support, is seeking to expand production outside the United Kingdom where the headquarters is located.</text:p>
      <text:p text:style-name="P4">
The planned factory will be this headquarters in Norfolk County(Norfolk)The third factory of the sports car brand, before the parent company Geely(Geely)With funding, the company opened a factory in Wuhan, China, producing the first pure electric model of Luther, Eletre. The Wuhan plant is put into production this year, with an annual production capacity of 150,000 vehicles.</text:p>
      <text:p text:style-name="P4">
News Source: <text:a xlink:type="simple" xlink:href="http://www.ftchinese.com/story/001100252" text:style-name="Internet_20_link" text:visited-style-name="Visited_20_Internet_20_Link">
http://www.ftchinese.com/story/001100252</text:a>
</text:p>
      <!--NEWS-->
      <text:h text:style-name="P10" text:outline-level="1">
<text:span text:style-name="T4">
What does the WHO say that Asba sweet may cause cancer, what does this mean</text:span>
</text:h>
      <text:p text:style-name="P4">
Creator: DANI BLUM</text:p>
      <text:p text:style-name="P4">
Publisher: https://www.facebook.com/nytimeschinese</text:p>
      <text:p text:style-name="P4">
Published Time: 2023-07-14T04:14:41+08:00</text:p>
      <text:p text:style-name="P4">
Description: Asba is an artificial sweetener and is widely used in foods such as sugar -free soda, gum. WHO experts said that the results of new research do not mean that Asba sweet will be carcinogenic, but it is recommended that people take in moderation and call for more research on this. Tony Cenicola/The New York Times</text:p>
      <text:p text:style-name="P4">
Images: ["<text:a xlink:type="simple" xlink:href="https://static01.nyt.com/images/2023/07/13/well/WELL-HFO-ASPARTAME1/WELL-HFO-ASPARTAME1-master1050.jpg" text:style-name="Internet_20_link" text:visited-style-name="Visited_20_Internet_20_Link">
WELL-HFO-ASPA...</text:a>
"]</text:p>
      <text:p text:style-name="P4">
Category: 健康</text:p>
      <text:p text:style-name="P4">
Type: Article</text:p>
      <!--METADATA-->
      <text:p text:style-name="P4">
<draw:frame draw:style-name="fr1" draw:name="Image23" text:anchor-type="as-char" svg:width="6.9236in" svg:height="6.692813in" draw:z-index="0">
<draw:image xlink:href="../Images/cnnytimes/2023-07-14T04-14-41-08-00/WELL-HFO-ASPARTAME1-master1050.jpg" xlink:type="simple" xlink:show="embed" xlink:actuate="onLoad" draw:mime-type="image/jpeg"/>
</draw:frame>
On Thursday, two institutions of the World Health Organization <text:a xlink:type="simple" xlink:href="https://www.nytimes.com/2023/07/13/health/aspartame-cancer-who-sweetener.html" text:style-name="Internet_20_link" text:visited-style-name="Visited_20_Internet_20_Link">
announced their research results on Asba sweet</text:a>
This is an artificial sweetener, which is used in thousands of sugar -free products, such as sugar -free soda, gum, yogurt and energy drinks.</text:p>
      <text:p text:style-name="P4">
The international cancer research institution under the WHO lists Asba sweet substances that may cause cancer. Another organizer committee of food additives said that there is no convincing evidence that there is a connection between Asba sweets with human cancer, and people can still safely consume such sweeteners in a safe amount.</text:p>
      <text:p text:style-name="P4">
The WHO experts stated at the press conference that this statement does not mean that Asba sweet will definitely cause cancer, but calls for more research on its health impact.</text:p>
      <text:p text:style-name="P4">
Dr. Francisco Blanca, director of the Nutrition and Food Safety Department of the World Health Organization, said that the World Health Organization does not recommend that the company withdraws from Asba sweet products and will not urge people to completely stop eating Asba. "We just recommend that the intake should be moderate," he said.</text:p>
      <text:p text:style-name="P4">
advertise</text:p>
      <text:p text:style-name="P4">
<text:span text:style-name="T4">
 How many Asba is too much? </text:span>
</text:p>
      <text:p text:style-name="P4">
According to the World Health Organization, it is safe to consume up to 40 mg of 40 mg of 40 mg per kilogram of weight per day. Taking sugar -free soda as the measurement standard, according to estimates, this means that a person weighing 68 kg needs to drink more than a dozen cans to exceed this limit.</text:p>
      <text:p text:style-name="P4">
<text:a xlink:type="simple" xlink:href="https://www.fda.gov/food/food-additives-petitions/aspartame-and-other-sweeteners-food" text:style-name="Internet_20_link" text:visited-style-name="Visited_20_Internet_20_Link">
US Food and Drug Administration</text:a>
(Referred to as FDA) The daily safety limit is slightly loose. It pointed out that people can consume up to 50 mg of Asta sweet per kilogram of weight per day.</text:p>
      <text:p text:style-name="P4">
A FDA official said that scientists at the agency are not worried about the use of Asba's sweetness under the conditions of "meeting".</text:p>
      <text:p text:style-name="P4">
The official wrote: "The International Cancer Research Institution has recorded the sweetness of Asba as‘ may be carcinogenic to humans ’, which does not mean that Asba’ s sweetness is actually related to cancer. ”</text:p>
      <text:p text:style-name="P4">
In view of the wide range of usage of sweeteners, several experts said that consumers do not have to worry about eating asiana's sweet cancer risk. Dr. Dell Shepade, a Cleveland Clinic, said that "daily intake does not" reach the daily sweet intake of Asba. "It's not so easy to get so many Asba sweets."</text:p>
      <text:p text:style-name="P4">
<text:span text:style-name="T4">
 International Cancer Research Institutions believe that there may be carcinogenic substances? </text:span>
</text:p>
      <text:p text:style-name="P4">
advertise</text:p>
      <text:p text:style-name="P4">
The International Cancer Research Institutions recorded Asba Sweet as a "may cause cancer to humans", this category <text:a xlink:type="simple" xlink:href="https://monographs.iarc.who.int/agents-classified-by-the-iarc/" text:style-name="Internet_20_link" text:visited-style-name="Visited_20_Internet_20_Link">
includes</text:a>
More than 300 viruses, chemicals, occupational exposure, etc. Some <text:a xlink:type="simple" xlink:href="https://inchem.org/documents/iarc/vol56/02-pick.html" text:style-name="Internet_20_link" text:visited-style-name="Visited_20_Internet_20_Link">
pickled vegetables</text:a>
, The engine exhaust gas, some types of human papilloma virus, and the work of dry cleaning belong to this category.</text:p>
      <text:p text:style-name="P4">
The newly selected Asba sweets into such limited evidence shows that this artificial sweetener is related to human liver cancer. There is no sufficient evidence that it can cause other cancers, and experts do not know the carcinogenic principle of this sweetener. The organization also found that the evidence related to animal cancer is limited.</text:p>
      <text:p text:style-name="P4">
In contrast, <text:a xlink:type="simple" xlink:href="https://www.nytimes.com/2023/01/13/well/mind/alcohol-health-effects.html" text:style-name="Internet_20_link" text:visited-style-name="Visited_20_Internet_20_Link">
alcoholic drink</text:a>
It belongs to the most serious category, that is, "human carcinogen". International cancer research institutions will also pollute air pollution, tobacco and <text:a xlink:type="simple" xlink:href="https://www.nytimes.com/2022/06/29/well/eat/processed-meats.html" text:style-name="Internet_20_link" text:visited-style-name="Visited_20_Internet_20_Link">
processing meat</text:a>
Line as human carcinogens.</text:p>
      <text:p text:style-name="P4">
"The bigger difficulty is that, like other additives, there is no enough scientific evidence to determine that Asba's sweetness is indeed carcinogenic 'or' not carcinogenic '," professor of nutritional science and policy of Nutrition Science and Policy of Tavz University Expert Darish Mozafarian said.</text:p>
      <text:p text:style-name="P4">
New York City Commemorative Slong Katelin Cancer Center Clinical Scientist and Medical Oncologist Neil Ayanger said that in the problem of reducing the risk of cancer, people should first consider other factors that may be more likely to cause cancer, such as obesity, drinking and alcohol Smoking.</text:p>
      <text:p text:style-name="P4">
<text:span text:style-name="T4">
 How much do we know about other sweeteners? </text:span>
</text:p>
      <text:p text:style-name="P4">
advertise</text:p>
      <text:p text:style-name="P4">
There are many types of artificial sweeteners on the market, and their chemical structures are different. There are not many data about these sweets on healthy for a long time.</text:p>
      <text:p text:style-name="P4">
Joanni Slavin, a professor of food science and nutrition at the University of Minnesota, said that there is no clear result about which one is "the most beneficial".</text:p>
      <text:p text:style-name="P4">
<text:a xlink:type="simple" xlink:href="https://www.nytimes.com/2023/05/15/well/eat/sweeteners-weight-loss-who.html" text:style-name="Internet_20_link" text:visited-style-name="Visited_20_Internet_20_Link">
WHO</text:a>
This spring said that artificial sweeteners such as Asba Sweet, Sweetan Sugar, Sinosaccharide, and Sodium Sodium may not have a fat reduction effect, and it may also increase the risk of cardiovascular disease, diabetes and overall mortality after consumption. Calm -alcohol -alcohol glycol alcohol has recently attracted attention due to its possible connection with cardiovascular disease, although the relevant <text:a xlink:type="simple" xlink:href="https://www.nytimes.com/2023/02/28/well/artificial-sweetener-heart-attack-stroke.html" text:style-name="Internet_20_link" text:visited-style-name="Visited_20_Internet_20_Link">
evidence is not concluded</text:a>
Essence</text:p>
      <text:p text:style-name="P4">
Some health experts suggest that although <text:a xlink:type="simple" xlink:href="https://www.nytimes.com/2021/08/11/well/eat/diet-coke-addiction.html" text:style-name="Internet_20_link" text:visited-style-name="Visited_20_Internet_20_Link">
difficulty</text:a>
It may be very high, but artificial sweeteners should be gradually eliminated in diet. "If they have no benefits, they are not necessities in their diet, and they will not bring real benefits. Why should they be consumed?" Said Marine Nestle, a professor of nutrition, video research and public health in New York University. Essence</text:p>
      <text:p text:style-name="P4">
But sugar itself also has hidden health hazards. Any food that continues to raise blood sugar may bring problems, especially when you have diabetes or other metabolic disorders. <text:a xlink:type="simple" xlink:href="https://www.cdc.gov/nutrition/data-statistics/sugar-sweetened-beverages-intake.html" text:style-name="Internet_20_link" text:visited-style-name="Visited_20_Internet_20_Link">
American Centers for Disease Control and Prevention</text:a>
It is believed that it is often related to sugary drinks (such as ordinary soda) and type 2 diabetes, cardiovascular disease, kidney disease, obesity and other health problems.</text:p>
      <text:p text:style-name="P4">
News Source: <text:a xlink:type="simple" xlink:href="https://cn.nytimes.com/health/20230714/aspartame-sweetener-carcinogen/" text:style-name="Internet_20_link" text:visited-style-name="Visited_20_Internet_20_Link">
https://cn.nytimes.com/health/20230714/aspartame-sweetener-carcinogen/</text:a>
</text:p>
      <!--NEWS-->
      <text:h text:style-name="P10" text:outline-level="1">
<text:span text:style-name="T4">
Interpret the German strategy to China: the "rules of teaching war"</text:span>
</text:h>
      <text:p text:style-name="P4">
Author: None (Language: zh)</text:p>
      <text:p text:style-name="P4">
Publisher: None</text:p>
      <text:p text:style-name="P4">
Time: 2023-07-14T04:35:00Z</text:p>
      <text:p text:style-name="P4">
Description: Germany's strategy to China has positioned China as "partners, competitors and institutional opponents". DW visits the largest spokesman for the Wild Party and two experts in Germany. Please evaluate this historic strategic document, and how it will affect Germany and China. relation.</text:p>
      <text:p text:style-name="P4">
Videos: []</text:p>
      <text:p text:style-name="P4">
Images: []</text:p>
      <text:p text:style-name="P4">
Subject: 时政风云</text:p>
      <text:p text:style-name="P4">
Subjects: ['希腊债务危机', '欧债危机', '欧盟', '乌克兰', '岛屿主权争端', '专题报道：全景观看“习马会”', '诺贝尔奖', '欧洲难民危机', '欧洲', '德国']</text:p>
      <text:p text:style-name="P4">
Keywords: ['对华战略', '德中关系', '中德关系', '贝尔伯克', '德国', '中国', '去风险', '欧盟', '德国对华战略']</text:p>
      <text:p text:style-name="P4">
Id: 66225068</text:p>
      <!--METADATA-->
      <text:p text:style-name="P4">
<text:a xlink:type="simple" xlink:href="https://www.dw.com/zh/overlay/image/article/66225068/65965006" text:style-name="Internet_20_link" text:visited-style-name="Visited_20_Internet_20_Link">
 </text:a>
The picture shows the German Prime Minister Salz met with Chinese Prime Minister Li Qiang in Berlin on June 19.</text:p>
      <text:p text:style-name="P4">
(Voice of Germany Chinese) The German government announced the first "China Strategy](https://www.dw.com/zh/zh/德国政府推出对华战略合作但减少依赖/a-66221218)", Set China as" partners, competitors and institutional opponents ", and seek cooperation while calling for <text:a xlink:type="simple" xlink:href="https://www.dw.com/zh/zh/歐盟談對中貿易去風險而非脫鉤/a-64445854" text:style-name="Internet_20_link" text:visited-style-name="Visited_20_Internet_20_Link">
Risk of reducing dependence</text:a>
Essence For this strategy for China, experts have proposed different <text:a xlink:type="simple" xlink:href="https://www.dw.com/zh/zh/德语媒体让人一头雾水的中国战略/a-66220111" text:style-name="Internet_20_link" text:visited-style-name="Visited_20_Internet_20_Link">
analysis</text:a>
Essence</text:p>
      <text:p text:style-name="P4">
Zsuzsa Annaferenczy, a former European Parliament Political Consultant and Assistant Professor of Donghua University in Taiwan, believes that this is a tough, clear and detailed strategy that exceeds her expectations. She told DW that Germany, as an important member of the European Union, has a pivotal position in China. "Because this is not only Germany's own policy of China, but also affects <text:a xlink:type="simple" xlink:href="https://www.dw.com/zh/zh/对华政策欧盟峰会敲定去风险/a-66084569" text:style-name="Internet_20_link" text:visited-style-name="Visited_20_Internet_20_Link">
How the EU responds to China</text:a>
"".</text:p>
      <text:p text:style-name="P4">
Feng Risha believes that this shows that Germany's strategy of "Europeanization" in China is "European", and Germany wants to align with the EU in response to China. She said, "Only when a member state cooperates, the European Union can successfully deal with China." The Russian and Ukraine War also let Beijing see that Europe is united without unprecedentedly, and Beijing should be prepared. She added that how this tough strategy has played a role in reality and whether it will be implemented in place. It remains to be observed.</text:p>
      <text:p text:style-name="P4">
Wu Qiang, an independent scholar of Beijing and a lecturer at the Department of Political Science, Original Tsinghua University, also held a similar view. He told DW that this document was in <text:a xlink:type="simple" xlink:href="https://www.dw.com/zh/zh/北約公報屢提中國-北京涉華內容不實/a-66196589" text:style-name="Internet_20_link" text:visited-style-name="Visited_20_Internet_20_Link">
NATO Summit</text:a>
In the context of the background, it can be regarded as the "tacit understanding" of German and NATO member states. It not only emphasizes that Germany and China relations should be based on international order, but also mentioned human rights and Taiwan issues.</text:p>
      <text:p text:style-name="P4">
Wu Qiang pointed out that how to deal with China is not only a problem in Germany, but also a problem in the entire democratic world; this strategy, as a model for the democratic world to China, can imagine its difficulty. He believes that after 500 days after the Russian and Ukraine War started, this strategy "the way to get along with the interaction between the democratic world and China" gave the world a answer that was relatively clear, but still relatively clear and strongly demonstrated -the West and the West and the West and and Between China is a managed and controllable relationship.</text:p>
      <text:p text:style-name="P4">
He commented that the three aspects of competition, cooperation, and confrontation between the "Teaching and War Code" in Germany all showed possibilities. "This is a model with a perfect realism in principle. The rest is how to perform."</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text:p text:style-name="P4">
Germany Foreign Minister Berbak also stated during the April China Celery China that Germany did not want to "decume" with China, but to "reduce risks", that is, Europe should reduce its dependence on "unhealthy" in China. At the same time, Qin Gang, a Chinese foreign minister who attended the press conference at the same time, responded that "China and Germany are partners, not opponents", and the two parties rely on the supply chain "the best choice in market rules"; as long as both countries remain open, "there is no need to be necessary to be unnecessary. Worry about the so -called dependence. "</text:p>
      <text:p text:style-name="P4">
*#</text:p>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quoted in a report before Salz's visit to China. When he talked about his dependence on the Chinese industrial chain, he said: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text:p text:style-name="P4">
After the Hiroshima G7 Summit in May, British Prime Minister Sonak (second from left) told the media that other countries in the United Kingdom and G7 groups were looking for methods to reduce the challenges brought by China. "All of this is about risk, not decoupling." He added: "We (the Seven Kingdoms Group) is taking measures to prevent China from using economic coercion to interfere with sovereign affairs in other countries."</text:p>
      <text:p text:style-name="P4">
*#</text:p>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p>
      <text:h text:style-name="P13" text:outline-level="4">
<text:span text:style-name="T4">
Who invents "de -risk"?</text:span>
</text:h>
      <text:h text:style-name="P12" text:outline-level="3">
<text:span text:style-name="T4">
The first strategy to China in Germany</text:span>
</text:h>
      <text:p text:style-name="P4">
On July 13, 2023, the German Federal Cabinet passed the first strategy of relationship with China. According to the document, Germany will continue to communicate and cooperate with China, and at the same time, it should "reduce the dependence of key areas." The German government will increase the sensitivity of society to the risk of China, strengthen exchanges with enterprises, and remind enterprises to do a good job of risk control. The document also emphasizes that it is unacceptable to unilaterally changing the status quo of the Taiwan Strait. The upgrade of military conflict in the Taiwan Strait will affect the interests of Germany and the European Unio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is not equal?</text:span>
</text:h>
      <text:p text:style-name="P4">
Compared to the affirmation of this strategy, Jürgen Hardt, a foreign policy spokesman of the German opposition Christian Democracy (CDU), believes that the content of this strategy is not perfect.</text:p>
      <text:p text:style-name="P4">
Hart told DW that Germany should take this opportunity to understand the common position of allies in the face of Chinese challenges and reach a consensus on "how to deal with trade relations with China." If North America, Europe, Britain, Japan and South Korea can unite the front, it will be difficult for China to ignore the voice of the free world.</text:p>
      <text:p text:style-name="P4">
In addition, Hart believes that the West should use its influence on Beijing to do more things, such as using German economic power to encourage China to abandon the practice of not in line with fair trade.</text:p>
      <text:p text:style-name="P4">
For example, <text:a xlink:type="simple" xlink:href="https://www.dw.com/zh/zh/中远入股汉堡港终于尘埃落定/a-65961688" text:style-name="Internet_20_link" text:visited-style-name="Visited_20_Internet_20_Link">
Chinese state -owned company has recently acquired part of the equity of the Hamburg Port Pier</text:a>
"If China can invest in the Western world, such as buying part of Hamburg Port, why is it impossible for European German companies to buy part of the port of Port China?" He believes that if China does not allow Hamburg Port to buy part of Shanghai Port, China It should be forbidden to buy part of the Hamburg Port. "This may be the specific result of this strategy. Unfortunately, the Prime Minister's office is opposed."</text:p>
      <text:p text:style-name="P4">
Feng Risha said that in the relationship with China, the EU cares about "reciProcity" and fairness, and this strategy mentioned the word "equivalent" 6 times, which does reflect this.</text:p>
      <text:h text:style-name="P12" text:outline-level="3">
<text:span text:style-name="T4">
Hamburg Port "Blessing Land" to attract Chinese capital is a blessing or a disaster?</text:span>
</text:h>
      <text:h text:style-name="P12" text:outline-level="3">
<text:span text:style-name="T4">
China's response</text:span>
</text:h>
      <text:p text:style-name="P4">
The German News Agency reported that major German business groups generally welcomes the strategy and supports the government's positions that are not "decoupled" with the Chinese economy. The German Industry Federation Chairman SiegfriedrussWurm admits that German companies have also felt the increasingly tense relationship between the West and China in recent years, but China, as the world's second largest market, is still an important economic partner in Germany.Chinese Foreign Ministry spokesman Wang Wenbin also responded on the 14th, "The lines of the so -called‘ institutional, interests, and values ’spokesmanship with values and ideology are moved against the trend of the times, which will only exacerbate the division of the world.” He also pointed out that "in fact, the consensus between China and Germany is far more than differences, and the cooperation is much greater than competition. The two sides are partners and not opponents."</text:p>
      <text:p text:style-name="P4">
Chinese independent scholar Wu Qiang pointed out that <text:a xlink:type="simple" xlink:href="https://www.dw.com/zh/zh/德语媒体脱钩中国依然有求于德国/a-66089248" text:style-name="Internet_20_link" text:visited-style-name="Visited_20_Internet_20_Link">
there are many coincidences in interests between China and Germany</text:a>
However, as long as it involves politics and human rights, the differences between the two sides will grow bigger and bigger. He believes that this strategy for China has not covered up. German Foreign Minister Annalena Baerbock even said that in 2020 <text:a xlink:type="simple" xlink:href="https://www.dw.com/zh/zh/中歐投資協議法國學者評以倒退求前進/a-56249065" text:style-name="Internet_20_link" text:visited-style-name="Visited_20_Internet_20_Link">
China -Europe Investment Agreement</text:a>
Inconsistent, "this is huge for China" and it will also disappoint the Chinese leadership, "because it does not realize Li Qiangyou said (what it wants to achieve)."</text:p>
      <text:p text:style-name="P4">
Feng Risha believes that after the strategy is disclosed, China may criticize the German side "unfairness" and "the essence of China." She pointed out that the strategy of China showed that "China has changed", so the relationship between Germany and China is also necessary. In this strategy, cooperation with China is still the basic element; although the two sides have a political difference in politics, in order to truly contact China, Germany must work together, so China should not interpret it as offensive.</text:p>
      <text:p text:style-name="P4">
German Foreign Minister Berbque went to Beijing to meet with Chinese Foreign Minister Qin Gang in April.</text:p>
      <text:h text:style-name="P10" text:outline-level="1">
<text:span text:style-name="T4">
All</text:span>
</text:h>
      <text:p text:style-name="P4">
This strategy emphasizes that Germany should expand its relationship with Taiwan and warn China not to take any force invasion of Taiwan. However, the "One China Policy" is still the basis of Germany, and Germany only has formal diplomatic relations with China.</text:p>
      <text:p text:style-name="P4">
Feng Risha said that this strategy mentioned the length of the situation in the Taiwan Strait, which surprised her, but also made a "useful" reiteration and fixed tone of the dental relations.</text:p>
      <text:p text:style-name="P4">
She pointed out that China continues to "wrongly claims that cooperation with Taiwan has violated the" one China principle ", and the strategy once again puts the cooperation between Germany and Taiwan into the framework of the" One China Policy "and declares from the highest level. "One China Policy" sets the boundaries and refuted false allegations from Beijing, reiterating <text:a xlink:type="simple" xlink:href="https://www.dw.com/zh/zh/為台積電設廠鋪路德國薩克森州今秋在台設辦/a-65382366" text:style-name="Internet_20_link" text:visited-style-name="Visited_20_Internet_20_Link">
Germany and Taiwan exchanges</text:a>
The foundation and rights.</text:p>
      <text:p text:style-name="P4">
Germany's strategy to China also mentioned the Taiwan Strait issue (schematic diagram).</text:p>
      <text:p text:style-name="P4">
The spokesman of the CDU said that any invasion in China will completely change the relationship between Beijing and the West, and Chinese leaders will not take the risk of damage to the trade relationship: "The reason why the Communist Party's dictatorship can exist It is because they have promoted the economic development of the country. If not, the Chinese government will harm the foundation of its power. I think they will not do so. "</text:p>
      <text:p text:style-name="P4">
In response to the repeated diverse human rights issues between Germany and China, scholar Wu Qiang said that Germany is alerting to "China's aggressive () trend in the world"; Feng Rusha further pointed out that although Beijing has always refused to discuss human rights on the grounds of "internal affairs", But Germany is playing a leading role as a bargaining chip to promote important issues that EU pay attention to human rights such as human rights through this strategy. She believes that this strategy shows that "because Germany is closely related to China, (so the German) federal government has special responsibilities in maintaining human rights and maintaining European economic interests."</text:p>
      <text:h text:style-name="P12" text:outline-level="3">
<text:span text:style-name="T4">
is how to re -position relations with China</text:span>
</text:h>
      <text:p text:style-name="P4">
(Comprehensive report, Li Yizhen also contributed to this article)</text:p>
      <text:p text:style-name="P4">
News Source: <text:a xlink:type="simple" xlink:href="https://www.dw.com/zh/解讀德國對華戰略：措辭強硬的「教戰守則」/a-66225068" text:style-name="Internet_20_link" text:visited-style-name="Visited_20_Internet_20_Link">
https://www.dw.com/zh/解讀德國對華戰略：措辭強硬的「教戰守則」/a-66225068?maca=chi-rss-chi-all-1127-rdf</text:a>
</text:p>
      <!--NEWS-->
      <text:h text:style-name="P10" text:outline-level="1">
<text:span text:style-name="T4">
After the Ant Group was fined 7.1 billion, Ali's stock price rose sharply or is it normalized?</text:span>
</text:h>
      <text:p text:style-name="P4">
Author: https://www.facebook.com/bbcworldservice/</text:p>
      <text:p text:style-name="P4">
Publisher: BBC News 中文</text:p>
      <text:p text:style-name="P4">
Published Time: 2023-07-14T04:54:48.000Z</text:p>
      <text:p text:style-name="P4">
Modified Time: 2023-07-14T04:54:48.000Z</text:p>
      <text:p text:style-name="P4">
Description: Ant Group's punishment means that "platform rectification" has entered a normal stage of normalization; Yellen's visit to China means that Sino -US relations have entered the platform period from large landslides, and both things have the same internal clue- "Song" The data of CPI and PPI are miserable, but the market does not have too negative reactions.</text:p>
      <text:p text:style-name="P4">
Images: ["<text:a xlink:type="simple" xlink:href="https://ichef.bbci.co.uk/news/640/cpsprodpb/617E/production/_115085942_9359d841-67c1-4688-9d2f-4a56e284ab70.jpg" text:style-name="Internet_20_link" text:visited-style-name="Visited_20_Internet_20_Link">
_115085942_93...</text:a>
"]</text:p>
      <text:p text:style-name="P4">
Videos: []</text:p>
      <text:p text:style-name="P4">
Tags: ['互联网']</text:p>
      <text:p text:style-name="P4">
Type: Article</text:p>
      <!--METADATA-->
      <text:h text:style-name="P12" text:outline-level="3">
<text:span text:style-name="T4">
Ant Group was fined 7.1 billion, Ali's stock price rose up, or was the normalization of supervision?</text:span>
</text:h>
      <text:p text:style-name="P4">
July 14, 2023<draw:frame draw:style-name="fr1" draw:name="Image38" text:anchor-type="as-char" svg:width="6.9236in" svg:height="3.894525in" draw:z-index="0">
<draw:image xlink:href="../Images/BBC Chinese/2023-07-14T04-54-48.000Z/_115085942_9359d841-67c1-4688-9d2f-4a56e284ab70.jpg" xlink:type="simple" xlink:show="embed" xlink:actuate="onLoad" draw:mime-type="image/jpeg"/>
</draw:frame>
Image source, getty images</text:p>
      <text:p text:style-name="P4">
<text:span text:style-name="T4">
 On July 7, the three main financial regulatory bureaus of the three main financial regulatory bureaus of the three main financial regulatory bureaus of the People's Bank of China, the State Administration of Financial Supervision and Administration, and the China Securities Regulatory Commission announced that the Ant Group and its institutions were fined 7.123 billion yuan, and their "mutual treasures were mutually treasures. "business. </text:span>
</text:p>
      <text:p text:style-name="P4">
At the same time, it was also punished. Tencent's "Tenpay" was warned that it confiscated 566 million yuan in illegal income and a fine of 2.427 billion yuan.</text:p>
      <text:p text:style-name="P4">
In November 2020, the Chinese fintech giant Ant Group originally planned "the largest IPO in history", dramatic and shocking messages followed, causing public opinion uproar. In the past three years, China's regulatory layers have made strong supervision and rectification of domestic financial technology giants.</text:p>
      <text:p text:style-name="P4">
The penalty decision was issued for less than an hour, and the Ant Group announced that "sincerely accepts, resolutely obey it, and will further consolidate the level of compliance with the control level."</text:p>
      <text:p text:style-name="P4">
The above -mentioned financial regulatory agencies also stated that they have promoted the rectification of financial business in the platform enterprise, and the focus of work has been transferred to normal supervision.</text:p>
      <text:p text:style-name="P4">
<text:a xlink:type="simple" xlink:href="https://www.bbc.com/zhongwen/simp/business-54704145" text:style-name="Internet_20_link" text:visited-style-name="Visited_20_Internet_20_Link">
Ant listing: pricing out of pricing or the largest IPO in history, China and the United States to highlight the risk of Chinese enterprises to go to the sea</text:a>
<text:span text:style-name="T5">
 <text:a xlink:type="simple" xlink:href="https://www.bbc.com/zhongwen/simp/chinese-news-54902498" text:style-name="Internet_20_link" text:visited-style-name="Visited_20_Internet_20_Link">
China Management and Control Internet Giant's anti -platform economic monopoly</text:a>
</text:span>
 <text:a xlink:type="simple" xlink:href="https://www.bbc.com/zhongwen/simp/business-55476378" text:style-name="Internet_20_link" text:visited-style-name="Visited_20_Internet_20_Link">
China Anti -Monopoly: The rapid expansion of Internet giants leads to dense strikes</text:a>
</text:p>
      <text:h text:style-name="P12" text:outline-level="3">
<text:span text:style-name="T4">
Why was punished</text:span>
</text:h>
      <text:p text:style-name="P4">
There are seven Alipay "guilt" given by the regulators, such as violating consumer financial information protection management regulations; violations of financial consumer rights protection management regulations.</text:p>
      <text:p text:style-name="P4">
The Zhejiang Provincial Securities Regulatory Bureau also proposed that Ant violated the relevant provisions of fund sales, publicity, and archival management in terms of fund sales; violations of the management of personnel management and internal control of fund sales institutions.</text:p>
      <text:p text:style-name="P4">
The reasons for the penalty of Tencent's Tenpay are similar.</text:p>
      <text:p text:style-name="P4">
Ant and Tenpay have carried out personal consumer financial products such as "Huayan", "Borrowing", and "Metropolitan Loan". In recent years, such products have been repeatedly criticized in China, accused of encouraging excessive consumption, and increasing financial systemic risks.</text:p>
      <text:p text:style-name="P4">
These products use fast approval, unsecured, high quota, cash rebate and other methods to attract consumers to use.</text:p>
      <text:p text:style-name="P4">
For consumers, it is easy to fall into the consumer financial trap under the flood of online loans. For example, the Chinese media reported that a Nanjing college student applied for 56 online loans within a year and was unable to repay. Under the pressure of debt regulation, he chose to live light.</text:p>
      <text:p text:style-name="P4">
Image source, getty images</text:p>
      <text:p text:style-name="P4">
For the entire economy, online micro -loan business companies have pushed a lending loan far beyond their own contributions through high leverage, and pushed up high systemic risks.</text:p>
      <text:p text:style-name="P4">
At the end of 2020, China's regulatory layer announced the new regulations, and strictly limited the leverage used by online micro -loan business companies. For example, financing through non -standard forms must not exceed 1 times of net assets, and financing through standardized form must not exceed 4 times more than 4 times ; For another example, in a single joint loan, the proportion of small loan companies that carry out online small loan business shall not be less than 30%.</text:p>
      <text:p text:style-name="P4">
Earlier, ants did not meet this request. Before the rectification, the Ant Group pushed the joint loan model, which was based on the two subsidiaries and financial institutions (banks, trusts) jointly funded loans, of which the Ant subsidiary contributed a small amount according to the agreed proportion.</text:p>
      <text:p text:style-name="P4">
In 2020, Ant disclosed in the prospectus published before it was listed that in the first six months of that year, the total proportion of financial institutions for lending or realized asset securitization was about 98%. In this way, ants have leveraged nearly 2 trillion yuan in joint loans through 36 billion yuan in assets, but they only bear less risks.</text:p>
      <text:p text:style-name="P4">
The business logic behind it is that the ants are inferred in traffic, and risk control through customer data. In this way, more than 100 Chinese commercial banks have taken the Ant's large ship. The regulatory layer is worried that once the ship is overwhelmed, it will cause unbearable economic consequences.</text:p>
      <text:p text:style-name="P4">
In contrast, Industrial and Commercial Bank of China in the world, credit card receivables and personal consumption loans are less than one trillion yuan.</text:p>
      <text:h text:style-name="P12" text:outline-level="3">
<text:span text:style-name="T4">
After being punished, the stock price rose sharply</text:span>
</text:h>
      <text:p text:style-name="P4">
Chinese financial scholar Tang Ya wrote that the Ant Group's punishment means that "platform rectification" has entered a normal stage; Yellen's visit to China means that Sino -US relations have entered the platform period from large landslides. Both things have the same inherent clues- "Song", so even if the data of CPI and PPI this week are miserable, the market does not have a negative response.</text:p>
      <text:p text:style-name="P4">
As far as individual stocks are concerned, even if the Ant Group is not listed, Alibaba, which is highly related to it, is eye -catching in the US stocks. After receiving the ticket, Alibaba responded to 9%.</text:p>
      <text:p text:style-name="P4">
The operating logic of the capital market is generally "fulfilling expectations". Although ants are punished, they are interpreted by the market as "the sky is empty."</text:p>
      <text:p text:style-name="P4">
The consulting company Techmoat partner Jeffreytowson is very optimistic about the development of ants. He said that as the supervision issues that mainly affect domestic payment business and credit business have been resolved, ants will usher in the development prospect of "dream -like". Moreover, Alipay is advancing internationalization. Ant's technical services also have a good position in the B2B contract.</text:p>
      <text:p text:style-name="P4">
In fact, after the ants were stopped, Alibaba's stock price has been hovering at a low level. Even after this rising, it is not half the issue price of its issue price.</text:p>
      <text:p text:style-name="P4">
In this round of rectification, it is not only for Ant Group, but also consumer financial products launched by major Internet platforms such as Tencent, Baidu, JD.com, Bydium beating, Meituan, Didi, etc.</text:p>
      <text:p text:style-name="P4">
However, there are also opinions that this round of rectification originated from a speech by the actual controller of the ant at that time.</text:p>
      <text:p text:style-name="P4">
Image source, getty images</text:p>
      <text:p text:style-name="P4">
Image adding text,</text:p>
      <text:p text:style-name="P4">
In 2011, Jack Ma stripped Alipay from Alibaba Group on the grounds that Alipay's financial license was required to return to domestic capital.The "pawnshop thought" he called means that traditional financial business requires mortgage to issue loans, and digital finance uses big data to directly issue loans after credit rating. He criticized traditional finance as "pawnshop thought" and "harmed many entrepreneurs".</text:p>
      <text:p text:style-name="P4">
Jack Ma also criticized that the "Basel Agreement" is an elderly club. The agreement refers to the international bank agreement that requires a certain proportion between the capital of various countries and the total assets of the risk of risks to reduce credit risk.</text:p>
      <text:p text:style-name="P4">
One week after his speech, the State Council of the State Council of the State Council of the State Council held a special conference on a special meeting and pointed out: "The current rapid development of fintech and financial innovation must deal with the relationship between financial development, financial stability and financial security ... Incorporate supervision and effectively prevent risks. "</text:p>
      <text:p text:style-name="P4">
On the same day, the media in charge of the Central Bank of China reproduced scholars' articles that some large technology companies did not need to accept prudent supervision at the beginning of their establishment, but later absorbed public deposits in disguise. The scholar named the Ant Group, saying that he had received a lot of financial business licenses, and could carry out a similar deposit and loan business as a bank.</text:p>
      <text:p text:style-name="P4">
In less than a week, the regulators interviewed Ma Yun and stopped the ants to go public. At the same time, the China Banking Regulatory Commission and the central bank jointly issued the "Interim Measures for the Management of Online Small Loan Business (Draft for Soliciting Opinions)".</text:p>
      <text:p text:style-name="P4">
The above measures have strictly restricted the leverage used by online micro -loan business companies. The meaning of ants is very strong, and it has guided companies such as ants. Since then, the Wall Street Journal reported that the ants listed on the market were stopped by Xi Jinping himself. In addition, during the epidemic, Ma Yun was almost dormant abroad, and even public opinion worried that the Chinese economy began to "enter the country and retreat"?</text:p>
      <text:p text:style-name="P4">
Image source, getty images</text:p>
      <text:p text:style-name="P4">
Image adding text,</text:p>
      <text:p text:style-name="P4">
Ant Financial, which has Alipay business, is also named Ant Group, seeking to expand the financial territory.</text:p>
      <text:h text:style-name="P12" text:outline-level="3">
<text:span text:style-name="T4">
ants whether to go public again</text:span>
</text:h>
      <text:p text:style-name="P4">
As the boots land, does the Internet industry go out of the regulatory period and return to normal?</text:p>
      <text:p text:style-name="P4">
Another signal is that two days after the ticket was released, the Chinese Prime Minister Li Qiang presided over a platform for a platform for a platform for a platform for the platform economy to provide a new space for the expansion of demand. Public services provide new support.</text:p>
      <text:p text:style-name="P4">
The above -mentioned "Four Xin" new fares have discussed many discussions among Internet practitioners. However, from the capital level, the valuation of Internet companies is not as good as before, and the market confidence has not been repaired.</text:p>
      <text:p text:style-name="P4">
In this situation, if the ants do not seek to go on the market, it will be valued for geometry?</text:p>
      <text:p text:style-name="P4">
Two days before receiving the ticket, the Ant Group opened a round of equity repurchase and used its own funds to repurchase the equity of no more than 7.6%from the existing shareholders.</text:p>
      <text:p text:style-name="P4">
According to the repurchase plan, the corresponding valuation of the Ant Group was 567.1 billion yuan, while the valuation of the IPO in 2020 exceeded 2 trillion yuan, shrinking to a quarter of the time.</text:p>
      <text:p text:style-name="P4">
"I don't think the decline in valuation will hinder the listing of ants because it is already a different company," said Singapore's research institution Aequitas Research. "</text:p>
      <text:p text:style-name="P4">
"In addition, many other technology giants have also experienced significant adjustments in the past two years, not only the ants. As regulatory dust is settled, investors can be more convinced that ants will not face regulatory disadvantages in the short term," he explain.</text:p>
      <text:p text:style-name="P4">
News Source: <text:a xlink:type="simple" xlink:href="https://www.bbc.com/zhongwen/simp/chinese-news-66188539" text:style-name="Internet_20_link" text:visited-style-name="Visited_20_Internet_20_Link">
https://www.bbc.com/zhongwen/simp/chinese-news-66188539</text:a>
</text:p>
      <!--NEWS-->
      <text:h text:style-name="P10" text:outline-level="1">
<text:span text:style-name="T4">
Good friend or really hurt friends? ——Frill the European Union's strategy autonomy from the United States and Europe.</text:span>
</text:h>
      <text:p text:style-name="P4">
Authors: ['周旺旺']</text:p>
      <text:p text:style-name="P4">
Publisher: 英国《金融时报》</text:p>
      <text:p text:style-name="P4">
Time: 2023-07-14T04:59:08+00:00</text:p>
      <text:p text:style-name="P4">
Published Time: 2023-07-13T12:00:99+08:00</text:p>
      <text:p text:style-name="P4">
Modified Time: 2023-07-14T00:53:99+08:00</text:p>
      <text:p text:style-name="P4">
Description: Zhou Wangwang: In China ’s domestic research, it seems that China has become the only perspective of understanding and interpretation of European strategy autonomy, but too much emphasizes that China will be difficult to comprehensively grasp the essential root of European strategic independent transformation.</text:p>
      <text:p text:style-name="P4">
Images: ["<text:a xlink:type="simple" xlink:href="https://thumbor.ftacademy.cn/unsafe/picture/8/000187128_piclink.jpeg" text:style-name="Internet_20_link" text:visited-style-name="Visited_20_Internet_20_Link">
000187128_pic...</text:a>
"]</text:p>
      <text:p text:style-name="P4">
Themes: ['美欧关系', '关注']</text:p>
      <text:p text:style-name="P4">
Keywords: ['美欧关系', '欧盟', '战略', '中欧关系', '中美关系']</text:p>
      <text:p text:style-name="P4">
Type: Article</text:p>
      <!--METADATA-->
      <text:p text:style-name="P4">
<draw:frame draw:style-name="fr1" draw:name="Image42" text:anchor-type="as-char" svg:width="6.9236in" svg:height="4.617987in" draw:z-index="0">
<draw:image xlink:href="../Images/FT Chinese Free Version/2023-07-14T04-59-08-00-00/000187128_piclink.jpeg" xlink:type="simple" xlink:show="embed" xlink:actuate="onLoad" draw:mime-type="image/jpeg"/>
</draw:frame>
In the past ten years, "strategic autonomy" is a word frequently mentioned in the EU's important official documents and member states leaders in public.</text:p>
      <text:p text:style-name="P4">
It is generally believed that the "strategic autonomy" emphasized by Europeans refers to Europe to maintain independence in Sino -US competition and not choose the side station easily, and to become an important one to represent European interests, European values and European power in the global order Essence However, why the European Union emphasized "strategic autonomy" in the past ten years, this problem has not been well understood.</text:p>
      <text:p text:style-name="P4">
News Source: <text:a xlink:type="simple" xlink:href="http://www.ftchinese.com/story/001100253" text:style-name="Internet_20_link" text:visited-style-name="Visited_20_Internet_20_Link">
http://www.ftchinese.com/story/001100253</text:a>
</text:p>
      <!--NEWS-->
      <text:h text:style-name="P10" text:outline-level="1">
<text:span text:style-name="T4">
High temperature unbearable? The personal cooling device that can be carried is here</text:span>
</text:h>
      <text:p text:style-name="P4">
Author: Mark Harris</text:p>
      <text:p text:style-name="P4">
Publisher: 华尔街日报中文网</text:p>
      <text:p text:style-name="P4">
Published Time: 2023-07-14T05:10:00.000Z</text:p>
      <text:p text:style-name="P4">
Modified Time: 2023-07-14T05:10:00.000Z</text:p>
      <text:p text:style-name="P4">
Created Time: 2023-07-14T03:10:00.000Z</text:p>
      <text:p text:style-name="P4">
Description: Ant and camels in the Sahara Desert inspired scientists to study new technologies so that people can wear refrigeration equipment on their bodies, and they can maintain coolness without air conditioning.</text:p>
      <text:p text:style-name="P4">
Images: []</text:p>
      <text:p text:style-name="P4">
Categories: ['派', '生活']</text:p>
      <text:p text:style-name="P4">
Keywords: SYND,LINK:EN|WP-WSJ-0000900009</text:p>
      <text:p text:style-name="P4">
Type: Article</text:p>
      <!--METADATA-->
      <text:p text:style-name="P4">
In Tokyo and Hong Kong, some office workers have a secret weapon against high temperature in summer.</text:p>
      <text:p text:style-name="P4">
News Source: <text:a xlink:type="simple" xlink:href="https://cn.wsj.com/articles/%E9%AB%98%E6%B8%A9%E9%9A%BE%E8%80%90-%E5%8F%AF%E9%9A%8F%E8%BA%AB%E6%90%BA%E5%B8%A6%E7%9A%84%E4%B8%AA%E4%BA%BA%E9%99%8D%E6%B8%A9%E8%AE%BE%E5%A4%87%E6%9D%A5%E4%BA%86-42004db9" text:style-name="Internet_20_link" text:visited-style-name="Visited_20_Internet_20_Link">
https://cn.wsj.com/articles/%E9%AB%98%E6%B8%A9%E9%9A%BE%E8%80%90-%E5%8F%AF%E9%9A%8F%E8%BA%AB%E6%90%BA%E5%B8%A6%E7%9A%84%E4%B8%AA%E4%BA%BA%E9%99%8D%E6%B8%A9%E8%AE%BE%E5%A4%87%E6%9D%A5%E4%BA%86-42004db9</text:a>
</text:p>
      <!--NEWS-->
      <text:h text:style-name="P10" text:outline-level="1">
<text:span text:style-name="T4">
Research report: The leakage of the privacy website of the Hong Kong people is similar to the CCP's information warfare means</text:span>
</text:h>
      <text:p text:style-name="P4">
Author: None</text:p>
      <text:p text:style-name="P4">
Publisher: Radio Free Asia (Organization)</text:p>
      <text:p text:style-name="P4">
Published Time: 2023-07-14T05:38:00-04:00</text:p>
      <text:p text:style-name="P4">
Modified Time: 2023-07-14T13:49:54-04:00</text:p>
      <text:p text:style-name="P4">
Description: None</text:p>
      <text:p text:style-name="P4">
Videos: []</text:p>
      <text:p text:style-name="P4">
Audios: ["<text:a xlink:type="simple" xlink:href="https://www.rfa.org/mandarin/yataibaodao/gangtai/ec-071420230537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4.612011in" draw:z-index="0">
<draw:image xlink:href="../Images/rfamandarin/2023-07-14T05-38-00-04-00/000000.png" xlink:type="simple" xlink:show="embed" xlink:actuate="onLoad" draw:mime-type="image/png"/>
</draw:frame>
The latest academic research report revealed that websites that disclose 2,800 Hong Kong people's privacy information for the reflection of the Central Movement are likely to be related to the CCP's information war. <text:a xlink:type="simple" xlink:href="https://www.rfa.org/mandarin/yataibaodao/gangtai/ec-07142023053742.html/@@images/image" text:style-name="Internet_20_link" text:visited-style-name="Visited_20_Internet_20_Link">
</text:a>
Reuters Data Chart <text:a xlink:type="simple" xlink:href="https://www.rfa.org/mandarin/yataibaodao/gangtai/ec-07142023053742.html/@@stream" text:style-name="Internet_20_link" text:visited-style-name="Visited_20_Internet_20_Link">
Audio-Link: https://www.rfa.org/mandarin/yataibao/gangtai/ec-07142023053742.html/@@stream</text:a>
A Latest academic research report in Canada is exposed. A website that is aimed at counter -delivery and public privacy materials for the transmission of 2,800 Hong Kong people is very likely to be related to the CCP's information war.</text:p>
      <text:p text:style-name="P4">
<text:a xlink:type="simple" xlink:href="https://www.rfa.org/mandarin/ytbdzhuantixilie/shuju/jt-07122022115157.html" text:style-name="Internet_20_link" text:visited-style-name="Visited_20_Internet_20_Link">
** Investigation Report: "Chinese Characteristics" of Shanghai billion people data leakage</text:a>
*<text:a xlink:type="simple" xlink:href="https://www.rfa.org/mandarin/Xinwen/3-06212022104530.html" text:style-name="Internet_20_link" text:visited-style-name="Visited_20_Internet_20_Link">
<text:span text:style-name="T4">
 New York Times unveiled a large number of citizenship and DNA to ensure authoritarian rule </text:span>
</text:a>
Citizen Lab (Citizen Lab) announced the latest survey on Thursday (July 13) <text:a xlink:type="simple" xlink:href="https://citizenlab.ca/wp-content/uploads/2023/07/Report168-hkleaks-061323.pdf" text:style-name="Internet_20_link" text:visited-style-name="Visited_20_Internet_20_Link">
<text:span text:style-name="T4">
 Research Report </text:span>
</text:a>
It shows that the "Hong Kong decryption" website of 2,800 Hong Kong people's personal information is likely to have organized information wars and related to China.</text:p>
      <text:p text:style-name="P4">
The website began to operate when the Hong Kong was trapped in 2019. Different classifications such as "chaos of Hong Kong", "Teacher Huang Si", "Unscrupulous Reporter" and "Ran Hong Kong Stranger" were disclosed. Demonstrators, reporters and ordinary citizens, including mobile phone numbers and address.</text:p>
      <text:p text:style-name="P4">
Studies have found that the programming language of the "Hong Kong Decrypture" website (JavaScript) has code written by Putch Pinyin, such as "Jinlai", "chuqu" (going out), and "GUNDONG LUN BO" (rolling volunteer), etc. I believe website developers are people who use Mandarin.</text:p>
      <text:p text:style-name="P4">
Studies have found that the programming language in Hong Kong has Mandarin code. (Report screenshot) <text:a xlink:type="simple" xlink:href="https://www.rfa.org/mandarin/yataibaodao/gangtai/ec-07142023053742.html/78147a7653d173b0-99996e2f89e35bc6-76847f167a0b8bed8a006709666e901a8bdd4ee378013002-62a5544a622a56fe.png" text:style-name="Internet_20_link" text:visited-style-name="Visited_20_Internet_20_Link">
</text:a>
When tracking the "Hong Kong decryption" website starts, I found that Twitter (Twitter) In July 2019, after deleting more than 900 accounts that mainly released the negative information of Hong Kong's anti -dispute activities, the website was launched in less than a month. Symptoms for counter -delivery of the motion. At the same time, the official Weibo of Chinese official media and courts such as CCTV all reposted the public information of Hong Kong people disclosed on the website. When reposting, it was described with the "Hong Kong Stranger List" and "Picking their masks, acting together". The website has stopped operation, and Hong Kong's "Ji Zhishe" survey found that the last operation day of the transportation station was June 10 this year.</text:p>
      <text:p text:style-name="P4">
** Victims: Private information such as address, mobile phone, mobile phones will be publicly impact on spirit and reputation.</text:p>
      <text:p text:style-name="P4">
Personal information such as the address of the resistance to soup is made public on websites such as "Hong Kong Decipcia". He said that the website closure cannot make up for the damage. Although it has been moved to Taiwan, it has been labeled public trial, which has affected his reputation to this day.</text:p>
      <text:p text:style-name="P4">
Going to the soup: "The personal information was all very stressful. To this end, I moved a few times, and I had to rent a house anonymously, because I not only had to face the police that may be caught and in jail, but also there will be hooligans that may be right. My family and I have a personal injury and live in fear every day. And being classified as "thugs" by such websites, I will always be labeled in my life. Some new customers do not know me, want to know my background, and go online on the Internet. When you find my name, you can see the "thug ', which seriously damages my reputation."</text:p>
      <text:p text:style-name="P4">
China's official Weibo also has the disclosure of Hong Kong decryption. (Report screenshot) <text:a xlink:type="simple" xlink:href="https://www.rfa.org/mandarin/yataibaodao/gangtai/ec-07142023053742.html/4e2d56fd5b9865b95fae535a4e5f67098f6c53d1-99996e2f89e35bc6-516c5f007684-8d775e95-8d4465993002-62a5544a622a56fe.png" text:style-name="Internet_20_link" text:visited-style-name="Visited_20_Internet_20_Link">
</text:a>
Xu Zhifeng, a member of the Legislative Council of the Democratic School, is also a victim. He said that this means of Hong Kong people who just participated in the Democratic Movement did threaten and scare, making them dare not participate. How do national machines target democratic movements.<text:span text:style-name="T4">
 Comment: The case reflects the CCP's information operation and communication chain in any collaboration character to use weakened to improve the impression of the dissident to enhance the legitimacy of the regime </text:span>
</text:p>
      <text:p text:style-name="P4">
Huang Zhaonan, assistant professor of the National Development Institute of Taiwan Politburo, who studies the development and cognitive war operation of China Ruili, said that although the study could not confirm the "Hong Kong decryption" website that disclosed more than 2,000 Hong Kong people's information China is officially established, but the method is in line with the operation of the CCP's information war.</text:p>
      <text:p text:style-name="P4">
Huang Zhaonian: "The relatively clear is that the official Chinese official in the information operation and communication chain is a very obvious role of a very obvious co -operator. , I have made some deviating interpretations, and even labels to try to do information operations, affecting people's moral impression and cognition of people's or social movement supporters. While weakening the legitimacy of these movements, it is actually improving and consolidating and consolidating. The legitimacy of the Chinese Communist regime. "</text:p>
      <text:p text:style-name="P4">
Huang Zhaonian said that from Hong Kong experience, if the CCP practical digital authoritarianism, through the method of information warfare, can expand the power of internal civic social control methods, this sharp strength operation is also a means of cognitive operations of the CCP.</text:p>
      <text:p text:style-name="P4">
Reporter: Chen Zifei Editor: Chen Meihua Xu Shusing Jiayuan.com Editor: Ruizhe</text:p>
      <text:p text:style-name="P4">
News Source: <text:a xlink:type="simple" xlink:href="https://www.rfa.org/mandarin/yataibaodao/gangtai/ec-07142023053742.html" text:style-name="Internet_20_link" text:visited-style-name="Visited_20_Internet_20_Link">
https://www.rfa.org/mandarin/yataibaodao/gangtai/ec-07142023053742.html</text:a>
</text:p>
      <!--NEWS-->
      <text:h text:style-name="P10" text:outline-level="1">
<text:span text:style-name="T4">
Wang Yi meets Brinken called the United States to cancel the sanctions on China</text:span>
</text:h>
      <text:p text:style-name="P4">
Author: None (Language: zh)</text:p>
      <text:p text:style-name="P4">
Publisher: None</text:p>
      <text:p text:style-name="P4">
Time: 2023-07-14T05:53:00Z</text:p>
      <text:p text:style-name="P4">
Description: U.S. Secretary of State Brills and Director of the CPC Central Committee Wang Yi met during the ASEAN meeting on Thursday. Wang Yi called on the United States to "do moving with China", while Brinken reiterated the importance of the unblocked communication channels.</text:p>
      <text:p text:style-name="P4">
Videos: []</text:p>
      <text:p text:style-name="P4">
Images: []</text:p>
      <text:p text:style-name="P4">
Subject: 时政风云</text:p>
      <text:p text:style-name="P4">
Subjects: ['专题报道：习近平访美', '东南亚国家联盟', '南希·佩洛西']</text:p>
      <text:p text:style-name="P4">
Keywords: ['王毅', '秦刚', '布林肯', '雅加达', '东盟', '中美关系', '军事对话']</text:p>
      <text:p text:style-name="P4">
Id: 66220426</text:p>
      <!--METADATA-->
      <text:p text:style-name="P4">
<text:a xlink:type="simple" xlink:href="https://www.dw.com/zh/overlay/image/article/66220426/66219575" text:style-name="Internet_20_link" text:visited-style-name="Visited_20_Internet_20_Link">
 </text:a>
Wang Yi and Brinken met in the ASEAN meeting</text:p>
      <text:p text:style-name="P4">
(Voice of Germany Chinese), AntonyBlinken, US Secretary of State, and member of the Political Bureau of the Central Committee of the Communist Party of China, and the director of the Central Foreign Affairs Office, Wang Yi met in the ASEAN meeting held in Jakarta, Indonesia. The two of them appeared at the conference hall of a hotel in Jakarta and shook hands in front of the Chinese flags of China and the United States.</text:p>
      <text:p text:style-name="P4">
The Chinese Ministry of Foreign Affairs issued a press release on Friday (14th), advocating the most important thing is the "Return to Bali Island". In November last year, Chinese President Xi Jinping and the US President Biden met at the Bali venue at the Bali Summit in Bali of the 20th of the G20; Wang Yi said that the United States should reflect on the relationship between the relationship between the two sides into severe difficulties, which prompted the two parties to take Battle Battle Battle. The consensus consensus on the island is transformed into specific actions.</text:p>
      <text:p text:style-name="P4">
Wang Yi reiterated that China regards Taiwan's issue as a "internal affairs" and demands that the United States should not interfere; he also called on the United States to "stop the economic and trade and technology suppression of China and cancel illegal sanctions against China."</text:p>
      <text:p text:style-name="P4">
US State Department spokesman Matthewmiller said that the meeting was "frank and constructive", "part of the continuous efforts to maintain open communication channels, which aims to show the interests of the United States in a series of issues, And by reducing the risks of misunderstandings and misjudgment, managing competition in responsible way ".</text:p>
      <text:p text:style-name="P4">
Agence France -Presse quoted a US official who was unwilling to be named. In the talks, Brinkee emphasized the necessity and urgency of the United States and China to restore military communication. He also warned hackers saying that the United States would take appropriate action against any actions against the US government, companies, and American citizens to investigate the responsibility of relevant responsible persons.</text:p>
      <text:h text:style-name="P12" text:outline-level="3">
<text:span text:style-name="T4">
Bringsken: I held an important talks with President Xi Jinping</text:span>
</text:h>
      <text:h text:style-name="P12" text:outline-level="3">
<text:span text:style-name="T4">
Qin Gang is absent due to health reasons</text:span>
</text:h>
      <text:p text:style-name="P4">
This is the second time that Brintken and Wang Yi met within a month. <text:a xlink:type="simple" xlink:href="https://www.dw.com/zh/zh/布林肯告诉习近平拜登认为美中有义务处理好关系/a-65956287" text:style-name="Internet_20_link" text:visited-style-name="Visited_20_Internet_20_Link">
Brinken visited Beijing in mid -June</text:a>
, Became the first US Secretary of State, who visited China for the first time in the past five years. He met Xi Jinping, Wang Yi and foreign ministers Qin Gang at the time.</text:p>
      <text:p text:style-name="P4">
The ASEAN meeting was originally scheduled to be attended by Chinese Foreign Minister Qin Gang. But the Chinese Ministry of Foreign Affairs stated that due to <text:a xlink:type="simple" xlink:href="https://www.dw.com/zh/zh/秦刚去哪儿了北京健康原因缺席/a-66188018" text:style-name="Internet_20_link" text:visited-style-name="Visited_20_Internet_20_Link">
Qin Gang's "Health Reason"</text:a>
, Wang Yidai attended.</text:p>
      <text:p text:style-name="P4">
After visiting China, <text:a xlink:type="simple" xlink:href="https://www.dw.com/zh/zh/三鞠躬找平衡唱双簧-外界如何评耶伦中国行/a-66176844" text:style-name="Internet_20_link" text:visited-style-name="Visited_20_Internet_20_Link">
US Treasury Secretary Yellen also visited Beijing last week</text:a>
Essence In addition, the American Climate Special Envoy Cry also has a trip to China. However, so far, the United States has not yet realized <text:a xlink:type="simple" xlink:href="https://www.dw.com/zh/zh/中美未能重啟軍事對話-布林肯訪華失利/a-65968525" text:style-name="Internet_20_link" text:visited-style-name="Visited_20_Internet_20_Link">
resumed dialogue with the Chinese military</text:a>
The key goal, and dialogue is considered the key to avoid confrontation.</text:p>
      <text:p text:style-name="P4">
For a period of time, the relationship between the two largest economies of China and the United States has become increasingly tense because of a series of problems. These problems include China's increasing attitude in the Asia -Pacific region and the comprehensive restrictions on the implementation of advanced semiconductor exports in the Asia -Pacific region.</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ul>
        <li>
#</li>
      </ul>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i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Wang Yi: China and Russia should strengthen strategic communication and coordination</text:span>
</text:h>
      <text:p text:style-name="P4">
Wang Yi delivered a speech to the Foreign Minister of ASEAN countries on Thursday morning, and Russian Foreign Minister Lavrov also delivered a speech. This is the first meeting between Wang Yi and Lavrov since March.</text:p>
      <text:p text:style-name="P4">
According to Reuters, Wang Yi said in Jakarta's meeting with Russian Foreign Minister Lavrov that China and Russia need to strengthen strategic communication and coordination.</text:p>
      <text:p text:style-name="P4">
The Chinese Ministry of Foreign Affairs quoted Wang Yi as saying, "Faced with a century -old change, China and Russia firmly support each other to maintain legitimate interests, adhere to the path of harmoniousness, win -win cooperation, and jointly promote the world's polarization and international relations. The important consensus of the head of state, maintaining high -level exchanges, strengthening strategic communication and coordination, showing the responsibility of the great powers, defending their national interests and national dignity, and maintaining international fairness and justice. "</text:p>
      <text:p text:style-name="P4">
Wang Yi also particularly emphasized that China is willing to be with Russia, "supporting the status of the ASEAN center, alert to external forces interference, and supporting Indonesia and ASEAN countries to grasp the correct direction of East Asian cooperation and maintain a difficult peaceful and stable situation in the region."</text:p>
      <text:p text:style-name="P4">
(Reuters, Agence France -Presse)</text:p>
      <text:p text:style-name="P4">
News Source: <text:a xlink:type="simple" xlink:href="https://www.dw.com/zh/王毅会晤布林肯-吁美取消对中制裁/a-66220426" text:style-name="Internet_20_link" text:visited-style-name="Visited_20_Internet_20_Link">
https://www.dw.com/zh/王毅会晤布林肯-吁美取消对中制裁/a-66220426?maca=chi-rss-chi-all-1127-rdf</text:a>
</text:p>
      <!--NEWS-->
      <text:h text:style-name="P10" text:outline-level="1">
<text:span text:style-name="T4">
Blint meets Wang Yi to keep communication with the Taiwan Strait's security and re -focus</text:span>
</text:h>
      <text:p text:style-name="P4">
Author: None</text:p>
      <text:p text:style-name="P4">
Publisher: Radio Free Asia (Organization)</text:p>
      <text:p text:style-name="P4">
Published Time: 2023-07-14T06:16:00-04:00</text:p>
      <text:p text:style-name="P4">
Modified Time: 2023-07-14T12:04:01-04:00</text:p>
      <text:p text:style-name="P4">
Description: None</text:p>
      <text:p text:style-name="P4">
Videos: []</text:p>
      <text:p text:style-name="P4">
Audios: ["<text:a xlink:type="simple" xlink:href="https://www.rfa.org/mandarin/yataibaodao/junshiwaijiao/hcm-071420230615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612011in" draw:z-index="0">
<draw:image xlink:href="../Images/rfamandarin/2023-07-14T06-16-00-04-00/000000.png" xlink:type="simple" xlink:show="embed" xlink:actuate="onLoad" draw:mime-type="image/png"/>
</draw:frame>
On July 13, 2023, U.S. Secretary of State Brosky attended the ASEAN Foreign Minister's meeting and met with Wang Yi, director of the Foreign Affairs Office of the Central Committee of the Communist Party of China. <text:a xlink:type="simple" xlink:href="https://www.rfa.org/mandarin/yataibaodao/junshiwaijiao/hcm-07142023061539.html/@@images/image" text:style-name="Internet_20_link" text:visited-style-name="Visited_20_Internet_20_Link">
</text:a>
Reuters picture <text:a xlink:type="simple" xlink:href="https://www.rfa.org/mandarin/yataibaodao/junshiwaijiao/hcm-07142023061539.html/@@stream" text:style-name="Internet_20_link" text:visited-style-name="Visited_20_Internet_20_Link">
AUDIO-LLTTPS: //www.rfa.org/Mandarin/yataibaodao/junshiwaijiao/hcm-07142023061539.html/@stream</text:a>
On July 13, U.S. Secretary of State Brosky attended ASEAN to attend ASEAN(ASEAN)The foreign minister meeting also met with Wang Yi, the director of the Foreign Affairs Office of the Central Committee of the Communist Party of China. The United States and China have maintained communication and focus on the safety of the Taiwan Strait, and once again become the focus. At the same time, China proposed at a meeting with ASEAN Foreign Minister that he hoped to complete the "South China Sea Conduct" negotiations within three years.</text:p>
      <text:p text:style-name="P4">
<text:a xlink:type="simple" xlink:href="https://www.rfa.org/mandarin/Xinwen/2-07132023132308.html" text:style-name="Internet_20_link" text:visited-style-name="Visited_20_Internet_20_Link">
<text:span text:style-name="T4">
 Brinken told Wang Yimei that he would investigate the hacking emissions email </text:span>
</text:a>
*<text:a xlink:type="simple" xlink:href="https://www.rfa.org/mandarin/Xinwen/1-07092023112130.html" text:style-name="Internet_20_link" text:visited-style-name="Visited_20_Internet_20_Link">
<text:span text:style-name="T4">
 Yellen ended a press conference before visiting China: This trip helps stable US -China relations </text:span>
</text:a>
US State Department spokesman Miller(MatthewMiller)Said that Brintken and Wang Yi met with a series of bilateral, regional and global issues, frank and constructive discussions, including differences and potential cooperation areas. Brinken emphasized the importance of maintaining peace and stability of the Taiwan Strait.</text:p>
      <text:p text:style-name="P4">
Miller pointed out that Brinken used the meeting to promote the interests and values of the United States to directly propose the common concern of the United States and allies and partners to the action of China, and advocated progress on the transnational challenges that affect the United States and the people of the world. Brinken clearly stated that the United States will promote the vision of freedom, openness, and rule -based international order with allies and partners.</text:p>
      <text:p text:style-name="Quotations">

<text:p text:style-name="P4">
[Brilling Kenja See Wang Yi Fang Raise]&gt;
 U.S. Secretary of State <text:a xlink:type="simple" xlink:href="https://twitter.com/hashtag/%E5%B8%83%E6%9E%97%E8%82%AF" text:style-name="Internet_20_link" text:visited-style-name="Visited_20_Internet_20_Link">
 #Bollingken&gt;
</text:a>
&gt;
 Meet China's highest diplomat in Jakarta <text:a xlink:type="simple" xlink:href="https://twitter.com/hashtag/%E7%8E%8B%E6%AF%85" text:style-name="Internet_20_link" text:visited-style-name="Visited_20_Internet_20_Link">
 #&gt;
 毅&gt;
</text:a>
" Although the two countries have frequently interacted recently, there are still differences in a series of trade, security and geopolitical issues. Brinken told Wang Yi that the United States will investigate the aggression of the US government agency <text:a xlink:type="simple" xlink:href="https://twitter.com/hashtag/%E9%BB%91%E5%AE%A2" text:style-name="Internet_20_link" text:visited-style-name="Visited_20_Internet_20_Link">
 #hacker&gt;
</text:a>
&gt;
 Responsibility. <text:a xlink:type="simple" xlink:href="https://t.co/1oJKxteHkM" text:style-name="Internet_20_link" text:visited-style-name="Visited_20_Internet_20_Link">
pic.twitter.com/1ojkxtehkm</text:a>
&gt;
&gt;
 - Liberty Asia Radio(@RFA_Chinese)<text:a xlink:type="simple" xlink:href="https://twitter.com/RFA_Chinese/status/1679609144511430660" text:style-name="Internet_20_link" text:visited-style-name="Visited_20_Internet_20_Link">
 July 13, 2023&gt;
 </text:a>
According to the official Xinhuanet report, Wang Yi said in the meeting that the two sides should start with specific things, resolutely prevent the "gray rhino", properly handle the "black swan", and completely move out the "blockbing" to accumulate the stable accumulation of Sino -US relations. Conditions, exclusion interference. Wang Yi also mentioned China's position on the Taiwan issue, asking the United States to not be able to interfere with China's internal affairs, at the same time stopping the suppression of China, trade and technology, and canceling sanctions against China.</text:p>

</text:p>
      <text:p text:style-name="P4">
Chen Wenjia, a senior consultant of the National Institute of National Policy in Taiwan, said in an interview with this station that Taiwan is an important indicator of the United States to realize the opening and freedom of the Indo -Pacific region, and it is also an important base for curbing the expansion of China's hegemony. For China, it has repeatedly emphasized that Taiwan is the core of its core interests. "Obviously, Taiwan highlights the strategic position in the Sino -US game."</text:p>
      <text:p text:style-name="P4">
<text:span text:style-name="T4">
 American climate special envoy Kerry is about to visit China </text:span>
</text:p>
      <text:p text:style-name="P4">
After Blint and US Treasury Secretary Yellen successively visited China, Johinkerry, a US climate, will also visit Beijing on the 16th. Before the visit, Kerry said at Congress Hearing that climate issues were one of the many issues that Bayeng government tried to cooperate with China. He emphasized that the United States will not make any concessions.</text:p>
      <text:p text:style-name="P4">
Political commentators Cai Shenkun told this station that the Bayeng government now also hopes that US -China relations will ease, and don't be too intense. However, Chinese hacker attacks the emails containing the US government agencies in multiple organizations. Blingken is responsible and needs to show attitudes. And Wang Yi had touched the United States during the past period of the Ministry of Foreign Affairs of the Lord, and the recent meeting seemed to see that his attitude was soft.</text:p>
      <text:p text:style-name="P4">
"Now China's domestic politics and economy no longer allows the crazy image of the past five years, and must maintain contact or restore a certain relationship with the United States. Otherwise, China's political and economic environment will only be more severe." Cai Shenkun commented.</text:p>
      <text:p text:style-name="P4">
<text:span text:style-name="T4">
 China's urgent desire to reach the "South China Sea Behavior Guidelines" Island Reef Militaryization Doubt </text:span>
</text:p>
      <text:p text:style-name="P4">
In addition to meeting with Blint, Wang Yi also attended China-ASEAN on the 13th(10+1)Foreign Minister Club. According to a press release issued by the website of the Ministry of Foreign Affairs of China, China promised to adhere to the "Declaration of the South China Sea" and strive to reach the "South China Sea Conduct" as soon as possible to better maintain the peace and stability of the South China Sea. The press release said, "China and ASEAN are always neighbors, partners, and brothers and sisters."Chen Wenjia pointed out that 7 years ago, the international court rejected the claim of the so -called South China Sea's "Nine Section Line" in the South China Sea arbitration case, which was more beneficial to the Philippines and other countries. However, in the past 7 years, the relevant ruling cannot be effectively implemented, and China still has room for operation.</text:p>
      <text:p text:style-name="P4">
Chen Wenjia: "China will use the South China Sea Code of Conduct, the first as a restraint, and the second to strive to negotiate with the South China Sea Sound of the country. After all, sovereignty and economic and economic benefits are very important for China. Safety attracts ASEAN. China will inevitably increase the "Belt and Road" economic lure ASEAN countries. In this area, it not only involves geopolitical security, but also includes geographical interests. "</text:p>
      <text:p text:style-name="P4">
Cai Shenkun also believes that the focus of the US India's strategic transfer strategy is an imminent problem for China to reach the "South China Sea Conduct" with ASEAN countries. Most Southeast Asian countries are unwilling to have a stiff relationship with China, so the key is whether Chinese seniors are willing to make concessions on the South China Sea issue.</text:p>
      <text:p text:style-name="P4">
Reporter: Huang Chunmei Responsible: Chen Meihua Xu Shuting He Ping.com Edited: Ruizhe</text:p>
      <text:p text:style-name="P4">
News Source: <text:a xlink:type="simple" xlink:href="https://www.rfa.org/mandarin/yataibaodao/junshiwaijiao/hcm-07142023061539.html" text:style-name="Internet_20_link" text:visited-style-name="Visited_20_Internet_20_Link">
https://www.rfa.org/mandarin/yataibaodao/junshiwaijiao/hcm-07142023061539.html</text:a>
</text:p>
      <!--NEWS-->
      <text:h text:style-name="P10" text:outline-level="1">
<text:span text:style-name="T4">
Ukrainian Macarova: FREE Version is over to end the war</text:span>
</text:h>
      <text:p text:style-name="P4">
Authors: ['何越']</text:p>
      <text:p text:style-name="P4">
Publisher: 英国《金融时报》</text:p>
      <text:p text:style-name="P4">
Time: 2023-07-14T06:39:22+00:00</text:p>
      <text:p text:style-name="P4">
Published Time: 2023-07-13T12:00:99+08:00</text:p>
      <text:p text:style-name="P4">
Modified Time: 2023-07-14T02:27:99+08:00</text:p>
      <text:p text:style-name="P4">
Description: He Yue: Macarova went to our town from Ukraine at the end of last year, waiting for the end of the war to return to home. Her appearance is like a bridge, which connects my attention to Ukraine's paper with reality.</text:p>
      <text:p text:style-name="P4">
Images: []</text:p>
      <text:p text:style-name="P4">
Themes: ['专栏', '乌克兰战争', '关注']</text:p>
      <text:p text:style-name="P4">
Keywords: ['乌克兰战争', '乌克兰', '难民', '越陌度阡']</text:p>
      <text:p text:style-name="P4">
Type: Article</text:p>
      <!--METADATA-->
      <text:p text:style-name="P4">
On July 11, the NATO Summit was held in Vernis, the capital of Lithuania. The focus is whether the timetable for Ukraine into NATO.</text:p>
      <text:p text:style-name="P4">
There was this matter in my heart, and I walked into the coffee house of our church in our town. This is the first time that I have been here to be a volunteer. In the United Kingdom, I changed a lot of old ideas. Before I was a volunteer waiter and a coffee, I spent a week to do psychological construction -I no longer think that the waiter (the word Duanpan is discriminatory) is a job of the first -class service of the low -level servant. The word serving itself is also discriminatory.</text:p>
      <text:p text:style-name="P4">
News Source: <text:a xlink:type="simple" xlink:href="http://www.ftchinese.com/story/001100254" text:style-name="Internet_20_link" text:visited-style-name="Visited_20_Internet_20_Link">
http://www.ftchinese.com/story/001100254</text:a>
</text:p>
      <!--NEWS-->
      <text:h text:style-name="P10" text:outline-level="1">
<text:span text:style-name="T4">
European refugee issues affect the German nerves</text:span>
</text:h>
      <text:p text:style-name="P4">
Authors: ['袁杰']</text:p>
      <text:p text:style-name="P4">
Publisher: 英国《金融时报》</text:p>
      <text:p text:style-name="P4">
Time: 2023-07-14T06:50:26+00:00</text:p>
      <text:p text:style-name="P4">
Published Time: 2023-07-13T12:00:99+08:00</text:p>
      <text:p text:style-name="P4">
Modified Time: 2023-07-14T02:49:99+08:00</text:p>
      <text:p text:style-name="P4">
Description: Yuan Jie: European refugee issues are important reasons for pushing the support rate of the party (AFD) of the German right -wing populist parties. This also highlights the importance and urgency of the European Union to reach the new agreement of refugees.</text:p>
      <text:p text:style-name="P4">
Images: ["<text:a xlink:type="simple" xlink:href="https://thumbor.ftacademy.cn/unsafe/picture/8/000184908_piclink.jpeg" text:style-name="Internet_20_link" text:visited-style-name="Visited_20_Internet_20_Link">
000184908_pic...</text:a>
"]</text:p>
      <text:p text:style-name="P4">
Themes: ['德国', '关注']</text:p>
      <text:p text:style-name="P4">
Keywords: ['德国', '难民', '德国政治']</text:p>
      <text:p text:style-name="P4">
Type: Article</text:p>
      <!--METADATA-->
      <text:p text:style-name="P4">
<draw:frame draw:style-name="fr1" draw:name="Image58" text:anchor-type="as-char" svg:width="6.9236in" svg:height="4.617987in" draw:z-index="0">
<draw:image xlink:href="../Images/FT Chinese Free Version/2023-07-14T06-50-26-00-00/000184908_piclink.jpeg" xlink:type="simple" xlink:show="embed" xlink:actuate="onLoad" draw:mime-type="image/jpeg"/>
</draw:frame>
Not long ago, EU member states have reached a new agreement on refugee asylum. Germany is the EU country with the most refugees. Most people are urgent to expect the new agreement to help solve the European refugee problem.</text:p>
      <text:p text:style-name="P4">
<text:span text:style-name="T4">
 1. The EU reaches an immigration agreement </text:span>
</text:p>
      <text:p text:style-name="P4">
News Source: <text:a xlink:type="simple" xlink:href="http://www.ftchinese.com/story/001100255" text:style-name="Internet_20_link" text:visited-style-name="Visited_20_Internet_20_Link">
http://www.ftchinese.com/story/001100255</text:a>
</text:p>
      <!--NEWS-->
      <text:h text:style-name="P10" text:outline-level="1">
<text:span text:style-name="T4">
Kerry: The United States will not make compensation to the affected country</text:span>
</text:h>
      <text:p text:style-name="P4">
Author: 联合早报 (Person)</text:p>
      <text:p text:style-name="P4">
Publisher: 联合早报 (Organization)</text:p>
      <text:p text:style-name="P4">
Published Time: 2023-07-14T06:57</text:p>
      <text:p text:style-name="P4">
Modified Time: 2023-07-14T07:11</text:p>
      <text:p text:style-name="P4">
Description: Kerry, a special envoy of climate change in Beijing, to restart climate negotiations in Beijing, stated that no matter what the situation is, the United States will not compensate for developing countries that have been severely damaged by climate change. The 27th UN Climate Change Conference (COP27) held in Egypt reached an agreement last year ...</text:p>
      <text:p text:style-name="P4">
Videos: []</text:p>
      <text:p text:style-name="P4">
Audios: []</text:p>
      <text:p text:style-name="P4">
Images: []</text:p>
      <text:p text:style-name="P4">
Type: NewsArticle</text:p>
      <text:p text:style-name="P4">
Breadcrumbs: ['即时', '国际']</text:p>
      <text:p text:style-name="P4">
Keywords: ['气候变化', '克里', '发展中国家', '赔偿', '美国']</text:p>
      <!--METADATA-->
      <text:p text:style-name="P4">
Kerry, a special envoy of climate change in Beijing, to restart climate negotiations in Beijing, stated that no matter what the situation is, the United States will not compensate for developing countries that have been severely damaged by climate change.</text:p>
      <text:p text:style-name="P4">
Last year, the 27th UN Climate Change Conference (COP27) held in Egypt reached an agreement. Its countries agreed to set up a fund to assist developing countries in response to disasters caused by floods, storms and other climate change.</text:p>
      <text:p text:style-name="P4">
Reuters reported that Cry, who had served as the Secretary of State, testified on Thursday (July 13) at the climate agenda hearing at the State Council, and was asked if the United States would provide funds to the United Nations fund.</text:p>
      <text:p text:style-name="P4">
In the inquiry of the members of the member Master, Kerry said, "No, no matter what the situation is."</text:p>
      <text:p text:style-name="P4">
<text:a xlink:type="simple" xlink:href="https://www.zaobao.com/realtime/china/story20230712-1412983" text:style-name="Internet_20_link" text:visited-style-name="Visited_20_Internet_20_Link">
Kerry will visit China from July 16th to 19th</text:a>
, Restart bilateral talks on cooperation to respond to climate change. Kerry's first climate discussion since the United States and China since August last year. At that time, after the speaker of the US House of Representatives, Losi visited Taiwan, Beijing was angry and interrupted the climate talks.</text:p>
      <text:p text:style-name="P4">
[United Nations COP27 Conference] held in Egypt in November 2022 in Egypt 2022(https://www.zaobao.com/realtime/world/story20221106-1330414)In the end, the United States supports the establishment of a financing mechanism to solve the "loss and damage" suffered by a fragile country due to major or regular disasters, but this agreement does not specifically explain who will provide funds to the fund or how to issue funds. The United States and other developed countries have added a note to the promotion agreement to eliminate the views of rich countries with historical emissions or compensation for compensation for the affected countries.</text:p>
      <text:p text:style-name="P4">
News Source: <text:a xlink:type="simple" xlink:href="https://www.zaobao.com.sg/realtime/world/story20230714-1413678" text:style-name="Internet_20_link" text:visited-style-name="Visited_20_Internet_20_Link">
https://www.zaobao.com.sg/realtime/world/story20230714-1413678</text:a>
</text:p>
      <!--NEWS-->
      <text:h text:style-name="P10" text:outline-level="1">
<text:span text:style-name="T4">
Interview with Sir Alexander Alexander Alexander: "Free Version is very urgent to deal with climate crisis"</text:span>
</text:h>
      <text:p text:style-name="P4">
Authors: ['何越']</text:p>
      <text:p text:style-name="P4">
Publisher: 英国《金融时报》</text:p>
      <text:p text:style-name="P4">
Time: 2023-07-14T07:10:41+00:00</text:p>
      <text:p text:style-name="P4">
Published Time: 2023-07-10T12:00:99+08:00</text:p>
      <text:p text:style-name="P4">
Modified Time: 2023-07-10T23:45:99+08:00</text:p>
      <text:p text:style-name="P4">
Description: Danny Alexander said that the multilateral cooperation mechanism is the best way to achieve common goals, and countries must cooperate to jointly solve the problem of climate change.</text:p>
      <text:p text:style-name="P4">
Images: ["<text:a xlink:type="simple" xlink:href="https://thumbor.ftacademy.cn/unsafe/picture/5/000187135_piclink.jpg" text:style-name="Internet_20_link" text:visited-style-name="Visited_20_Internet_20_Link">
000187135_pic...</text:a>
"]</text:p>
      <text:p text:style-name="P4">
Themes: ['专栏', '亚投行', '关注']</text:p>
      <text:p text:style-name="P4">
Keywords: ['亚投行', '气候变化', '中英关系', '越陌度阡']</text:p>
      <text:p text:style-name="P4">
Type: Article</text:p>
      <!--METADATA-->
      <text:p text:style-name="P4">
On July 5th, the British Think Tank Paddy Ashdown Forum (Padi Ash Ashidang) held a "Global Dialogue". The first interviewed guest was the former chief secretary of the British Ministry of Finance. Sir Dannyalexander. The AIIB is a controversial agency in the UK. I heard rumors several times that "the AIIB is serving the 'Belt and Road'." Not long ago, Canada suspended its contact with the AIIB because the bank's global communication director and a Canadian said that the bank was "led by the Communist Party" and resigned. Therefore, I have a high curiosity about the Asian Investment Bank and the former British politician Alexander Alexander who served the AIIB. Bypassing the AIIB, the founder of the British Liberal Democratic Party, Merleneemerson (Du Shuzhen) directly invited my interview to Sir Alexander, and quickly received consent. 45 minutes before the beginning of the "Global Dialogue" of Padi Ash, I interviewed him.</text:p>
      <text:p text:style-name="P4">
<draw:frame draw:style-name="fr1" draw:name="Image59" text:anchor-type="as-char" svg:width="6.9236in" svg:height="6.154311in" draw:z-index="0">
<draw:image xlink:href="../Images/FT Chinese Free Version/2023-07-14T07-10-41-00-00/000187135_piclink.jpg" xlink:type="simple" xlink:show="embed" xlink:actuate="onLoad" draw:mime-type="image/jpeg"/>
</draw:frame>
Du Shuzhen (first from left) delivered a speech in the first "global dialogue" in the Padi Ash as the forum. The first one was Sir Alexander, and in the middle is Dr. Dr Mimi Ajibade, the host of the host.</text:p>
      <text:p text:style-name="P4">
<text:span text:style-name="T4">
 Question: </text:span>
 You return to Europe this time to participate in the new Global Financing Contract Summit held in Paris. What information do you get?</text:p>
      <text:p text:style-name="P4">
News Source: <text:a xlink:type="simple" xlink:href="http://www.ftchinese.com/story/001100212" text:style-name="Internet_20_link" text:visited-style-name="Visited_20_Internet_20_Link">
http://www.ftchinese.com/story/001100212</text:a>
</text:p>
      <!--NEWS-->
      <text:h text:style-name="P10" text:outline-level="1">
<text:span text:style-name="T4">
WHO: Asba is sweet for possible carcinogens but can still be eaten safely</text:span>
</text:h>
      <text:p text:style-name="P4">
Author: 联合早报 (Person)</text:p>
      <text:p text:style-name="P4">
Publisher: 联合早报 (Organization)</text:p>
      <text:p text:style-name="P4">
Published Time: 2023-07-14T07:50</text:p>
      <text:p text:style-name="P4">
Modified Time: 2023-07-14T07:55</text:p>
      <text:p text:style-name="P4">
Description: Two organizations associated with the World Health Organization (WHO) announced on Friday (July 14) that the sweetener Asba sweet is "possible carcinogenic substances", but consumption is still safe at the aggregated level. Reuters reports that Aspartame ...</text:p>
      <text:p text:style-name="P4">
Videos: []</text:p>
      <text:p text:style-name="P4">
Audios: []</text:p>
      <text:p text:style-name="P4">
Images: []</text:p>
      <text:p text:style-name="P4">
Type: NewsArticle</text:p>
      <text:p text:style-name="P4">
Breadcrumbs: ['即时', '国际']</text:p>
      <text:p text:style-name="P4">
Keywords: ['世界卫生组织', '联合国', '致癌物', '糖']</text:p>
      <!--METADATA-->
      <text:p text:style-name="P4">
Two organizations associated with the World Health Organization (WHO) announced on Friday (July 14) that the sweetener Asba sweet is "possible carcinogenic substances", but consumption is still safe at the aggregated level.</text:p>
      <text:p text:style-name="P4">
Reuters reports that Aspartame is one of the most popular sweeteners in the world. It uses it from Coca -Cola sugar -free soda to Mars ’Extra chewing gum and other products.</text:p>
      <text:p text:style-name="P4">
The WHO Independent Expert Group evaluates whether there is any evidence to indicate that a certain substance has potential harm, and another expert group evaluates the real risk of the substance.</text:p>
      <text:p text:style-name="P4">
The Secretary for Nutrition and Health and Development of the WHO Headquarters in the Geneva headquarters, before issuing a statement of the two expert groups, trying to help consumers understand the seemingly contradictory position of the expert group.</text:p>
      <text:p text:style-name="P4">
"If the choice faced by consumers is, I should drink cola with the cola with a sweetener, and I think the third choice should be considered -that is to drink boiled water."</text:p>
      <text:p text:style-name="P4">
The International Cancer Research Agency (IARC), headquartered in Lyon, issued a statement saying that Asba is sweet as a "possible carcinogen." The so -called "Possible Cancer" refers to a certain substance that can cause cancer.</text:p>
      <text:p text:style-name="P4">
IARC's assessment does not consider how much Asba's sweetness is needed for a person to consider; and the amount of intake is the Food Additive Joint Expert Committee (JECFA) under the WHO and the United Nations Food and Agricultural Organization (FAO) (JECFA) The expert group considers.</text:p>
      <text:p text:style-name="P4">
After a comprehensive review of the Food Additive Joint Expert Committee, it was announced on Friday that no convincing evidence showed that the sweetness of Asba was harmful, and it continued to recommend that people's daily intake of Asba was controlled. Level below 40 mg.</text:p>
      <text:p text:style-name="P4">
This is consistent with the level set by the Food Additives Joint Expert Committee in 1981, and regulators around the world have similar guidelines.</text:p>
      <text:p text:style-name="P4">
Several scientists who did not participate in the evaluation believed that the evidence that Asba sweets were linked with cancer were weak. The Food and Beverage Industry Association said that the assessment of the WHO Independent Expert Group shows that Asba is safe, for people who want to reduce sugar in diet, Asba is a good alternative choice.</text:p>
      <text:p text:style-name="P4">
News Source: <text:a xlink:type="simple" xlink:href="https://www.zaobao.com.sg/realtime/world/story20230714-1413681" text:style-name="Internet_20_link" text:visited-style-name="Visited_20_Internet_20_Link">
https://www.zaobao.com.sg/realtime/world/story20230714-1413681</text:a>
</text:p>
      <!--NEWS-->
      <text:h text:style-name="P10" text:outline-level="1">
<text:span text:style-name="T4">
Microsoft email is showed by the black incident by the black incident (Free Version)</text:span>
</text:h>
      <text:p text:style-name="P4">
Author: Dustin Volz / Robert McMillan / Josh Chin</text:p>
      <text:p text:style-name="P4">
Publisher: 华尔街日报中文网</text:p>
      <text:p text:style-name="P4">
Published Time: 2023-07-14T08:10:00.000Z</text:p>
      <text:p text:style-name="P4">
Modified Time: 2023-07-14T08:10:00.000Z</text:p>
      <text:p text:style-name="P4">
Created Time: 2023-07-14T06:50:00.000Z</text:p>
      <text:p text:style-name="P4">
Description: Some security experts call this attack as one of the highest level of technical levels and the strongest hidden attacks.</text:p>
      <text:p text:style-name="P4">
Images: []</text:p>
      <text:p text:style-name="P4">
Categories: ['国际']</text:p>
      <text:p text:style-name="P4">
Keywords: SYND,LINK:EN|WP-WSJ-0001053670</text:p>
      <text:p text:style-name="P4">
Type: Article</text:p>
      <!--METADATA-->
      <text:p text:style-name="P4">
A hacker network with the background of the Chinese government has a large movement recently, invading the email accounts of several senior US officials including the US Minister of Commerce. The complexity of these hackers has shocked American cyber security officials.</text:p>
      <text:p text:style-name="P4">
News Source: <text:a xlink:type="simple" xlink:href="https://cn.wsj.com/articles/%E5%BE%AE%E8%BD%AF%E7%94%B5%E9%82%AE%E8%A2%AB%E9%BB%91%E4%BA%8B%E4%BB%B6%E6%98%BE%E7%A4%BA%E4%B8%AD%E5%9B%BD%E7%BD%91%E7%BB%9C%E9%97%B4%E8%B0%8D%E6%8A%80%E6%9C%AF%E6%84%88%E5%8F%91%E9%AB%98%E8%B6%85-fe07c215" text:style-name="Internet_20_link" text:visited-style-name="Visited_20_Internet_20_Link">
https://cn.wsj.com/articles/%E5%BE%AE%E8%BD%AF%E7%94%B5%E9%82%AE%E8%A2%AB%E9%BB%91%E4%BA%8B%E4%BB%B6%E6%98%BE%E7%A4%BA%E4%B8%AD%E5%9B%BD%E7%BD%91%E7%BB%9C%E9%97%B4%E8%B0%8D%E6%8A%80%E6%9C%AF%E6%84%88%E5%8F%91%E9%AB%98%E8%B6%85-fe07c215</text:a>
</text:p>
      <!--NEWS-->
      <text:h text:style-name="P10" text:outline-level="1">
<text:span text:style-name="T4">
ChatGPT is being received by FTC survey (Free Version)</text:span>
</text:h>
      <text:p text:style-name="P4">
Author: Ryan Tracy / John D. McKinnon</text:p>
      <text:p text:style-name="P4">
Publisher: 华尔街日报中文网</text:p>
      <text:p text:style-name="P4">
Published Time: 2023-07-14T08:20:00.000Z</text:p>
      <text:p text:style-name="P4">
Modified Time: 2023-07-14T08:20:00.000Z</text:p>
      <text:p text:style-name="P4">
Created Time: 2023-07-13T22:24:00.000Z</text:p>
      <text:p text:style-name="P4">
Description: The Federal Trade Commission is investigating whether the OpenAI's ChatGPT has harmed them due to the release of false information about people, which means that the popular application is facing potential litigation risks.</text:p>
      <text:p text:style-name="P4">
Images: []</text:p>
      <text:p text:style-name="P4">
Categories: ['科技']</text:p>
      <text:p text:style-name="P4">
Keywords: SYND,LINK:EN|WP-WSJ-0001051462</text:p>
      <text:p text:style-name="P4">
Type: Article</text:p>
      <!--METADATA-->
      <text:p text:style-name="P4">
US Federal Trade Commission(FTC)This is investigating whether the OpenAI's ChatGPT has caused harm to them due to the release of false information about people, which means that this model uses artificial intelligence(AI)Popular applications that generate extremely similar to human chat are facing potential litigation risks.</text:p>
      <text:p text:style-name="P4">
News Source: <text:a xlink:type="simple" xlink:href="https://cn.wsj.com/articles/chatgpt%E6%AD%A3%E5%9C%A8%E6%8E%A5%E5%8F%97%E7%BE%8E%E5%9B%BD%E8%81%94%E9%82%A6%E8%B4%B8%E6%98%93%E5%A7%94%E5%91%98%E4%BC%9A%E7%9A%84%E8%B0%83%E6%9F%A5-ffc4a548" text:style-name="Internet_20_link" text:visited-style-name="Visited_20_Internet_20_Link">
https://cn.wsj.com/articles/chatgpt%E6%AD%A3%E5%9C%A8%E6%8E%A5%E5%8F%97%E7%BE%8E%E5%9B%BD%E8%81%94%E9%82%A6%E8%B4%B8%E6%98%93%E5%A7%94%E5%91%98%E4%BC%9A%E7%9A%84%E8%B0%83%E6%9F%A5-ffc4a548</text:a>
</text:p>
      <!--NEWS-->
      <text:h text:style-name="P10" text:outline-level="1">
<text:span text:style-name="T4">
Comment | Wang Dan: The new model of the CCP's persecution of human rights</text:span>
</text:h>
      <text:p text:style-name="P4">
Author: None</text:p>
      <text:p text:style-name="P4">
Publisher: Radio Free Asia (Organization)</text:p>
      <text:p text:style-name="P4">
Published Time: 2023-07-14T08:40:00-04:00</text:p>
      <text:p text:style-name="P4">
Modified Time: 2023-07-14T10:00:17-04:00</text:p>
      <text:p text:style-name="P4">
Description: None</text:p>
      <text:p text:style-name="P4">
Videos: []</text:p>
      <text:p text:style-name="P4">
Audios: ["<text:a xlink:type="simple" xlink:href="https://www.rfa.org/mandarin/pinglun/wangdan/wd-07102023150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88615in" draw:z-index="0">
<draw:image xlink:href="../Images/rfamandarin/2023-07-14T08-40-00-04-00/000000.png" xlink:type="simple" xlink:show="embed" xlink:actuate="onLoad" draw:mime-type="image/png"/>
</draw:frame>
709 lawyer Wang Quanzhang was forced to move, and the public security continued to harass at home for various reasons. It was forced to move 13 times in the past two months, which caused a large report on international media. <text:a xlink:type="simple" xlink:href="https://www.rfa.org/mandarin/pinglun/wangdan/wd-07102023150148.html/@@images/image" text:style-name="Internet_20_link" text:visited-style-name="Visited_20_Internet_20_Link">
</text:a>
Li Wenzu Twitter <text:a xlink:type="simple" xlink:href="https://www.rfa.org/mandarin/pinglun/wangdan/wd-07102023150148.html/@@stream" text:style-name="Internet_20_link" text:visited-style-name="Visited_20_Internet_20_Link">
Audio-Link: https://www.rfa.org/mandarin/pinglun/wangdan/wd 07102023150148.html/@@stream</text:a>
In the 2015 "709 arrest", many rights protection lawyers and democrats were imprisoned. Although these arrested people have been released from prison in recent years, the authorities have not stopped their suppression of them.</text:p>
      <text:p text:style-name="P4">
Recently, Wang Quanzhang, a lawyer in the 709 case, continued to be suppressed and persecuted by the authorities. According to Radio Free Asia, from 2015 to 2021, the Wang Quanzhang family has been forced to relocate many times. In the past two months, they have been forced to move frequently in Beijing. The whole family is exhausted. The residence was not only disconnected from the water, the grass -roots public security also smashed the door at night, rushing into the house to provoke, challenging the landlord to disassemble the door of the rental house where they lived. Wang Quanzhang's wife, Li Wenzu, was interviewed and said that the child was sick because of being frightened and was forced to separate from his parents, and was created physically and mentally. Wang Quanzhang also revealed that after the power -offs, the camera on the door was covered with a spray gun. In an interview, Wang Quanzhang pointed out that not only is the family being power out of power, but also a large number of unknown people are blocked outside the door. They do not allow the supplies to come in. There are even minors among the harassing people. He said that once the supplies are interrupted, the next life will be in succession, and he does not know how long he can hold. In addition to Wang Quanzhang and Li Wenzu, Li Heping and his family in Beijing have also been expelled from violence, and have been forced to move 8 times so far. Not only that, the Li Heping and Wang Qiaoling family were also prohibited from exiting by the authorities in the name of "possibly endangering national security."</text:p>
      <text:p text:style-name="P4">
As we all know, the Chinese Communist Party has always continued to suppress the basic rights of domestic democratic people, but after the sentence is full, they have oppressed their lives, so that the rights protection lawyers and objections cannot live in the society normal, and even threatened their minor children. Rarely. Especially after the Minister of Public Security Wang Xiaohong came to power, taking a new approach to objections including 709 lawyers, not only used the case of unjust cases to attack them, but also let them go in life and completely defeat their will to fight. This kind of " The idea of not allowing people to survive is a new model of the CCP's persecution of human rights. This is a very dangerous signal that must attract great attention from the international community and governments. Overseas democratic movements have also launched support a few days ago. The co -scholarship believed in Beijing Mayor Yin Yong, Minister of Public Security Wang Xiaohong and Beijing Public Security Director Yuan Yanjun, calling on the authorities to stop the political persecution and relocation of the two lawyers Wang Quanzhang and Li Heping of 709 cases Wang Quanzhang and Li Heping. And side control.</text:p>
      <text:p text:style-name="P4">
In recent years, the issues of human rights in Xinjiang, Tibet and other places should not be ignored by the outside world and international human rights agencies, but the international community should not ignore the human rights situation in Mainland China that is accelerating. According to the British "Guardian" report, the NGO of New Zealand's "Human Rights Evaluation initiative" (HRMI), headquartered in New Zealand, has been monitoring human rights performance of various countries since 2017. According to the latest reports, China is the worst human rights record in the world on many indicators. In terms of arbitrarily arrests, only Kazakhstan scores lower than China. It is no exaggeration to say that China is the worst country in global human rights. For example, Yu Wensheng, a lawyer who was released from prison last year, was invited to meet with his wife Xu Yan in mid -April. More than a month later, the family members officially received the notice of the authorities. The two were arrested for alleged provocation. In the more than a month when Yu Wensheng's husband and wife were disappeared, their sons have been strictly taken care of, not allowed to contact others, friends want to visit, and their parents take care of them are also blocked. This connected persecution mode has a mean means. The Chinese Communist Party's intensified suppression of human rights should attract enough attention and attention in the international community.</text:p>
      <text:p text:style-name="P4">
(The article only represents the personal position and point of view of the special commentator)</text:p>
      <text:p text:style-name="P4">
News Source: <text:a xlink:type="simple" xlink:href="https://www.rfa.org/mandarin/pinglun/wangdan/wd-07102023150148.html" text:style-name="Internet_20_link" text:visited-style-name="Visited_20_Internet_20_Link">
https://www.rfa.org/mandarin/pinglun/wangdan/wd-07102023150148.html</text:a>
</text:p>
      <!--NEWS-->
      <text:h text:style-name="P10" text:outline-level="1">
<text:span text:style-name="T4">
The People's Bank of China refutes the shrinkage view and is optimistic about economic prospects</text:span>
</text:h>
      <text:p text:style-name="P4">
Author: None (Language: zh)</text:p>
      <text:p text:style-name="P4">
Publisher: None</text:p>
      <text:p text:style-name="P4">
Time: 2023-07-14T08:41:00Z</text:p>
      <text:p text:style-name="P4">
Description: The Chinese economy continued to weaken after the epidemic, causing the expectations of "shrinking" the outside world. However, at the press conference on the 14th, Liu Guoqiang, the vice president of the People's Bank of China, refuted the statement of "China's inflation against the world, facing shrinking", expressed confidence in China's economic growth, and was different from the analysis of Western experts.</text:p>
      <text:p text:style-name="P4">
Videos: []</text:p>
      <text:p text:style-name="P4">
Images: []</text:p>
      <text:p text:style-name="P4">
Subject: 经济纵横</text:p>
      <text:p text:style-name="P4">
Subjects: ['专题报道：中国经济何处去？']</text:p>
      <text:p text:style-name="P4">
Keywords: ['中国经济', '通膨', '通缩', '清零']</text:p>
      <text:p text:style-name="P4">
Id: 66227183</text:p>
      <!--METADATA-->
      <text:p text:style-name="P4">
<text:a xlink:type="simple" xlink:href="https://www.dw.com/zh/overlay/image/article/66227183/63550377" text:style-name="Internet_20_link" text:visited-style-name="Visited_20_Internet_20_Link">
 </text:a>
Many media reports that when Western countries are working hard to deal with inflation, China is facing a tightening of currency (schematic diagram).</text:p>
      <text:p text:style-name="P4">
(Voice of Germany Chinese website) Many media recently reported that <text:a xlink:type="simple" xlink:href="https://www.dw.com/zh/zh/中国经济这边风景独自通缩/a-66181261" text:style-name="Internet_20_link" text:visited-style-name="Visited_20_Internet_20_Link">
when Western countries are working hard to deal with inflation, China is facing currency tightening</text:a>
Essence However, China <text:a xlink:type="simple" xlink:href="https://www.dw.com/zh/zh/经济疲软人民币贬值-中国央行领导层换将/a-66094586" text:style-name="Internet_20_link" text:visited-style-name="Visited_20_Internet_20_Link">
People's Bank of China</text:a>
Vice President Liu Guoqiang refuted this statement on Friday (July 14).</text:p>
      <text:h text:style-name="P12" text:outline-level="3">
<text:span text:style-name="T4">
"There is no shrinking at present, and there will be no in the second half of the year."</text:span>
</text:h>
      <text:p text:style-name="P4">
According to the Chinese official media Xinhua News Agency, Liu Guoqiang stated at a press conference at the News Office of the State Council that compared with the high inflation scene of other countries, China's prices are relatively smooth and in recent months. There are obvious differences in tightening, and there is no deflation in the second half of the year.</text:p>
      <text:p text:style-name="P4">
According to Chinese official data, China's Consumer Price Index (CPI) fell to zero in June, which not only set a new low since February 2021, but also touched the deflection division point. The Wall Street Journal states that since the past two quarters, many economic indicators in China have continued to fall in downturn, and the property market has been in traffic. It has been in sharp contrast to the rapid rebound of economic rebounds that appeared due to the "clear zero" policy before. It has also begun to become weaker, which triggered <text:a xlink:type="simple" xlink:href="https://www.dw.com/zh/zh/重蹈日本覆辙-中国经济陷入困难的通缩氛围/a-66212419" text:style-name="Internet_20_link" text:visited-style-name="Visited_20_Internet_20_Link">
China is about to fall into a shrinking dilemma</text:a>
Essence</text:p>
      <text:p text:style-name="P4">
The British "Financial Times" reported that the French Foreign Trade Bank (Natixis) Chief Asia-Pacific economist Alicia Garciaherrero said that China's domestic demand is indeed weak and the market is very negative.</text:p>
      <text:p text:style-name="P4">
China's economy has continued to weaken, the unemployment rate has soared, and the market mood is sluggish (diagram).</text:p>
      <text:p text:style-name="P4">
However, Liu Guoqiang emphasized that <text:a xlink:type="simple" xlink:href="https://www.dw.com/zh/zh/专访德国专家中国经济在向好的道路上/a-66044613" text:style-name="Internet_20_link" text:visited-style-name="Visited_20_Internet_20_Link">
China's economy has long been better for a long time</text:a>
The fundamentals have not changed. The current challenge is the normal phenomenon in the process of economic recovery after the epidemic. He expressed optimism about China's economic prospects, saying that economic cycle and residential income, and consumption have begun to improve, and with the appearance of the policy, the supply and demand gap will be further failed. He expects that the CPI is expected to gradually rise after August, and the overall trend of CPI in China is expected to be U -shaped throughout the year; the price level of the year will fall first and then rise, and it is expected to move closer to 1%at the end of the year.</text:p>
      <text:p text:style-name="P4">
The Wall Street Journal pointed out that Liu Guoqiang's remarks explained that China will continue to relax monetary policy.</text:p>
      <text:p text:style-name="P4">
On the 17th, China will announce the data of GDP in the second quarter (GDP) data, or can provide more clues about China's economic conditions.</text:p>
      <text:h text:style-name="P12" text:outline-level="3">
<text:span text:style-name="T4">
Why does the outside world say that China "retracted the trend"?</text:span>
</text:h>
      <text:p text:style-name="P4">
Financial experts of Barclays believe that China has fallen into a "difficulty in a shrinking atmosphere." Linking means that prices generally fall, leading to a spiral development of sales, salary and investment comprehensive decline, which brings catastrophic consequences to the economy.</text:p>
      <text:p text:style-name="P4">
"Financial Times" analyzed the cause of Chinese shrinking on the 13th. It is reported that China and other countries are also seeking loose currencies and fiscal policies to cope with the negative impact of the epidemic on the economy. The Chinese government conducted measures such as bonds and low interest rates from 2020 to 2022. In terms of fiscal stimulus measures, it is targeted at infrastructure expenditure and enterprises to reduce tax reduction and reduce the proportion of social security in the salary of people's salaries, as well as other other social security ratios, and other other social security, as well as other Avoid unemployment measures.</text:p>
      <text:h text:style-name="P12" text:outline-level="3">
<text:span text:style-name="T4">
Under the epidemic, Chinese economy is asthmatic</text:span>
</text:h>
      <text:p text:style-name="P4">
In contrast, the United States has launched a larger -scale fiscal and currency stimulus plan, allowing consumers to directly receive subsidies and unemployment relief funds.</text:p>
      <text:p text:style-name="P4">
The report also pointed out that <text:a xlink:type="simple" xlink:href="https://www.dw.com/zh/zh/中國去年疫情防控支出或逾三千億人民幣/a-64717985" text:style-name="Internet_20_link" text:visited-style-name="Visited_20_Internet_20_Link">
strict, long -term epidemic prevention and control policy</text:a>
It also allows China to <text:a xlink:type="simple" xlink:href="https://www.dw.com/zh/zh/中國推就業攻堅救青年失業率-網民質疑/a-66029450" text:style-name="Internet_20_link" text:visited-style-name="Visited_20_Internet_20_Link">
unemployment rate soaring</text:a>
Caused serious damage to the household's balance sheet, and the collapse of the housing market also hit the price of commodity, which reduced the price inflation of producers. In terms of public departments, many places in China <text:a xlink:type="simple" xlink:href="https://www.dw.com/zh/zh/地方财政紧张-中国大学大幅提高学费/a-65840005" text:style-name="Internet_20_link" text:visited-style-name="Visited_20_Internet_20_Link">
local governments are in debt dilemma</text:a>
; The private sector has overcapacity and <text:a xlink:type="simple" xlink:href="https://www.dw.com/zh/zh/疫後首個618戰績揭曉-專家中國消費仍疲軟/a-65955650" text:style-name="Internet_20_link" text:visited-style-name="Visited_20_Internet_20_Link">
weak consumer demand</text:a>
But unwilling to invest.</text:p>
      <text:p text:style-name="P4">
According to the report, if such a trend of shrinkage leaves a deep impression, it will further curb investment in corporate investment, while consumers will reduce expenditure because they are worried that work is not guaranteed and housing prices will continue to decline, and the consumption recovery will further lose their motivation.</text:p>
      <text:h text:style-name="P12" text:outline-level="3">
<text:span text:style-name="T4">
</text:span>
</text:h>
      <text:p text:style-name="P4">
(Comprehensive report)</text:p>
      <text:p text:style-name="P4">
News Source: <text:a xlink:type="simple" xlink:href="https://www.dw.com/zh/中國央行反駁通縮觀點-看好經濟前景/a-66227183" text:style-name="Internet_20_link" text:visited-style-name="Visited_20_Internet_20_Link">
https://www.dw.com/zh/中國央行反駁通縮觀點-看好經濟前景/a-66227183?maca=chi-rss-chi-all-1127-rdf</text:a>
</text:p>
      <!--NEWS-->
      <text:h text:style-name="P10" text:outline-level="1">
<text:span text:style-name="T4">
Hollywood actors in the United States have launched the largest strike in decades</text:span>
</text:h>
      <text:p text:style-name="P4">
Author: 联合早报 (Person)</text:p>
      <text:p text:style-name="P4">
Publisher: 联合早报 (Organization)</text:p>
      <text:p text:style-name="P4">
Published Time: 2023-07-14T09:06</text:p>
      <text:p text:style-name="P4">
Modified Time: 2023-07-14T09:06</text:p>
      <text:p text:style-name="P4">
Description: The union on behalf of the US 160,000 television and film actors announced a strike on Thursday (July 13), which means that the Hollywood film and television industry in the United States has been fully stopped. The American screenwriter union has strike for more than 70 days. The New York Times reported that the American Television and Broadcasting Artists Federation (SAG ...</text:p>
      <text:p text:style-name="P4">
Videos: []</text:p>
      <text:p text:style-name="P4">
Audios: []</text:p>
      <text:p text:style-name="P4">
Images: []</text:p>
      <text:p text:style-name="P4">
Type: NewsArticle</text:p>
      <text:p text:style-name="P4">
Breadcrumbs: ['即时', '国际']</text:p>
      <text:p text:style-name="P4">
Keywords: ['美国', '罢工', '好莱坞', '谈判']</text:p>
      <!--METADATA-->
      <text:p text:style-name="P4">
The union on behalf of the US 160,000 television and film actors announced a strike on Thursday (July 13), which means that the Hollywood film and television industry in the United States has been fully stopped. The American screenwriter union has strike for more than 70 days.</text:p>
      <text:p text:style-name="P4">
The New York Times reported that the American Television and Broadcasting Artists Federation (SAG-AFTRA) demanded streaming giants to provide them with more fair profit distribution and better working conditions.</text:p>
      <text:p text:style-name="P4">
Other requirements of the SAG-AFTRA Union, including the request for production companies to guarantee that they will not use artificial intelligence (AI) and computers to generate faces and sounds to replace actors.</text:p>
      <text:p text:style-name="P4">
After the negotiation of the trade union leader on Thursday (July 13) with the production company, the voting strike through voting from the midnight of the day, triggering Hollywood for the first time in the industry for the first time in the industry in 63 years.</text:p>
      <text:p text:style-name="P4">
Actress Frandrescher, the actress of the chairman of the Sag-AFTRA Trade Union, said: "Our encounter is happening to workers in various fields. The bosses only have Wall Street and greedy. This is the problem we face. "</text:p>
      <text:p text:style-name="P4">
Drai Xue said that the union is still willing to negotiate, but provided that the production company "is willing to respect our work and make normal dialogue with us."</text:p>
      <text:p text:style-name="P4">
The actor's strike will begin at midnight on Thursday time in Los Angeles. One hour after the strike was started, the actor will gather outside the US streaming giant Netflix headquarters to protest. After that, the strike actor will be transferred to ParamountpicTures, Warner brothers and Disney companies to protest.</text:p>
      <text:p text:style-name="P4">
The "Alliance of Motion Picture and TelevisionPropers" (AMPTP) on behalf of the Hollywood company (AMPTP) expressed his "regret" to the SAG-AFTRA union decision. " Thousands of people who rely on the Hollywood industry are in economic difficulties. "</text:p>
      <text:p text:style-name="P4">
The three -year contract signed by the American Television and Broadcasting Artist Federation with Hollywood Corporation expired at 11:59 pm on Wednesday. The two sides agreed to extend the contract to June 30 to continue negotiations. However, the two sides have differences on a series of issues, including salary and artificial intelligence, which leads to the breakdown of negotiations.</text:p>
      <text:p text:style-name="P4">
News Source: <text:a xlink:type="simple" xlink:href="https://www.zaobao.com.sg/realtime/world/story20230714-1413692" text:style-name="Internet_20_link" text:visited-style-name="Visited_20_Internet_20_Link">
https://www.zaobao.com.sg/realtime/world/story20230714-1413692</text:a>
</text:p>
      <!--NEWS-->
      <text:h text:style-name="P10" text:outline-level="1">
<text:span text:style-name="T4">
Fukushima nuclear waste water: In the face of scientific data, local residents are still afraid of "invisible enemies"</text:span>
</text:h>
      <text:p text:style-name="P4">
Author: https://www.facebook.com/bbcworldservice/</text:p>
      <text:p text:style-name="P4">
Publisher: BBC News 中文</text:p>
      <text:p text:style-name="P4">
Published Time: 2023-07-14T09:07:56.000Z</text:p>
      <text:p text:style-name="P4">
Modified Time: 2023-07-14T09:07:56.000Z</text:p>
      <text:p text:style-name="P4">
Description: In Fukushima, Japan, it is still difficult for locals to believe that it is safe to discharge the processed nuclear waste water into the Pacific Ocean.</text:p>
      <text:p text:style-name="P4">
Images: ["<text:a xlink:type="simple" xlink:href="https://ichef.bbci.co.uk/news/640/cpsprodpb/A422/production/_130381024_jex_11221011_de31.jpg" text:style-name="Internet_20_link" text:visited-style-name="Visited_20_Internet_20_Link">
_130381024_je...</text:a>
"]</text:p>
      <text:p text:style-name="P4">
Videos: ["<text:a xlink:type="simple" xlink:href="https://www.bbc.com/ws/av-embeds/cps/zhongwen/simp/world-66198759/p0g0qjt5/zh-hans" text:style-name="Internet_20_link" text:visited-style-name="Visited_20_Internet_20_Link">
zh-hans</text:a>
"]</text:p>
      <text:p text:style-name="P4">
Tags: ['日本', '核电']</text:p>
      <text:p text:style-name="P4">
Type: Article</text:p>
      <!--METADATA-->
      <text:h text:style-name="P12" text:outline-level="3">
<text:span text:style-name="T4">
Fukushima nuclear waste water: In the face of scientific data, local residents are still afraid of "invisible enemies"</text:span>
</text:h>
      <ul>
        <li>
Shaimaa Khalil * BBC Reporter in Tokyo</li>
      </ul>
      <text:p text:style-name="P4">
July 14, 2023<draw:frame draw:style-name="fr1" draw:name="Image64" text:anchor-type="as-char" svg:width="6.9236in" svg:height="3.894525in" draw:z-index="0">
<draw:image xlink:href="../Images/BBC Chinese/2023-07-14T09-07-56.000Z/_130381024_jex_11221011_de31.jpg" xlink:type="simple" xlink:show="embed" xlink:actuate="onLoad" draw:mime-type="image/jpeg"/>
</draw:frame>
Image adding text,</text:p>
      <text:p text:style-name="P4">
Fishermen from Fukushima County are concerned that the discharge of nuclear waste water will extend the stigma of local fisheries.</text:p>
      <text:p text:style-name="P4">
<text:span text:style-name="T4">
 In a place where the Fukushima first nuclear power plant that has been scrapped on the east coast of Japan, in a laboratory called "Tarachine", Kimura loves to wear white coats and white gloves to cut a fish. </text:span>
</text:p>
      <text:p text:style-name="P4">
Miss Kimura and her volunteer team collect fish samples from the waters around the nuclear power station four times a year. The devastating tsunami in 2011 drowned the reactor, causing radioactive leaks. A few months later they established this laboratory, and since then, they have been doing this work.</text:p>
      <text:p text:style-name="P4">
It's just that Miss Kimura is not a scientist -all female members in this non -profit laboratory she led by her are not. The laboratory's name "Tarachine" is taken from the term "mother" in ancient Japanese. Miss Kimura said that after that tsunami, the shocking local residents opened this laboratory to figure out what to eat for their children was safe. Because it was difficult to find information about radiation risks at that time, they asked technical experts to train them, learn to detect radioactive substances and record readings, while raising funds and starting themselves.</text:p>
      <text:p text:style-name="P4">
This is a decision that may have never thought of a nuclear power plant accident that may occur after being devastated. Now, 12 years have passed, and they have found it again that it is difficult for them to believe in the Japanese government because the government insists that it is safe to discharge processed radioactive wastewater into the Pacific Ocean.</text:p>
      <text:p text:style-name="P4">
<text:a xlink:type="simple" xlink:href="https://www.bbc.com/zhongwen/simp/science-65963585" text:style-name="Internet_20_link" text:visited-style-name="Visited_20_Internet_20_Link">
Fukushima Nuclear Waste Water Disposal Time of the Neighbors of the Neighbors "is not only economic issues, but also for life and death"</text:a>
<text:span text:style-name="T5">
 <text:a xlink:type="simple" xlink:href="https://www.bbc.com/zhongwen/simp/world-65107965" text:style-name="Internet_20_link" text:visited-style-name="Visited_20_Internet_20_Link">
Japan's Millions of Fukushima nuclear waste water discharged when you just drink a can of peach juice there? </text:a>
</text:span>
 <text:a xlink:type="simple" xlink:href="https://www.bbc.com/zhongwen/simp/chinese-news-60314924" text:style-name="Internet_20_link" text:visited-style-name="Visited_20_Internet_20_Link">
What is the relationship between Taiwan Food Import and Sprint CPTPP in Taiwan</text:a>
<text:span text:style-name="T5">
 <text:a xlink:type="simple" xlink:href="https://www.bbc.com/zhongwen/simp/world-56344583" text:style-name="Internet_20_link" text:visited-style-name="Visited_20_Internet_20_Link">
Japan Fukushima Nuclear Power Station accident: What happened that year? </text:a>
<text:a xlink:type="simple" xlink:href="https://www.bbc.com/ws/av-embeds/cps/zhongwen/simp/world-66198759/p0g0qjt5/zh-hans" text:style-name="Internet_20_link" text:visited-style-name="Visited_20_Internet_20_Link">
 Video-1-Link：/ws/av-embeds/cps/zhongwen/simp/world-66198759/p0g0qjt5/zh-hans</text:a>
</text:span>
<text:span text:style-name="T5">
 Your equipment does not support playing multimedia materials </text:span>
* video plus injection text,</text:p>
      <text:p text:style-name="P4">
BBC reporter Shaimaa Khalil see the processing of the Fukushima nuclear power plant (English video)</text:p>
      <text:p text:style-name="P4">
Earlier this month, Japan got green lights that started pumping through wastewater. These water used to cool the melting reactor, with more than 1 million tons -equivalent to 500 Olympic standard swimming pools. Now it has accumulated more than 1,000 tanks, and the reserves are full. Water needs to find local emissions.</text:p>
      <text:p text:style-name="P4">
Japan's nuclear power regulatory agency has approved the TEPCO company to operate the power station for drainage. Rafaelgrossi, director of the International Atomic Energy Agency (IAEA), said the two -year evaluation of the supervisor found that <text:a xlink:type="simple" xlink:href="https://www.bbc.com/news/world-asia-66094479" text:style-name="Internet_20_link" text:visited-style-name="Visited_20_Internet_20_Link">
the plan meets international standards</text:a>
The processed wastewater "can be ignored on the radioactivity of people and the environment." Although neighboring South Korea has also given similar evaluations, some Japanese foods are still prohibited. <text:a xlink:type="simple" xlink:href="https://www.bbc.com/news/world-asia-66132261" text:style-name="Internet_20_link" text:visited-style-name="Visited_20_Internet_20_Link">
China and Hong Kong have also announced similar ban</text:a>
Essence</text:p>
      <text:p text:style-name="P4">
However, residents living in Fukushima and surrounding areas do not believe in this statement.</text:p>
      <text:p text:style-name="P4">
Image source, Jiro Akiba/BBC</text:p>
      <text:p text:style-name="P4">
Image adding text,</text:p>
      <text:p text:style-name="P4">
Volunteers of Tarachine laboratory collect samples from the waters around the Fukushima Nuclear Power Station.</text:p>
      <text:p text:style-name="P4">
"We still don't know how to deal with pollution wastewater. This is why we oppose emissions," Miss Kimura said. She also said that many local families are worried about the emissions of these wastewater.</text:p>
      <text:p text:style-name="P4">
Tokyo Electric Power Corporation has been filtering water to remove more than 60 radioactive substances, but water will not be completely free of radiation. It contains 碳 and carbon-14, which are radioactin of hydrogen and carbon, which cannot be easily removed from the water. However, experts say they will not constitute danger unless a large number of intakes, because the radiation level they release is very low. This is why the filtered water will pass another treatment phase before being excreted -dilute it with seawater to reduce the concentration of residual substances.</text:p>
      <text:p text:style-name="P4">
The Japanese government said that by the end of the filtering and testing procedures, these processed water will not be different from the water released by nuclear power plants around the world.</text:p>
      <text:h text:style-name="P12" text:outline-level="3">
<text:span text:style-name="T4">
"Invisible enemies"</text:span>
</text:h>
      <text:p text:style-name="P4">
But in Fukushima, the opposite of these facts is fear. Here, radiation is called "invisible enemies", and people often cannot forget its existence.</text:p>
      <text:p text:style-name="P4">
After the disaster, the government announced that it was 30 kilometers (22 miles) around the nuclear power plant as the restricted area, and more than 150,000 people were evacuated. Although it has changed a lot, many blocks are still empty and empty, and the long -abolished house roof and windows are covered with green plants. The shop's signboard has faded, but the metal fence and the yellow warning line are still blocked on the empty narrow streets.</text:p>
      <text:p text:style-name="P4">
Even the existence of the "Tarachine" laboratory proves the fear of the community's invisible enemies, even if they have been guaranteed, this is not the case.</text:p>
      <text:p text:style-name="P4">
Image source, Jiro Akiba/BBC</text:p>
      <text:p text:style-name="P4">
Image adding text,</text:p>
      <text:p text:style-name="P4">
Nakamura Ai detect sample radiation in the laboratory.</text:p>
      <text:p text:style-name="P4">
In the main laboratory, one volunteer is cutting cabbage, and then measures the gamma radiation, and another volunteer is processed before testing the water sample. In the corridor, there is a bag of dust samples, a vacuum cleaner used from nearby families. In the innermost room, food samples should be dried before radiation testing. On the wall, charts and maps in nuclear power plants and surrounding waters are marked with the degree of radiation and the scope of spread with various colors.</text:p>
      <text:p text:style-name="P4">
These women will collect samples and detect various materials sent by locals. "Some families bring us rubber (testing)," Miss Kimura said. "In Japan, we will use toothpicks and rubber as gyro. The government will not consider testing these. The level of radiation. "</text:p>
      <text:p text:style-name="P4">
The laboratory will detect radioactive substances in various samples, such as 锶 -90, 氚, and radium-134 and 137, and track its content level for many years.</text:p>
      <text:p text:style-name="P4">
"We will upload all discovery to our website and let everyone find it," Miss Kimura said. "We have been able to confirm that in the food we test, the radioactive substances gradually decrease. If they discharge waste water, it will eventually reverse the status quo achieved under the power of nature."</text:p>
      <text:p text:style-name="P4">
She regards this controversial plan as a big step back. She said that the disaster in 2011 still had "lingering emotional trauma", and this decision was to unveil these scars.</text:p>
      <text:p text:style-name="P4">
Experts said that this two -year plan is a necessary step in the long and expensive cleanup process. In order to scrap the power plant, radioactive waste in the melting reactor must be removed. To do this, we must first discharge the water of the melted power station after the 2011 tsunami was discharged.</text:p>
      <text:p text:style-name="P4">
Image source, Jiro Akiba/BBC</text:p>
      <text:p text:style-name="P4">
Image adding text,</text:p>
      <text:p text:style-name="P4">
The processing nuclear waste water has already kept more than 1,000 storage tanks.</text:p>
      <text:p text:style-name="P4">
In March, the person in charge of Tokyo Electric Power Corporation Ono <text:a xlink:type="simple" xlink:href="https://apnews.com/article/japan-fukushima-nuclear-plant-decommissioning-a2c9538ce60e8a09c69d446cc5206f84" text:style-name="Internet_20_link" text:visited-style-name="Visited_20_Internet_20_Link">
Express to the Associated Press</text:a>
They now start to fully understand the degree of destruction inside the reactor. He said that the most urgent task was to start drainage safely to clean up the area around the power station. They also need to free up space for more water, because the fuses need to be cooled continuously.</text:p>
      <text:p text:style-name="P4">
"The real problem is not the actual physiological effects of radiation, but our fear of it," said molecular pathological expert Gerrythomas. She has cooperated with Japanese scientists to study radiation and provides suggestions to international atomic energy agencies.</text:p>
      <text:p text:style-name="P4">
She said that shortly after the disaster, nuclear issues began to quarrel with each other, and science was ignored. In order to appease the people who shocked and fear, the government spared no effort to show that they had taken all necessary prevention measures.</text:p>
      <text:p text:style-name="P4">
"Politicians all want to prove that they are cautious, and they care about everyone. But in fact, the information that people receive is, well, this thing must be very, very dangerous."</text:p>
      <text:p text:style-name="P4">
</text:p>
      <text:h text:style-name="P12" text:outline-level="3">
<text:span text:style-name="T4">
fear</text:span>
</text:h>
      <text:p text:style-name="P4">
Now, this fear -and dislike -it is difficult to get rid of.</text:p>
      <text:p text:style-name="P4">
To make matters worse, it also affects its livelihood. Fishermen said that the water discharged water will damage the product reputation they caught, causing the price to fall, resulting in worse in the industries that are already in a difficult situation. They said that since the disaster, the fisheries here have never fully recovered and still rely on government subsidies.</text:p>
      <text:p text:style-name="P4">
In the nuclear power plant, Tokyo Electric Power Corporation officials pointed to two fish tanks -one is a bimwatefish in ordinary seawater, and the other is the same as the water radiation level of marine wastewater. He said that the fish was closely monitored -although the concentration of the ingules in their bodies at the beginning would rise, but then it became stable; and then when the fish returned to the standard seawater, it would be excreted from the body.</text:p>
      <text:p text:style-name="P4">
"I am a radiation expert, so I know that the impact of the human body and creatures is very small," he said, "We are all concerned about the same thing -radiation, this is why we are so anxious. I hope this data and images can Make people a little more assured. "</text:p>
      <text:p text:style-name="P4">
For Takahashi, the three generations of the family, this is far from reassuring: "We oppose this, we have seen negative effects. We have seen the contractor say that we will not buy Fukushima products."</text:p>
      <text:p text:style-name="P4">
Image source, Jiro Akiba/BBC</text:p>
      <text:p text:style-name="P4">
Image adding text,</text:p>
      <text:p text:style-name="P4">
Takahashi (left) said that this fear has affected the business</text:p>
      <text:p text:style-name="P4">
For him, this is a vital interest. While supervising the dock workers to remove a barrel of barrels of fish cleaning and preparing to sell the market, he said that he would not give up his family business.</text:p>
      <text:p text:style-name="P4">
He said that, compared with the disaster in 2011, their business was a lot worse: "Counting all small fishing boats, we are now 300 million yen (one year). In the past, we earned about 700 million yen each year ( About 3.9 million pounds; $ 5.1 million). "</text:p>
      <text:p text:style-name="P4">
He was worried that the situation would become worse once discharge of waste water, because both China and South Korea have announced the import ban.</text:p>
      <text:p text:style-name="P4">
When asked if the full scientific demonstration was sufficient to overcome this kind of concerns, Mr. Yamakama acknowledged that "no matter how we pack it, we cannot control the reputation." We also said: "We believe that our efforts will one day calm these disputes."</text:p>
      <text:p text:style-name="P4">
"I know that we have lost people's trust -it takes time to recover it."</text:p>
      <text:p text:style-name="P4">
</text:p>
      <text:p text:style-name="P4">
News Source: <text:a xlink:type="simple" xlink:href="https://www.bbc.com/zhongwen/simp/world-66198759" text:style-name="Internet_20_link" text:visited-style-name="Visited_20_Internet_20_Link">
https://www.bbc.com/zhongwen/simp/world-66198759</text:a>
</text:p>
      <!--NEWS-->
      <text:h text:style-name="P10" text:outline-level="1">
<text:span text:style-name="T4">
The roof of the facilities near the new solid fuel rocket test explosion of Japan was overturned</text:span>
</text:h>
      <text:p text:style-name="P4">
Author: 联合早报 (Person)</text:p>
      <text:p text:style-name="P4">
Publisher: 联合早报 (Organization)</text:p>
      <text:p text:style-name="P4">
Published Time: 2023-07-14T09:09</text:p>
      <text:p text:style-name="P4">
Modified Time: 2023-07-14T12:38</text:p>
      <text:p text:style-name="P4">
Description: The Japanese new Rockets "Epson S" engine exploded during a combustion test, and no one has been found to be injured due to this explosion. Xinhua News Agency reported that the Japan Broadcasting Association (NHK) television station and Kyodo News said that at 9 am on Friday (July 14) at 9 am (...</text:p>
      <text:p text:style-name="P4">
Videos: []</text:p>
      <text:p text:style-name="P4">
Audios: []</text:p>
      <text:p text:style-name="P4">
Images: []</text:p>
      <text:p text:style-name="P4">
Type: NewsArticle</text:p>
      <text:p text:style-name="P4">
Breadcrumbs: ['即时', '国际']</text:p>
      <text:p text:style-name="P4">
Keywords: ['日本', '火箭', '爆炸']</text:p>
      <!--METADATA-->
      <text:p text:style-name="P4">
The Japanese new Rockets "Epson S" engine exploded during a combustion test, and no one has been found to be injured due to this explosion.</text:p>
      <text:p text:style-name="P4">
Xinhua News Agency reported that the Japan Broadcasting Association (NHK) television station and Kyodo News said that at 9 am on Friday (July 14) at 9 am (at 8 am in Singapore time) Qiutian County's Neng Rocket test site was conducted in the second -level engine burning test of Epsilons Rockets. The explosion occurred after a minute after the test began.</text:p>
      <text:p text:style-name="P4">
The screen played by NHK TV shows that the flames and fragments of the test site are four shots, the thick smoke is soaring, and the roof of a nearby facility is overturned.</text:p>
      <text:p text:style-name="P4">
According to reports, around 9 am, some people heard the explosion sound at a place where the rocket test field was counted on behalf of the Rockets. Local police said that no one has been found to be injured due to the explosion. JAXA is investigating the cause of explosion.</text:p>
      <text:p text:style-name="P4">
The "Epson S" is developing as a improved version of the small solid fuel rocket "Epson". The "Epuson" Rockets failed in the launch last October last year because the rubber membrane in the fuel box was damaged and blocked the fuel supply management.</text:p>
      <text:p text:style-name="Quotations">

<text:p text:style-name="P4">
<text:a xlink:type="simple" xlink:href="https://twitter.com/nhk_news/statuses/1679657068393816065" text:style-name="Internet_20_link" text:visited-style-name="Visited_20_Internet_20_Link">
</text:a>
</text:p>

</text:p>
      <text:p text:style-name="P4">
News Source: <text:a xlink:type="simple" xlink:href="https://www.zaobao.com.sg/realtime/world/story20230714-1413694" text:style-name="Internet_20_link" text:visited-style-name="Visited_20_Internet_20_Link">
https://www.zaobao.com.sg/realtime/world/story20230714-1413694</text:a>
</text:p>
      <!--NEWS-->
      <text:h text:style-name="P10" text:outline-level="1">
<text:span text:style-name="T4">
The decline in China's exports indicates that the global trade slowdown</text:span>
</text:h>
      <text:p text:style-name="P4">
Author: Jason Douglas</text:p>
      <text:p text:style-name="P4">
Publisher: 华尔街日报中文网</text:p>
      <text:p text:style-name="P4">
Published Time: 2023-07-14T09:35:00.000Z</text:p>
      <text:p text:style-name="P4">
Modified Time: 2023-07-14T09:35:00.000Z</text:p>
      <text:p text:style-name="P4">
Created Time: 2023-07-14T00:19:00.000Z</text:p>
      <text:p text:style-name="P4">
Description: The exports of China and the entire Asia are declining sharply, which shows that the impact of rising interest rates on global trade and economic growth is deepening. For the Chinese government, the deterioration of the trade environment has exacerbated challenges facing economic growth.</text:p>
      <text:p text:style-name="P4">
Images: []</text:p>
      <text:p text:style-name="P4">
Categories: ['经济', '中国经济']</text:p>
      <text:p text:style-name="P4">
Keywords: SYND,LINK:EN|WP-WSJ-0001050812</text:p>
      <text:p text:style-name="P4">
Type: Article</text:p>
      <!--METADATA-->
      <text:p text:style-name="P4">
The exports of China and the entire Asia are declining sharply, which shows that the impact of rising interest rates on global trade and economic growth is deepening.</text:p>
      <text:p text:style-name="P4">
News Source: <text:a xlink:type="simple" xlink:href="https://cn.wsj.com/articles/%E4%B8%AD%E5%9B%BD%E5%87%BA%E5%8F%A3%E4%B8%8B%E9%99%8D%E9%A2%84%E7%A4%BA%E5%85%A8%E7%90%83%E8%B4%B8%E6%98%93%E6%94%BE%E7%BC%93%E5%8A%A0%E5%89%A7-30f0cae2" text:style-name="Internet_20_link" text:visited-style-name="Visited_20_Internet_20_Link">
https://cn.wsj.com/articles/%E4%B8%AD%E5%9B%BD%E5%87%BA%E5%8F%A3%E4%B8%8B%E9%99%8D%E9%A2%84%E7%A4%BA%E5%85%A8%E7%90%83%E8%B4%B8%E6%98%93%E6%94%BE%E7%BC%93%E5%8A%A0%E5%89%A7-30f0cae2</text:a>
</text:p>
      <!--NEWS-->
      <text:h text:style-name="P10" text:outline-level="1">
<text:span text:style-name="T4">
Before visiting China, I was explored by Chinese hackers?</text:span>
</text:h>
      <text:p text:style-name="P4">
Author: None (Language: zh)</text:p>
      <text:p text:style-name="P4">
Publisher: None</text:p>
      <text:p text:style-name="P4">
Time: 2023-07-14T09:42:00Z</text:p>
      <text:p text:style-name="P4">
Description: U.S. State Department officials revealed to the media that before the Secretary of State Brills visited China in June, Chinese hackers could understand the sensitive internal information by invading the mail system of the State Council.</text:p>
      <text:p text:style-name="P4">
Videos: []</text:p>
      <text:p text:style-name="P4">
Images: []</text:p>
      <text:p text:style-name="P4">
Subject: 时政风云</text:p>
      <text:p text:style-name="P4">
Subjects: ['黑客', '德中关系']</text:p>
      <text:p text:style-name="P4">
Keywords: ['黑客', '美国国务院', '布林肯', '美中关系', '网络间谍', '机密', '外交', '微软']</text:p>
      <text:p text:style-name="P4">
Id: 66228238</text:p>
      <!--METADATA-->
      <text:p text:style-name="P4">
<text:a xlink:type="simple" xlink:href="https://www.dw.com/zh/overlay/image/article/66228238/65952310" text:style-name="Internet_20_link" text:visited-style-name="Visited_20_Internet_20_Link">
 </text:a>
U.S. Secretary of State Broskyi visited Beijing on June 18</text:p>
      <text:p text:style-name="P4">
(Voice of Germany Chinese Network) CNN (CNN) quoted US government officials on Thursday (July 13) that the Bayeng government believes that Chinese hackers' invasion of the US government's email system, including the State Council, Let the Chinese government understand some of the ideas of US Secretary of State Brillin before visiting China in June.</text:p>
      <text:p text:style-name="P4">
US State Department officials said the hacking attack began in mid -May was discovered before and after visiting Beijing in June. They said that it was not clear that China was behind the scenes.</text:p>
      <text:p text:style-name="P4">
Microsoft confirmed on Tuesday (July 11) that a e -mail from <text:a xlink:type="simple" xlink:href="https://www.dw.com/zh/zh/微软称中国黑客发动攻击-传美商务部长受害/a-66201191" text:style-name="Internet_20_link" text:visited-style-name="Visited_20_Internet_20_Link">
Chinese hackers invaded dozens of US and European institutions</text:a>
system.</text:p>
      <text:p text:style-name="P4">
Microsoft claims that the hacker organization, known as "Storm-0558", has obtained an email account with about 25 organizations (including government agencies) and access permissions with personal accounts related to these organizations. The month, until some customers complained to Microsoft's abnormal email activities. Microsoft said this hacker operation is mainly for Western European organizations.</text:p>
      <text:h text:style-name="P12" text:outline-level="3">
<text:span text:style-name="T4">
</text:span>
</text:h>
      <text:h text:style-name="P12" text:outline-level="3">
<text:span text:style-name="T4">
Not "confidential" information</text:span>
</text:h>
      <text:p text:style-name="P4">
US State Department spokesman Matt Miller said on the 12th that the US State Department "discovered abnormal activities in June." He said that the US State Department immediately took measures to ensure the safety of the system and notified the incident to Microsoft. US government officials said their military and emotional units were not affected.</text:p>
      <text:p text:style-name="P4">
Microsoft said that it is cooperating with the Ministry of Land and Security, the Network and Infrastructure Security Bureau and other institutions to prevent such attacks, and also stated that it will continue to monitor the activities of "Storm-0558".</text:p>
      <text:p text:style-name="P4">
The government officials quoted by CNN said that the information that China learned from this hacking attack is limited because it only invades a non -secret system, and US officials usually believe that anything in non -secret systems may be attacked by hackers. Nevertheless, the Chinese government received more information from US officials in private discussions before the visit of Bronken.</text:p>
      <text:p text:style-name="P4">
Another goal of hacker attack, Minister of Commerce Gina-Raymond(Religious ramond)It is expected to visit China soon.</text:p>
      <text:p text:style-name="P4">
Markwarner, chairman of the American Senate Intelligence Committee and Democratic Senator Markwarner, issued a statement on the 12th that the incident seems to be "a major cyber security infringement conducted by Chinese emotional units", and China "is clearly improved steadily to the United States and its allies steadily. "The Internet collection ability", so the US government should closely coordinate with the private sector to threaten this.</text:p>
      <text:p text:style-name="P4">
<text:a xlink:type="simple" xlink:href="https://www.dw.com/zh/zh/微軟中國駭客組織入侵美國關鍵網路設施/a-65727644" text:style-name="Internet_20_link" text:visited-style-name="Visited_20_Internet_20_Link">
Extended reading: Microsoft: Chinese hacker organization invades key network facilities in the United States</text:a>
</text:p>
      <text:p text:style-name="P4">
Blint and Wang Yi met in Jakarta on July 13 to talk about hackers.</text:p>
      <text:h text:style-name="P12" text:outline-level="3">
<text:span text:style-name="T4">
Bringsken and Wang Yi talked about hackers</text:span>
</text:h>
      <text:p text:style-name="P4">
On July 13th, <text:a xlink:type="simple" xlink:href="https://www.dw.com/zh/zh/王毅会晤布林肯-吁美取消对中制裁/a-66220426" text:style-name="Internet_20_link" text:visited-style-name="Visited_20_Internet_20_Link">
Brinton held a talk with Wang Yi, the director of the CPC Central Committee Foreign Affairs Office in the ASEAN Foreign Minister Conference at Jakarta</text:a>
Essence Officials of the State Council told CNN that Brinson in the talks warned the recent hacker incident saying that the United States would take appropriate actions against any actions against the US government, companies and American citizens to investigate the responsibility of relevant responsible persons. But the official refused to disclose the content details and interaction of the two parties discussing the topic.</text:p>
      <text:p text:style-name="P4">
China has always denied engaging in hackers and emphasized that the United States has also conducted online spy activities on China and invaded computers of its universities and companies.</text:p>
      <text:p text:style-name="P4">
According to the China Official Media Global Network, Chinese Foreign Ministry spokesman Wang Wenbin said at a regular press conference on July 12 that "the United States is the world's largest hacker empire and Internet secrets." He said that since last year, network security agencies in China and other countries have released reports one after another, "" exposed the US government's long -term implementation of cyber attacks on China, but the United States has not responded so far. Explanation, not to spread the sight of false information transfer. "</text:p>
      <text:p text:style-name="P4">
(Comprehensive report)</text:p>
      <text:p text:style-name="P4">
News Source: <text:a xlink:type="simple" xlink:href="https://www.dw.com/zh/布林肯访华前被中国黑客探了底细？/a-66228238" text:style-name="Internet_20_link" text:visited-style-name="Visited_20_Internet_20_Link">
https://www.dw.com/zh/布林肯访华前被中国黑客探了底细？/a-66228238?maca=chi-rss-chi-all-1127-rdf</text:a>
</text:p>
      <!--NEWS-->
      <text:h text:style-name="P10" text:outline-level="1">
<text:span text:style-name="T4">
The United States promotes new restrictions on investment in China, and Sino -US relations will be tested again</text:span>
</text:h>
      <text:p text:style-name="P4">
Creator: ALAN RAPPEPORT,ANA SWANSON</text:p>
      <text:p text:style-name="P4">
Publisher: https://www.facebook.com/nytimeschinese</text:p>
      <text:p text:style-name="P4">
Published Time: 2023-07-14T09:43:26+08:00</text:p>
      <text:p text:style-name="P4">
Description: The Ministry of Finance attempts to reduce the scope of restrictions and only take part of private equity and venture capital investment as the goal. Nevertheless, any restrictions are expected to anger China, and new communication channels that the two countries are trying to recover are facing the first test. POOL Photo by Mark Schiefelbein's new restrictions on investing in China may lead to the relative approach of two sides to upgrade, and US -China relations have fallen to the lowest point in many years.</text:p>
      <text:p text:style-name="P4">
Images: ["<text:a xlink:type="simple" xlink:href="https://static01.nyt.com/images/2023/07/12/multimedia/12dc-chinainvest-01-lkmv/12dc-chinainvest-01-lkmv-master1050.jpg" text:style-name="Internet_20_link" text:visited-style-name="Visited_20_Internet_20_Link">
12dc-chinainv...</text:a>
"]</text:p>
      <text:p text:style-name="P4">
Category: 美国</text:p>
      <text:p text:style-name="P4">
Type: Article</text:p>
      <!--METADATA-->
      <text:p text:style-name="P4">
<draw:frame draw:style-name="fr1" draw:name="Image75" text:anchor-type="as-char" svg:width="6.9236in" svg:height="4.615733in" draw:z-index="0">
<draw:image xlink:href="../Images/cnnytimes/2023-07-14T09-43-26-08-00/12dc-chinainvest-01-lkmv-master1050.jpg" xlink:type="simple" xlink:show="embed" xlink:actuate="onLoad" draw:mime-type="image/jpeg"/>
</draw:frame>
As the White House continues to promote the plan to implement new restrictions on the US investment in China, artificial intelligence and semiconductor companies involved in China.(https://cn.nytimes.com/usa/20230711/biden-china-diplomacy/)The efforts to alleviate the tension between the United States and China may be damaged.</text:p>
      <text:p text:style-name="P4">
The trip to China, the US Treasury Minister Yellen, has ended last Sunday. She <text:a xlink:type="simple" xlink:href="https://cn.nytimes.com/china/20230710/janet-yellen-china-us/" text:style-name="Internet_20_link" text:visited-style-name="Visited_20_Internet_20_Link">
Four days in Beijing</text:a>
The core topics discussed with senior Chinese officials include these restricted measures.</text:p>
      <text:p text:style-name="P4">
The Ministry of Finance attempts to reduce the scope of restrictions, only the number of strategic significance -has a highly strategic significance -private equity and risk capital investment in the field as the goal. The Ministry of Finance also tried to alleviate China's domestic concerns, that is, restricting investment is equivalent to technical blockade for the purpose of harming the Chinese economy.</text:p>
      <text:p text:style-name="P4">
Nevertheless, any restrictions are expected to anger China, making new communication channels that the world's two major economies are trying to recover for the first test.</text:p>
      <text:p text:style-name="P4">
advertise</text:p>
      <text:p text:style-name="P4">
"They will focus on our investment policy," said Mark Sobel, who had long been an official of the US Treasury, said that he is now the US Chairman of the official forum of monetary financial institutions. "Chinese people have problems with us, and both parties have a clear understanding of the tension between relationships."</text:p>
      <text:p text:style-name="P4">
US -China relations have recently fallen to the lowest point in the past years. Chinese spy balls float over the United States, Washington has more strictly restricting its export of technology on China. During the Russia and Ukraine War, Beijing maintains partnership with Moscow and China has continuously threatened Taiwan. These problems have exacerbated tensions.</text:p>
      <text:p text:style-name="P4">
In recent months, the Bayeng government has been striving to prevent the further deterioration of relations between the two countries, which has regarded it as a potential threat to global peace and stability. In addition to Yellen, Secretary of State Brills has visited China last month, and President Bayeng's climate change special envoy Kerry also <text:a xlink:type="simple" xlink:href="https://cn.nytimes.com/usa/20230707/john-kerry-china-climate/" text:style-name="Internet_20_link" text:visited-style-name="Visited_20_Internet_20_Link">
will go to Beijing on Sunday</text:a>
Essence</text:p>
      <text:p text:style-name="P4">
However, when the two countries tried to set the "bottom line" for the US -China relations, the new restrictions on investment in the United States may make the two parties relative to upgrade.</text:p>
      <text:p text:style-name="P4">
New restrictions seem to be basically determined a few months ago. But considering the unstable relationship with China, the Bayeng government seems to have postponed their introduction. U.S. government departments are also continuing to controversy some details. Once the restrictions are proposed, private enterprises will have time to comment on it, which may affect the implementation of the measures.</text:p>
      <text:p text:style-name="P4">
Even though the Bayeng government decided to further postpone the announcement, it will face the increasing pressure from Congress. Members are considering a wider restriction on investing in the United States in China.</text:p>
      <text:p text:style-name="P4">
advertise</text:p>
      <text:p text:style-name="P4">
Congress and other people with supporting restrictions complained that the current approach allows US capital to flow to China to provide funds that eventually pose a threat to US national security. The U.S. government has <text:a xlink:type="simple" xlink:href="https://cn.nytimes.com/usa/20220706/us-china-export-controls/" text:style-name="Internet_20_link" text:visited-style-name="Visited_20_Internet_20_Link">
prohibited US companies</text:a>
Sell some advanced technologies directly to China, and whether there is a potential security risk of Chinese companies in the United States <text:a xlink:type="simple" xlink:href="https://www.nytimes.com/2018/08/01/business/foreign-investment-united-states.html" text:style-name="Internet_20_link" text:visited-style-name="Visited_20_Internet_20_Link">
Examine</text:a>
Essence However, the U.S. government does not know much about the capital flowing to China and has no control.</text:p>
      <text:p text:style-name="P4">
"China has pushed its strategic goals to unprecedented dangerous degree to use, guidance, and manipulating the greed of the West," the former chairman of the US -China Economic and Security Review Committee established by Congress Roger Robinson Said at the meeting.</text:p>
      <text:p text:style-name="P4">
The officials of the Biden government spent a lot of time weighing the scope of investment restrictions last year. Officials have contacted with corporate executives to solicit their views on restrictions on measures. Industry groups and venture capitalists actively lobbyed, opposing extensive prohibition of investment in China, saying that it would disrupted important business relations and eventually damaged the US economy.</text:p>
      <text:p text:style-name="P4">
The Biden government seems to have developed a narrow -range measure, including requiring companies to report more information about investment plans in China to the government, and at the same time prohibit some military or <text:a xlink:type="simple" xlink:href="https://cn.nytimes.com/technology/20190415/china-surveillance-artificial-intelligence-racial-profiling/" text:style-name="Internet_20_link" text:visited-style-name="Visited_20_Internet_20_Link">
monitoring applications</text:a>
Investment in sensitive areas.</text:p>
      <text:p text:style-name="P4">
At a hearing held by the Senate Banking Committee in May this year, Paul Rosen, assistant minister of the Ministry of Finance, who is responsible for investing in security, said that the government is "working hard to develop narrow scope and clear goals" to restrict investment in some countries that may affect the country. Safe sensitive technology.</text:p>
      <text:p text:style-name="P4">
Those who support and criticize investment restrictions acknowledge that the greatest significance of restrictions is the impact of future supervision. They said that the new regulations themselves are unlikely to have much impact on China's technological development in the short term, because China does not lack investment funds.</text:p>
      <text:p text:style-name="P4">
advertise</text:p>
      <text:p text:style-name="P4">
Permons' Institute of International Economics, a very senior researcher at Nicholas Radi, said that in direct investment in China, US funds accounted for less than 5%in 2021 and 2022. The investment in China's venture capital and private equity companies to China has dropped sharply in the first quarter of this year, from about $ 35 billion in the highest at the highest at 2021 to about $ 400 million, Lady said.</text:p>
      <text:p text:style-name="P4">
He said, but China's total domestic investment in the first quarter of this year reached $ 1.5 trillion. He added that the US venture capital and private equity investment in China "even not even (the total investment) of the investment".</text:p>
      <text:p text:style-name="P4">
Nevertheless, the new regulations may create a precedent for investing in private enterprises to China, which is of great significance. They may become a tool for US officials to ask for help when US -China relations are tense, or they may also form policy policies for developed democratic countries in the next few years.</text:p>
      <text:p text:style-name="P4">
At the Seventh -way Group meeting held in May this year, US officials discussed the possibility of coordinating such policies with close allies. A report issued by the Strategic and International Research Center this year states that both South Korea and Taiwan have their own investment restrictions. Taiwan's regulations have specific restrictions on investment in mainland China in accordance with the type of technology, including prohibiting investment in high -tech industries.</text:p>
      <text:p text:style-name="P4">
China also introduced its own external investment restrictions in 2016. The government guides Chinese companies and families not to invest in U.S. real estate, or even not invest in football clubs. Instead, they promote their stocks engaged in aircraft production, heavy equipment manufacturing, artificial intelligence, network security, and other overseas companies in other strategic industries.</text:p>
      <text:p text:style-name="P4">
The US Department of Finance is likely to be the government department responsible for implementing new restrictions. Yellen has always been worried that if the design is improper, restricting measures may destroy the traditional investment environment in the United States.</text:p>
      <text:p text:style-name="P4">
advertiseA senior official of the US Treasury Department said that Chinese officials have heard the reasons for the United States to adopt the practice of restricting investment, but it is unclear whether China recognizes these reasons.</text:p>
      <text:p text:style-name="P4">
Chinese officials are also paying attention to the various export restrictions released by the Biden government to the types of advanced chips that can be transported to China. Biden Government <text:a xlink:type="simple" xlink:href="https://cn.nytimes.com/business/20230710/us-china-chips-janet-yellen/" text:style-name="Internet_20_link" text:visited-style-name="Visited_20_Internet_20_Link">
Considering new measures</text:a>
, It may strengthen Chinese enterprises <text:a xlink:type="simple" xlink:href="https://www.ft.com/content/9706c917-6440-4fa9-b588-b18fbc1503b9" text:style-name="Internet_20_link" text:visited-style-name="Visited_20_Internet_20_Link">
through cloud service</text:a>
Get the restrictions on cutting -edge artificial intelligence capabilities. The restrictions announced by the US government last October have banned Chinese companies from buying such products directly.</text:p>
      <text:p text:style-name="P4">
Former US Treasury officials Sobel said that despite such extensive differences, the United States and China still have no choice but to continue the dialogue.</text:p>
      <text:p text:style-name="P4">
"We stayed with them on the same boat, which meant that we had to talk and get along with them -whether they were satisfied with us," he said.</text:p>
      <text:p text:style-name="P4">
News Source: <text:a xlink:type="simple" xlink:href="https://cn.nytimes.com/usa/20230714/us-china-investment-restrictions/" text:style-name="Internet_20_link" text:visited-style-name="Visited_20_Internet_20_Link">
https://cn.nytimes.com/usa/20230714/us-china-investment-restrictions/</text:a>
</text:p>
      <!--NEWS-->
      <text:h text:style-name="P10" text:outline-level="1">
<text:span text:style-name="T4">
China ’s youth unemployment rate innovation and high -rise in the country have emerged as“ stall economy ”</text:span>
</text:h>
      <text:p text:style-name="P4">
Author: https://www.facebook.com/bbcworldservice/</text:p>
      <text:p text:style-name="P4">
Publisher: BBC News 中文</text:p>
      <text:p text:style-name="P4">
Published Time: 2023-07-14T09:43:58.000Z</text:p>
      <text:p text:style-name="P4">
Modified Time: 2023-07-14T09:43:58.000Z</text:p>
      <text:p text:style-name="P4">
Description: After three years of strict new crown epidemic prevention and control, domestic employment and economic pressure gradually appeared. Recently, many cities in China have relaxed the strict control of floor stalls and hawkers, which has caused the "stall economy" to develop vigorously.</text:p>
      <text:p text:style-name="P4">
Images: []</text:p>
      <text:p text:style-name="P4">
Videos: ["<text:a xlink:type="simple" xlink:href="https://www.bbc.com/ws/av-embeds/cps/zhongwen/simp/chinese-news-66200772/p0g0wfq6/zh-hans" text:style-name="Internet_20_link" text:visited-style-name="Visited_20_Internet_20_Link">
zh-hans</text:a>
"]</text:p>
      <text:p text:style-name="P4">
Tags: ['失业', '金融财经', '中國', '就业', '年轻人']</text:p>
      <text:p text:style-name="P4">
Type: Article</text:p>
      <!--METADATA-->
      <text:h text:style-name="P12" text:outline-level="3">
<text:span text:style-name="T4">
China Youth Unemployment Rate Innovation Highs the National Stall Economy Race</text:span>
</text:h>
      <text:p text:style-name="P4">
[Video-1-Link:/WS/AV-EMBEDS/CPS/ZHONGWEN/SIMP/Chinese-News-66200772/P0G0FQ6/ZH-HansS]](https://www.bbc.com/ws/av-embeds/cps/zhongwen/simp/chinese-news-66200772/p0g0wfq6/zh-hans)<text:span text:style-name="T4">
 Your equipment does not support the playback multimedia materials </text:span>
<text:span text:style-name="T4">
* China Youth Unemployment Rate Innovation Highs the National Raise "Stall Economy" </text:span>
 July 14, 2023</text:p>
      <text:p text:style-name="P4">
After three years of strict new crown epidemic prevention and control, domestic employment and economic pressure gradually appeared. According to the official statistics in May this year, the unemployment rate from 16 to 24 years old is as high as 20.8%.</text:p>
      <text:p text:style-name="P4">
Recently, many cities in China have relaxed the strict control of floor stalls and hawkers, which has caused the "stall economy" to develop vigorously.</text:p>
      <text:p text:style-name="P4">
News Source: <text:a xlink:type="simple" xlink:href="https://www.bbc.com/zhongwen/simp/chinese-news-66200772" text:style-name="Internet_20_link" text:visited-style-name="Visited_20_Internet_20_Link">
https://www.bbc.com/zhongwen/simp/chinese-news-66200772</text:a>
</text:p>
      <!--NEWS-->
      <text:h text:style-name="P10" text:outline-level="1">
<text:span text:style-name="T4">
After the EU canceled the Fukushima nuclear accident, the import restrictions on Japanese food (Free Version)</text:span>
</text:h>
      <text:p text:style-name="P4">
Authors: ['伊恩•约翰斯顿']</text:p>
      <text:p text:style-name="P4">
Publisher: 英国《金融时报》</text:p>
      <text:p text:style-name="P4">
Time: 2023-07-14T09:54:06+00:00</text:p>
      <text:p text:style-name="P4">
Published Time: 2023-07-13T12:00:99+08:00</text:p>
      <text:p text:style-name="P4">
Modified Time: 2023-07-14T05:53:99+08:00</text:p>
      <text:p text:style-name="P4">
Description: At present, Japan's plan to gradually discharge nuclear pollution water to the Pacific Ocean is facing international pressure. The European Union's decision will be a booster to Japan.</text:p>
      <text:p text:style-name="P4">
Images: ["<text:a xlink:type="simple" xlink:href="https://thumbor.ftacademy.cn/unsafe/picture/0/000187520_piclink.jpg" text:style-name="Internet_20_link" text:visited-style-name="Visited_20_Internet_20_Link">
000187520_pic...</text:a>
"]</text:p>
      <text:p text:style-name="P4">
Themes: ['灾难']</text:p>
      <text:p text:style-name="P4">
Keywords: ['欧盟', '健康', '食品', '福岛核灾难', '海洋', '日本']</text:p>
      <text:p text:style-name="P4">
Type: Article</text:p>
      <!--METADATA-->
      <text:p text:style-name="P4">
<draw:frame draw:style-name="fr1" draw:name="Image77" text:anchor-type="as-char" svg:width="6.9236in" svg:height="3.894525in" draw:z-index="0">
<draw:image xlink:href="../Images/FT Chinese Free Version/2023-07-14T09-54-06-00-00/000187520_piclink.jpg" xlink:type="simple" xlink:show="embed" xlink:actuate="onLoad" draw:mime-type="image/jpeg"/>
</draw:frame>
EU(EU)It will cancel the 2011 Fukushima(Fukushima)After the nuclear disaster, the remaining import restrictions on Japanese food will be boosted for Japan. At present, Japan is facing international pressure on other measures related to the Fukushima nuclear power plant.</text:p>
      <text:p text:style-name="P4">
Brussels has gradually canceled restrictions on food from the nuclear accidents. Some products including wild mushrooms, some fish and wild edible plants still need to be tested before export.</text:p>
      <text:p text:style-name="P4">
News Source: <text:a xlink:type="simple" xlink:href="http://www.ftchinese.com/story/001100256" text:style-name="Internet_20_link" text:visited-style-name="Visited_20_Internet_20_Link">
http://www.ftchinese.com/story/001100256</text:a>
</text:p>
      <!--NEWS-->
      <text:h text:style-name="P10" text:outline-level="1">
<text:span text:style-name="T4">
Biden: Putin "has lost" the Ukrainian war</text:span>
</text:h>
      <text:p text:style-name="P4">
Author: None (Language: zh)</text:p>
      <text:p text:style-name="P4">
Publisher: None</text:p>
      <text:p text:style-name="P4">
Time: 2023-07-14T09:55:00Z</text:p>
      <text:p text:style-name="P4">
Description: While visiting the latest member of NATO Finnish, US President Bayeng praised Finland's importantness for NATO. He also said that Russian President Putin "lost" the Ukrainian war and said that "I think NATO is never as powerful as it is now."</text:p>
      <text:p text:style-name="P4">
Videos: []</text:p>
      <text:p text:style-name="P4">
Images: []</text:p>
      <text:p text:style-name="P4">
Subject: 时政风云</text:p>
      <text:p text:style-name="P4">
Subjects: ['气候变化', '俄罗斯', '乌克兰', '环境保护', '北大西洋公约组织', '普京', '俄罗斯入侵乌克兰']</text:p>
      <text:p text:style-name="P4">
Keywords: ['拜登', '普京', '泽连斯基', '战争', '乌克兰', '俄罗斯', '芬兰', '北约', '气候变化']</text:p>
      <text:p text:style-name="P4">
Id: 66229129</text:p>
      <!--METADATA-->
      <text:p text:style-name="P4">
<text:a xlink:type="simple" xlink:href="https://www.dw.com/zh/overlay/image/article/66229129/66221730" text:style-name="Internet_20_link" text:visited-style-name="Visited_20_Internet_20_Link">
 </text:a>
In Helsinki, Biden said: "The United States is committed to protecting Finland and committed to protecting NATO. These commitments are as strong as rock."</text:p>
      <text:p text:style-name="P4">
(Voice of German in Chinese) US President Biden Bynden visited Finland, the latest member of NATO on Thursday (July 13). When he spoke with Finnish President Ninito, Biden said that Russian President Putin "had lost" the Ukrainian war, Moscow's resource shortage and fell into economic difficulties.</text:p>
      <text:p text:style-name="P4">
"Putin has lost this war." Bayeng said at a press conference held in Helsinki, "he has no might to win the Ukrainian war."</text:p>
      <text:p text:style-name="P4">
<text:a xlink:type="simple" xlink:href="https://www.dw.com/zh/zh/七国集团为乌克兰提供安全保障/a-66203701" text:style-name="Internet_20_link" text:visited-style-name="Visited_20_Internet_20_Link">
Biden added, Ukraine "will be added to NATO"</text:a>
Putin will eventually realize that the continuing war does not meet the interests of Russia, but also said that "no country can join NATO in the process of war."</text:p>
      <text:p text:style-name="P4">
Earlier in Lithuania, the US President also told Ukraine President Zelezki that he was looking forward to welcoming Ukraine to join NATO one day. During this period, a small episode also appeared -when the reporter asked President Ukradiski <text:a xlink:type="simple" xlink:href="https://www.dw.com/zh/zh/乌克兰希望北约峰会上收到入盟邀请/a-66181134" text:style-name="Internet_20_link" text:visited-style-name="Visited_20_Internet_20_Link">
I hope Ukraine how long to join NATO after the war</text:a>
At that time, Biden answered in a humorous tone: "1 hour and 20 minutes. You have raised very visible questions."</text:p>
      <text:h text:style-name="P12" text:outline-level="3">
<text:span text:style-name="T4">
from Vernis to Helsinki</text:span>
</text:h>
      <text:p text:style-name="P4">
In Helsinki, Biden vowed to protect every inch of NATO, including Finland. He said: "The United States is committed to protecting Finland and committed to protecting NATO. These commitments are firm as rock."</text:p>
      <text:p text:style-name="P4">
Biden also said that he was seriously considered by the Wall Street Journal reporter Evangershkovich to exchange prisoners. The reporter had been detained in Russia for more than 100 days. "This process is in progress," he said.</text:p>
      <text:p text:style-name="P4">
Biden attended the NATO Summit in Lithuania Vernis and went directly to Finland. In Helsinki, he also held a small summit with other Nordic countries -Denmark, Norway, Sweden and Iceland. The main topics are the closer cooperation between Nordic countries and the United States in the fields of security, climate and technology.</text:p>
      <text:p text:style-name="P4">
A White House official said that after Turkish President Erdogan abandoned his opposition to joining NATO in Sweden this week, Biden also welcomed Sweden to join NATO during the meeting.</text:p>
      <text:p text:style-name="P4">
In July 2018, former US Trump held a compromise talks with Russian President Putin in Helsinki. Biden's visit is almost the fifth anniversary of this dispute.</text:p>
      <text:h text:style-name="P12" text:outline-level="3">
<text:span text:style-name="T4">
Strengthening NATO East Wing Power Defrene announced the sending troops to Lithuania</text:span>
</text:h>
      <text:h text:style-name="P12" text:outline-level="3">
<text:span text:style-name="T4">
: Finland is NATO "amazing asset"</text:span>
</text:h>
      <text:p text:style-name="P4">
Finland has become a official member of NATO since early April. Finland's decision to join NATO has broken its 70 -year -old military alliance and <text:a xlink:type="simple" xlink:href="https://www.dw.com/zh/zh/芬兰的加入让北约如虎添翼/a-65224960" text:style-name="Internet_20_link" text:visited-style-name="Visited_20_Internet_20_Link">
increased the boundary length of NATO and Russia. </text:a>
The border between Finland and Russia is about 1340 kilometers long.</text:p>
      <text:p text:style-name="P4">
"I think NATO has never been as powerful as it is now," Biden said at the beginning of the meeting with the Finnish President. He added: "We defend the common democratic values together." He praised Finland as a "amazing asset" in NATO.</text:p>
      <text:p text:style-name="P4">
Nenindo said that Finland's joining NATO heralded "our new era" and praised the Biden Biden to "create unity" at the Vilnius Summit. The focus of the summit is to unite to support Ukraine.</text:p>
      <text:p text:style-name="P4">
Biden also meets the leaders of the Nordic countries in Helsinki, calling on close cooperation to deal with climate crisis</text:p>
      <text:h text:style-name="P12" text:outline-level="3">
<text:span text:style-name="T4">
Corresponding to climate change together</text:span>
</text:h>
      <text:p text:style-name="P4">
Bayon called for close cooperation to climatic crises when meeting leaders such as Finland, Sweden, Denmark, Norway, and Iceland.</text:p>
      <text:p text:style-name="P4">
Biden said firmly: "This is the only threat to human beings. We don't have much time, but I have confidence -if we continue to work together, we can deal with it." Bayeng added that the Nordic countries have long been for a long time for a long time for a long time. Play the dominant role in this regard.</text:p>
      <text:p text:style-name="P4">
Iceland Prime Minister Jacobstel emphasized that the United States plays a vital role in responding to climate and biological diversity crisis. Denmark Prime Minister Frederikson also praised Biden in the struggle for climate change to respond to climate change. Frederikson said: "After you enter the White House, we have the opportunity to deal with climate change together."</text:p>
      <text:p text:style-name="P4">
(Associated Press, Germany, Reuters)</text:p>
      <text:p text:style-name="P4">
News Source: <text:a xlink:type="simple" xlink:href="https://www.dw.com/zh/拜登：普京-已经输掉了-乌克兰战争/a-66229129" text:style-name="Internet_20_link" text:visited-style-name="Visited_20_Internet_20_Link">
https://www.dw.com/zh/拜登：普京-已经输掉了-乌克兰战争/a-66229129?maca=chi-rss-chi-all-1127-rdf</text:a>
</text:p>
      <!--NEWS-->
      <text:h text:style-name="P10" text:outline-level="1">
<text:span text:style-name="T4">
Global avian influenza has surged the European Union to stay indoors in the room</text:span>
</text:h>
      <text:p text:style-name="P4">
Author: 联合早报 (Person)</text:p>
      <text:p text:style-name="P4">
Publisher: 联合早报 (Organization)</text:p>
      <text:p text:style-name="P4">
Published Time: 2023-07-14T09:57</text:p>
      <text:p text:style-name="P4">
Modified Time: 2023-07-14T11:16</text:p>
      <text:p text:style-name="P4">
Description: A record of bird flu in all parts of the world, Europe called on pet owners to keep cats and dogs in the house in case. Agence France -Presse reported that the European Food Safety Administration issued an announcement on Thursday (July 13), "It is recommended that the public avoid allowing pet cats and dogs to include ordinary meat pets and contact the dead ...</text:p>
      <text:p text:style-name="P4">
Videos: []</text:p>
      <text:p text:style-name="P4">
Audios: []</text:p>
      <text:p text:style-name="P4">
Images: []</text:p>
      <text:p text:style-name="P4">
Type: NewsArticle</text:p>
      <text:p text:style-name="P4">
Breadcrumbs: ['即时', '国际']</text:p>
      <text:p text:style-name="P4">
Keywords: ['欧盟', '禽流感', '宠物', '猫', '狗']</text:p>
      <!--METADATA-->
      <text:p text:style-name="P4">
A record of bird flu in all parts of the world, Europe called on pet owners to keep cats and dogs in the house in case.</text:p>
      <text:p text:style-name="P4">
Agence France -Presse reported that the European Food Safety Administration issued an announcement on Thursday (July 13), "It is recommended that the people avoid letting pet cats and dogs, including general carnivorous pets, and contact animals that have died or sick."</text:p>
      <text:p text:style-name="P4">
The announcement said: "In areas that have been confirmed to be highly pathogenic viruses that have been widely spread among wild birds, pet owners can use ropes to tie the dogs and close their cats in the house."</text:p>
      <text:p text:style-name="P4">
In recent weeks, five dogs and a cat have been diagnosed with bird flu in Italy. Since June 10, Poland has reportedly reported 24 catalcules.</text:p>
      <text:p text:style-name="P4">
In 1996, a bird flu virus variant called H5N1 appeared for the first time in China. This high pathogenic virus was mainly limited to seasonal outbreaks. However, a research center in cooperation with the World Health Organization (WHO) said that in the middle of 2021, the "some situation occurred" in the mid -2021, which led to the infectivity of this group of viruses greatly enhanced. The number of mammals infected with bird flu has also surged.</text:p>
      <text:p text:style-name="P4">
In extremely rare cases, some people also infected with this possible fatal virus after contacting bird flu in infected with bird flu.</text:p>
      <text:p text:style-name="P4">
In April this year, the United States began to test several candidate vaccines that may be used for birds. France hopes that the poultry will be vaccinated as soon as this fall.</text:p>
      <text:p text:style-name="P4">
However, British chief veterinarian official Midelmis said that vaccination giving poultry vaccines is not a "pirate cricket, because the virus will continue to change."</text:p>
      <text:p text:style-name="P4">
News Source: <text:a xlink:type="simple" xlink:href="https://www.zaobao.com.sg/realtime/world/story20230714-1413704" text:style-name="Internet_20_link" text:visited-style-name="Visited_20_Internet_20_Link">
https://www.zaobao.com.sg/realtime/world/story20230714-1413704</text:a>
</text:p>
      <!--NEWS-->
      <text:h text:style-name="P10" text:outline-level="1">
<text:span text:style-name="T4">
Jokovic's direct three grams of enemy career reached the Wimbledon Finals 9</text:span>
</text:h>
      <text:p text:style-name="P4">
Publisher: 法新社</text:p>
      <text:p text:style-name="P4">
Published Time: 2023-07-14T1:32:06+00:00</text:p>
      <text:p text:style-name="P4">
Modified Time: 2023-07-14T16:05:04+00:00</text:p>
      <text:p text:style-name="P4">
Description: (Agence France -Presse, London, 14th) Serbian tennis player Novak Djokovic defeats Italian good player Sinna in the third round of the 4th battle of the men's singles in Wimbledon. The only player in history to advance to the Grand Slam fin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7-14T1-32-06-00-00/000000.png" xlink:type="simple" xlink:show="embed" xlink:actuate="onLoad" draw:mime-type="image/png"/>
</draw:frame>
According to Agence France -Presse, Jokovic eliminated Janniksinner at 6 to 3, 6 to 4, 7-6 (7-4) today, and advanced to the Wimbledon final. Jokovic has won 7 seats so far Wimbledon champion, including the past 4 sessions.</text:p>
      <text:p text:style-name="P4">
Jokovic is moving towards the 8th Winnet Championship and the 24th Grand Slam Gold Cup. If you successfully win the championship, you will tie the Australian women's retired famous general Court record.</text:p>
      <text:p text:style-name="P4">
Jokovic will be the 20 -year -old Spanish star Carlos Alcaraz in the finals of the men's singles, or the third Russian tennis player Daniilmedvedev.</text:p>
      <text:p text:style-name="P4">
Jokovic is 36 years old, 9 years older than Midiviv, 15 years older than Sinna, and 16 years old. When Jokovic won his first Grand Slam Gold Cup in Australia in 2008, Aikaraz was only 4 years old and 9 months old.</text:p>
      <text:p text:style-name="P4">
News Source: <text:a xlink:type="simple" xlink:href="https://www.rfi.fr/cn/%E8%BF%90%E5%8A%A8%E5%A4%A9%E5%9C%B0/20230714-%E4%B9%94%E7%A7%91%E7%BB%B4%E5%A5%87%E7%9B%B4%E8%90%BD%E4%B8%89%E5%85%8B%E6%95%8C-%E7%94%9F%E6%B6%AF%E7%AC%AC9%E5%BA%A6%E9%97%AF%E8%BF%9B%E6%B8%A9%E7%BD%91%E5%86%B3%E8%B5%9B" text:style-name="Internet_20_link" text:visited-style-name="Visited_20_Internet_20_Link">
https://www.rfi.fr/cn/%E8%BF%90%E5%8A%A8%E5%A4%A9%E5%9C%B0/20230714-%E4%B9%94%E7%A7%91%E7%BB%B4%E5%A5%87%E7%9B%B4%E8%90%BD%E4%B8%89%E5%85%8B%E6%95%8C-%E7%94%9F%E6%B6%AF%E7%AC%AC9%E5%BA%A6%E9%97%AF%E8%BF%9B%E6%B8%A9%E7%BD%91%E5%86%B3%E8%B5%9B</text:a>
</text:p>
      <!--NEWS-->
      <text:h text:style-name="P10" text:outline-level="1">
<text:span text:style-name="T4">
China and the United States strengthen diplomatic interaction, Brillings meets Wang Yi</text:span>
</text:h>
      <text:p text:style-name="P4">
Creator: DAVID PIERSON</text:p>
      <text:p text:style-name="P4">
Publisher: https://www.facebook.com/nytimeschinese</text:p>
      <text:p text:style-name="P4">
Published Time: 2023-07-14T10:11:10+08:00</text:p>
      <text:p text:style-name="P4">
Description: In the second meeting of less than a month, Brinken and Wang Yi talked about regions and global issues including the peace and stability of the Taiwan Strait. A spokesman for the US State Department said that the meeting tried to "manage competition" by reducing the risks of misjudgment. DITA Alangkara/Agency France-Presse-Getty Images on Thursday, Secretary of State Anthony Blintken and senior Chinese envoy Wang Yi.</text:p>
      <text:p text:style-name="P4">
Images: ["<text:a xlink:type="simple" xlink:href="https://static01.nyt.com/images/2023/07/13/multimedia/13us-china-cphl/13us-china-cphl-master1050.jpg" text:style-name="Internet_20_link" text:visited-style-name="Visited_20_Internet_20_Link">
13us-china-cp...</text:a>
"]</text:p>
      <text:p text:style-name="P4">
Category: 中国</text:p>
      <text:p text:style-name="P4">
Type: Article</text:p>
      <!--METADATA-->
      <text:p text:style-name="P4">
<draw:frame draw:style-name="fr1" draw:name="Image81" text:anchor-type="as-char" svg:width="6.9236in" svg:height="4.615733in" draw:z-index="0">
<draw:image xlink:href="../Images/cnnytimes/2023-07-14T10-11-10-08-00/13us-china-cphl-master1050.jpg" xlink:type="simple" xlink:show="embed" xlink:actuate="onLoad" draw:mime-type="image/jpeg"/>
</draw:frame>
On Thursday, Secretary of State Anthony Brinkeng met with China's highest diplomat Wang Yi during the regional summit held in Jakarta, Indonesia. When the two countries tried to ease the tension, this was the latest in a series of diplomatic meetings between the two countries.</text:p>
      <text:p text:style-name="P4">
The talks between Brinken and Wang Yi involved regional and global issues. The US State Department spokesman Matthew Miller said that this includes "peace and stability of the Taiwan Strait" and called the discussion "frank and constructive."</text:p>
      <text:p text:style-name="P4">
Miller said: "The meeting was part of the United States' continuous efforts to maintain open communication channels in order to clarify the interests of the United States on extensive issues and manage competition responsibly by reducing the risks of misunderstandings and misjudgment."</text:p>
      <text:p text:style-name="P4">
The Chinese government did not immediately issue a statement on the meeting.</text:p>
      <text:p text:style-name="P4">
The talks was held at the Southern Asian National Alliance Foreign Minister meeting. Previously, US Finance Minister Jennite Yellen conducted a <text:a xlink:type="simple" xlink:href="https://cn.nytimes.com/china/20230710/janet-yellen-china-us/" text:style-name="Internet_20_link" text:visited-style-name="Visited_20_Internet_20_Link">
four -day visit</text:a>
Blingken visited Beijing last month. This is the first time that the Secretary of State of the United States has visited China for five years. President Biden's climate change special envoy John Kerry <text:a xlink:type="simple" xlink:href="https://cn.nytimes.com/usa/20230707/john-kerry-china-climate/" text:style-name="Internet_20_link" text:visited-style-name="Visited_20_Internet_20_Link">
It is scheduled to arrive in China on Sunday</text:a>
Essence</text:p>
      <text:p text:style-name="P4">
The United States said that he hopes to set up a "bottom line" for the US -China relations. At present, the relationship between the two countries has fallen to the lowest point in decades. Due to the trade restrictions on China's advanced technology, the emergence of Chinese reconnaissance balloons over the United States, the continuous support of China on Russia, and the differences in Taiwan, the tensions of the two countries have intensified.</text:p>
      <text:p text:style-name="P4">
The two countries are still unstable in eased relations, and the incident on Wednesday highlights this- <text:a xlink:type="simple" xlink:href="https://cn.nytimes.com/usa/20230713/china-state-department-emails-microsoft-hack/" text:style-name="Internet_20_link" text:visited-style-name="Visited_20_Internet_20_Link">
US officials said</text:a>
Within a few weeks before Brinton went to Beijing, Chinese hackers invaded the e -mail account of the Minister of Commerce Gina Raymond and other officials of the State Council and the Ministry of Commerce.</text:p>
      <text:p text:style-name="P4">
If <text:a xlink:type="simple" xlink:href="https://www.nytimes.com/2023/07/13/us/politics/us-china-investment-restrictions.html" text:style-name="Internet_20_link" text:visited-style-name="Visited_20_Internet_20_Link">
Bayeng Government announced</text:a>
New orders, Chinese companies that restrict US investment involving quantum computing, artificial intelligence and semiconductor, the relationship between the two countries may be further nervous.</text:p>
      <text:p text:style-name="P4">
U.S. State Department officials said that in terms of China's online spy activities on US officials, enterprises and citizens, Brinken reiterated from Wang Yi to US concerns. The official also said that the two sides also discussed <text:a xlink:type="simple" xlink:href="https://cn.nytimes.com/china/20230710/us-china-fentanyl/" text:style-name="Internet_20_link" text:visited-style-name="Visited_20_Internet_20_Link">
China's role played in the crisis of the Finfindini in the United States</text:a>
Essence</text:p>
      <text:p text:style-name="P4">
The meeting held in Indonesia in Indonesia highlight that Southeast Asia has become an important part of the Bayeon government and China competitive strategy. Washington has always emphasized its security commitment in the region and tried to provide more economic incentives to shorten the distance between the region and the United States, but it is difficult to lead to China's dominant position in trade.</text:p>
      <text:p text:style-name="P4">
advertise</text:p>
      <text:p text:style-name="P4">
Although the United States countered China's territorial claim in the South China Sea, some Southeast Asian countries including Indonesia, including Indonesia, showed an unwilling attitude to fight in Beijing.</text:p>
      <text:p text:style-name="P4">
Indonesia said last month that the location of joint military exercises with other ASEAN countries will be changed from China to the South China Sea controversial seas that claims to have sovereignty. ASEAN is a regional group composed of 10 countries, including Indonesia, the Philippines and Vietnam.</text:p>
      <text:p text:style-name="P4">
According to a statement from the Ministry of Foreign Affairs of China, earlier on Thursday, Wang Yi met with Russian Foreign Minister Sergei Lavrov and talked about promoting the "democratization" of the process of multilateralism and international relations.</text:p>
      <text:p text:style-name="P4">
The day before the meeting, <text:a xlink:type="simple" xlink:href="https://www.nytimes.com/2023/07/12/world/europe/nato-summit-ukraine-biden.html" text:style-name="Internet_20_link" text:visited-style-name="Visited_20_Internet_20_Link">
NATO just ended a summit</text:a>
The focus is on frustration of Russia's war in Ukraine and emphasized the threat of China.</text:p>
      <text:p text:style-name="P4">
The Chinese Ministry of Foreign Affairs said earlier this week that due to the "health reasons" of Chinese Foreign Minister Qin Gang, Wang Yi replaced him to attend the ASEAN meeting.</text:p>
      <text:p text:style-name="P4">
According to the website of the Ministry of Foreign Affairs of China, Qin Gang's last public appearance was to meet with Vietnam Foreign Minister Pei Qingshan in Beijing on June 25.</text:p>
      <text:p text:style-name="P4">
News Source: <text:a xlink:type="simple" xlink:href="https://cn.nytimes.com/china/20230714/china-us-blinken-wang-diplomacy/" text:style-name="Internet_20_link" text:visited-style-name="Visited_20_Internet_20_Link">
https://cn.nytimes.com/china/20230714/china-us-blinken-wang-diplomacy/</text:a>
</text:p>
      <!--NEWS-->
      <text:h text:style-name="P10" text:outline-level="1">
<text:span text:style-name="T4">
There are rare whale photographers in Saigon, Hong Kong called the public to respect marine life</text:span>
</text:h>
      <text:p text:style-name="P4">
Author: https://www.facebook.com/bbcworldservice/</text:p>
      <text:p text:style-name="P4">
Publisher: BBC News 中文</text:p>
      <text:p text:style-name="P4">
Published Time: 2023-07-14T10:11:15.000Z</text:p>
      <text:p text:style-name="P4">
Modified Time: 2023-07-14T10:11:15.000Z</text:p>
      <text:p text:style-name="P4">
Description: The Hebe Haven Yacht Club (Hebe Haven Yacht Club) filmed whales in Nanfeng Bay in Saigon on July 13, and the film caused heated discussion on the Internet.</text:p>
      <text:p text:style-name="P4">
Images: []</text:p>
      <text:p text:style-name="P4">
Videos: ["<text:a xlink:type="simple" xlink:href="https://www.bbc.com/ws/av-embeds/cps/zhongwen/simp/chinese-news-66201074/p0g0wcmm/zh-hans" text:style-name="Internet_20_link" text:visited-style-name="Visited_20_Internet_20_Link">
zh-hans</text:a>
"]</text:p>
      <text:p text:style-name="P4">
Tags: ['环境']</text:p>
      <text:p text:style-name="P4">
Type: Article</text:p>
      <!--METADATA-->
      <text:h text:style-name="P12" text:outline-level="3">
<text:span text:style-name="T4">
Hong Kong Saigon rare whale photographers call the public to respect marine life</text:span>
</text:h>
      <text:p text:style-name="P4">
[Video-1-Link:/WS/AV-EMBEDS/CPS/ZHONGWEN/SIMP/Chinese-News-66201074/P0G0WCMM/ZH-HansS]](https://www.bbc.com/ws/av-embeds/cps/zhongwen/simp/chinese-news-66201074/p0g0wcmm/zh-hans)<text:span text:style-name="T4">
 Your equipment does not support the playback multimedia materials </text:span>
<text:span text:style-name="T4">
 Rare whale photographers in Saigon, Hong Kong called the public to respect the marine life </text:span>
 July 14, 2023</text:p>
      <text:p text:style-name="P4">
The Hebe Haven Yacht Club (Hebe Haven Yacht Club) filmed whales in Nanfeng Bay in Saigon on July 13, and the film caused heated discussion on the Internet. Lilyreid and Sam Somerville, the presence of sailing, told BBC that the waters in this waters were very rare because they often had ships.</text:p>
      <text:p text:style-name="P4">
The film attracts many media and people to watch whale whale in Nanfeng Bay. Dynamic insurance groups point out that dense ships may put pressure on whales. Lili said that if he had to go to the sea to move the ship at a slow and safe speed, "we want to ensure that we have taken care of this ocean and living creatures."</text:p>
      <text:p text:style-name="P4">
News Source: <text:a xlink:type="simple" xlink:href="https://www.bbc.com/zhongwen/simp/chinese-news-66201074" text:style-name="Internet_20_link" text:visited-style-name="Visited_20_Internet_20_Link">
https://www.bbc.com/zhongwen/simp/chinese-news-66201074</text:a>
</text:p>
      <!--NEWS-->
      <text:h text:style-name="P10" text:outline-level="1">
<text:span text:style-name="T4">
Germany released the "China Strategy" to try to cool down the relationship between China and Germany</text:span>
</text:h>
      <text:p text:style-name="P4">
Author: Bertrand Benoit / Sha Hua</text:p>
      <text:p text:style-name="P4">
Publisher: 华尔街日报中文网</text:p>
      <text:p text:style-name="P4">
Published Time: 2023-07-14T10:15:00.000Z</text:p>
      <text:p text:style-name="P4">
Modified Time: 2023-07-14T10:15:00.000Z</text:p>
      <text:p text:style-name="P4">
Created Time: 2023-07-13T22:16:00.000Z</text:p>
      <text:p text:style-name="P4">
Description: Germany has released the first "China Strategy" in history, saying that China is no longer just regarded as economic partners, and it should also be regarded as competitors and systemic opponents.</text:p>
      <text:p text:style-name="P4">
Images: []</text:p>
      <text:p text:style-name="P4">
Categories: ['国际']</text:p>
      <text:p text:style-name="P4">
Keywords: SYND,LINK:EN|WP-WSJ-0001050851</text:p>
      <text:p text:style-name="P4">
Type: Article</text:p>
      <!--METADATA-->
      <text:p text:style-name="P4">
For decades, exports to China have been the secret of German economic success <text:a xlink:type="simple" xlink:href="https://cn.wsj.com/articles/CN-BGH-20221104192602" text:style-name="Internet_20_link" text:visited-style-name="Visited_20_Internet_20_Link">
key factor</text:a>
Essence Today, Berlin doubts whether the relationship with China has become too close and disturbing.</text:p>
      <text:p text:style-name="P4">
News Source: <text:a xlink:type="simple" xlink:href="https://cn.wsj.com/articles/%E5%BE%B7%E5%9B%BD%E5%8F%91%E5%B8%83-%E4%B8%AD%E5%9B%BD%E6%88%98%E7%95%A5-%E8%AF%95%E5%9B%BE%E7%BB%99%E4%B8%AD%E5%BE%B7%E5%85%B3%E7%B3%BB%E9%99%8D%E6%B8%A9-c0dfe5d4" text:style-name="Internet_20_link" text:visited-style-name="Visited_20_Internet_20_Link">
https://cn.wsj.com/articles/%E5%BE%B7%E5%9B%BD%E5%8F%91%E5%B8%83-%E4%B8%AD%E5%9B%BD%E6%88%98%E7%95%A5-%E8%AF%95%E5%9B%BE%E7%BB%99%E4%B8%AD%E5%BE%B7%E5%85%B3%E7%B3%BB%E9%99%8D%E6%B8%A9-c0dfe5d4</text:a>
</text:p>
      <!--NEWS-->
      <text:h text:style-name="P10" text:outline-level="1">
<text:span text:style-name="T4">
India's "Moon spacecraft No. 3" is launched as a launch of the 4th country of the world's 4th country.</text:span>
</text:h>
      <text:p text:style-name="P4">
Publisher: 法新社</text:p>
      <text:p text:style-name="P4">
Published Time: 2023-07-14T10:32:07+00:00</text:p>
      <text:p text:style-name="P4">
Modified Time: 2023-07-14T10:05:02+00:00</text:p>
      <text:p text:style-name="P4">
Description: (Agence France -Presse Selhar Keita on the 14th comprehensive foreign news report) On -site live broadcast showed that a rocket in India launched today, trying to make an unattender landing on the moon surface. The world's fourth country to successfully land on the mo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7-14T10-32-07-00-00/000000.png" xlink:type="simple" xlink:show="embed" xlink:actuate="onLoad" draw:mime-type="image/png"/>
</draw:frame>
Agence France-Presse reported that the Rockets, which containing the lunar-ended spacecraft "CHANDRAYAAN-3" (CHANDRAYAAN-3) from Sriharikota, Sriharikota, ANDHRAPRADESH. Thousands of enthusiastic people applauded.</text:p>
      <text:p text:style-name="P4">
India launched a rocket today and once again challenged the unmanned moon that failed 4 years ago. If the moon landing boat landed smoothly, India will become the fourth country in the world after Russia, the United States, and China.</text:p>
      <text:p text:style-name="P4">
In July 2019, India challenged the lunar moon with the "CHANDRAYAAN-2" (Chandrayaan-2), but the moon lander crashed the surface of the moon and the task ended in failure.</text:p>
      <text:p text:style-name="P4">
News Source: <text:a xlink:type="simple" xlink:href="https://www.rfi.fr/cn/%E7%A7%91%E5%AD%A6%E6%96%B0%E7%9F%A5/20230714-%E5%8D%B0%E5%BA%A6-%E6%9C%88%E7%90%83%E9%A3%9E%E8%88%B93%E5%8F%B7-%E5%8F%91%E5%B0%84%E5%8D%87%E7%A9%BA-%E6%9C%89%E6%9C%9B%E6%88%90%E5%85%A8%E7%90%83%E7%99%BB%E6%9C%88%E7%AC%AC4%E5%9B%BD" text:style-name="Internet_20_link" text:visited-style-name="Visited_20_Internet_20_Link">
https://www.rfi.fr/cn/%E7%A7%91%E5%AD%A6%E6%96%B0%E7%9F%A5/20230714-%E5%8D%B0%E5%BA%A6-%E6%9C%88%E7%90%83%E9%A3%9E%E8%88%B93%E5%8F%B7-%E5%8F%91%E5%B0%84%E5%8D%87%E7%A9%BA-%E6%9C%89%E6%9C%9B%E6%88%90%E5%85%A8%E7%90%83%E7%99%BB%E6%9C%88%E7%AC%AC4%E5%9B%BD</text:a>
</text:p>
      <!--NEWS-->
      <text:h text:style-name="P10" text:outline-level="1">
<text:span text:style-name="T4">
Before the opening of the Hangzhou Asian Games, Hangzhou Hotel's room door was installed with cat -eye face recognition system</text:span>
</text:h>
      <text:p text:style-name="P4">
Author: None</text:p>
      <text:p text:style-name="P4">
Publisher: Radio Free Asia (Organization)</text:p>
      <text:p text:style-name="P4">
Published Time: 2023-07-14T10:40:00-04:00</text:p>
      <text:p text:style-name="P4">
Modified Time: 2023-07-14T15:23:12-04:00</text:p>
      <text:p text:style-name="P4">
Description: None</text:p>
      <text:p text:style-name="P4">
Videos: []</text:p>
      <text:p text:style-name="P4">
Audios: ["<text:a xlink:type="simple" xlink:href="https://www.rfa.org/mandarin/yataibaodao/renquanfazhi/gt1-07132023054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4.612011in" draw:z-index="0">
<draw:image xlink:href="../Images/rfamandarin/2023-07-14T10-40-00-04-00/000000.png" xlink:type="simple" xlink:show="embed" xlink:actuate="onLoad" draw:mime-type="image/png"/>
</draw:frame>
The artificial intelligence security camera booth of face recognition technology at the Beijing China International Public Safety and Security Exhibition <text:a xlink:type="simple" xlink:href="https://www.rfa.org/mandarin/yataibaodao/renquanfazhi/gt1-07132023054418.html/@@images/image" text:style-name="Internet_20_link" text:visited-style-name="Visited_20_Internet_20_Link">
</text:a>
Agence France-Presse data chart <text:a xlink:type="simple" xlink:href="https://www.rfa.org/mandarin/yataibaodao/renquanfazhi/gt1-07132023054418.html/@@stream" text:style-name="Internet_20_link" text:visited-style-name="Visited_20_Internet_20_Link">
Audio-Link: https://www.rfa.org/mandarin/yataibao/renquanfazhi/GT1-07132023054418.html/@stream</text:a>
The Asian Games hosted by Hangzhou will open in September. The local police have launched security measures for the Asian Games this week. The cat's eyes on the hotel room door are converted to adult face recognition probes and connected to the police. Call the police. Officials said that the security of the Asian Games will "focus on key groups, key items, key industries and key target areas."</text:p>
      <text:p text:style-name="P4">
<text:a xlink:type="simple" xlink:href="https://www.rfa.org/mandarin/Xinwen/3-07122023133752.html" text:style-name="Internet_20_link" text:visited-style-name="Visited_20_Internet_20_Link">
<text:span text:style-name="T4">
 Sichuan re -pass for electricity limits to the Chengdu Grand Games supply to usher in challenges </text:span>
</text:a>
*<text:a xlink:type="simple" xlink:href="https://www.rfa.org/mandarin/yataibaodao/huanjing/ql-05062022070112.html" text:style-name="Internet_20_link" text:visited-style-name="Visited_20_Internet_20_Link">
<text:span text:style-name="T4">
 Hangzhou Asian Games and the Chengdu World University Student Games Extended </text:span>
</text:a>
The 19th Asian Games of Hangzhou, which was postponed for one year due to the new crown epidemic, will be held in Hangzhou, Zhejiang from September 23 to October 8. Since this week, Zhejiang Province has launched security measures in the Asian Games. Surging News reported that following the first batch of pre -sale tickets for the first batch of 12 projects on July 8, the real -time sales phase of the Hangzhou Asian Games tickets will be opened on August 14 to October 8. In the past few days, many regions such as Hangzhou, Wenzhou, Huzhou, etc. are deploying stability and maintenance measures. According to the website of the Hangzhou Municipal Government, on July 6, Zhang Zhenfeng, the commander of Wenzhou City and Hangzhou Asian Games, hosted a weekly dispatch meeting to dispatch the security and stability of the Asian Games, and information communication guarantee. The meeting said that security and stability are the top priority of the Asian Games planning and the fundamental guarantee of the wonderful and successful event. It is necessary to strengthen the bottom -line thinking and extreme thinking, focus on focusing on key groups, key items, key industries, key target areas, and various contradictions and disputes, strengthen dynamic investigation and governance of hidden dangers, and ensure that everything is lost and absolutely safe.</text:p>
      <text:p text:style-name="P4">
<text:span text:style-name="T4">
 If the hotel visitor will not register, the hotel police station will be punished by the hotel to stop business </text:span>
</text:p>
      <text:p text:style-name="P4">
A waiter who is unnamed by Hangzhou Yilian Junting Hotel on the road of student road in Xihu District, Hangzhou City. In an interview with this station on Thursday (13th), they have received a notice from the police that all passengers and visitors must use their identities to use their identities. The certificate is registered for real -name. If it is found to enter the guest room without registration, the hotel will be suspended and rectified. She said: "The police station asked our visitors to register and register with the ID card. If you are not registered, you will be suspended if you are found to be found over the police station. We must register during this time. "</text:p>
      <text:p text:style-name="P4">
Some pictures provided by netizens show that "warm notification" is erected at the front desk of a hotel lobby in Hangzhou City. The hotel party reminds the travelers that near the Asian Games, and each room is installed with the public security system connected cat's eye. The number of people staying in the room must be consistent with the number of real -name registration, and visitors who enter the room must also be registered in real name. The public security system connected cat eye recognizes the face of unreal registered people to enter the room, and it will issue warnings. If the warning is not registered, the information that has been registered will be reported to the police station. The notice warned that do not deliberately cover the public security system of the public security system of the household. If abnormalities occur, measures will be taken immediately.</text:p>
      <text:p text:style-name="P4">
Figure: The Hangzhou hotel lobby issued a "warm notification". Right: The home of the house of the house in each room of the hotel is installed with a camera connected public security monitoring system. (Provided by netizens) <text:a xlink:type="simple" xlink:href="https://www.rfa.org/mandarin/yataibaodao/renquanfazhi/gt1-07132023054418.html/m0713-gtp2.jpg" text:style-name="Internet_20_link" text:visited-style-name="Visited_20_Internet_20_Link">
</text:a>
A female employee who does not want to be named Hangzhou Jindi Business Hotel told reporters that a camera is installed in the hotel rooms of Hangzhou and even the hotel rooms in Zhejiang Province. ","</text:p>
      <text:p text:style-name="P4">
Reporter: "I heard that cat eyes are equipped with cameras?" The hotel employee: "Yes, yes, yes, all the cameras are installed. I installed it before the sports meeting. You can live on the one, and you can't live if you don't. "</text:p>
      <text:p text:style-name="P4">
Reporter: "All hotels are like this?"</text:p>
      <text:p text:style-name="P4">
Hotel employees: "Yes, yes, yes, the same, who is not registered now, the hotel dares to check in for you? Don't open your hotel!"</text:p>
      <text:p text:style-name="P4">
<text:span text:style-name="T4">
 "Face recognition" discovered that the visitor will send a warning without real name registration </text:span>
</text:p>
      <text:p text:style-name="P4">
Mr. Mao, a netizen, told this station that the authorities' security measures for the Asian Games were strict and strict, but he believed that no one would destroy a Games: "Opening on September 23, no one should be destroyed. They can only install this camera. Understand is exposed to their inner fear and excessive expansion of the police. "</text:p>
      <text:p text:style-name="P4">
Zhang Jianping, a commentator from Yixing in Jiangsu, believes that the hotel issued a "warm notification" book to the travelers. He said to this station: "This situation will not happen in a normal country. If he is targeted at everyone, after so many years, every time he holds a big meeting, what activities are mainly aimed at the petitioner. Normal phenomenon. "</text:p>
      <text:p text:style-name="P4">
According to the official schedule, the Hangzhou Asian Games and Asian Paralympic Games will be held from September 23rd to October 8th, October 22 to 28, of which a total of 40 major items and 61 points are set up in the Asian Games competition. Items and 483 small items, except for chess, chess, Go, bridge and sailing without public ticket sales, other projects will publicly sell tickets in stages and batches to the public. The people must enter the field when watching the game.</text:p>
      <text:p text:style-name="P4">
<text:span text:style-name="T5">
Prene content: Interview with employees of Hangzhou Jindi Business Hotel. _ </text:span>
 _ 吧 _</text:p>
      <text:p text:style-name="P4">
Reporter: Ancient Pavilion Editor: Chen Meihua Xu Shuting Jiayuan Network Editor: Ruizhe ****</text:p>
      <text:p text:style-name="P4">
News Source: <text:a xlink:type="simple" xlink:href="https://www.rfa.org/mandarin/yataibaodao/renquanfazhi/gt1-07132023054418.html" text:style-name="Internet_20_link" text:visited-style-name="Visited_20_Internet_20_Link">
https://www.rfa.org/mandarin/yataibaodao/renquanfazhi/gt1-07132023054418.html</text:a>
</text:p>
      <!--NEWS-->
      <text:h text:style-name="P10" text:outline-level="1">
<text:span text:style-name="T4">
Column | Labor Communication: Xin'an Electric Factory, Xixiang Street, Baoan District, Shenzhen has been suspended after years of ownership social security.</text:span>
</text:h>
      <text:p text:style-name="P4">
Author: None</text:p>
      <text:p text:style-name="P4">
Publisher: Radio Free Asia (Organization)</text:p>
      <text:p text:style-name="P4">
Published Time: 2023-07-14T10:48:14-04:00</text:p>
      <text:p text:style-name="P4">
Modified Time: 2023-07-14T10:48:14-04:00</text:p>
      <text:p text:style-name="P4">
Description: None</text:p>
      <text:p text:style-name="P4">
Videos: []</text:p>
      <text:p text:style-name="P4">
Audios: ["<text:a xlink:type="simple" xlink:href="https://www.rfa.org/mandarin/zhuanlan/laogongtongxun/hdf-071420230912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4.645512in" draw:z-index="0">
<draw:image xlink:href="../Images/rfamandarin/2023-07-14T10-48-14-04-00/000000.png" xlink:type="simple" xlink:show="embed" xlink:actuate="onLoad" draw:mime-type="image/png"/>
</draw:frame>
 <text:a xlink:type="simple" xlink:href="https://www.rfa.org/mandarin/zhuanlan/laogongtongxun/hdf-07142023091237.html/@@images/image" text:style-name="Internet_20_link" text:visited-style-name="Visited_20_Internet_20_Link">
</text:a>
Photo: RFA <text:a xlink:type="simple" xlink:href="https://www.rfa.org/mandarin/zhuanlan/laogongtongxun/hdf-07142023091237.html/@@stream" text:style-name="Internet_20_link" text:visited-style-name="Visited_20_Internet_20_Link">
AUDIO-LINK: https: // Woohoo. Hair dye .org/mandarin/column/labor communication/good place -07142023091237.html/@@ stream</text:a>
This year's "May Day" is the first Labor Day after the new crown epidemic control. After the holiday, many workers saw the long vacation and returned to the factory to work at first glance. The boss posted a notice, announcing that the enterprise could not stop the business. The workers of Xin'an Electric Factory, Xixiang Street, Baoan District, Shenzhen encountered this sudden attack. Hundreds of workers saw the notice before they realized that the social security that the factory had not paid over the years may be gone. The workers who are at a loss <text:a xlink:type="simple" xlink:href="https://maps.clb.org.hk/" text:style-name="Internet_20_link" text:visited-style-name="Visited_20_Internet_20_Link">
launched a strike</text:a>
It is required to pay social security and provident funds.</text:p>
      <text:p text:style-name="P4">
It can be seen from the video sent by the workers on the Internet. At the strike site, some workers asked the staff of the Baoan District Government. If the workers negotiated with the enterprise to reach an agreement, whether the government can help implement it. But the government official said that it was not negotiating but a lawsuit. The government provided a free lawyer.</text:p>
      <text:p text:style-name="P4">
Workers want to negotiate negotiation to solve the problem, but government officials encourage everyone to go to lawsuits. Is there too much judicial resources in China? Is it really free to be free lawyers? Or is the finance paid for the taxpayer?</text:p>
      <text:p text:style-name="P4">
<text:a xlink:type="simple" xlink:href="https://jobs.51job.com/all/co2851938.html" text:style-name="Internet_20_link" text:visited-style-name="Visited_20_Internet_20_Link">
Xin'an Electric (Shenzhen) Co., Ltd.</text:a>
Established in 1985, it mainly produces coffee pots, cans, beer machines, mixers, massagers, air fresh machines, etc. The company has won the honor such as the Baoan District Government and the Labor Bureau awarded the honor of "Top 100 Processing Trade Exports", "Advanced Enterprises of Labor Management" and "Integrity AAA Enterprise".</text:p>
      <text:p text:style-name="P4">
According to the website of the Shenzhen Municipal Government, less than a month before the strike of the workers of Xin'an Electric Factory, on April 13 this year, the Xixiang Street Trade Union in Baoan District held <text:a xlink:type="simple" xlink:href="http://www.sz.gov.cn/cn/xxgk/zfxxgj/gqdt/content/post_10542484.html" text:style-name="Internet_20_link" text:visited-style-name="Visited_20_Internet_20_Link">
Fourth Congress</text:a>
Essence It is reported that the conference "summarizes the work of the past five years, deploys the tasks of the next five years, and mobilizes the majority of employees in the streets to keep in mind the original mission, firm ideals and beliefs, the cause of the loyal party, and serve the employees." Huang Shibin, vice chairman of the Baoan District Trade Union, asked Xixiang Street Federation of Trade Unions to "improve political standing, strengthen theoretical armed forces, and lead the majority of employees to listen to the party and go." Li Jinyu, the chairman of the new Xixiang Street Trade Union, said that he will "lead the party's twenty spirit as the leader, forge ahead, really work hard, gather the magnificent power of the workers' class, strive to create a new situation in Xixiang Industrial and Workers, and compose the development of Xixiang New chapter ".</text:p>
      <text:p text:style-name="P4">
Song Dedong, Secretary of the Party Working Committee of Xixiang Street, requires the Xixiang Street Federation of Trade Unions to "adhere to the party's leadership, always adhere to the correct political direction, and continuously enhance the principles and systemicity of trade unions; extensively consolidate the power of employees' struggle", and "close contact Serving employees and the masses, continuously enhance the sense of gain, happiness, and security of employees.</text:p>
      <text:p text:style-name="P4">
So, in reality, Xin'an Electric Factory has not paid social security for workers for so many years. During this period, did the union ask to the boss and ask for reissue? Does the union on behalf of the workers to the Social Security Fund Management Department to file a complaint? Did the workers ask the union for help before the strike? After the strike, did the union negotiate and negotiate with the boss on behalf of the workers and coordinated with the Social Security Fund Management Center?</text:p>
      <text:p text:style-name="P4">
According to the official account of the Propaganda Department of the Baoan District Committee of Tencent, the official account of the Propaganda Department of the Baoan District Party Committee "Binhai Baoan"](https://new.qq.com/rain/a/20210704A02S9K)Reported on July 4, 2021, "Xinfeng Electric (Shenzhen) Co., Ltd." (Xin'an Electric (Shenzhen) Co., Ltd. Sister Factory, <text:a xlink:type="simple" xlink:href="http://www.jobcn.com/position/home.xhtml" text:style-name="Internet_20_link" text:visited-style-name="Visited_20_Internet_20_Link">
also belongs to the Xin Made Group owned</text:a>
) Yes <text:a xlink:type="simple" xlink:href="https://new.qq.com/rain/a/20210704A02S9K" text:style-name="Internet_20_link" text:visited-style-name="Visited_20_Internet_20_Link">
Shenzhen Municipal Party Construction Demonstration Enterprise</text:a>
Essence It is reported that "under the leadership of the party branch secretary Hu Changjun, Xinfeng Electric Party Branch has formulated a special learning plan, regularly organizes party lessons, holds knowledge competitions, and organizes party members to visit Changsha, Shaoshan, and Jinggangshan, Jiangxi to visit and learn to allow allowed to allow Party members really feel the story that happened on the hot soil ".<text:a xlink:type="simple" xlink:href="http://www.gov.cn/gongbao/content/2019/content_5468861.htm" text:style-name="Internet_20_link" text:visited-style-name="Visited_20_Internet_20_Link">
"Regulations on the Management of Housing Provident Fund"</text:a>
Article 20 stipulates that the unit shall pay the housing provident fund on time and in full, and shall not be paid or pay less after the deadline. For units with difficulty in paying housing provident funds, they can be discussed by the employee congress or trade union of the unit, and are reviewed by the Housing Provident Fund Management Center. After the benefit improves, increase the payment ratio or repay the redemption. Article 38 stipulates that if the provisions of these regulations are violated, if the unit shall not pay or pay less housing provident fund overdue or pays less, the Housing Provident Fund Management Center shall order the deposit within a time limit; if it shall not be paid overdue, the people's court may apply for enforcement.</text:p>
      <text:p text:style-name="P4">
So, Xin'an Electric Factory has not paid the housing provident fund for so many years. Has the Shenzhen Baoan District Housing Provident Fund Management Center fulfilled their duties in accordance with the law and ordered the enterprise to pay for or apply for the court for compulsory implementation?</text:p>
      <text:p text:style-name="P4">
Xin'an Electric Hong Kong parent company <text:a xlink:type="simple" xlink:href="https://www.simatelex.com.hk/en/about-us/history/" text:style-name="Internet_20_link" text:visited-style-name="Visited_20_Internet_20_Link">
Xin Made</text:a>
Established in 1969, opened the first factory in Shenzhen in 1979, expanded to 4 factories in China in 2007, and started in Indonesia in 2019. New Made is a global institution "<text:a xlink:type="simple" xlink:href="https://www.responsiblebusiness.org/code-of-conduct/" text:style-name="Internet_20_link" text:visited-style-name="Visited_20_Internet_20_Link">
Responsible Commercial Alliance</text:a>
"Members, promise to abide by <text:a xlink:type="simple" xlink:href="https://www.responsiblebusiness.org/media/docs/RBACodeofConduct7.0_Chinese(Simplified).pdf" text:style-name="Internet_20_link" text:visited-style-name="Visited_20_Internet_20_Link">
" Code of Code of Conduct of Responsible Commercial Alliance "</text:a>
And <text:a xlink:type="simple" xlink:href="https://www.simatelex.com.hk/en/social-responsibility/" text:style-name="Internet_20_link" text:visited-style-name="Visited_20_Internet_20_Link">
get</text:a>
British SEDEX Institution <text:a xlink:type="simple" xlink:href="https://www.sedex.com/solutions/smeta-audit/" text:style-name="Internet_20_link" text:visited-style-name="Visited_20_Internet_20_Link">
Smeta</text:a>
Certification. When I started investigating this case in May this year, the website of the Hong Kong Trade and Development Agency's website New Made Page marked that the company was certified by TüVSüd in Germany. This certification requires customers to strictly abide by the latest global industrial chain law in Germany, and to infringe on human rights and workers' rights <text:a xlink:type="simple" xlink:href="https://www.annualreport.tuvsud.com/2022/en/compliance/" text:style-name="Internet_20_link" text:visited-style-name="Visited_20_Internet_20_Link">
Zero tolerance</text:a>
Essence</text:p>
      <text:p text:style-name="P4">
So, can the Chinese trade union use the global industrial chain law, including Germany, to introduce the pressure of international brands to urge enterprise employers to respect Chinese workers' rights?</text:p>
      <text:p text:style-name="P4">
Please listen to me on this case with the conversation with the staff of Xixiang Street Union, Baoan District Provident Fund Management Center, and Xin'an Electric (Shenzhen) Co., Ltd. Hong Kong parent company "New Made".</text:p>
      <text:p text:style-name="P4">
P.S. Post -note:</text:p>
      <text:p text:style-name="P4">
After talking to Xin Made's staff, I immediately pursued an email to list the fact that his subsidiary Shenzhen Xin'an Electric was suspected of violating the right to infringe the rights of workers in Chinese law. Causes the risk of losing order. By the release of this issue, I still did not receive a reply. However, the New Made page of the Hong Kong Trade and Development Bureau has no German TüVSüD certification mark, and the social security of the workers of Shenzhen Xin'an Electric Factory has also completed the repayment.</text:p>
      <text:p text:style-name="P4">
Here are the leaders of trade unions at all levels in China to spend time to engage in formalism. The party goes ", such big words, empty words, and slogans flying all over the sky. It is better to try to use the global industrial chain legislation of European countries such as Germany and Norway, Germany, France, and other European countries to leverage international brands to pressure to factory owners and improve Chinese workers' rights and interests.</text:p>
      <text:p text:style-name="P4">
News Source: <text:a xlink:type="simple" xlink:href="https://www.rfa.org/mandarin/zhuanlan/laogongtongxun/hdf-07142023091237.html" text:style-name="Internet_20_link" text:visited-style-name="Visited_20_Internet_20_Link">
https://www.rfa.org/mandarin/zhuanlan/laogongtongxun/hdf-07142023091237.html</text:a>
</text:p>
      <!--NEWS-->
      <text:h text:style-name="P10" text:outline-level="1">
<text:span text:style-name="T4">
High risk of war? Internet users have hotly discussed the enrollment of Chinese military school &amp; quot; encounter cold &amp; quot;</text:span>
</text:h>
      <text:p text:style-name="P4">
Author: None</text:p>
      <text:p text:style-name="P4">
Publisher: Radio Free Asia (Organization)</text:p>
      <text:p text:style-name="P4">
Published Time: 2023-07-14T10:50:00-04:00</text:p>
      <text:p text:style-name="P4">
Modified Time: 2023-07-14T15:24:14-04:00</text:p>
      <text:p text:style-name="P4">
Description: None</text:p>
      <text:p text:style-name="P4">
Videos: []</text:p>
      <text:p text:style-name="P4">
Audios: ["<text:a xlink:type="simple" xlink:href="https://www.rfa.org/mandarin/yataibaodao/kejiaowen/gt2-071320230956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4.612011in" draw:z-index="0">
<draw:image xlink:href="../Images/rfamandarin/2023-07-14T10-50-00-04-00/000000.png" xlink:type="simple" xlink:show="embed" xlink:actuate="onLoad" draw:mime-type="image/png"/>
</draw:frame>
The Chinese college entrance examination scores and the number of colleges and universities have been announced one after another, and netizens have set off a discussion on the "cold" of military academy enrollment on social platforms. <text:a xlink:type="simple" xlink:href="https://www.rfa.org/mandarin/yataibaodao/kejiaowen/gt2-07132023095653.html/@@images/image" text:style-name="Internet_20_link" text:visited-style-name="Visited_20_Internet_20_Link">
</text:a>
Reuters information picture <text:a xlink:type="simple" xlink:href="https://www.rfa.org/mandarin/yataibaodao/kejiaowen/gt2-07132023095653.html/@@stream" text:style-name="Internet_20_link" text:visited-style-name="Visited_20_Internet_20_Link">
Audio-Link: https://www.rfa.org/mandarin/yataibao/kejiaowen/gt2-07132023095653.html/@stream</text:a>
The Chinese college entrance examination scores and the number of colleges and universities have been announced one after another, and netizens have set off a discussion on the "cold" of military academy enrollment on social platforms. A graduated college student told this station that many wealthy families are unwilling to apply for military schools. Although there are many benefits to applying for military academies, why are more and more young people and parents lacking interest in military academies?</text:p>
      <text:p text:style-name="P4">
<text:span text:style-name="T5">
<text:span text:style-name="T4">
 <text:a xlink:type="simple" xlink:href="https://www.rfa.org/mandarin/Xinwen/2-04292023114713.html" text:style-name="Internet_20_link" text:visited-style-name="Visited_20_Internet_20_Link">
Beijing 武 武 Chinese netizens said they are unwilling to enter the battlefield</text:a>
</text:span>
 </text:span>
<text:a xlink:type="simple" xlink:href="https://www.rfa.org/mandarin/yataibaodao/junshiwaijiao/tj-08262022131519.html" text:style-name="Internet_20_link" text:visited-style-name="Visited_20_Internet_20_Link">
<text:span text:style-name="T4">
 The PLA's recruitment in the second half of the year pays attention to the normalization of science and engineering college students to cooperate with Taiwan military exercises? </text:span>
</text:a>
Some media from the media recently sorted out the enrollment of this year's military academy. According to the admission scores of the military academy announced one after another, Ningxia admission scores of the University of Defense Science and Technology ... lower than last year, but in the case of a significant reduction in the scores, it is still still reduced. In the first batch of enrollment, there were insufficient students, including the National University of Defense Science and Technology, known as the Tsinghua University of Defense in the army.</text:p>
      <text:p text:style-name="P4">
The reporters of this station called the Admissions Office of the China University of Defense Science and Technology, the Admissions Office of the University of Naval Engineering, and the Admissions Office of the Dalian Shipping College to try to understand the enrollment of the military school, but no one answered the phone. The official did not make a statement.</text:p>
      <text:p text:style-name="P4">
Online discussions are constantly. Du Wen, a self -media person, said: "The national college entrance examination burst in advance ... Before filling in the college entrance examination volunteer, everyone was very enthusiastic about promoting the military academy and said that high -scoring students in our country gave up Tsinghua and Peking University and chose to apply for military schools. Report to the motherland. Now these students choose the enthusiasm of the military academy!"</text:p>
      <text:p text:style-name="P4">
Another self -media person, Yang Jun, spoke in Douyin: "Which universities in the country to go to school without money? Military Academy; which institution in the country is the only college that is free to distribute clothing in the country? Military Academy; Which college is the college that issues tuition fees and distributed a subsidy every month? Military Academy; which college is the only college in the country in the country? . You said that you are admitted to the military school incense? But the military academy encountered Waterloo for two years of enrollment in 2020 and 20121. "</text:p>
      <text:p text:style-name="P4">
Regarding the decrease in the college entrance examination scores of the Chinese Military Academy mentioned by the media, this station cannot independently confirm it, but there are indeed many military academies on the Internet of China.</text:p>
      <text:p text:style-name="P4">
Some students' parents leave a message on the Internet: The war launched by Russia allows the people to see what cannon fodder is. Multi -contributed!Some messages: Who wants to let the children go to the battlefield? There are also messages: Leek is getting worse and flicker.</text:p>
      <text:p text:style-name="P4">
(Network screenshot) <text:a xlink:type="simple" xlink:href="https://www.rfa.org/mandarin/yataibaodao/kejiaowen/gt2-07132023095653.html/id103746994-img-04912.png" text:style-name="Internet_20_link" text:visited-style-name="Visited_20_Internet_20_Link">
</text:a>
A freshman Zhang, a graduate of Shanghai Fudan University, told this station that many rich families in China are not willing to apply for military academies and be teachers and doctors in the country. Many of them can only reduce the threshold for enrollment. She told this station on Friday that this is the status quo of China and a trend: "People in the military school in the country are in China. In recent years, first, first, the surface is that the rich people in China have not allowed their children to take the teacher to take the teacher. When a teacher, the military school is a soldier. Second, another reason is that the rich people now do not let their children do as domestic doctors, because it is too hard, the return on investment is very low. On the one hand, the risk of war in the past two years is relatively high. "</text:p>
      <text:p text:style-name="P4">
Yang Haiying, a professor at Shizuoka University in Japan, believes that the small number of applicants for military academies is related to the unwillingness of students' parents to go to the battlefield. He said to this station: "Eighteen or nine years old, young people at the age of 20 are only children, baby's baby. How can they let them go to the front line? No one will let them go as cannon fodder. Coupled with the military The training of the college is very bitter. How can we study the troops of the great Chinese People's Liberation Army? Let the farmer's children go to the front line, and the Red Second Generation Red Three Generations will not be on the front line. This is a constituent issue. "</text:p>
      <text:p text:style-name="P4">
** The enlistment is the lifelong system.</text:p>
      <text:p text:style-name="P4">
Xiao Song, who is familiar with the rules of the army and is unwilling to disclose the name, told this station that once he entered the gate of the military academy, even from the starting point of the military career, he could not leave his life in his life. The atmosphere of the war, as parents, do not want their children to die on the battlefield. She said: "I have been a military academy to be a soldier, because they are first recalled because they are fighting, retirement will be recalled, and veterans will be recalled. There is this rule. We are doing a credit system. One of them is during the military service period. If you ca n’t eat hard, you will be punished if you leave the army. This one will be implemented since 2018. It is also punished by an additional credit system. This number increases year by year. "</text:p>
      <text:p text:style-name="P4">
Xi Jinping, a Chinese leader showed on the billboard behind the Chinese soldiers, "can win the battle and excellent style". (Reuters) <text:a xlink:type="simple" xlink:href="https://www.rfa.org/mandarin/yataibaodao/kejiaowen/gt2-07132023095653.html/image.jpg" text:style-name="Internet_20_link" text:visited-style-name="Visited_20_Internet_20_Link">
</text:a>
</text:p>
      <text:p text:style-name="P4">
Feng Chongyi said that even if a rational scholar analyzes the opportunity to start war, it is difficult for China to win, but the authoritarian regime will not consider the problem rationally.</text:p>
      <text:p text:style-name="P4">
Some netizens said that the major of military academies who were dissatisfied with or unattended files were mostly the first choice for the United States Air Force fighter aircraft when the Taiwan Strait started war.</text:p>
      <text:p text:style-name="P4">
<text:span text:style-name="T5">
Preproxy: Interview with Zhang, a graduate of Shanghai Fudan University; Paragraph 6 of the article. _ </text:span>
 _ 吧 _</text:p>
      <text:p text:style-name="P4">
Reporter: Ancient Pavilion Editor: Chen Meihua Xu Shuting Jiayuan.com Editor: Ruizhe</text:p>
      <text:p text:style-name="P4">
News Source: <text:a xlink:type="simple" xlink:href="https://www.rfa.org/mandarin/yataibaodao/kejiaowen/gt2-07132023095653.html" text:style-name="Internet_20_link" text:visited-style-name="Visited_20_Internet_20_Link">
https://www.rfa.org/mandarin/yataibaodao/kejiaowen/gt2-07132023095653.html</text:a>
</text:p>
      <!--NEWS-->
      <text:h text:style-name="P10" text:outline-level="1">
<text:span text:style-name="T4">
Yellen visited Vietnam after attending the G20 meeting</text:span>
</text:h>
      <text:p text:style-name="P4">
Author: 联合早报 (Person)</text:p>
      <text:p text:style-name="P4">
Publisher: 联合早报 (Organization)</text:p>
      <text:p text:style-name="P4">
Published Time: 2023-07-14T11:02</text:p>
      <text:p text:style-name="P4">
Modified Time: 2023-07-14T11:02</text:p>
      <text:p text:style-name="P4">
Description: US Treasury Secretary Yellen will visit India and Vietnam in the next week to seek to strengthen the relationship with these two increasingly important partners and enhance economic elasticity through a diversified supply chain. Comprehensive Reuters and Bloomberg reported that a senior official of the US Treasury officials on Thursday (July 13) ...</text:p>
      <text:p text:style-name="P4">
Videos: []</text:p>
      <text:p text:style-name="P4">
Audios: []</text:p>
      <text:p text:style-name="P4">
Images: []</text:p>
      <text:p text:style-name="P4">
Type: NewsArticle</text:p>
      <text:p text:style-name="P4">
Breadcrumbs: ['即时', '国际']</text:p>
      <text:p text:style-name="P4">
Keywords: ['美国财政部', '耶伦', '印度', '越南', '二十国集团']</text:p>
      <!--METADATA-->
      <text:p text:style-name="P4">
US Treasury Secretary Yellen will visit India and Vietnam in the next week to seek to strengthen the relationship with these two increasingly important partners and enhance economic elasticity through a diversified supply chain.</text:p>
      <text:p text:style-name="P4">
Comprehensive Reuters and Bloomberg reported that a senior official of the US Treasury officials said on Thursday (July 13) that Yellen visited July 13th to 19th. Indian officials held a meeting and then attended bilateral talks in Vietnam.</text:p>
      <text:p text:style-name="P4">
A senior official of the US Treasury said that Yellen's visit aims to emphasize the need for diversified and elastic supply chains in various countries. This is not "targeting China" or a plan for the United States to decompose with China. Yellen returned from Beijing on the 9th to Washington.</text:p>
      <text:p text:style-name="P4">
The official said Yellen will continue to promote the reform of multilateral development banks at the G20 conference and speed up low -income national debt restructuring. Western leaders estimate that multilateral development banks can release as many as US $ 200 billion (about S $ 264.1 billion) for additional loans that have been implemented or under review.</text:p>
      <text:p text:style-name="P4">
The U.S. Treasury hopes that the World Bank will establish a mechanism to provide more resources for countries that meet global challenges such as climate change, and hope that the World Bank will explore subordinate sovereignty and ultra -sovereign acts, instead of providing loan options to the state government.</text:p>
      <text:p text:style-name="P4">
Yellen will also urge all official bilateral creditors including China to accelerate debt restructuring. Officials of the US Treasury Department said that the recent progress of debt issues in Zambia is encouraged, but debt restructuring of other countries needs to accelerate the pace.</text:p>
      <text:p text:style-name="P4">
In addition, the US Treasury Department said that Yellen will focus on "Youkan Outsourcing" in bilateral talks in India and Vietnam, that is, by expanding the relationship between a trusted partner and a trusted partner, we will take measures to establish a more flexible supply chain.</text:p>
      <text:p text:style-name="P4">
News Source: <text:a xlink:type="simple" xlink:href="https://www.zaobao.com.sg/realtime/world/story20230714-1413716" text:style-name="Internet_20_link" text:visited-style-name="Visited_20_Internet_20_Link">
https://www.zaobao.com.sg/realtime/world/story20230714-1413716</text:a>
</text:p>
      <!--NEWS-->
      <text:h text:style-name="P10" text:outline-level="1">
<text:span text:style-name="T4">
Attended the ASEAN Foreign Minister Meeting, Brinkeaka, Maintenance to maintain the peace and stability of the Taiwan Strait</text:span>
</text:h>
      <text:p text:style-name="P4">
Publisher: 法新社</text:p>
      <text:p text:style-name="P4">
Published Time: 2023-07-14T11:02:07+00:00</text:p>
      <text:p text:style-name="P4">
Modified Time: 2023-07-14T10:50:02+00:00</text:p>
      <text:p text:style-name="P4">
Description: (Agence France -Presse Jakarta, 14th) Antony Blinken, US Secretary of State, said today that it must ensure the freedom of navigation in the South China Sea and the East China Sea region, and calls for allowing the Taiwan Strait situation to maintain the status qu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7-14T11-02-07-00-00/000000.png" xlink:type="simple" xlink:show="embed" xlink:actuate="onLoad" draw:mime-type="image/png"/>
</draw:frame>
Blints attended the Southern Asian National Association (ASEAN) Foreign Minister Conference in Jakarta, Indonesia. Before the meeting, he told Southeast Asian ministers: "We must ensure the freedom of navigation in the South China Sea and the East China Sea, and maintain the Taiwan Strait and Facing Stability."</text:p>
      <text:p text:style-name="P4">
The sovereignty of the nine -segment line of China in the South China Sea covers almost the entire strategic waters, and it overlaps with other Southeast Asian countries, including Indonesia and Vietnam.</text:p>
      <text:p text:style-name="P4">
Many ASEAN member states including the Philippines have conflicted with the Chinese maritime police ships. Therefore, they advocate that they should enjoy freedom of navigation in the South China Sea and accuse the Beijing authorities who do not respect their territorial claims.</text:p>
      <text:p text:style-name="P4">
In recent years, Beijing and Washington have been tense because of this disputed waters and Taiwan issues. The Chinese government has put pressure on Taiwan from military and politically, and has expressed anger over foreign warships and military aircraft and fly over the Taiwan Strait.</text:p>
      <text:p text:style-name="P4">
News Source: <text:a xlink:type="simple" xlink:href="https://www.rfi.fr/cn/%E5%9B%BD%E9%99%85%E6%8A%A5%E9%81%93/20230714-%E5%87%BA%E5%B8%AD%E4%B8%9C%E5%8D%8F%E5%A4%96%E9%95%BF%E4%BC%9A%E8%AE%AE-%E5%B8%83%E6%9E%97%E8%82%AF%E5%90%81%E7%BB%B4%E6%8C%81%E5%8F%B0%E6%B5%B7%E5%92%8C%E5%B9%B3%E7%A8%B3%E5%AE%9A" text:style-name="Internet_20_link" text:visited-style-name="Visited_20_Internet_20_Link">
https://www.rfi.fr/cn/%E5%9B%BD%E9%99%85%E6%8A%A5%E9%81%93/20230714-%E5%87%BA%E5%B8%AD%E4%B8%9C%E5%8D%8F%E5%A4%96%E9%95%BF%E4%BC%9A%E8%AE%AE-%E5%B8%83%E6%9E%97%E8%82%AF%E5%90%81%E7%BB%B4%E6%8C%81%E5%8F%B0%E6%B5%B7%E5%92%8C%E5%B9%B3%E7%A8%B3%E5%AE%9A</text:a>
</text:p>
      <!--NEWS-->
      <text:h text:style-name="P10" text:outline-level="1">
<text:span text:style-name="T4">
Column | Finance always listen to: What are the results of Yellen's visit to China?</text:span>
</text:h>
      <text:p text:style-name="P4">
Author: None</text:p>
      <text:p text:style-name="P4">
Publisher: Radio Free Asia (Organization)</text:p>
      <text:p text:style-name="P4">
Published Time: 2023-07-14T11:18:00-04:00</text:p>
      <text:p text:style-name="P4">
Modified Time: 2023-07-14T13:27:18-04:00</text:p>
      <text:p text:style-name="P4">
Description: None</text:p>
      <text:p text:style-name="P4">
Videos: []</text:p>
      <text:p text:style-name="P4">
Audios: ["<text:a xlink:type="simple" xlink:href="https://www.rfa.org/mandarin/zhuanlan/jingmaorediansaomiao/econ-071420231053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4.612011in" draw:z-index="0">
<draw:image xlink:href="../Images/rfamandarin/2023-07-14T11-18-00-04-00/000000.png" xlink:type="simple" xlink:show="embed" xlink:actuate="onLoad" draw:mime-type="image/png"/>
</draw:frame>
Before the end of the 4 -day visit to China, US Finance Minister Yellen 9 held a press conference in the US Embassy in Beijing. <text:a xlink:type="simple" xlink:href="https://www.rfa.org/mandarin/zhuanlan/jingmaorediansaomiao/econ-07142023105317.html/@@images/image" text:style-name="Internet_20_link" text:visited-style-name="Visited_20_Internet_20_Link">
</text:a>
Associated Press picture <text:a xlink:type="simple" xlink:href="https://www.rfa.org/mandarin/zhuanlan/jingmaorediansaomiao/econ-07142023105317.html/@@stream" text:style-name="Internet_20_link" text:visited-style-name="Visited_20_Internet_20_Link">
AUDIO-LINK: https://www.rfa.org/mandarin/zhuanlan/jingmaorediansaomiao/econ 07142023105317.html/@stream</text:a>
U.S. Finance Minister Yellen has ended his 4 -day visit to Beijing. This is a new round of US senior US officials who have visited China after visiting China in June in June. Yellen said that the United States does not seek decouples with China, and said that the United States does not have the struggle for winners with China, but hopes to adopt economic competition that can benefit from both countries in the long run. This program will explore Yellen's visit to the United States and China, and whether the US -China relations have recovered. The guests who participated in the discussion were Qin Peng, an economist in the United States and a person who was a time -sided reviewer.</text:p>
      <text:p text:style-name="P4">
<text:span text:style-name="T4">
 Yellen's four -day itinerary is full </text:span>
</text:p>
      <text:p text:style-name="P4">
On the occasion of the four -day visit to China, US Finance Minister Yellen 9 stated that a total of 10 hours of bilateral talks is "direct" and "constructive", which helps to stabilize and turbulent US -China relations. She also said that the purpose of this visit was to "establish and deepen the connection with the new economic team of China, reduce misunderstandings, and pave the way in cooperation in the fields of climate change and global debt issues." Yelun criticized Beijing's rigorous treatment for foreign -funded enterprises, and said that it showed that the Bayeng government redeem the relying on China's supply chain. On the issue of the Russian and Ukraine War, Yellen said that Chinese companies to avoid providing material assistance to Russia are very important. In addition, Yellen condemned China earlier to announce export control to key minerals such as 镓 and 锗.</text:p>
      <text:p text:style-name="P4">
During the intensive itinerary on Friday, Yellen, Yellen met with Chinese Prime Minister Li Qiang, former Vice Premier Liu He, and Yi Gang, president of the People's Bank of China, and Pan Gongsheng, the Secretary of the Party Committee of the People's Bank of China. Liu He, who has retired, has dominated the Chinese negotiating team in the US -China trade war and signed the first stage of trade agreement with the White House with Trump. In addition, Yellen also talks with many executives in Huamei, including Boeing, Bank of America and agricultural giant Cargi.</text:p>
      <text:p text:style-name="P4">
Yellen No. 8 mainly met He Lifeng, Chinese Deputy Prime Minister in charge of business and finance. He Lifeng, 68, entered the ranks of members of the Politburo at the 20th National Congress of the Communist Party of China. In 2014, he was the deputy director of the China National Development and Reform Commission in 2014. He is responsible for economic planning. Prosperous in 2017.</text:p>
      <text:p text:style-name="P4">
At noon on the same day, Yellen sent by the college also had a lunch with six Chinese female economists. The attendees include Jin Jianyu, an associate professor at the London College of Political Science and Economics.</text:p>
      <text:p text:style-name="P4">
<text:span text:style-name="T4">
 Chinese small movements are constantly </text:span>
</text:p>
      <text:p text:style-name="P4">
Two days before Yellen's visit to China, the Ministry of Commerce of China announced that starting from August 1, export controls were implemented on 镓 Hehe and more than 30 related items. The two materials of 两 两 are critical to the production of semiconductor, missile system and solar cells.</text:p>
      <text:p text:style-name="P4">
The Wall Street Journal stated that China's move shows muscles before the US -China economic talks, showing that the two countries actively seek technical dominant positions by formulating trade rules.</text:p>
      <text:p text:style-name="P4">
In October last year, the United States stopped exporting advanced production equipment to China's advanced semiconductor and put pressure on allies such as South Korea and the Netherlands to ask them to follow up. China warned domestic companies to consider the impact of national security when exporting to the United States. The Chinese government banned the US's largest storage chip manufacturer Micron's products for China's key information basic companies. China also warns that the United States allies also warn that the United States allies do not accept that do not accept it. The so -called "protectiveism in the Cold War" promoted by the United States. In recent months, the relevant Chinese departments have also raided the U.S. Investigation Company's Wise Office and questioned the employees of the consulting company Bain. The purpose is to counter the activities that may collect sensitive information in China.</text:p>
      <text:p text:style-name="P4">
<text:span text:style-name="T4">
 force scare is an essential negotiation chip for China </text:span>
 **</text:p>
      <text:p text:style-name="P4">
At the time of Yellen's close meeting with Chinese officials, the Taiwan Ministry of Defense No. 8 reported that within 24 hours from the 7th to 8th, a total of 13 Chinese military aircraft were investigated.</text:p>
      <text:p text:style-name="P4">
Among them, the midline of the Pistal Strait and the extension line entered 4 times in the Southwest air field, which were two Su-30 fighters, a BZK-005 unmanned investigation aircraft, and a transport-8 anti-submarine fighter. In addition, the Taiwan military is also discovering 6 Chinese warships around the Taiwan Strait.</text:p>
      <text:p text:style-name="P4">
Beijing strongly opposed the US military support for Taiwan, and approved the US State Department to attack US $ 440 million to attack Taiwan's military after sales, accusing the United States of accelerating Taiwan into a gunpowder barrel and pushing the people of Taiwan to the abyss of the disaster.</text:p>
      <text:p text:style-name="P4">
In addition, on the same day when Yellen arrived in Beijing, Xi Jinping, a Chinese leader and chairman of the Central Military Commission, inspected the Eastern theater organs of the Chinese People's Liberation Army, which was directly facing Taiwan, which was directly facing the Taiwan Strait.</text:p>
      <text:p text:style-name="P4">
The above is the current financial and economic listening, thank you for your listening. I am Rao Yiming. If you have any opinions and suggestions on this show, please write to fankui@rfa.org. Or my personal Twitter account is contacted by RFA_RYM.</text:p>
      <text:p text:style-name="P4">
Then I wish you all a happy weekend, the next show will meet again!</text:p>
      <text:p text:style-name="P4">
Writing, hosting, production: Rao Yiming</text:p>
      <text:p text:style-name="P4">
News Source: <text:a xlink:type="simple" xlink:href="https://www.rfa.org/mandarin/zhuanlan/jingmaorediansaomiao/econ-07142023105317.html" text:style-name="Internet_20_link" text:visited-style-name="Visited_20_Internet_20_Link">
https://www.rfa.org/mandarin/zhuanlan/jingmaorediansaomiao/econ-07142023105317.html</text:a>
</text:p>
      <!--NEWS-->
      <text:h text:style-name="P10" text:outline-level="1">
<text:span text:style-name="T4">
Guangzhou resident Liang Songji wanted to fly Ecuador and was refused to board the plane to stay in Thailand to enter the dilemma</text:span>
</text:h>
      <text:p text:style-name="P4">
Author: None</text:p>
      <text:p text:style-name="P4">
Publisher: Radio Free Asia (Organization)</text:p>
      <text:p text:style-name="P4">
Published Time: 2023-07-14T11:21:00-04:00</text:p>
      <text:p text:style-name="P4">
Modified Time: 2023-07-14T17:10: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4.556175in" draw:z-index="0">
<draw:image xlink:href="../Images/rfamandarin/2023-07-14T11-21-00-04-00/000000.png" xlink:type="simple" xlink:show="embed" xlink:actuate="onLoad" draw:mime-type="image/png"/>
</draw:frame>
Guangzhou objections Liang Songji Thailand visa will soon expire <text:a xlink:type="simple" xlink:href="https://www.rfa.org/mandarin/yataibaodao/renquanfazhi/gf-07142023091603.html/@@images/image" text:style-name="Internet_20_link" text:visited-style-name="Visited_20_Internet_20_Link">
</text:a>
Liang Songji is exclusively provided, and the shooting date is unknown</text:p>
      <text:p text:style-name="P4">
Guangzhou disagreement person who had been prison for "obstructing official duties" and "provoking trouble" Liang Songji, who was imprisoned in jail, planned to go to Ecuador in Central and South America from Thailand to Ecuador in Central and South America on July 13, but the airline refused to go through the boarding procedures. As Liang Songji's Thai visa is about to expire, he is currently in a dilemma.</text:p>
      <text:p text:style-name="P4">
<text:span text:style-name="T4">
<text:span text:style-name="T5">
 <text:a xlink:type="simple" xlink:href="https://www.rfa.org/mandarin/yataibaodao/renquanfazhi/gf2-10252019090303.html" text:style-name="Internet_20_link" text:visited-style-name="Visited_20_Internet_20_Link">
Witness female lawyer was sentenced to a police officer beaten Guangzhou Liang Songji Zhang Wuzhou</text:a>
</text:span>
</text:span>
<text:a xlink:type="simple" xlink:href="https://www.rfa.org/mandarin/yataibaodao/renquanfazhi/gf1-10052020102334.html" text:style-name="Internet_20_link" text:visited-style-name="Visited_20_Internet_20_Link">
** Shanghai Jianfang reported that Liang Songji Liang Yiming was chased by Guangdong Public Security Cross -province for three years of prisoner for the crime of inciting crimes.</text:a>
Liang Songji came to Thailand from China alone last month, and his wife and daughter then arrived at the local area to meet him. On July 13th, the three of them took a ticket to Ecuador, but they were intercepted by airlines when boarding the boarding procedures at Bangkok International Airport. Liang Songji told this station that at that time, he had prepared air tickets, hotel orders, China -Ewa's visa -free statements, new crown pneumonia health declarations, etc., but the airline did not look at it, and refused to give him a notice on the grounds of receiving the notice of the Ministry of Foreign Affairs of Ecuador. The family of three goes through the boarding procedures.</text:p>
      <text:p text:style-name="P4">
<text:span text:style-name="T4">
 _ Video: On July 13, 2023, during the mediation of the airport in Bangkok Airport, Guangzhou disagreement person Liang Songji was rejected because he requested a refund of the ticket, and his emotions were once excited. (Exclusive provided by Liang Songji) _ </text:span>
</text:p>
      <text:p text:style-name="P4">
Liang Songji: "As soon as Qatar Airlines brushed my passport, he threw it back to me. The staff said that this was a decision by their (airline) superior investigation and research, and the decision by the government department of Ecuador. Let the three of you board the plane and return our passport directly, it is extremely refreshing. "</text:p>
      <text:p text:style-name="P4">
Liang Songji said that it was not accidental to choose to go to Ecuador. Regarding the airline's refusal to let the three people board the plane and claimed that Ecuador refused to let them enter the country, Liang Songji did not rule out the pressure on Beijing.</text:p>
      <text:p text:style-name="P4">
Liang Songji: "Ecuador is a popular route. After the education of countless predecessors, this line has gone very hot. Everyone goes north to the United States and in Canada from here. Even if I have no cost, I can stay in Ecuador. The question is, is this Ecuador's question (decision)? This may not be. (Central Ecuada) The visa -free agreement between the two countries is nailed on the Internet and written on the Internet. "</text:p>
      <text:p text:style-name="P4">
_ <text:span text:style-name="T4">
 Video: On July 13, 2023, Liang Songji's wife and daughter were refused to go through the boarding procedures by the airline to stay in Bangkok Airport. (Liang Songji is exclusively provided) </text:span>
 _</text:p>
      <text:p text:style-name="P4">
<text:span text:style-name="T4">
 Liang Songji was imprisoned because he witnessed his lawyer Sun Shihua's humiliation </text:span>
</text:p>
      <text:p text:style-name="P4">
On July 14th, on the eve of the expiration of the Thailand's visa, Liang Songji went to the US Embassy in Thailand for help. He asked for an emergency meeting on the grounds that he had a US tourist visa on his old passport.</text:p>
      <text:p text:style-name="P4">
Liang Songji: "I went to the US Embassy in Thailand to ask for an emergency to meet the consuls or ambassadors, but they rejected my request. I can't return to the mainland now. As for the next step, I really don't know what to do in the future?"</text:p>
      <text:p text:style-name="P4">
Liang Songji has been imprisoned three times for violating the crime of "obstructing business" and "provoking trouble". Including the humiliation of the public security of Guangzhou female lawyer Sun Shihua, he was sentenced to one and a half years of prisoners. A person who asked for anonymity said that Liang Songji had already planned to leave China under the pressure of the authorities.</text:p>
      <text:p text:style-name="P4">
Liang Songji's wife and daughter failed to go to Ecuador, South America in accordance with the plan. (Liang Songji is exclusively provided, the shooting date is unknown) <text:a xlink:type="simple" xlink:href="https://www.rfa.org/mandarin/yataibaodao/renquanfazhi/gf-07142023091603.html/m0714gf-2.png" text:style-name="Internet_20_link" text:visited-style-name="Visited_20_Internet_20_Link">
</text:a>
People familiar with the matter: "From 2015 to the present he has always wanted to leave. He is not a dilemma for himself. In fact, he can apply for a United Nations refugee certificate like others, but he has three people."</text:p>
      <text:p text:style-name="P4">
This station believed that the U.S. State Department requested a comment, but did not receive a reply when the draft was interrupted.</text:p>
      <text:p text:style-name="P4">
Reporter: Gao Feng Editor: Chen Meihua Jiayuan Network Editor: Ruizhe</text:p>
      <text:p text:style-name="P4">
News Source: <text:a xlink:type="simple" xlink:href="https://www.rfa.org/mandarin/yataibaodao/renquanfazhi/gf-07142023091603.html" text:style-name="Internet_20_link" text:visited-style-name="Visited_20_Internet_20_Link">
https://www.rfa.org/mandarin/yataibaodao/renquanfazhi/gf-07142023091603.html</text:a>
</text:p>
      <!--NEWS-->
      <text:h text:style-name="P10" text:outline-level="1">
<text:span text:style-name="T4">
Mainland students visited the Taipei Palace Museum to take a group photo of Qingtian Banti &amp; Quot;</text:span>
</text:h>
      <text:p text:style-name="P4">
Author: None</text:p>
      <text:p text:style-name="P4">
Publisher: Radio Free Asia (Organization)</text:p>
      <text:p text:style-name="P4">
Published Time: 2023-07-14T11:24:00-04:00</text:p>
      <text:p text:style-name="P4">
Modified Time: 2023-07-14T13:43:06-04:00</text:p>
      <text:p text:style-name="P4">
Description: None</text:p>
      <text:p text:style-name="P4">
Videos: []</text:p>
      <text:p text:style-name="P4">
Audios: ["<text:a xlink:type="simple" xlink:href="https://www.rfa.org/mandarin/yataibaodao/gangtai/hx1-071420230852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4.600844in" draw:z-index="0">
<draw:image xlink:href="../Images/rfamandarin/2023-07-14T11-24-00-04-00/000000.png" xlink:type="simple" xlink:show="embed" xlink:actuate="onLoad" draw:mime-type="image/png"/>
</draw:frame>
Students from Shanghai Shanda College in China visited the Palace Museum in Taipei. The "Qingtianbai Sun Red Flag" on the flagpole disappeared. The Taipei Palace Museum said that "the national flag is still there." <text:a xlink:type="simple" xlink:href="https://www.rfa.org/mandarin/yataibaodao/gangtai/hx1-07142023085255.html/@@images/image" text:style-name="Internet_20_link" text:visited-style-name="Visited_20_Internet_20_Link">
</text:a>
Shanghai Suganda College WeChat public account(https://www.rfa.org/mandarin/yataibaodao/gangtai/hx1-07142023085255.html/@@stream)Recently, students from Shanghai Suganda College went to Taiwan to exchange and take photos in front of the Forbidden City of Taipei. However, related photos show that the "blue sky and day full of red flag" in front of the Forbidden City was disappeared.</text:p>
      <text:p text:style-name="P4">
<text:a xlink:type="simple" xlink:href="https://www.rfa.org/mandarin/yataibaodao/gangtai/hcm-04212023044114.html" text:style-name="Internet_20_link" text:visited-style-name="Visited_20_Internet_20_Link">
<text:span text:style-name="T4">
 Taiwan No. 1 Primary School was invited to recording the chorus into a model of the Spring Festival Gala in Fujian </text:span>
</text:a>
<text:span text:style-name="T4">
<text:span text:style-name="T5">
 <text:a xlink:type="simple" xlink:href="https://www.rfa.org/mandarin/yataibaodao/gangtai/hx1-04112023073505.html" text:style-name="Internet_20_link" text:visited-style-name="Visited_20_Internet_20_Link">
Interview with Ma Ying -jeou to visit middle school students: Taiwan should be more confident in the face of the united front</text:a>
</text:span>
</text:span>
<text:a xlink:type="simple" xlink:href="https://www.rfa.org/mandarin/yataibaodao/gangtai/hx1-03242023081133.html" text:style-name="Internet_20_link" text:visited-style-name="Visited_20_Internet_20_Link">
<text:span text:style-name="T4">
 Taiwan Democratic Laboratory announced the "China Influence Index": Dual penetration of politics and economic </text:span>
</text:a>
Shanghai Shanda College WeChat public account released a message saying that 50 students from the university went to Shixin University in Taiwan on July 5 to participate in the 10 -day "2023 cross -domain communication talent training camp". During the period, students visited Hsinchu Science Park, Taipei Palace Museum, 101 Building, Sun Moon Lake, which are concentrated by chip manufacturing and information industry concentration.</text:p>
      <text:p text:style-name="P4">
However, in the photos of Shanghai Suganda students, the blue sky and red flags on the flag pole in front of the Palace Museum in Taipei were disappeared.</text:p>
      <text:p text:style-name="P4">
On July 14, Radio of Liberty Asia called this call to ask, the duty workers of the Taipei Forbidden City clarified that "the national flag is still there": "Yes, yes, our national flag is there. Just as we asked the police team, he said it seemed to be a mainland student. Come and play, after they go back, they drop the national flag P. Because we will raise the national flag every day, we will only be collected until the afternoon closed, and then we will raise it early in the morning. "</text:p>
      <text:p text:style-name="P4">
<text:span text:style-name="T4">
 Scholars: A cross -strait exchanges are worried that young people are affected by freedom democracy </text:span>
</text:p>
      <text:p text:style-name="P4">
As of now, the mainland committees in charge of cross -strait affairs in Taiwan have not responded to the incident.</text:p>
      <text:p text:style-name="P4">
Wu Se, a researcher at Taiwan's Cross -Strait Policy Association, accepted an interview with Radio Free Asia and pointed out: "This shows that there are contradictions between the two sides of the strait, China has always had this ostrich mentality. Communication on both sides of the strait should let each other see the most authentic level. China is worried about their people or those who come to communicate. Those who come back to Taiwan will be some of the brainwashing of the Chinese Communist Party. "</text:p>
      <text:p text:style-name="P4">
Wu Si Zhi said that since the cross -strait has gradually recovered personnel exchanges after the epidemic, Taiwan will not force Chinese people to go to Taiwan to highlight Taiwan as sovereign independent countries. thing. However, Beijing has long claimed that Taiwan is part of China. It is really fraud, so that Chinese tourists are particularly careful about totem, "national flag", and government agencies related to Taiwan's sovereignty, and are afraid to touch the political red line. This shows the gap between the people's consciousness and political value on the two sides of the strait, and is the so -called cross -strait exchanges "unique"?</text:p>
      <text:p text:style-name="P4">
China has a summer summer camp to open various cross -strait youth exchange activities. China National Taiwan Affairs Office and other units held the "Cross -Strait Youth Summit" in Beijing on the 12th. The Taiwan Central News Agency reported that more than 200 students from more than 10 universities in Taiwan participated in the above activities, and the Vice President of the Kuomintang Lian Shengwen also videos to attend the meeting. Chinese officials emphasized that Xi Jinping's "important speeches" of youth exchanges on both sides of the strait encouraged young people on both sides of the strait to create the future.</text:p>
      <text:p text:style-name="P4">
<text:span text:style-name="T4">
 Mainland Council: Taiwan will not believe "those beautiful lies" </text:span>
</text:p>
      <text:p text:style-name="P4">
When asked if he was worried about whether Taiwanese students were proclaimed by Chinese politics, Zhan Zhihong, deputy chairman and spokesman of the MAC, said on a regular press conference on the 13th: "Those beautiful lies, our young people will not be the young people will not be Believe it. But we will still remind repeatedly that like the Strait Forum held a while ago, we first reminded that this is a carnival, united front, large united front activities. "</text:p>
      <text:p text:style-name="P4">
Zhan Zhihong, deputy chairman and spokesman of the Taiwan MAC. (Photograph of data photo, reporter Xia Xiaohua) <text:a xlink:type="simple" xlink:href="https://www.rfa.org/mandarin/yataibaodao/gangtai/hx1-07142023085255.html/2.jpg" text:style-name="Internet_20_link" text:visited-style-name="Visited_20_Internet_20_Link">
![] [](Images/rfamandarin/2023-07-14T11-24-00-04-00/000003.png)</text:a>
Zhan Zhihong said: "(China) arranged a series of official speeches at the beginning. I think this is not a model that young people in Taiwan, especially in Taiwan. A kind of communication. "</text:p>
      <text:p text:style-name="P4">
Recently, cross -strait folk exchanges have been heating up. The Ma Ying -jeou Foundation invited 31 Chinese college students and doctoral students to visit Taiwan on July 15, and 6 other non -student workers will be accompanied. After the MAC approved the 37 people, the Ma Ying -jeou Foundation requested three personnel such as Li Yan, the director of the Hong Kong, Macao and Taiwan Office of Peking University to go to Taiwan.</text:p>
      <text:p text:style-name="P4">
<text:span text:style-name="T4">
 Mainland Council: The application for the application does not match the horses that strictly harmed the group before the election of the Taiwan election </text:span>
</text:p>
      <text:p text:style-name="P4">
After the epidemic, Taiwan has not yet opened tourists in mainland China to enter the country, and mainland personnel must apply through projects.</text:p>
      <text:p text:style-name="P4">
Zhan Zhihong said that since the beginning of this year, some Chinese personnel applied for cases to go to Taiwan in Taiwan, which involves digging or stealing in Taiwan's high -tech industry; there are also some invited units to contact travel agencies to indicate the price of the number of lives in Taiwan according to the number of stays in Taiwan. This is obviously profitable behavior. Instead of going to Taiwan to communicate; even found that some Chinese personnel applied for medical treatment in Taiwan, but they did not really go to medical treatment and sightseeing everywhere. More seriously, some mainland visiting delegations applied for professional exchanges, but the interviewed institutions were charged at the head.Zhan Zhihong also called on Taiwanese industry players and invited units to be responsible and reiterated that they would strictly investigate the horses of the group.</text:p>
      <text:p text:style-name="P4">
Wu Si Zhi said that the situation where the application of the name of the application of Taiwan did exist. People who went to Taiwan to communicate in Taiwan should be a person who had been selected and reviewed to have a certain purpose. China has set this year to be the first year of the Taiwan plan, the "one country, two systems" Taiwan plan, and only half a year left from the Taiwan election, which is more politically.</text:p>
      <text:p text:style-name="P4">
<text:span text:style-name="T4">
 Scholars: Taiwan has legal tools to gradually restore cross -strait exchanges </text:span>
</text:p>
      <text:p text:style-name="P4">
Taiwan scholar Zeng Jianyuan was interviewed by Radio Free Asia that cross -strait exchanges frequently before the epidemic, and it is necessary to open mainland tourists to Taiwan after the epidemic, but the Taiwan government is worried about affecting the election: "for example, (issued) political contributions, and the impact of Taiwan elections affecting Taiwan elections. Connecting, etc., should be a place where the land committee is doubtful. The interference affecting the election should be more concerned about the MAC. "</text:p>
      <text:p text:style-name="P4">
Zeng Jianyuan said that in recent years, relevant legislation involved in safety, reverse osmosis, and anti -theft of commercial secrets in recent years is more complete and strict, and the ability and tools should be capable of prevention. Taiwan has gradually opened tourists around the world, and the government should also have a rhythm to return to normal cross -strait exchanges.</text:p>
      <text:p text:style-name="P4">
Reporter: Xia Xiaohua Responsible: Chen Meihua He Ping.com Editor: Ruizhe</text:p>
      <text:p text:style-name="P4">
News Source: <text:a xlink:type="simple" xlink:href="https://www.rfa.org/mandarin/yataibaodao/gangtai/hx1-07142023085255.html" text:style-name="Internet_20_link" text:visited-style-name="Visited_20_Internet_20_Link">
https://www.rfa.org/mandarin/yataibaodao/gangtai/hx1-07142023085255.html</text:a>
</text:p>
      <!--NEWS-->
      <text:h text:style-name="P10" text:outline-level="1">
<text:span text:style-name="T4">
China hopes to win a win -win foreign investment in Fangxin- "Too few, too late"?</text:span>
</text:h>
      <text:p text:style-name="P4">
Author: None (Language: zh)</text:p>
      <text:p text:style-name="P4">
Publisher: None</text:p>
      <text:p text:style-name="P4">
Time: 2023-07-14T11:24:00Z</text:p>
      <text:p text:style-name="P4">
Description: According to media reports, Chinese regulators invite global investors to attend the symposium next week to encourage them to continue to invest in China. Foreign direct investment in China has shrunk significantly this year, while China ’s suppression of national security as the agenda, the Anti -Spy Law, and weak economic growth are important reasons.</text:p>
      <text:p text:style-name="P4">
Videos: []</text:p>
      <text:p text:style-name="P4">
Images: []</text:p>
      <text:p text:style-name="P4">
Subject: 经济纵横</text:p>
      <text:p text:style-name="P4">
Subjects: ['专题报道：中国经济何处去？']</text:p>
      <text:p text:style-name="P4">
Keywords: ['中国经济', '外商直接投资', '外商在华投资', '外国在华直接投资', '外国投资', '国家安全', '反间谍法']</text:p>
      <text:p text:style-name="P4">
Id: 66231034</text:p>
      <!--METADATA-->
      <text:p text:style-name="P4">
<text:a xlink:type="simple" xlink:href="https://www.dw.com/zh/overlay/image/article/66231034/61461034" text:style-name="Internet_20_link" text:visited-style-name="Visited_20_Internet_20_Link">
 </text:a>
(Voice of Germany Chinese) According to exclusive reports of Reuters on July 14, the Chinese financial regulatory authorities invite some of the world's largest investors to participate in a symposium next week to encourage foreign investors to continue investing in China, although China recently China <text:a xlink:type="simple" xlink:href="https://www.dw.com/zh/zh/重蹈日本覆辙-中国经济陷入困难的通缩氛围/a-66212419" text:style-name="Internet_20_link" text:visited-style-name="Visited_20_Internet_20_Link">
Weakened economic growth</text:a>
And face geopolitical tension.</text:p>
      <text:h text:style-name="P12" text:outline-level="3">
<text:span text:style-name="T4">
"Beijing is eager to improve the confidence of foreign investors"</text:span>
</text:h>
      <text:p text:style-name="P4">
The report quoted three anonymous sources saying that the meeting next Friday will focus on the current situation and main challenges of investing in China with US dollars. These three sources said that such a clear challenge faced by global fund managers in China is rare, reflecting Beijing's eagerness to improve <text:a xlink:type="simple" xlink:href="https://www.dw.com/zh/zh/監管障礙未除-在華歐企信心降至史上最低/a-65985588" text:style-name="Internet_20_link" text:visited-style-name="Visited_20_Internet_20_Link">
Foreign Investors' confidence</text:a>
Essence</text:p>
      <text:p text:style-name="P4">
At the same time, the Wall Street Journal quoted the analysis of government data on July 13, the analyst of Rongding Group analyst, Mark Witzke, saying that in the first quarter of this year <text:a xlink:type="simple" xlink:href="https://www.dw.com/zh/zh/调查结束清零后德企对华投资未见起色/a-65860474" text:style-name="Internet_20_link" text:visited-style-name="Visited_20_Internet_20_Link">
Foreign Direct Investment in China</text:a>
It was reduced to $ 20 billion, and the same period last year was $ 100 billion.</text:p>
      <text:p text:style-name="P4">
The article states that although China, including local governments, strives to attract foreign investment, Xi Jinping's movement of national security as the agenda-the risks brought by Western companies and the risks brought by the "Anti-Spy Law" made foreign businessmen think that investing in China <text:a xlink:type="simple" xlink:href="https://www.dw.com/zh/zh/红线在哪里在华外商盼拥有更大明确性/a-65708508" text:style-name="Internet_20_link" text:visited-style-name="Visited_20_Internet_20_Link">
 Risk increased greatly</text:a>
Essence</text:p>
      <text:p text:style-name="P4">
Reuters reports that two sources revealed that Fang Xinghai, vice chairman of the China Securities Regulatory Commission, will attend the meeting next Friday.</text:p>
      <text:p text:style-name="P4">
The report quoted the asset data platform Preqin that in the first half of this year, the general partner of China has only raised 5.5 billion US dollars of funds, far from the peak of $ 27.6 billion in the same period last year.</text:p>
      <text:h text:style-name="P12" text:outline-level="3">
<text:span text:style-name="T4">
</text:span>
</text:h>
      <text:h text:style-name="P12" text:outline-level="3">
<text:span text:style-name="T4">
Analysts believe that attractive measures are still insufficient</text:span>
</text:h>
      <text:p text:style-name="P4">
It is reported that Hong Kong Orient Capital Research General Manager AndrewCollier said that China has left China with the suppression of national security as the agenda, strict supervision of technology companies, and close monitoring of foreigners. "Now <text:a xlink:type="simple" xlink:href="https://www.dw.com/zh/zh/中國央行反駁通縮觀點-看好經濟前景/a-66227183" text:style-name="Internet_20_link" text:visited-style-name="Visited_20_Internet_20_Link">
Economy</text:a>
Slowing sharply, obviously <text:a xlink:type="simple" xlink:href="https://www.dw.com/zh/zh/中国夏季达沃斯-努力招商引资恢复新常态/a-66058986" text:style-name="Internet_20_link" text:visited-style-name="Visited_20_Internet_20_Link">
attracting foreign businessmen</text:a>
The new wave of charm of the back ", but he said that these measures may be" too few and too late. "</text:p>
      <text:p text:style-name="P4">
It is reported that the relevant Chinese departments fined Ant Financial and Tencent last week. At the same time, <text:a xlink:type="simple" xlink:href="https://www.dw.com/zh/zh/李強會見中國科技業高層-釋出什麼信號/a-66208019" text:style-name="Internet_20_link" text:visited-style-name="Visited_20_Internet_20_Link">
Chinese Prime Minister Li Qiang</text:a>
On Wednesday, he also met with the heads of Alibaba Cloud and Meituan, calling on them to contribute to leading development and creating employment.</text:p>
      <text:p text:style-name="P4">
(Comprehensive report)</text:p>
      <text:p text:style-name="P4">
News Source: <text:a xlink:type="simple" xlink:href="https://www.dw.com/zh/中国希望重赢外商投资芳心-太少、太迟-？/a-66231034" text:style-name="Internet_20_link" text:visited-style-name="Visited_20_Internet_20_Link">
https://www.dw.com/zh/中国希望重赢外商投资芳心-太少、太迟-？/a-66231034?maca=chi-rss-chi-all-1127-rdf</text:a>
</text:p>
      <!--NEWS-->
      <text:h text:style-name="P10" text:outline-level="1">
<text:span text:style-name="T4">
The senior officials involved in the Ministry of Education involved in the Ministry of Education were arrested for football corruption</text:span>
</text:h>
      <text:p text:style-name="P4">
Author: None</text:p>
      <text:p text:style-name="P4">
Publisher: Radio Free Asia (Organization)</text:p>
      <text:p text:style-name="P4">
Published Time: 2023-07-14T11:28:00-04:00</text:p>
      <text:p text:style-name="P4">
Modified Time: 2023-07-14T14:07: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4.612011in" draw:z-index="0">
<draw:image xlink:href="../Images/rfamandarin/2023-07-14T11-28-00-04-00/000000.png" xlink:type="simple" xlink:show="embed" xlink:actuate="onLoad" draw:mime-type="image/png"/>
</draw:frame>
Wang Dengfeng, Director of the Department of Sports and Health and Art Education of the Ministry of Education <text:a xlink:type="simple" xlink:href="https://www.rfa.org/mandarin/Xinwen/1-07142023112407.html/@@images/image" text:style-name="Internet_20_link" text:visited-style-name="Visited_20_Internet_20_Link">
</text:a>
Baidu Encyclopedia</text:p>
      <text:p text:style-name="P4">
According to the WeChat public account of the Shandong Higher Court, "Shandong High -Law", the Texas Intermediate Court of Shandong Province publicly tried the corruption and bribery of Wang Dengfeng, the former director of the Ministry of Education and Art Education of the Ministry of Education on Friday (July 14).</text:p>
      <text:p text:style-name="P4">
Wang Dengfeng was accused of serving as the Director of the Department of Sports and Art and Education of the Ministry of Education, alone or guys with others, illegally occupying 46.7 million yuan in public property, and a total of 9.66 million finances given by others alone or with others. Integration of benefits.</text:p>
      <text:p text:style-name="P4">
Wang Dengfeng is 58 years old. He graduated from the Department of Psychology at Peking University. He stayed in 1990 to teach. He served as Deputy Secretary of the Party Committee of Peking University. He worked in the Ministry of Education in 2006. He began to serve as the director of the Department of Sports and Education of the Ministry of Education in 2011. Until 2022 In August of the year, Wang Dengfeng also served as the deputy director of the Chinese Youth Football League Office in addition to his position.</text:p>
      <text:p text:style-name="P4">
In February of this year, Wang Dengfeng was officially arrested. The Sports Weekly commented that as the main person in charge of campus football in the past ten years, Wang Dengfeng was investigated means that many long -term problems covering the internal Chinese football surface surfaced. There are also comments that Wang Dengfeng has become the first arrested official in China's anti -corruption operation in China.</text:p>
      <text:p text:style-name="P4">
(Responsible editor: Wang Yun)</text:p>
      <text:p text:style-name="P4">
News Source: <text:a xlink:type="simple" xlink:href="https://www.rfa.org/mandarin/Xinwen/1-07142023112407.html" text:style-name="Internet_20_link" text:visited-style-name="Visited_20_Internet_20_Link">
https://www.rfa.org/mandarin/Xinwen/1-07142023112407.html</text:a>
</text:p>
      <!--NEWS-->
      <text:h text:style-name="P10" text:outline-level="1">
<text:span text:style-name="T4">
U.S. Climate Special Environmental Environmental Environmental Protection issue and Republicans war with Republicans</text:span>
</text:h>
      <text:p text:style-name="P4">
Publisher: 法新社</text:p>
      <text:p text:style-name="P4">
Published Time: 2023-07-14T11:32:06+00:00</text:p>
      <text:p text:style-name="P4">
Modified Time: 2023-07-14T11:05:03+00:00</text:p>
      <text:p text:style-name="P4">
Description: (Agence France -Presse, Washington, 13th) Before visiting China, American Climate Special Envoy John Kerry was questioned by Republican members of the State Council's environmental policies. Today he counterattacked his allegations about the use of carbon emissions seriously private je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14T11-32-06-00-00/000000.png" xlink:type="simple" xlink:show="embed" xlink:actuate="onLoad" draw:mime-type="image/png"/>
</draw:frame>
Agence France -Presse reported that Kerry, who would fly to Beijing on weekends to talk about reducing the carbon row problem, pointed out that he mainly used commercial passenger planes during his efficiency for Biden's government. He recalled that he did not take a private jet at that time.</text:p>
      <text:p text:style-name="P4">
Kerry, who used to be the Secretary of State of the United States, has been the goal of the Republican Party for a long time. This time, Corymills, a Federal MP, said to Kerry, hoping that "your team and your private planes have not come here to come here." This remark seemed to anger Kerry.</text:p>
      <text:p text:style-name="P4">
The House Foreign Affairscommittee supervision team stated: "I don't agree with your argument, and your argument began one of the most outrageous sustains."</text:p>
      <text:p text:style-name="P4">
"We don't have a private jet machine. I don't have a private jet. I personally have a private jet. Obviously, it is quite stupid to talk about coming from the State Council's private jet machine."</text:p>
      <text:p text:style-name="P4">
Fox News reported last year that people who criticized Kerry had criticized him to use Gulfstream GIV-SP planes rented from his wife's company for 48 flights during the Bayndon government.</text:p>
      <text:p text:style-name="P4">
Arizona Republican member Andybiggs tweeted after the hearing, "He has not owned a private jet, but he has really used it!" The machine has been discharged more than 300 metric tons of carbon.</text:p>
      <text:p text:style-name="P4">
Republican Federal Representative, Scott Perry, described global warming as "no existence", accusing Kerry from waste resources on the issue of human fabricated climate change.</text:p>
      <text:p text:style-name="P4">
When Kerry asked the world's scientists and governments why did they have to fabricate this threat, Pei Li replied: "Because they are scamming, just like you, sir."</text:p>
      <text:p text:style-name="P4">
When the outside world criticized the Chinese human rights record and the Chinese Communist Party's refusal to take out more to suppress fossil fuel emissions, Kerry was also forced to defend his negotiation with China.</text:p>
      <text:p text:style-name="P4">
On the 16th, Kerry will go to Beijing to talk about Zhenhua, a special envoy of climate change affairs in China. He said that China's largest polluting person in the world can prevent China from obstructing environmental progress.</text:p>
      <text:p text:style-name="P4">
The United States and China are the world's top two major greenhouse gas emissions and one of the largest renewable energy investors in the world.</text:p>
      <text:p text:style-name="P4">
US Secretary of State Antony Blinken visited Beijing last month. It is the highest -level US visit to China in the past 5 years. US Secretary of Finance, JaneTyellen, also visited China last week. Following the two, Kerry will also visit China to visit China. Essence</text:p>
      <text:p text:style-name="P4">
News Source: <text:a xlink:type="simple" xlink:href="https://www.rfi.fr/cn/%E5%9B%BD%E9%99%85%E6%8A%A5%E9%81%93/20230714-%E7%BE%8E%E5%9B%BD%E6%B0%94%E5%80%99%E7%89%B9%E4%BD%BF%E5%87%AF%E7%91%9E%E8%AE%BF%E4%B8%AD%E5%89%8D-%E5%B0%B1%E7%8E%AF%E4%BF%9D%E8%AE%AE%E9%A2%98%E4%B8%8E%E5%85%B1%E5%92%8C%E5%85%9A%E4%BA%BA%E8%88%8C%E6%88%98" text:style-name="Internet_20_link" text:visited-style-name="Visited_20_Internet_20_Link">
https://www.rfi.fr/cn/%E5%9B%BD%E9%99%85%E6%8A%A5%E9%81%93/20230714-%E7%BE%8E%E5%9B%BD%E6%B0%94%E5%80%99%E7%89%B9%E4%BD%BF%E5%87%AF%E7%91%9E%E8%AE%BF%E4%B8%AD%E5%89%8D-%E5%B0%B1%E7%8E%AF%E4%BF%9D%E8%AE%AE%E9%A2%98%E4%B8%8E%E5%85%B1%E5%92%8C%E5%85%9A%E4%BA%BA%E8%88%8C%E6%88%98</text:a>
</text:p>
      <!--NEWS-->
      <text:h text:style-name="P10" text:outline-level="1">
<text:span text:style-name="T4">
Pay attention to the China signing police agreement with China, Solomon said it has not threatened the Pacific Security</text:span>
</text:h>
      <text:p text:style-name="P4">
Publisher: 法新社</text:p>
      <text:p text:style-name="P4">
Published Time: 2023-07-14T11:32:07+00:00</text:p>
      <text:p text:style-name="P4">
Modified Time: 2023-07-14T11:05:02+00:00</text:p>
      <text:p text:style-name="P4">
Description: (Agence France -Presse Sydney, 14th) Australia and allies believe that the police cooperation agreement reached with China and China "threatens the peace of the Pacific region". In terms of community police, it helps 1,500 police forces in Sovi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7-14T11-32-07-00-00/000000.png" xlink:type="simple" xlink:show="embed" xlink:actuate="onLoad" draw:mime-type="image/png"/>
</draw:frame>
Agence France -Presse reported that the United States, Australia, and New Zealand have urged the Roman Islands to "immediately" the details of the three -year police cooperation agreement signed by China and China, fearing that this will increase the regional competition situation.</text:p>
      <text:p text:style-name="P4">
The Soromon Islands Prime Minister Manasseh Sogavare is conducting a weekly visit in China. He met with the Chinese State Council Prime Minister Li Qiang in Beijing and signed 9 agreements. Police cooperation is one of them.</text:p>
      <text:p text:style-name="P4">
Chinese media reported that the police of the China and the Solomon Islands met on the 11th and promised to "push the cooperation between Chinese police and law enforcement to a new realm."</text:p>
      <text:p text:style-name="P4">
The Su Jiawaru Office issued a statement today that the Solomon Islands are expanding their security partnerships. In addition to the existing Australian and New Zealand police support, the Chinese police will also join ranks.</text:p>
      <text:p text:style-name="P4">
The statement wrote: "No one can monopolize knowledge. The Solomon Islands are based on the principles of equality and respect for sovereignty and territorial integrity to cooperate with China and all partners."</text:p>
      <text:p text:style-name="P4">
Australian Foreign Minister, Pennywong, said that when she met with Wang Yi, director of the Foreign Affairs Working Committee of the Central Committee of the Communist Party of the Central Committee of the Central Committee of the CPC Central Committee last night, she had conveyed Australia's clear views on the security issues of Pacific. Both Australia and New Zealand stated that they should meet the safety needs of the Pacific in the Pacific region.</text:p>
      <text:p text:style-name="P4">
The Sujiawaru Office stated that: "The Solomon Islands government cannot see that the Royal Solomon IslandSpolice Force system, provide police equipment, or complete the autopsy of the autopsy of the autopsy by the Royal Solomon IslandSpolice Force What kind of threats can the research room bring to peace and security for the Pacific region. "</text:p>
      <text:p text:style-name="P4">
News Source: <text:a xlink:type="simple" xlink:href="https://www.rfi.fr/cn/%E5%9B%BD%E9%99%85%E6%8A%A5%E9%81%93/20230714-%E4%B8%8E%E4%B8%AD%E5%9B%BD%E7%AD%BE%E8%AD%A6%E5%8A%A1%E5%8D%8F%E8%AE%AE%E5%BC%95%E5%85%B3%E6%B3%A8-%E7%B4%A2%E7%BD%97%E9%97%A8%E7%A7%B0%E6%9C%AA%E5%A8%81%E8%83%81%E5%A4%AA%E5%B9%B3%E6%B4%8B%E5%AE%89%E5%85%A8" text:style-name="Internet_20_link" text:visited-style-name="Visited_20_Internet_20_Link">
https://www.rfi.fr/cn/%E5%9B%BD%E9%99%85%E6%8A%A5%E9%81%93/20230714-%E4%B8%8E%E4%B8%AD%E5%9B%BD%E7%AD%BE%E8%AD%A6%E5%8A%A1%E5%8D%8F%E8%AE%AE%E5%BC%95%E5%85%B3%E6%B3%A8-%E7%B4%A2%E7%BD%97%E9%97%A8%E7%A7%B0%E6%9C%AA%E5%A8%81%E8%83%81%E5%A4%AA%E5%B9%B3%E6%B4%8B%E5%AE%89%E5%85%A8</text:a>
</text:p>
      <!--NEWS-->
      <text:h text:style-name="P10" text:outline-level="1">
<text:span text:style-name="T4">
China and Japan have confronted again on nuclear treatment water problems</text:span>
</text:h>
      <text:p text:style-name="P4">
Author: None</text:p>
      <text:p text:style-name="P4">
Publisher: Radio Free Asia (Organization)</text:p>
      <text:p text:style-name="P4">
Published Time: 2023-07-14T11:35:00-04:00</text:p>
      <text:p text:style-name="P4">
Modified Time: 2023-07-14T11:46: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4.612011in" draw:z-index="0">
<draw:image xlink:href="../Images/rfamandarin/2023-07-14T11-35-00-04-00/000000.png" xlink:type="simple" xlink:show="embed" xlink:actuate="onLoad" draw:mime-type="image/png"/>
</draw:frame>
The picture shows the wastewater of the Fukushima First Nuclear Power Station stored in the Daxiongcho Electric Farm, Shuangye County, Fukushima Prefecture, Japan. <text:a xlink:type="simple" xlink:href="https://www.rfa.org/mandarin/Xinwen/2-07142023112932.html/@@images/image" text:style-name="Internet_20_link" text:visited-style-name="Visited_20_Internet_20_Link">
</text:a>
Reuters information picture</text:p>
      <text:p text:style-name="P4">
ASEAN, China, and South Korea (10+3) Foreign Ministers' Association recently held in Jakarta, the capital of Indonesia. During the meeting, China and Japan started to confront the nuclear treatment of water.</text:p>
      <text:p text:style-name="P4">
The International Atomic Energy Agency sent a report to Japan two weeks ago that the Japanese nuclear pollution water discharge plan "meets international security standards". On this basis, the Japanese government plans to accelerate the process of Fukushima nuclear pollution water.</text:p>
      <text:p text:style-name="P4">
According to the Ministry of Foreign Affairs, Wang Yi, director of the Foreign Affairs Office of the Central Committee of the Communist Party of China, said during the meeting: "Japan's nuclear pollution water is polluting the sea and the sea environment of the marine environment and human life. Blunder."</text:p>
      <text:p text:style-name="P4">
According to the Kyodo News Agency, at the conference, Japanese Foreign Minister Lin Fangzheng refuted the Chinese side on the issue of nuclear treatment of water emission on Friday (July 14). Communicate with China based on scientific opinions; he also said that he will follow international standards and international practice and will consider safe response.</text:p>
      <text:p text:style-name="P4">
In addition, Lin Fangzheng and Wang Yi met separately. Lin Fang expressed significant concerns on the tendency of China's military activities around Japan during the talks. Wang Yi refuted that the Japanese side positioned China as the biggest strategic challenge and rendered China's 'threat'. "Lin Fangzheng also mentioned the peace and stability of the Taiwan Strait, and he also asked China to release the Japanese who were detained in China as soon as possible.</text:p>
      <text:p text:style-name="P4">
(Responsible editor: Wang Yun)</text:p>
      <text:p text:style-name="P4">
News Source: <text:a xlink:type="simple" xlink:href="https://www.rfa.org/mandarin/Xinwen/2-07142023112932.html" text:style-name="Internet_20_link" text:visited-style-name="Visited_20_Internet_20_Link">
https://www.rfa.org/mandarin/Xinwen/2-07142023112932.html</text:a>
</text:p>
      <!--NEWS-->
      <text:h text:style-name="P10" text:outline-level="1">
<text:span text:style-name="T4">
GAC Mitsubishi announced that "personnel structure optimization" has been discontinued</text:span>
</text:h>
      <text:p text:style-name="P4">
Author: None</text:p>
      <text:p text:style-name="P4">
Publisher: Radio Free Asia (Organization)</text:p>
      <text:p text:style-name="P4">
Published Time: 2023-07-14T11:43:24-04:00</text:p>
      <text:p text:style-name="P4">
Modified Time: 2023-07-14T11:43: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417132in" draw:z-index="0">
<draw:image xlink:href="../Images/rfamandarin/2023-07-14T11-43-24-04-00/000000.png" xlink:type="simple" xlink:show="embed" xlink:actuate="onLoad" draw:mime-type="image/png"/>
</draw:frame>
The picture shows GAC Mitsubishi Company in Changsha, Hunan, Economic and Technological Development Zone <text:a xlink:type="simple" xlink:href="https://www.rfa.org/mandarin/Xinwen/3-07142023113623.html/@@images/image" text:style-name="Internet_20_link" text:visited-style-name="Visited_20_Internet_20_Link">
</text:a>
Screenshot of GAC Mitsubishi official website</text:p>
      <text:p text:style-name="P4">
According to the "First Finance and Economics" report of China Finance and Economics, entitled "A Letter to All Employees of Guangqi Mitsubishi" recently spread on the Internet, saying that due to the influence of market transformation, GAC Mitsubishi's product sales are far from expected, and the company's operations operate. In trouble; the company officially entered a temporary suspension in June and will optimize the personnel structure according to the actual situation. The situation in the letter was confirmed to the GAC Mitsubishi Factory by the reporter of the First Financial.</text:p>
      <text:p text:style-name="P4">
The report pointed out that GAC Mitsubishi was established in 2012 and its annual sales in 2018 reached 144,000 units, which was the pinnacle of its historical, but then a cliff -like decline began. By 2022, there were only 33,600 vehicles.</text:p>
      <text:p text:style-name="P4">
It was reported that GAC Mitsubishi had suspended new car production from March to May this year, which also caused external speculation that Mitsubishi Motors may withdraw from the Chinese market.</text:p>
      <text:p text:style-name="P4">
It is reported that the rapid transformation of the Chinese automobile market to new energy is considered one of the main reasons for GAC Mitsubishi to accelerate the marginalization in China in recent years.</text:p>
      <text:p text:style-name="P4">
(Responsible editor: Wang Yun)</text:p>
      <text:p text:style-name="P4">
News Source: <text:a xlink:type="simple" xlink:href="https://www.rfa.org/mandarin/Xinwen/3-07142023113623.html" text:style-name="Internet_20_link" text:visited-style-name="Visited_20_Internet_20_Link">
https://www.rfa.org/mandarin/Xinwen/3-07142023113623.html</text:a>
</text:p>
      <!--NEWS-->
      <text:h text:style-name="P10" text:outline-level="1">
<text:span text:style-name="T4">
The Universiade will pass the "White Paper Revolution" 2.0 convening post</text:span>
</text:h>
      <text:p text:style-name="P4">
Author: None</text:p>
      <text:p text:style-name="P4">
Publisher: Radio Free Asia (Organization)</text:p>
      <text:p text:style-name="P4">
Published Time: 2023-07-14T11:45:40-04:00</text:p>
      <text:p text:style-name="P4">
Modified Time: 2023-07-14T11:45: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919651in" draw:z-index="0">
<draw:image xlink:href="../Images/rfamandarin/2023-07-14T11-45-40-04-00/000000.png" xlink:type="simple" xlink:show="embed" xlink:actuate="onLoad" draw:mime-type="image/png"/>
</draw:frame>
China Network Recently, the "Call of the White Paper Revolution of the Chengdu Grand Games in the Chengdu Grand Games" <text:a xlink:type="simple" xlink:href="https://www.rfa.org/mandarin/Xinwen/4-07142023114417.html/@@images/image" text:style-name="Internet_20_link" text:visited-style-name="Visited_20_Internet_20_Link">
</text:a>
Network screenshot</text:p>
      <text:p text:style-name="P4">
According to the Taiwan Central News Agency, the Chengdu World University Student Games will be held at the end of this month. The China Network recently spread the "Call for the Bai Paper Revolutionary Campaign of the Chengdu Grand Games", calling on the public to perform flashing operations during the event to protest Xi Jinping's dictatorship. Online remarks are called white paper 2.0.</text:p>
      <text:p text:style-name="P4">
Wang Anna, the founder of the overseas Chinese media "Optical Media", forwarded the convening post on Twitter, which mentioned: "Remind participants must pay attention to personal security and not disclose any personal information. Before participating in flash activities, please clean up the computer and mobile phone and mobile phone. The sensitive content inside prevents black leather (police plainclothes) search. Do not contact anyone who knows online. Even if you act on online discussions, do not inform the specific time and place. Don't bring only one piece of white paper, bring a lot of white paper. If you are asked by black skin, it is useful. The reason is that it is the same. Some white paper can be used for others. Don't take pictures at the scene, unless you only take pictures, unless you only take pictures, unless you only take pictures. Take pictures, do not participate in flash activities, people who take pictures and participate in the event must be separated to prevent black skin tracking. "</text:p>
      <text:p text:style-name="P4">
At the end of November last year, the "White Paper Movement" that resisted the epidemic control was swept across the country. After that, the epidemic seal control measures quickly canceled. The White Paper Movement was considered to be another large -scale people's resistance movement after the Democratic Movement of Tiananmen in 1989, and some of them called out the slogan of the Communist Party's steps down.</text:p>
      <text:p text:style-name="P4">
(Responsible editor: Wang Yun)</text:p>
      <text:p text:style-name="P4">
News Source: <text:a xlink:type="simple" xlink:href="https://www.rfa.org/mandarin/Xinwen/4-07142023114417.html" text:style-name="Internet_20_link" text:visited-style-name="Visited_20_Internet_20_Link">
https://www.rfa.org/mandarin/Xinwen/4-07142023114417.html</text:a>
</text:p>
      <!--NEWS-->
      <text:h text:style-name="P10" text:outline-level="1">
<text:span text:style-name="T4">
China's release of artificial intelligence service management measures to formulate rules to test water?</text:span>
</text:h>
      <text:p text:style-name="P4">
Author: None</text:p>
      <text:p text:style-name="P4">
Publisher: Radio Free Asia (Organization)</text:p>
      <text:p text:style-name="P4">
Published Time: 2023-07-14T11:59:00-04:00</text:p>
      <text:p text:style-name="P4">
Modified Time: 2023-07-14T15:59:10-04:00</text:p>
      <text:p text:style-name="P4">
Description: None</text:p>
      <text:p text:style-name="P4">
Videos: []</text:p>
      <text:p text:style-name="P4">
Audios: ["<text:a xlink:type="simple" xlink:href="https://www.rfa.org/mandarin/yataibaodao/meiti/hx2-071420230955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12011in" draw:z-index="0">
<draw:image xlink:href="../Images/rfamandarin/2023-07-14T11-59-00-04-00/000000.png" xlink:type="simple" xlink:show="embed" xlink:actuate="onLoad" draw:mime-type="image/png"/>
</draw:frame>
On July 6, 2023, the 2023 World Artificial Intelligence Conference (WAIC) held in Shanghai. <text:a xlink:type="simple" xlink:href="https://www.rfa.org/mandarin/yataibaodao/meiti/hx2-07142023095509.html/@@images/image" text:style-name="Internet_20_link" text:visited-style-name="Visited_20_Internet_20_Link">
</text:a>
Reuters picture <text:a xlink:type="simple" xlink:href="https://www.rfa.org/mandarin/yataibaodao/meiti/hx2-07142023095509.html/@@stream" text:style-name="Internet_20_link" text:visited-style-name="Visited_20_Internet_20_Link">
AUDIO-LINK: https://www.rfa.org/mandarin/yataibaodao/meiti/hx2-07142023095509.html/@@stream</text:a>
US technology tycoon Elonmusk recently revealed that China is willing and prepared to cooperate with the international community to formulate artificial intelligence (AI) rules. The China National Internet Information Office also recently released the "Interim Measures for the Management of Genesis Artificial Intelligence Services", which has aroused external attention.</text:p>
      <text:p text:style-name="P4">
<text:a xlink:type="simple" xlink:href="https://www.rfa.org/mandarin/Xinwen/9-07112023163219.html" text:style-name="Internet_20_link" text:visited-style-name="Visited_20_Internet_20_Link">
<text:span text:style-name="T4">
 Swinging is impossible to change the content transformation of artificial intelligence generated by China Fast </text:span>
</text:a>
<text:span text:style-name="T5">
<text:a xlink:type="simple" xlink:href="https://www.rfa.org/mandarin/yataibaodao/jingmao/jw-04112023120736.html" text:style-name="Internet_20_link" text:visited-style-name="Visited_20_Internet_20_Link">
<text:span text:style-name="T4">
 China Network Information Office strengthens regulatory artificial intelligence scholars: autocracy and control public opinion </text:span>
</text:a>
</text:span>
<text:span text:style-name="T4">
<text:span text:style-name="T5">
*</text:span>
* <text:a xlink:type="simple" xlink:href="https://www.rfa.org/mandarin/Xinwen/3-04112023105016.html" text:style-name="Internet_20_link" text:visited-style-name="Visited_20_Internet_20_Link">
AI China Internet Information Office: Do not violate socialist value</text:a>
</text:span>
</text:p>
      <text:p text:style-name="P4">
China's official Global Network recently quoted a number of media reports such as the Washington Territory and Bloomberg Society. Tesla CEO Mask participated in the Twitterspaces event on the 12th that China was willing and ready to be as well as well as well The international community cooperates to formulate AI rules together. The report also mentioned that Musk, who visited China in May, said that Beijing was "interested in participating in a cooperative international framework in artificial intelligence supervision."</text:p>
      <text:p text:style-name="P4">
On July 7, 2023, Tesla CEO Musk 2023 displayed new artificial intelligence technology. (Screenshot of the Associated Press) <text:a xlink:type="simple" xlink:href="https://www.rfa.org/mandarin/yataibaodao/meiti/hx2-07142023095509.html/ap235121150811-00_00_41_26-still002.png" text:style-name="Internet_20_link" text:visited-style-name="Visited_20_Internet_20_Link">
![] [](Images/rfamandarin/2023-07-14T11-59-00-04-00/000003.png)</text:a>
Chinese Foreign Ministry spokesman Wang Wenbin was asked at a regular press conference on the 13th, but he responded that China did not understand the relevant situation. Wang Wenbin said that China is willing to strengthen communication with the international community on the governance of artificial intelligence security, promote the successful international mechanism, and form a extensive consensus governance framework and standard specifications.</text:p>
      <text:p text:style-name="P4">
Both Musk and Wang Wenbin have given the statement about China's participation in cooperation to formulate artificial intelligence and supervision. On July 14, Hong Jialing, an assistant researcher at the Institute of Internet Security and Decision Research Institute of Taiwan Institute of Assembly and Security and Security Research Institute, was interviewed by Radio Free Asia. , China cooperates with Musk to jointly formulate AI's international standards to obtain commercial interests, or play the effect of leading sheep. "</text:p>
      <text:p text:style-name="P4">
Hong Jialing believes that China may promote the 5G network architecture communication agreement specifications in the past in the past in the UN Security Council Telecommunications organization, and take the lead in formulating standards, which is conducive to China's development in 5G related technologies, which has led to the United States in terms of 5G technology and equipment construction. Behind China. Therefore, the United States now skips 5G technology and architecture and directly develops 6G or higher technology.</text:p>
      <text:p text:style-name="P4">
Hong Jialing mentioned that artificial intelligence is currently not yet formally formulated in terms of technical application, morality, future Yuan universe applications, and virtual world specifications. Europe is discussing, but even if European norms are only the European Union and regional norms. What China may want to do is to start from the United Nations, with its seats and international organizations that can be dominated, set up international general technology specifications that are beneficial to Beijing. At that time, all countries must comply with, cooperate, and integrate the international standards for AI regulatoryly promoted by Beijing. ****</text:p>
      <text:p text:style-name="P4">
<text:span text:style-name="T4">
 The seven departments of China announced the "Interim Measures for the Management of Genesis Artificial Intelligence Services" </text:span>
</text:p>
      <text:p text:style-name="P4">
Seven departments such as the China Internet Information Office recently announced the "Interim Measures for the Management of Genesis Artificial Intelligence Services", which is expected to be implemented on August 15.</text:p>
      <text:p text:style-name="P4">
Changjiang Yaqi, a professor at the School of Marine Law and Government of Taiwan Ocean University, and the director of the Legal Science and Technology Association, accepted an interview with Radio Free Asia and pointed out: "In this new management specification, it can be seen that China is different from other countries. Leading public opinion. It must be firmly guaranteed to ensure national security, socialism, and consciousness. For China, it is necessary to build an international AI regulatory framework. Because in addition to China, the EU is drafting AI supervision in AI supervision. The draft, but the EU's direction of these artificial intelligence supervision is not the same as China. "</text:p>
      <text:p text:style-name="P4">
Jiang Yaqi said that the China Cyber Security Law and Data Security Law have always emphasized the role of national security, including ensuring the formalities and socialism of the Communist Party, so it is impossible to be consistent with the value value of other countries such as the European Union. Therefore, China may intentionally build its own framework.</text:p>
      <text:p text:style-name="P4">
According to the China National Internet Information Office, the legislative purpose of the "Interim Measures for the Management of Genesis Artificial Intelligence Services" is to promote the healthy development and standardized application of the production of artificial intelligence, safeguard national security and social public interests, and protect the legitimate rights and interests of citizens, legal persons and other organizations. ; It is also the actual needs to prevent the risk of artificial intelligence service. The identification of the generating content such as pictures, video, etc. It is found that the illegal content should be taken in time. This method also stipulates systems involving safety assessment, algorithm filing, complaint reporting and other systems.</text:p>
      <text:p text:style-name="P4">
Hong Jialing said that China has set artificial intelligence development as the third five -year plan development indicator. Therefore, it will first formulate relevant policy guidelines and methods in China to allow internal military enterprises and private enterprises to develop in this direction.</text:p>
      <text:p text:style-name="P4">
Reporter: Xia Xiaohua Responsible: Chen Meihua He Ping.com Editor: Ruizhe</text:p>
      <text:p text:style-name="P4">
News Source: <text:a xlink:type="simple" xlink:href="https://www.rfa.org/mandarin/yataibaodao/meiti/hx2-07142023095509.html" text:style-name="Internet_20_link" text:visited-style-name="Visited_20_Internet_20_Link">
https://www.rfa.org/mandarin/yataibaodao/meiti/hx2-07142023095509.html</text:a>
</text:p>
      <!--NEWS-->
      <text:h text:style-name="P10" text:outline-level="1">
<text:span text:style-name="T4">
German media: China has changed, and the policy of China must also change</text:span>
</text:h>
      <text:p text:style-name="P4">
Author: None (Language: zh)</text:p>
      <text:p text:style-name="P4">
Publisher: None</text:p>
      <text:p text:style-name="P4">
Time: 2023-07-14T12:02:00Z</text:p>
      <text:p text:style-name="P4">
Description: After the "China Strategy" of the German government for a long time was announced, German media noticed that Prime Minister Shulz posted the first time to emphasize "cooperation". The "South Germany" believes that the new strategy ignores the fundamental conflict of ideology. Some experts point out that in the context of geopolitical conflicts, free trade and open markets are saying goodbye to people.</text:p>
      <text:p text:style-name="P4">
Videos: []</text:p>
      <text:p text:style-name="P4">
Images: []</text:p>
      <text:p text:style-name="P4">
Subject: 评论分析</text:p>
      <text:p text:style-name="P4">
Subjects: ['对华政策', '中国战略', '经贸', '伙伴', '竞争对手', '制度对手']</text:p>
      <text:p text:style-name="P4">
Keywords: ['意见反馈']</text:p>
      <text:p text:style-name="P4">
Id: 66231659</text:p>
      <!--METADATA-->
      <text:p text:style-name="P4">
<text:a xlink:type="simple" xlink:href="https://www.dw.com/zh/overlay/image/article/66231659/65347127" text:style-name="Internet_20_link" text:visited-style-name="Visited_20_Internet_20_Link">
 </text:a>
German Foreign Minister Belbak, a visit to Wang Yi, visited</text:p>
      <text:p text:style-name="P4">
(Voice of Germany Chinese) After 83 weeks of negotiations <text:a xlink:type="simple" xlink:href="https://www.dw.com/zh/zh/德国政府推出对华战略合作但减少依赖/a-66221218" text:style-name="Internet_20_link" text:visited-style-name="Visited_20_Internet_20_Link">
, the German government finally announced the first "China Strategy"</text:a>
Essence</text:p>
      <text:h text:style-name="P12" text:outline-level="3">
<text:span text:style-name="T4">
<text:span text:style-name="T4">
 "Daily News": Shawrtz emphasizes cooperation </text:span>
</text:span>
</text:h>
      <text:p text:style-name="P4">
<text:a xlink:type="simple" xlink:href="https://www.tagesschau.de/inland/innenpolitik/china-strategie-bundesregierung-100.html" text:style-name="Internet_20_link" text:visited-style-name="Visited_20_Internet_20_Link">
"Daily News" as follows</text:a>
The</text:p>
      <text:p text:style-name="P4">
The file of the file "All tones are neither new, <text:a xlink:type="simple" xlink:href="https://www.dw.com/zh/zh/德国政府的中国战略即将出炉/a-66199476" text:style-name="Internet_20_link" text:visited-style-name="Visited_20_Internet_20_Link">
nor are you talking about it</text:a>
Essence What policies for Germany's most important trading partners have always been like a steel wire, which will continue. Prime Minister SteffenhebestReit, the chief news officer of Shawrtz, said at the news meeting that announced the Chinese strategy: "First of all, we are willing to continue to cooperate with China. In the process, we will not ignore difficulties 'issues' '' Essence</text:p>
      <text:p text:style-name="P4">
"After the document was announced, the first sentence in Schildez's first Twitter was exactly the same: 'We will continue to cooperate with China in the economy and climate-obviously very important to Salz, and reiterate the same again. The partnership of Asian giants, despite the difficulty.</text:p>
      <text:p text:style-name="P4">
It is also necessary to fight for climate change, and the Ministry of Foreign Affairs led by Belbak also knows. Just here (the Ministry of Foreign Affairs) people show human rights issues more clearly. "</text:p>
      <text:p text:style-name="P4">
The article finally wrote that this Chinese strategy "" leaves a lot of interpretation space. In this way, how is the correct way to deal with Beijing? The wrestling power will continue. "</text:p>
      <text:h text:style-name="P12" text:outline-level="3">
<text:span text:style-name="T4">
<text:span text:style-name="T4">
 "Times Weekly": China has changed, and the policy of China must also change </text:span>
</text:span>
</text:h>
      <text:p text:style-name="P4">
"For decades, Germany's policy of China to China is first to promote economic policies. Now, the coalition government has announced its position: 'The German government worriedly see that China has worked with the interests of the one -party system and strives to impact the impact on international order. For example, the status of diluting human rights'.</text:p>
      <text:p text:style-name="P4">
The Chinese government will not be willing to read such words. Although Belbak introduced China's strategy to praise China's reform as 800 million people to get rid of poverty, then immediately condemned the Hong Kong Government's use of a reward of 1 million Hong Kong dollars to escape from foreign political objections. "</text:p>
      <text:p text:style-name="P4">
<text:a xlink:type="simple" xlink:href="https://www.zeit.de/politik/ausland/2023-07/china-strategie-bundesregierung-ampelkoalition-peking/komplettansicht" text:style-name="Internet_20_link" text:visited-style-name="Visited_20_Internet_20_Link">
This article on the "Time Weekly" online version considers</text:a>
"The document involves all criticism in bilateral relations, some of which seem vague, such as what exactly does the" risk "in the field of trade policies and investment? On the question, the document clearly wrote: 'China has changed', 'and the political decisions made by China forced us to make changes when dealing with China. "</text:p>
      <text:p text:style-name="P4">
The intensity of geopolitical conflicts has not yet entered the vision of many companies</text:p>
      <text:h text:style-name="P12" text:outline-level="3">
<text:span text:style-name="T4">
<text:span text:style-name="T4">
 "Nande will": It is best to call it "question list" </text:span>
</text:span>
</text:h>
      <text:p text:style-name="P4">
"This strategy is not compatible with the scale and intensity of Chinese ambitions. <text:a xlink:type="simple" xlink:href="https://www.dw.com/zh/zh/德语媒体让人一头雾水的中国战略/a-66220111" text:style-name="Internet_20_link" text:visited-style-name="Visited_20_Internet_20_Link">
It fails to identify the durability of China to change the world plan</text:a>
Essence It largely ignores the fundamental conflict of ideology, and this conflict determines all areas of China relations. It underestimates the existence of Germany, which has been affected by a problem, that is, the future world order is dominated by the United States or China. Before expanding the topic of the supply chain or lawyer's license, if there are some clever considerations, it should be greatly beneficial. "</text:p>
      <text:p text:style-name="P4">
As a result, the article believes that <text:a xlink:type="simple" xlink:href="https://www.sueddeutsche.de/meinung/bundesregierung-china-chinastrategie-aussenpolitik-kommentar-1.6026274" text:style-name="Internet_20_link" text:visited-style-name="Visited_20_Internet_20_Link">
this China strategy should be named "a list of problems in the field of economy and trade"</text:a>
Essence However, in addition to criticism, the federal government at least honestly defines 'economic trade' as the core of Germany -China relations. In the final analysis, this is consistent with reality. All the policies for China can only be controlled by the economic leverage. If you want to change this direction, you must know the interests of Beijing, that is, the European market and the technology here. "</text:p>
      <text:h text:style-name="P12" text:outline-level="3">
<text:span text:style-name="T4">
The first security strategy after World War II announced in Germany</text:span>
</text:h>
      <text:h text:style-name="P12" text:outline-level="3">
<text:span text:style-name="T4">
<text:span text:style-name="T4">
 China Experts: Geopolical Conflict forced restrictions on free trade </text:span>
</text:span>
</text:h>
      <text:p text:style-name="P4">
Chinese affairs expert and Professor of Politics at Trier University, Sebastian Heilmann <text:a xlink:type="simple" xlink:href="https://www.zeit.de/politik/ausland/2023-07/china-strategie-nationale-sicherheit-sebastian-heilmann" text:style-name="Internet_20_link" text:visited-style-name="Visited_20_Internet_20_Link">
Explanation of the Time Weekly</text:a>
"World economic cooperation and division of labor, which is promoted by geographical strategies and internal affairs, is currently undergoing profound changes. From rare earth, semiconductor, photovoltaic board, and pharmaceutical materials, the security of supply guarantee is pushed in multiple economic fields. To the front desk, geopolitical conflicts forced new rules to introduce and restrict free trade and open markets. The free trade and open markets have been defined by the EU as the "highest wealth" in the past few decades. The open globalization era will end. In my opinion, the intensity of geopolitical conflicts has not yet entered the field of vision of many companies. "</text:p>
      <text:h text:style-name="P12" text:outline-level="3">
<text:span text:style-name="T4">
is how to re -position relations with China</text:span>
</text:h>
      <text:p text:style-name="P4">
<text:span text:style-name="T5">
Inding the content of other media, does not represent the position or view of the Voice of Germany. _ </text:span>
 _ 吧 _</text:p>
      <text:p text:style-name="P4">
News Source: <text:a xlink:type="simple" xlink:href="https://www.dw.com/zh/德语媒体：中国变了，对华政策也必须改变/a-66231659" text:style-name="Internet_20_link" text:visited-style-name="Visited_20_Internet_20_Link">
https://www.dw.com/zh/德语媒体：中国变了，对华政策也必须改变/a-66231659?maca=chi-rss-chi-all-1127-rdf</text:a>
</text:p>
      <!--NEWS-->
      <text:h text:style-name="P10" text:outline-level="1">
<text:span text:style-name="T4">
Singapore investigative Jiaotong Corruption Related Hotel Tycoon is willing to assist</text:span>
</text:h>
      <text:p text:style-name="P4">
Publisher: 法新社</text:p>
      <text:p text:style-name="P4">
Published Time: 2023-07-14T12:02:06+00:00</text:p>
      <text:p text:style-name="P4">
Modified Time: 2023-07-14T11:50:01+00:00</text:p>
      <text:p text:style-name="P4">
Description: (Agence France -Presse Singapore, 14th) Singapore authorities expand the investigation of the Minister of Transport Yi Huaren suspected of corruption and issued a notice of arrest of the hotel tycoon Wang Xingxing involving this rare case. The Investigation Bureau collaborated and approved for insur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7-14T12-02-06-00-00/000000.png" xlink:type="simple" xlink:show="embed" xlink:actuate="onLoad" draw:mime-type="image/png"/>
</draw:frame>
Hotel PropertiesLimited stated in the statement that the Singapore Corruption Council (CPIB) did not have any allegations to Wang Xingxing, but asked Wang Xingxing to provide information with S.ISWARAN.</text:p>
      <text:p text:style-name="P4">
The statement also said that Wang Xingxing "fully cooperates with the Corruption Investigation Bureau and has provided information from the other party."</text:p>
      <text:p text:style-name="P4">
According to this statement, Wang Xingxing is not in China today. After returning to Singapore, he will pay the Corruption Council on the Passport and pay 100,000 Singapore dollars (about NT $ 2.34 million) bail.</text:p>
      <text:p text:style-name="P4">
Singapore Prime Minister Li Xianlong instructed Yi Huaren to take a vacation earlier this week. Prior to this, the Corruption Investigation Bureau stated that Yi Huaren was "currently assisted" investigation.</text:p>
      <text:p text:style-name="P4">
Li Xianlong said that the Corruption Council has asked him to conduct a formal investigation, including the interview with Yi Huaren and others; the Corruption Council said that the details were still ongoing because the investigation was still ongoing.</text:p>
      <text:p text:style-name="P4">
This case is a rare investigation case in Singapore's rare senior officials. Singapore, the top financial center in Asia, has always been proud of the clean government. Civil servants have a generous salary to prevent corruption, and some ministers even have annual salary of more than 1 million Singapore dollars (about NT $ 23.39 million).</text:p>
      <text:p text:style-name="P4">
79 -year -old Wang Mingxing has 38 hotels and resorts. Its brands include COMO, Four Seasons, Hard Rockhotel and Concorde. Affected by this news, the stock price of the Hotel Real Estate once fell 7%, and the end of the game fell 4.4%for harvest, setting the worst performance in more than two years.</text:p>
      <text:p text:style-name="P4">
News Source: <text:a xlink:type="simple" xlink:href="https://www.rfi.fr/cn/%E5%9B%BD%E9%99%85%E6%8A%A5%E9%81%93/20230714-%E6%96%B0%E5%8A%A0%E5%9D%A1%E8%B0%83%E6%9F%A5%E4%BA%A4%E9%95%BF%E6%B6%89%E8%B4%AA%E6%A1%88-%E7%9B%B8%E5%85%B3%E9%85%92%E5%BA%97%E5%A4%A7%E4%BA%A8%E6%84%BF%E5%8D%8F%E5%8A%A9" text:style-name="Internet_20_link" text:visited-style-name="Visited_20_Internet_20_Link">
https://www.rfi.fr/cn/%E5%9B%BD%E9%99%85%E6%8A%A5%E9%81%93/20230714-%E6%96%B0%E5%8A%A0%E5%9D%A1%E8%B0%83%E6%9F%A5%E4%BA%A4%E9%95%BF%E6%B6%89%E8%B4%AA%E6%A1%88-%E7%9B%B8%E5%85%B3%E9%85%92%E5%BA%97%E5%A4%A7%E4%BA%A8%E6%84%BF%E5%8D%8F%E5%8A%A9</text:a>
</text:p>
      <!--NEWS-->
      <text:h text:style-name="P10" text:outline-level="1">
<text:span text:style-name="T4">
Ukraine has received a bundle ammunition commitment to be used limited</text:span>
</text:h>
      <text:p text:style-name="P4">
Author: 联合早报 (Person)</text:p>
      <text:p text:style-name="P4">
Publisher: 联合早报 (Organization)</text:p>
      <text:p text:style-name="P4">
Published Time: 2023-07-14T12:09</text:p>
      <text:p text:style-name="P4">
Modified Time: 2023-07-14T12:09</text:p>
      <text:p text:style-name="P4">
Description: Ukraine has received a bundle bomb in the United States and promised to use this kind of powerful ammunition to drive the enemy for assembly. Reuters reported that the United States recently announced that it provided Ukraine with another group of 800 million US dollars (about S $ 1.05 billion) military aid facilities, including providing cluster bombs. Black ...</text:p>
      <text:p text:style-name="P4">
Videos: []</text:p>
      <text:p text:style-name="P4">
Audios: []</text:p>
      <text:p text:style-name="P4">
Images: []</text:p>
      <text:p text:style-name="P4">
Type: NewsArticle</text:p>
      <text:p text:style-name="P4">
Breadcrumbs: ['即时', '国际']</text:p>
      <text:p text:style-name="P4">
Keywords: ['俄乌战争', '炸弹', '美国', '乌克兰']</text:p>
      <!--METADATA-->
      <text:p text:style-name="P4">
Ukraine has received a bundle bomb in the United States and promised to use this kind of powerful ammunition to drive the enemy for assembly.</text:p>
      <text:p text:style-name="P4">
Reuters reported that the United States recently announced that it provided Ukraine with another military aid of 800 million US dollars (about S $ 1.05 billion), including <text:a xlink:type="simple" xlink:href="https://www.zaobao.com.sg/news/world/story20230707-1411804" text:style-name="Internet_20_link" text:visited-style-name="Visited_20_Internet_20_Link">
providing a bundle bomb</text:a>
Essence Commander of the Southern Military Region in Ukraine said that the bomb bomb was shipped one week after the new military aid support was announced in the United States.</text:p>
      <text:p text:style-name="P4">
Tavria spokesman Valeryi Shershen, a spokesman for Tavria, confirmed that he had received a bundle bomb on Thursday (July 13), and the Pentagon also announced on the same day.</text:p>
      <text:p text:style-name="P4">
<text:a xlink:type="simple" xlink:href="https://www.zaobao.com.sg/realtime/world/story20230710-1412360" text:style-name="Internet_20_link" text:visited-style-name="Visited_20_Internet_20_Link">
Moscow expressed condemnation on this</text:a>
, Russia's Minister of Defense, Shoigugu, warned that if Russia was attacked by a bundle bomb, the Russian army may also use similar weapons.</text:p>
      <text:p text:style-name="P4">
Ukrainian officials showed that considering the deployment of landmines in large occupation sites, the Ukraine's use of cluster bombs was reasonable.</text:p>
      <text:p text:style-name="P4">
Shellshen said in an interview with the US -funded free radio station that the Ukrainian army had a bundle bomb, "it will further weaken the momentum of the Russian occupation forces, which can fundamentally reverse the entire war and make the war on the Ukraine."</text:p>
      <text:p text:style-name="P4">
However, Shellshen also said that <text:a xlink:type="simple" xlink:href="https://www.zaobao.com.sg/news/world/story20230709-1412263" text:style-name="Internet_20_link" text:visited-style-name="Visited_20_Internet_20_Link">
the use of the Ukraine's bundle bomb will strictly abide by the law</text:a>
"We will only send it in handy when liberating our territory."</text:p>
      <text:p text:style-name="P4">
In addition, the US Department of Defense said that the Russian mercenaries Wagner Group did not participate in Russia's military operations in Ukraine. The Wagner Group launched a short -term attempt more than ten days ago.</text:p>
      <text:p text:style-name="P4">
Lai De, spokesman for the Pentagon, said: "At this stage, we have not seen the Wagner troops participating in any important action to support Ukraine battles."</text:p>
      <text:p text:style-name="P4">
News Source: <text:a xlink:type="simple" xlink:href="https://www.zaobao.com.sg/realtime/world/story20230714-1413737" text:style-name="Internet_20_link" text:visited-style-name="Visited_20_Internet_20_Link">
https://www.zaobao.com.sg/realtime/world/story20230714-1413737</text:a>
</text:p>
      <!--NEWS-->
      <text:h text:style-name="P10" text:outline-level="1">
<text:span text:style-name="T4">
Germany approved the first strategy to China, calling for reducing dependence on China</text:span>
</text:h>
      <text:p text:style-name="P4">
Creator: MELISSA EDDY</text:p>
      <text:p text:style-name="P4">
Publisher: https://www.facebook.com/nytimeschinese</text:p>
      <text:p text:style-name="P4">
Published Time: 2023-07-14T12:27:09+08:00</text:p>
      <text:p text:style-name="P4">
Description: This strategy has adopted a tougher stance on China, calling on to significantly reduce dependence on Chinese goods at the same time to maintain economic relations, and require export control to review investment in Wald to protect sensitivity and proprietary technologies. John Macdougall/Agency France-Presse-Getty Images June, Chinese Prime Minister Li Qiang (left) and German Chancellor Oraf Scharsez in Berlin.</text:p>
      <text:p text:style-name="P4">
Images: ["<text:a xlink:type="simple" xlink:href="https://static01.nyt.com/images/2023/07/13/multimedia/13germany-china-mtpw/13germany-china-mtpw-master1050.jpg" text:style-name="Internet_20_link" text:visited-style-name="Visited_20_Internet_20_Link">
13germany-chi...</text:a>
"]</text:p>
      <text:p text:style-name="P4">
Category: 国际</text:p>
      <text:p text:style-name="P4">
Type: Article</text:p>
      <!--METADATA-->
      <text:p text:style-name="P4">
<draw:frame draw:style-name="fr1" draw:name="Image123" text:anchor-type="as-char" svg:width="6.9236in" svg:height="4.615733in" draw:z-index="0">
<draw:image xlink:href="../Images/cnnytimes/2023-07-14T12-27-09-08-00/13germany-china-mtpw-master1050.jpg" xlink:type="simple" xlink:show="embed" xlink:actuate="onLoad" draw:mime-type="image/jpeg"/>
</draw:frame>
The German government approved the first national strategy to China on Thursday, defining China's Asian superpowers as "partners, competitors and institutional opponents", and called for a significant reduction in maintaining a value of hundreds of billions of dollars while maintaining hundreds of billions of dollars. Dependence on Chinese goods.</text:p>
      <text:p text:style-name="P4">
This new policy requires export control and reviews investment in Chinese German companies to protect the flow of sensitive and proprietary technologies. But this policy does not specify how Berlin will review China's investment in Germany. This is a problem <text:a xlink:type="simple" xlink:href="https://cn.nytimes.com/business/20221110/germany-china-investment/" text:style-name="Internet_20_link" text:visited-style-name="Visited_20_Internet_20_Link">
recently caused</text:a>
A lot of concerns.</text:p>
      <text:p text:style-name="P4">
The government led by German Prime Minister Shuerz passed the 61 -page document on Thursday. Previously, due to the differences in the toughness of the three -party ruling alliance in China, the document undergone several months of discussion and delay. The strategy echoes the European Union's policy theme of "risk" to China.</text:p>
      <text:p text:style-name="P4">
The German government said reducing the dependence on Chinese manufacturers and consumers will eventually boost the country's economy.</text:p>
      <text:p text:style-name="P4">
advertise</text:p>
      <text:p text:style-name="P4">
"We don't want to decompose with China, but we hope to minimize our own risks. This includes strengthening our European economy and reducing dependence," said Germany Foreign Minister Anna Lena Belbak. "The more we expand the diversification of trade and supply chain, the more tough our country is," she added.</text:p>
      <text:p text:style-name="P4">
The strategy has adopted a tough position for China. Compared with it, the government led by former Prime Minister Merkel has regarded China as a huge growth market for German goods.</text:p>
      <text:p text:style-name="P4">
This has promoted the establishment of a close relationship with China, and there are millions of in Germany <text:a xlink:type="simple" xlink:href="https://www.iwkoeln.de/en/studies/juergen-matthes-mutual-dependence-in-trade-between-china-the-eu-and-germany.html" text:style-name="Internet_20_link" text:visited-style-name="Visited_20_Internet_20_Link">
jobs</text:a>
Relying on China directly, there are more indirect dependence. Invest in China in China](https://rhg.com/research/the-chosen-few/)Nearly half from Germany, <text:a xlink:type="simple" xlink:href="https://www.ifo.de/en/press-release/2022-03-31/german-manufacturing-companies-want-reduce-dependence-china" text:style-name="Internet_20_link" text:visited-style-name="Visited_20_Internet_20_Link">
nearly half</text:a>
Part of the supply chain of German manufacturing companies also depends on China.</text:p>
      <text:p text:style-name="P4">
However, the supply chain problem caused by the new crown epidemic exposes the degree of dependence of Germany and Europe on Chinese goods. The processing minerals necessary from drugs to green technology are all -inclusive. Russia's invasion of Ukraine last year has also triggered concerns about China that may use this economic dependence, just as Russia treats Germany's dependence on its natural gas export as weapons.</text:p>
      <text:p text:style-name="P4">
Under this strategy, the geopolitical risks of companies that will be required to carry out business in China are "more powerful internalized" to avoid using government funds when crisis. The government has stated that incentives are introduced to encourage German companies to diversify business outside China.</text:p>
      <text:p text:style-name="P4">
The policy also requires re -evaluation of export guarantees to ensure the protection of sensitive technologies, and emphasizes that Germany intends to formulate a list of technical lists for network security and monitoring, and implement export controls on these technologies.</text:p>
      <text:p text:style-name="P4">
advertise</text:p>
      <text:p text:style-name="P4">
"We have clearly realized that protecting our own economic security is in line with our national interests," Berbak said. She also said that Germany cannot repeat Russia to cut off the mistakes when cutting off the supply of natural gas in Western Europe and needs to "pay more than 200 billion euros to get rid of dependence."</text:p>
      <text:p text:style-name="P4">
On Thursday, the Chinese government refuted the policy's description of the policy through the Berlin Embassy, insisting that Germany was a Chinese partner rather than an opponent.</text:p>
      <text:p text:style-name="P4">
The embassy stated in the statement that "resolutely oppose interference in China's internal affairs, distort and discredit China, and even damage the core interests of China."</text:p>
      <text:p text:style-name="P4">
Whether enterprises and how to support this policy are still unknown. Some medium -sized enterprises and families <text:a xlink:type="simple" xlink:href="https://cn.nytimes.com/world/20230707/germany-china-business-economy/" text:style-name="Internet_20_link" text:visited-style-name="Visited_20_Internet_20_Link">
Enterprise Represents</text:a>
Geographic risks have complicated their business in China, but industrial leaders such as BASF and Volkswagen have greatly increased their efforts to invest in China.</text:p>
      <text:p text:style-name="P4">
"Volkswagen will continue to invest in China," Berry, president and board of directors of Volkswagen Group China(Ralf Brandstätter)express.</text:p>
      <text:p text:style-name="P4">
"China is a dynamic growth market and the driver of key technological innovation," said, saying that China "is crucial to the global competitiveness of Volkswagen Group and even the entire German automotive industry."</text:p>
      <text:p text:style-name="P4">
advertise</text:p>
      <text:p text:style-name="P4">
This strategy will be submitted to the parliament, and it is expected that parliamentarians will debate to this when the parliament is re -held in September.</text:p>
      <text:p text:style-name="P4">
Germany introduced last month <text:a xlink:type="simple" xlink:href="https://www.nytimes.com/2023/06/14/world/europe/germany-security-strategy-scholz.html" text:style-name="Internet_20_link" text:visited-style-name="Visited_20_Internet_20_Link">
the first national security strategy</text:a>
Call for "strong" national defense and other related policies. But this overall strategy does not include China. After all, China enjoys the important position of Germany's largest trading partner. Last year, the bilateral trade volume of the two countries was close to 334 billion US dollars.</text:p>
      <text:p text:style-name="P4">
The strategy shows that Berlin has no intention of changing its opposition on issues of sovereignty in Taiwan. "The status quo of the Taiwan Strait can only be changed through peaceful means and methods recognized by both sides. Military upgrades will also affect the interests of Germany and Europe."</text:p>
      <text:p text:style-name="P4">
Hu Yongkong, Executive Director of the Institute of Merkato China(Mikkohuotari)He said that it has been more than a year since the decision to take a strictest stand in Russia, which has decided to invade Ukraine. The strategy of China to China is the latest measure to re -adjust foreign policy in Germany.</text:p>
      <text:p text:style-name="P4">
"Looking at China from the perspective of risk -oriented is a big step in different directions," said Hu Yongkong. "This is a major change for Germany."</text:p>
      <text:p text:style-name="P4">
News Source: <text:a xlink:type="simple" xlink:href="https://cn.nytimes.com/world/20230714/germany-china-trade/" text:style-name="Internet_20_link" text:visited-style-name="Visited_20_Internet_20_Link">
https://cn.nytimes.com/world/20230714/germany-china-trade/</text:a>
</text:p>
      <!--NEWS-->
      <text:h text:style-name="P10" text:outline-level="1">
<text:span text:style-name="T4">
Asian stocks generally rise</text:span>
</text:h>
      <text:p text:style-name="P4">
Publisher: 法新社</text:p>
      <text:p text:style-name="P4">
Published Time: 2023-07-14T12:32:08+00:00</text:p>
      <text:p text:style-name="P4">
Modified Time: 2023-07-14T12:05:02+00:00</text:p>
      <text:p text:style-name="P4">
Description: (Agence France -Presse Hong Kong, 14th) More and more economic data shows that the US inflation cools down, which provides space for the end of the US Federal Preparatory Council (FED) for more than a year. As a result, Asian stocks generally closed up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7-14T12-32-08-00-00/000000.png" xlink:type="simple" xlink:show="embed" xlink:actuate="onLoad" draw:mime-type="image/png"/>
</draw:frame>
This week's global financial market optimism has permeated, because investors are looking at the currency tightening policy planning to suppress inflation. COVID-19 (2019 coronary virus disease) has an economic reoperation, chaos in supply chain, and Russia's invasion of Ukraine.</text:p>
      <text:p text:style-name="P4">
At the same time, China promised to take measures to revive the faltering economy and end the suppression of the large technology industry.</text:p>
      <text:p text:style-name="P4">
In June, the increase in US wholesale prices and the increase in the consumer price index (CPI) in June increased by 3%, which were lower than expected and inspired U.S. stocks. Although the CPI is still higher than the target of the Federal Reserve, analysts said that investors are increasingly believed that officials will win this battle, and the economy can avoid worrying about recession.</text:p>
      <text:p text:style-name="P4">
The optimistic atmosphere of Wall Street is infected with the Asian stock market. Driven by the rebound of the Chinese technology giant stock price, the Hong Kong stock market closed up for the fifth consecutive day. Shanghai, Sydney, Seoul, Singapore, Taipei, Bangkok, Manila and Jakarta also closed.</text:p>
      <text:p text:style-name="P4">
However, the Tokyo stock market closed down because of the yen against the US dollar.</text:p>
      <text:p text:style-name="P4">
News Source: <text:a xlink:type="simple" xlink:href="https://www.rfi.fr/cn/%E8%B4%A2%E7%BB%8F%E5%BF%AB%E8%AE%AF/20230714-%E4%BA%9A%E8%82%A1%E6%99%AE%E9%81%8D%E6%94%B6%E6%B6%A8" text:style-name="Internet_20_link" text:visited-style-name="Visited_20_Internet_20_Link">
https://www.rfi.fr/cn/%E8%B4%A2%E7%BB%8F%E5%BF%AB%E8%AE%AF/20230714-%E4%BA%9A%E8%82%A1%E6%99%AE%E9%81%8D%E6%94%B6%E6%B6%A8</text:a>
</text:p>
      <!--NEWS-->
      <text:h text:style-name="P10" text:outline-level="1">
<text:span text:style-name="T4">
South Korea's heavy rain continues local areas, the maximum rainfall per hour is 80 mm</text:span>
</text:h>
      <text:p text:style-name="P4">
Author: 联合早报 (Person)</text:p>
      <text:p text:style-name="P4">
Publisher: 联合早报 (Organization)</text:p>
      <text:p text:style-name="P4">
Published Time: 2023-07-14T12:37</text:p>
      <text:p text:style-name="P4">
Modified Time: 2023-07-14T13:18</text:p>
      <text:p text:style-name="P4">
Description: The South Korean Meteorological Agency predicts that most parts of South Korea will occur on Friday (July 14) that there will be severe weather with thunder and electricity, madness and storms. Yonhap News Agency reported that the amount of rainfall per hour in the South Korean capital circle and Jiangyuan Road can reach 20 ~ 50 mm per hour on Friday morning, Gyeonggi -do ...</text:p>
      <text:p text:style-name="P4">
Videos: []</text:p>
      <text:p text:style-name="P4">
Audios: []</text:p>
      <text:p text:style-name="P4">
Images: []</text:p>
      <text:p text:style-name="P4">
Type: NewsArticle</text:p>
      <text:p text:style-name="P4">
Breadcrumbs: ['即时', '国际']</text:p>
      <text:p text:style-name="P4">
Keywords: ['韩国', '暴雨', '天气', '气温']</text:p>
      <!--METADATA-->
      <text:p text:style-name="P4">
The South Korean Meteorological Agency predicts that most parts of South Korea will occur on Friday (July 14) that there will be severe weather with thunder and electricity, madness and storms.</text:p>
      <text:p text:style-name="P4">
The Yonhap News Agency reported that the amount of rainfall per hour on Friday morning in parts of the South Korean capital circle and Jiangyuan Road can reach 20 ~ 50 mm. Lei Ming will last until Saturday, and the rainfall of local areas will reach 30 ~ 80 mm per hour.</text:p>
      <text:p text:style-name="P4">
From Friday to Saturday, the cumulative rainfall in the inland and mountainous areas of southern Gyeonggi and southern Jiangyuan, Zhongqing, Jeon North, and Qingbei Northern North, will reach 80 ~ 200 mm. There will be more than 300 mm rainfall in Zhongqing and Jeonbe, and there will be more than 250 millimeters of rainfall in the north northern part.</text:p>
      <text:p text:style-name="P4">
The rainfall in Seoul, Incheon, northern Gyeonggi, Jiangyuan, Quannan, and Qingshang areas will reach 30 ~ 100 mm (local south can reach more than 200 mm), and Jeju Road will reach 5 ~ 60 mm. The instantaneous wind speed can be reached 15-20 meters per second.</text:p>
      <text:p text:style-name="P4">
The meteorological department reminds relevant departments to do a good job in facilities to prevent safety accidents.</text:p>
      <text:p text:style-name="P4">
In addition, the highest temperature during the day of Korean Friday is 25 to 30 degrees Celsius, and the air quality level is "good".</text:p>
      <text:p text:style-name="P4">
News Source: <text:a xlink:type="simple" xlink:href="https://www.zaobao.com.sg/realtime/world/story20230714-1413740" text:style-name="Internet_20_link" text:visited-style-name="Visited_20_Internet_20_Link">
https://www.zaobao.com.sg/realtime/world/story20230714-1413740</text:a>
</text:p>
      <!--NEWS-->
      <text:h text:style-name="P10" text:outline-level="1">
<text:span text:style-name="T4">
The holders of the US Condor Group's US debt holders have not received the income interest payment market, worrying about their debt</text:span>
</text:h>
      <text:p text:style-name="P4">
Author: None</text:p>
      <text:p text:style-name="P4">
Publisher: Radio Free Asia (Organization)</text:p>
      <text:p text:style-name="P4">
Published Time: 2023-07-14T12:50:12-04:00</text:p>
      <text:p text:style-name="P4">
Modified Time: 2023-07-14T12:50: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612011in" draw:z-index="0">
<draw:image xlink:href="../Images/rfamandarin/2023-07-14T12-50-12-04-00/000000.png" xlink:type="simple" xlink:show="embed" xlink:actuate="onLoad" draw:mime-type="image/png"/>
</draw:frame>
China Real Estate Developer Ocean Real Estate Unite Taikoo Real Estate Development Beijing Yidi Port [Wikipedia</text:p>
      <text:p text:style-name="P4">
According to Bloomberg News, at least two holders of the US dollar bonds of Chinese real estate developers' Ocean Group said that by 9:30 am on Friday, the interest ticket payment expired on Thursday (July 13), the market for the Oceania Group to the Oceania Group The debt concerns intensified.</text:p>
      <text:p text:style-name="P4">
It is reported that although the Ocean Group has not had repayment problems like other housing companies, the market has used it as an important goal of the debt concern in the real estate industry in the past few months.</text:p>
      <text:p text:style-name="P4">
In March of this year, the Ocean Group had a principle of sustainable debt of $ 600 million in permanent debt. It was not until the end of March that the group had completed the payment of this perpetual debt. In the third quarter of the Ocean Group, the Ocean Group also faced a $ 380 million bond debt, and the $ 9.5 million of the $ 9.5 million in votes on Thursday were still in a 14 -day width limit.</text:p>
      <text:p text:style-name="P4">
In recent years, the news that Chinese housing companies have declined in the overall market and their sales are not smooth. The news that its US dollar bonds cannot be paid will be frequently appeared on the media headlines. According to the Wall Street Journal in March this year, the US dollar bonds sold by China Real Estate Corporation are under pressure from selling.</text:p>
      <text:p text:style-name="P4">
(Responsible editor: Wang Yun)</text:p>
      <text:p text:style-name="P4">
News Source: <text:a xlink:type="simple" xlink:href="https://www.rfa.org/mandarin/Xinwen/5-07142023124558.html" text:style-name="Internet_20_link" text:visited-style-name="Visited_20_Internet_20_Link">
https://www.rfa.org/mandarin/Xinwen/5-07142023124558.html</text:a>
</text:p>
      <!--NEWS-->
      <text:h text:style-name="P10" text:outline-level="1">
<text:span text:style-name="T4">
Nigeria enters the state of food security and emergency</text:span>
</text:h>
      <text:p text:style-name="P4">
Author: 联合早报 (Person)</text:p>
      <text:p text:style-name="P4">
Publisher: 联合早报 (Organization)</text:p>
      <text:p text:style-name="P4">
Published Time: 2023-07-14T12:54</text:p>
      <text:p text:style-name="P4">
Modified Time: 2023-07-14T12:54</text:p>
      <text:p text:style-name="P4">
Description: Nigeria entered a state of emergency food safety and deployed measures to cope with the impact of people's livelihood brought about by rising grain prices. The Xinhua News Agency reported that the Nigerian presidential spokesman Alac Alak said at a press conference held at the capital Abuja on Thursday (July 13) that Nigerian President Titanu has ...</text:p>
      <text:p text:style-name="P4">
Videos: []</text:p>
      <text:p text:style-name="P4">
Audios: []</text:p>
      <text:p text:style-name="P4">
Images: []</text:p>
      <text:p text:style-name="P4">
Type: NewsArticle</text:p>
      <text:p text:style-name="P4">
Breadcrumbs: ['即时', '国际']</text:p>
      <text:p text:style-name="P4">
Keywords: ['尼日利亚', '粮食安全', '紧急状态']</text:p>
      <!--METADATA-->
      <text:p text:style-name="P4">
Nigeria entered a state of emergency food safety and deployed measures to cope with the impact of people's livelihood brought about by rising grain prices.</text:p>
      <text:p text:style-name="P4">
The Xinhua News Agency reported that the Nigerian presidential spokesman Alac Arack said at a press conference held at the capital Abuja on Thursday (July 13) that Nigerian President Titu Bu learned the impact of the recent rise in grain prices on the people's lives, so he announced its entry into the entry Grain safety is urgent.</text:p>
      <text:p text:style-name="P4">
Tinubu requires relevant government agencies to take emergency measures to encourage grain production and expand market supply to calm food prices. Specific measures include increasing capital investment in the agricultural field, increasing the supply of cultivated land, improving land irrigation, providing grain and fertilizers for farmers, and bottlenecks in grain transportation and transaction.</text:p>
      <text:p text:style-name="P4">
According to data from the National Bureau of Statistics of Nigeria, Nigeria's inflation rate has remained at a high level since early 2021. In May this year, the consumer price index (CPI) increased by 22.4%year -on -year, of which food prices increased by 24.8%year -on -year.</text:p>
      <text:p text:style-name="P4">
According to local media reports, Titubu wrote to the Senate of the National Parliament on Thursday, requiring the government to apply for a plan to apply for a US $ 800 million (about S $ 1.05 billion) loan to the World Bank. subsidy.</text:p>
      <text:p text:style-name="P4">
News Source: <text:a xlink:type="simple" xlink:href="https://www.zaobao.com.sg/realtime/world/story20230714-1413743" text:style-name="Internet_20_link" text:visited-style-name="Visited_20_Internet_20_Link">
https://www.zaobao.com.sg/realtime/world/story20230714-1413743</text:a>
</text:p>
      <!--NEWS-->
      <text:h text:style-name="P10" text:outline-level="1">
<text:span text:style-name="T4">
Australian Foreign Minister mentioned human rights and trade issues to Wang Yi</text:span>
</text:h>
      <text:p text:style-name="P4">
Author: None</text:p>
      <text:p text:style-name="P4">
Publisher: Radio Free Asia (Organization)</text:p>
      <text:p text:style-name="P4">
Published Time: 2023-07-14T12:56:18-04:00</text:p>
      <text:p text:style-name="P4">
Modified Time: 2023-07-14T12:5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12011in" draw:z-index="0">
<draw:image xlink:href="../Images/rfamandarin/2023-07-14T12-56-18-04-00/000000.png" xlink:type="simple" xlink:show="embed" xlink:actuate="onLoad" draw:mime-type="image/png"/>
</draw:frame>
Australian Foreign Minister Huang Yingxian was next to the Director of the Foreign Affairs Office of the Central Committee of the Communist Party of China in Jakarta, Indonesia, and attended the ASEAN(ASEAN)Foreign Minister meeting. <text:a xlink:type="simple" xlink:href="https://www.rfa.org/mandarin/Xinwen/6-07142023125123.html/@@images/image" text:style-name="Internet_20_link" text:visited-style-name="Visited_20_Internet_20_Link">
</text:a>
Reuters pictures</text:p>
      <text:p text:style-name="P4">
According to Agence France -Presse, Australian Foreign Minister Huang Yingxian held talks with Wang Yi in Jakarta, Indonesia on Thursday (July 13). Huang Yingxian proposed the issue of human rights and the trade between the two countries. She said that if the trade issue of China and Australia cannot be completely resolved, the Australian Prime Minister Albanis's visit to China will be put on hold.</text:p>
      <text:p text:style-name="P4">
At present, China has restored the imports of coal, wood and other products imported from Australia, but China has recently extended tariff review of Australian barley. The Australian government warned this Wednesday that if China has repeatedly procrastinated, it will appeal to the World Trade Organization.</text:p>
      <text:p text:style-name="P4">
In addition, Huang Yingxian also mentioned to Wang Yi that the Hong Kong government has recently wanted eight of the eight democrats overseas, and now Australia, including Australian lawyer Ren Jianfeng, and former Hong Kong Legislative Council member Xu Zhifeng, who has lived in Australia since 2021. Huang Yingxian said that Australia will continue to defend human rights.</text:p>
      <text:p text:style-name="P4">
(Responsible editor: Wang Yun)</text:p>
      <text:p text:style-name="P4">
News Source: <text:a xlink:type="simple" xlink:href="https://www.rfa.org/mandarin/Xinwen/6-07142023125123.html" text:style-name="Internet_20_link" text:visited-style-name="Visited_20_Internet_20_Link">
https://www.rfa.org/mandarin/Xinwen/6-07142023125123.html</text:a>
</text:p>
      <!--NEWS-->
      <text:h text:style-name="P10" text:outline-level="1">
<text:span text:style-name="T4">
What does the sharp decline in China and Asia's exports foreshadow?</text:span>
</text:h>
      <text:p text:style-name="P4">
Author: None</text:p>
      <text:p text:style-name="P4">
Publisher: Radio Free Asia (Organization)</text:p>
      <text:p text:style-name="P4">
Published Time: 2023-07-14T12:59:00-04:00</text:p>
      <text:p text:style-name="P4">
Modified Time: 2023-07-14T13:01: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612011in" draw:z-index="0">
<draw:image xlink:href="../Images/rfamandarin/2023-07-14T12-59-00-04-00/000000.png" xlink:type="simple" xlink:show="embed" xlink:actuate="onLoad" draw:mime-type="image/png"/>
</draw:frame>
The picture shows the pier of Tianjin Port, and the truck is transporting containers. In June of this year, China, Vietnam, South Korea, and Taiwan all experienced significant exports. <text:a xlink:type="simple" xlink:href="https://www.rfa.org/mandarin/Xinwen/7-07142023125710.html/@@images/image" text:style-name="Internet_20_link" text:visited-style-name="Visited_20_Internet_20_Link">
</text:a>
Associated Press information picture</text:p>
      <text:p text:style-name="P4">
In June of this year, China, Vietnam, South Korea, and Taiwan all experienced significant exports.</text:p>
      <text:p text:style-name="P4">
According to data released by the General Administration of Customs on Thursday (July 13) on Thursday (July 13), China ’s exports in June fell by 12.4%year -on -year and imports have decreased by 6.8%; and China’ s import and export declines for two consecutive months, and the decline is increasing. Reuters said that China's exports in June hit the largest decline since the outbreak of the new crown epidemic in 2020.</text:p>
      <text:p text:style-name="P4">
At the same time, Taiwan's exports in June fell by 23%year -on -year, Vietnam fell 11%, and South Korea fell by 6%.</text:p>
      <text:p text:style-name="P4">
According to the Wall Street Journal, economists believe that global trade has been softening in recent months, because of how many reasons. On the one hand, Western consumers no longer spend money on electronic products and home as during the epidemic period.</text:p>
      <text:p text:style-name="P4">
On the other hand, with the implementation of the central banks in various countries to curb inflation measures, increase interest rates, borrowing costs soaring and squeezing consumer and corporate expenditures, suppressing economic growth and global trade, and the slowdown in trade will continue.</text:p>
      <text:p text:style-name="P4">
At the same time, the major economies promoted the reshaping of the global industrial chain, bringing more factories back to the local area, and further impacting the prospects of global trade.</text:p>
      <text:p text:style-name="P4">
Some economists predict that trade will not be recovered until later this year, depending on the decline of major economies.</text:p>
      <text:p text:style-name="P4">
(Responsible editor: Wang Yun)</text:p>
      <text:p text:style-name="P4">
News Source: <text:a xlink:type="simple" xlink:href="https://www.rfa.org/mandarin/Xinwen/7-07142023125710.html" text:style-name="Internet_20_link" text:visited-style-name="Visited_20_Internet_20_Link">
https://www.rfa.org/mandarin/Xinwen/7-07142023125710.html</text:a>
</text:p>
      <!--NEWS-->
      <text:h text:style-name="P10" text:outline-level="1">
<text:span text:style-name="T4">
It is difficult for the Chinese real estate market to restore vitality</text:span>
</text:h>
      <text:p text:style-name="P4">
Authors: ['韩乐']</text:p>
      <text:p text:style-name="P4">
Publisher: 英国《金融时报》</text:p>
      <text:p text:style-name="P4">
Time: 2023-07-14T13:13:50+00:00</text:p>
      <text:p text:style-name="P4">
Published Time: 2023-07-13T12:00:99+08:00</text:p>
      <text:p text:style-name="P4">
Modified Time: 2023-07-14T09:09:99+08:00</text:p>
      <text:p text:style-name="P4">
Description: The government's policy of supporting real estate developers has not transformed into investors' confidence in the industry, and real estate sales are still dazzling.</text:p>
      <text:p text:style-name="P4">
Images: ["<text:a xlink:type="simple" xlink:href="https://thumbor.ftacademy.cn/unsafe/picture/1/000168291_piclink.jpg" text:style-name="Internet_20_link" text:visited-style-name="Visited_20_Internet_20_Link">
000168291_pic...</text:a>
"]</text:p>
      <text:p text:style-name="P4">
Themes: ['中国经济', '关注']</text:p>
      <text:p text:style-name="P4">
Keywords: ['房地产', '中国经济']</text:p>
      <text:p text:style-name="P4">
Type: Article</text:p>
      <!--METADATA-->
      <text:p text:style-name="P4">
<draw:frame draw:style-name="fr1" draw:name="Image131" text:anchor-type="as-char" svg:width="6.9236in" svg:height="4.901963in" draw:z-index="0">
<draw:image xlink:href="../Images/FT Chinese Free Version/2023-07-14T13-13-50-00-00/000168291_piclink.jpg" xlink:type="simple" xlink:show="embed" xlink:actuate="onLoad" draw:mime-type="image/jpeg"/>
</draw:frame>
In 2017, Chinese real estate developer Shimao(Shimao Group Holdings)Treating 24 billion yuan ($ 3.3 billion) purchased a land, and according to the plan, it will be used to develop a high -end commercial project. The highest building in the project will be 500 meters high, overlooking Shenzhen.</text:p>
      <text:p text:style-name="P4">
This transaction price was recorded in Shenzhen -the South China cities adjacent to Hong Kong and developing rapidly -set a record. However, in the past 6 years, the original plan has not yet been realized. The landlocked price of RMB 13 billion (approximately $ 1.8 billion) this month was re -launched. The auction was ordered by a court of Beijing after Shimao's debt defaults. However, this round of online auction was shot due to no one bid.</text:p>
      <text:p text:style-name="P4">
News Source: <text:a xlink:type="simple" xlink:href="http://www.ftchinese.com/story/001100258" text:style-name="Internet_20_link" text:visited-style-name="Visited_20_Internet_20_Link">
http://www.ftchinese.com/story/001100258</text:a>
</text:p>
      <!--NEWS-->
      <text:h text:style-name="P10" text:outline-level="1">
<text:span text:style-name="T4">
Shawrtz: German Enterprises will continue to invest in China</text:span>
</text:h>
      <text:p text:style-name="P4">
Author: None (Language: zh)</text:p>
      <text:p text:style-name="P4">
Publisher: None</text:p>
      <text:p text:style-name="P4">
Time: 2023-07-14T13:14:00Z</text:p>
      <text:p text:style-name="P4">
Description: After the German government released its first "China Strategy" document on Thursday, Prime Minister Shulz tried to dispel doubts of business community on Friday and prevent companies from thinking that the German government would over -review China. In response to this strategic document, Beijing and Taipei also responded.</text:p>
      <text:p text:style-name="P4">
Videos: []</text:p>
      <text:p text:style-name="P4">
Images: []</text:p>
      <text:p text:style-name="P4">
Subject: 时政风云</text:p>
      <text:p text:style-name="P4">
Subjects: ['德中关系', '柏林墙', '欧债危机', '欧盟', '中国共产党', '岛屿主权争端', '专题报道：全景观看“习马会”', '空气污染', '柏林', '德国']</text:p>
      <text:p text:style-name="P4">
Keywords: ['肖尔茨', '德国政府', '对华投资', '中国战略', '北京', '台北', '柏林', '德企', '去风险', '多样化', '德国', '中国', '德中关系', '中德关系']</text:p>
      <text:p text:style-name="P4">
Id: 66233045</text:p>
      <!--METADATA-->
      <text:p text:style-name="P4">
<text:a xlink:type="simple" xlink:href="https://www.dw.com/zh/overlay/image/article/66233045/66227916" text:style-name="Internet_20_link" text:visited-style-name="Visited_20_Internet_20_Link">
 </text:a>
German Prime Minister Shulz said on July 14 that German enterprises will continue to invest in China, continue to export to China, and will continue to be imported from China. At the same time, risk management and control will be considered</text:p>
      <text:p text:style-name="P4">
(Voice of Germany Chinese) Schildez talked about [July 14) in Berlin.(https://www.dw.com/zh/zh/德国政府推出对华战略合作但减少依赖/a-66221218)It was said that "many companies will continue to invest in China, export to China, and will also buy goods and services from China." He said that it is expected that companies will pay attention to risk control and seize the opportunity to invest in and establish a supply chain in other places outside China. This is very important to reduce its dependence on Chinese business and realize the diversification of the industrial chain.</text:p>
      <text:p text:style-name="P4">
The German Prime Minister emphasized that many German companies are paying attention to this and risk management. Reuters pointed out that this is different from the tone of German Foreign Minister Berbak. Belbak criticized on Thursday that some companies have not realized that they must re -position.</text:p>
      <text:p text:style-name="P4">
Shulz also tried to dispel the doubts of German companies and prevent companies from considering that the German government will conduct a large -scale national review of overseas investment. He said that it is not to put overseas investment under the national review, which runs counter to the German economic model, and it will cause the country to be too heavy.</text:p>
      <text:p text:style-name="P4">
However, the German Prime Minister also emphasized that "we want to pay close attention to areas that are vital to military security and overall security."</text:p>
      <text:p text:style-name="P4">
On Thursday, the German government released the first Chinese strategic document in history. <text:a xlink:type="simple" xlink:href="https://www.dw.com/zh/zh/德语媒体中国变了对华政策也必须改变/a-66231659" text:style-name="Internet_20_link" text:visited-style-name="Visited_20_Internet_20_Link">
The strategy calls on Germany to reduce its economic dependence on China</text:a>
Especially in areas with important strategic significance, and urging German companies to avoid one -sided dependence on Chinese suppliers and Chinese customers.</text:p>
      <text:h text:style-name="P12" text:outline-level="3">
<text:span text:style-name="T4">
What are the responses in Taipei and Beijing?</text:span>
</text:h>
      <text:p text:style-name="P4">
In Taiwan, the first "China Strategy" of the German government has been actively responded. A spokesman for the Taiwan Ministry of Foreign Affairs said on Friday that Taiwan will do its best to cooperate with Germany and other like -minded partners to continue to establish a regular international security order, comprehensively deepen the democratic supply chain, and strengthen the global democratic toughness.</text:p>
      <text:p text:style-name="P4">
In the "China Strategy" in Germany, Berlin warned China not to attack Taiwan, saying that "the changes in the status quo of the Taiwan Strait can only be carried out peacefully with the consent of both sides. Military upgrades will also affect the interests of Germany and Europe." Political observers in Taiwan have interpreted Germany's strategy as a sign of Taiwan's issue.</text:p>
      <text:p text:style-name="P4">
Chinese Foreign Ministry spokesman Wang Wenbin said: Zhongde "is a partner rather than an opponent"</text:p>
      <text:p text:style-name="P4">
At the same time, Beijing "hopes that the German side will comprehensively and objectively treat China's development." After Berlin released the "China Strategy" on Thursday, the Chinese Embassy in Germany quickly issued a statement saying that I hope the German side will be rationally and objectively treating the relationship between China. , Exacerbate risk. At a regular press conference on Friday, Wang Wenbin, a spokesman for the Chinese Ministry of Foreign Affairs, responded again that "the name of risk, dependence, competition and protectionism is to make normal cooperation and generalization of generalization and generalization of politics. , Will only be counterproductive, artificially manufacture risks. "</text:p>
      <text:p text:style-name="P4">
Wang Wenbin also warned that "drawing the line with values and ideology, the so -called‘ system, interests, and values competition ’is moving against the trend against the times, and it will only exacerbate the division of the world.” He also pointed out that "in fact, the consensus between China and Germany is far more than differences, and the cooperation is much greater than competition. The two sides are partners and not opponents."</text:p>
      <text:p text:style-name="P4">
(Germany, Reuters)</text:p>
      <text:p text:style-name="P4">
News Source: <text:a xlink:type="simple" xlink:href="https://www.dw.com/zh/肖尔茨：德企会继续在中国投资/a-66233045" text:style-name="Internet_20_link" text:visited-style-name="Visited_20_Internet_20_Link">
https://www.dw.com/zh/肖尔茨：德企会继续在中国投资/a-66233045?maca=chi-rss-chi-all-1127-rdf</text:a>
</text:p>
      <!--NEWS-->
      <text:h text:style-name="P10" text:outline-level="1">
<text:span text:style-name="T4">
EU requests metal manufacturers in the region to study whether it can produce key metals (Free Version)</text:span>
</text:h>
      <text:p text:style-name="P4">
Authors: ['哈里•邓普西', '艾丽斯•汉考克']</text:p>
      <text:p text:style-name="P4">
Publisher: 英国《金融时报》</text:p>
      <text:p text:style-name="P4">
Time: 2023-07-14T13:19:36+00:00</text:p>
      <text:p text:style-name="P4">
Published Time: 2023-07-13T12:00:99+08:00</text:p>
      <text:p text:style-name="P4">
Modified Time: 2023-07-14T09:17:99+08:00</text:p>
      <text:p text:style-name="P4">
Description: After China decided to implement export controls on 锗 and 出, the EU turned their attention back to the region to seek key metals in independent production.</text:p>
      <text:p text:style-name="P4">
Images: ["<text:a xlink:type="simple" xlink:href="https://thumbor.ftacademy.cn/unsafe/picture/8/000187588_piclink.jpg" text:style-name="Internet_20_link" text:visited-style-name="Visited_20_Internet_20_Link">
000187588_pic...</text:a>
"]</text:p>
      <text:p text:style-name="P4">
Themes: ['工业用金属', '关注']</text:p>
      <text:p text:style-name="P4">
Keywords: ['工业用金属', '半导体', '地缘政治', '欧洲经济', '自然资源']</text:p>
      <text:p text:style-name="P4">
Type: Article</text:p>
      <!--METADATA-->
      <text:p text:style-name="P4">
<draw:frame draw:style-name="fr1" draw:name="Image134" text:anchor-type="as-char" svg:width="6.9236in" svg:height="4.617987in" draw:z-index="0">
<draw:image xlink:href="../Images/FT Chinese Free Version/2023-07-14T13-19-36-00-00/000187588_piclink.jpg" xlink:type="simple" xlink:show="embed" xlink:actuate="onLoad" draw:mime-type="image/jpeg"/>
</draw:frame>
EU(EU)Emergency call for aluminum and zinc companies to study whether they can produce key semiconductor metals. Earlier, China announced its plan to implement export control on 宣 and 锗.</text:p>
      <text:p text:style-name="P4">
Beijing has decided to implement export controls on these two key metals from August, which has prompted Brussels, Washington, and Tokyo to step up sources outside of the largest Asian economy in China.</text:p>
      <text:p text:style-name="P4">
News Source: <text:a xlink:type="simple" xlink:href="http://www.ftchinese.com/story/001100257" text:style-name="Internet_20_link" text:visited-style-name="Visited_20_Internet_20_Link">
http://www.ftchinese.com/story/001100257</text:a>
</text:p>
      <!--NEWS-->
      <text:h text:style-name="P10" text:outline-level="1">
<text:span text:style-name="T4">
Writer Milan Kundera's death of the death of the death of several generations of Chinese</text:span>
</text:h>
      <text:p text:style-name="P4">
Author: None</text:p>
      <text:p text:style-name="P4">
Publisher: Radio Free Asia (Organization)</text:p>
      <text:p text:style-name="P4">
Published Time: 2023-07-14T13:39:00-04:00</text:p>
      <text:p text:style-name="P4">
Modified Time: 2023-07-14T17:47:11-04:00</text:p>
      <text:p text:style-name="P4">
Description: None</text:p>
      <text:p text:style-name="P4">
Videos: []</text:p>
      <text:p text:style-name="P4">
Audios: ["<text:a xlink:type="simple" xlink:href="https://www.rfa.org/mandarin/yataibaodao/junshiwaijiao/jw-071420231037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612011in" draw:z-index="0">
<draw:image xlink:href="../Images/rfamandarin/2023-07-14T13-39-00-04-00/000000.png" xlink:type="simple" xlink:show="embed" xlink:actuate="onLoad" draw:mime-type="image/png"/>
</draw:frame>
The world -renowned writer Milan Kundera was shot on October 14, 1973. <text:a xlink:type="simple" xlink:href="https://www.rfa.org/mandarin/yataibaodao/junshiwaijiao/jw-07142023103713.html/@@images/image" text:style-name="Internet_20_link" text:visited-style-name="Visited_20_Internet_20_Link">
</text:a>
Agence France-Presse/Archives <text:a xlink:type="simple" xlink:href="https://www.rfa.org/mandarin/yataibaodao/junshiwaijiao/jw-07142023103713.html/@@stream" text:style-name="Internet_20_link" text:visited-style-name="Visited_20_Internet_20_Link">
Audio-Link: https://www.rfa.org/mandarin/yatabaODao/junshiwaijiao/jw-07142023713.html/@stream</text:a>
The world -renowned writer Mirankundra died in Paris, France on Tuesday. His life experience of "Prague Spring" and other times against the trend of the communist dictatorship, and his literary works and political concepts have deeply affected the Chinese generations in the last century.</text:p>
      <text:p text:style-name="P4">
<text:span text:style-name="T4">
<text:span text:style-name="T5">
 <text:a xlink:type="simple" xlink:href="https://www.rfa.org/mandarin/zhuanlan/5468560967098bdd8bf4/talk-09242021125159.html" text:style-name="Internet_20_link" text:visited-style-name="Visited_20_Internet_20_Link">
Why do we nostalgic in the 1980s? </text:a>
</text:span>
</text:span>
<text:a xlink:type="simple" xlink:href="https://www.rfa.org/mandarin/pinglun/huping/hp-05252015133030.html" text:style-name="Internet_20_link" text:visited-style-name="Visited_20_Internet_20_Link">
<text:span text:style-name="T4">
 Looking back at the wave of liberalization in the 1980s -to commemorate the 26th anniversary of the 64th </text:span>
</text:a>
According to the Czech News Agency, the famous writer Milan Kundera died in Paris, France on July 11 at the age of 94.</text:p>
      <text:p text:style-name="P4">
Kundera has been nominated for many times before his lifetime. Although he has never won the prize, he has already become a legend in the world's literary world. In 1929, Kundera was born in Buruo, Czechoslovakia. In his youth, he studied composition from the Czech Outstanding Composer Paul Has. During his studies at the Prague Academy of Fine Arts, he wrote a sensational novel "Jung". This novel was published during the "Prague Spring" in 1967, and was later banned. He himself was also banned from publishing any new works, but never stopped writing.</text:p>
      <text:p text:style-name="P4">
In 1979, Kundera published a novel "Laughs and Forgotten" in France, and won the "Midi Award" for the important French literary award. This book describes the fate of intellectuals of different stratums in the Czech Republic by the Soviet Union's invasion of Czechoslovakia before 1968. In the same year, the Czech government canceled his nationality. Since then, Kundela has officially started the life of France in exile. Forty years later, it was not until 2019 that the Czech government returned the Czech nationality to Kundera and his wife.</text:p>
      <text:p text:style-name="P4">
Kundera was expelled from the party twice in his life. The first time was because of his "personalist tendency", and the second time was because he advocated political reform.</text:p>
      <text:p text:style-name="P4">
On April 6, 2023, Milan Kundera's hometown of Milan Kundela Library in the hometown of Milan. (Agence France -Presse) <text:a xlink:type="simple" xlink:href="https://www.rfa.org/mandarin/yataibaodao/junshiwaijiao/jw-07142023103713.html/000_33cr2xq.jpg" text:style-name="Internet_20_link" text:visited-style-name="Visited_20_Internet_20_Link">
</text:a>
Hu Ping, editor -in -chief of Overseas Political Publication "Spring of Beijing", said in an interview with this station that most of the novels of Kundela's novels were treated with the background of Communist countries, which is one of the reasons why he was generally loved by Chinese readers.</text:p>
      <text:p text:style-name="P4">
Hu Ping: "The story he (Kunderra) tells our story. At that time, there were few works in the entire international told of our story, all of which were other people's stories. The stories he told, the main characters were thoughtful and knowledgeable. , Can attract the interest of the same identity. "</text:p>
      <text:p text:style-name="P4">
In 1984, once Kundera's book "Unbearable in Life" was published, it caused a sensation around the world. In 1987, the translation of the book was introduced to China.</text:p>
      <text:p text:style-name="P4">
The book "Unbearable in Life" was adapted into the movie "Love of Prague" in 1988. In the movie, one of the leading doctors of the leading actor Thomas, Thomas, was threatened by blatantly laughed at the authorities, but he resolutely chose the former in the face of truth and intimidation, even at the cost of losing a decent job. On Douban, which is harsh on the scoring standards, the novel "The Light of Light in Life" and the movie "Prague Love" still obtained high scores, and its influence covers several generations of Chinese.</text:p>
      <text:p text:style-name="P4">
"New York Times Book Review" once pointed out: "The real work of this writer is to find an image for his country's catastrophic history in his life."</text:p>
      <text:p text:style-name="P4">
Hu Ping believes that although Kundela's work has entered China in the 1980s, it did not cause widespread attention and discussion of society until the 1989 Democratic Games. Therefore, after the tide of learning, the public found the consensus on political concepts from the works of Kundela: "Before the mainlanders read the works of Kundera, they had a considerable understanding of communism. Therefore, they, they, they, they, they, they, they, they, they, they, they, they, they, they It is more to resonate from the work of Kunderla. "</text:p>
      <text:p text:style-name="P4">
Chen Kuide, Executive Chairman of the Princeton Chinese Academy, told this station that in the era of communism in Eastern Europe in the last century, Kunderla had a fierce debate on the issue of democracy and freedom with the name of the Czech drama writer, Václavhavel. After the "Spring of Prague", the former chose to exile, while the latter stayed in the Czech Republic to continue fighting. He believes that this also had a certain impact on young Chinese young people who were also fighting for democracy and freedom at the time.</text:p>
      <text:p text:style-name="P4">
Chen Kuide analyzed: "As a writer, although his (Kunderla) literary achievements are quite high, he is not the mainstream. Everyone thinks that during the Czech Republic's important transformation period, his role offsets Harveil's mainstream intellectuals Influence."</text:p>
      <text:p text:style-name="P4">
Chen Kuide believes that Kundera's life should not be "kitsch", which means that he can focus on thoughts and not be wrapped in political trends, and advocates that people have the power to "absence" in participating in the political movement. However, under the communist autocracy, I want to completely get rid of the influence of politics too much: "Some people quoted Kundera 'Do not kitsch. As an excuse, as an excuse, as a spiritual support. "Reporter: Jingwei Responsible Editor: He Ping.com editor: Ruizhe</text:p>
      <text:p text:style-name="P4">
News Source: <text:a xlink:type="simple" xlink:href="https://www.rfa.org/mandarin/yataibaodao/junshiwaijiao/jw-07142023103713.html" text:style-name="Internet_20_link" text:visited-style-name="Visited_20_Internet_20_Link">
https://www.rfa.org/mandarin/yataibaodao/junshiwaijiao/jw-07142023103713.html</text:a>
</text:p>
      <!--NEWS-->
      <text:h text:style-name="P10" text:outline-level="1">
<text:span text:style-name="T4">
U.S. will riot investigations to testify to the Grand Jury in Trump</text:span>
</text:h>
      <text:p text:style-name="P4">
Author: 联合早报 (Person)</text:p>
      <text:p text:style-name="P4">
Publisher: 联合早报 (Organization)</text:p>
      <text:p text:style-name="P4">
Published Time: 2023-07-14T14:02</text:p>
      <text:p text:style-name="P4">
Modified Time: 2023-07-14T14:03</text:p>
      <text:p text:style-name="P4">
Description: The New York Times quoted several sources on Thursday (July 13) that several witnesses in recent weeks have evidenced by a case of overthrowing the results of the 2020 presidential election on former US President Trump. Trump's son -in -law Kushner was one of them. in...</text:p>
      <text:p text:style-name="P4">
Videos: []</text:p>
      <text:p text:style-name="P4">
Audios: []</text:p>
      <text:p text:style-name="P4">
Images: []</text:p>
      <text:p text:style-name="P4">
Type: NewsArticle</text:p>
      <text:p text:style-name="P4">
Breadcrumbs: ['即时', '国际']</text:p>
      <text:p text:style-name="P4">
Keywords: ['特朗普', '美国总统2020选举', '调查', '陪审团', '美国国会骚乱']</text:p>
      <!--METADATA-->
      <text:p text:style-name="P4">
The New York Times quoted several sources on Thursday (July 13) that several witnesses in recent weeks, as for former US President [Trump] <text:a xlink:type="simple" xlink:href="https://www.zaobao.com/keywords/te-lang-pu" text:style-name="Internet_20_link" text:visited-style-name="Visited_20_Internet_20_Link">
Trump</text:a>
The intention of overthrowing the results of the 2020 presidential election testified to a major jury, Trump's son -in -law Kushner was one of them.</text:p>
      <text:p text:style-name="P4">
One of the familiaries disclosed that Kushner, who served as a White House consultant during Trump, testified last month when he testified in a federal court in Washington, saying that his impression was that Trump really believed that the results of the presidential election results in 2020 were someone. "steal". Kushner is the husband of Trump's long daughter Ivanka.</text:p>
      <text:p text:style-name="P4">
US Minister of Justice Galan announced in November last year that he appointed Special Prosecutor Smith and took over the two major criminal cases involved in Trump, including Trump on January 6, 2021 <text:a xlink:type="simple" xlink:href="https://www.zaobao.com/keywords/mei-guo-guo-hui-da-sha-sao-luan" text:style-name="Internet_20_link" text:visited-style-name="Visited_20_Internet_20_Link">
Capitol Tower Raider</text:a>
The role played in China, and Trump after stepped down <text:a xlink:type="simple" xlink:href="https://www.zaobao.com/realtime/world/story20220824-1306047" text:style-name="Internet_20_link" text:visited-style-name="Visited_20_Internet_20_Link">
handling of government confidential documents</text:a>
Essence</text:p>
      <text:p text:style-name="P4">
Smith's office spokesman refused to comment on the New York Times on Thursday. Reuters tried to contact a representative of Kushner, but did not get a response.</text:p>
      <text:p text:style-name="P4">
Trump has been charged with confidential documents <text:a xlink:type="simple" xlink:href="https://www.zaobao.com/news/world/story20230610-1403126" text:style-name="Internet_20_link" text:visited-style-name="Visited_20_Internet_20_Link">
37 federal criminal criminal charges</text:a>
Including 31 items involving the crime of violating the spy law. Trump did not plead guilty of all crimes.</text:p>
      <text:p text:style-name="P4">
In addition to these two federal criminal cases, Trump also faces the porn actress Daniels before the presidential election in 2016 <text:a xlink:type="simple" xlink:href="https://www.zaobao.com/realtime/world/story20180504-856078" text:style-name="Internet_20_link" text:visited-style-name="Visited_20_Internet_20_Link">
Paying a sealing fee</text:a>
Wait for many cases. Despite Trump's lawsuit, he is still the strongest leader in the US Presidential Election Republican primaries in 2024.</text:p>
      <text:p text:style-name="P4">
Trump has repeatedly claimed that he has won the 2020 presidential election, saying that Best Deng was relying on election fraud. On January 6, 2021, Trump's supporters violently impacted the US Congress Building and tried to prevent Congress from certifying Bynden to win the presidential election, but ended in failure.</text:p>
      <text:p text:style-name="P4">
News Source: <text:a xlink:type="simple" xlink:href="https://www.zaobao.com.sg/realtime/world/story20230714-1413750" text:style-name="Internet_20_link" text:visited-style-name="Visited_20_Internet_20_Link">
https://www.zaobao.com.sg/realtime/world/story20230714-1413750</text:a>
</text:p>
      <!--NEWS-->
      <text:h text:style-name="P10" text:outline-level="1">
<text:span text:style-name="T4">
Kim and Zheng: Unless the United States abandons hostile policies, North Korea will use nuclear weapons to obscure</text:span>
</text:h>
      <text:p text:style-name="P4">
Publisher: 法新社</text:p>
      <text:p text:style-name="P4">
Published Time: 2023-07-14T14:02:07+00:00</text:p>
      <text:p text:style-name="P4">
Modified Time: 2023-07-14T13:50:02+00:00</text:p>
      <text:p text:style-name="P4">
Description: (Agence France -Presse Seoul, 14th) North Korean official media Central Communications (KCNA) reported that North Korean leader Kim Jong -un's sister Kim and Zheng warned today that unless the United States abandon what she said against Pyongyang Take "devastating nuclear aggression" measures.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7-14T14-02-07-00-00/000000.png" xlink:type="simple" xlink:show="embed" xlink:actuate="onLoad" draw:mime-type="image/png"/>
</draw:frame>
North Korea, which has nuclear martial arts, fired a solid fuel missile on the 12th. The flying height was up to 6648 kilometers. After the flight was 1001 kilometers, it fell into the East SEA.</text:p>
      <text:p text:style-name="P4">
Analysts said the flight trajectory showed that the missile was capable of reaching the United States.</text:p>
      <text:p text:style-name="P4">
Kim and Zheng issued a statement through the Central Communications Agency: "Under the premise of refusing to abandon the anti -Pyongyang policy in the United States ... We will strive to establish the most devastating nuclear scarlet force."</text:p>
      <text:p text:style-name="P4">
She said that the test shooting was "protecting the Korean Peninsula from self -defense exercises from the nuclear war." She emphasized that in the face of Washington's "hostile policy", no one can blame Pyongyang. She then condemned the UN Security Council's response to the missile test.</text:p>
      <text:p text:style-name="P4">
10 countries in the 15 member states of the Security Council, including South Korea, condemned the North Korean test missiles in the joint statement, and pointed out that North Korea's 2023 test firing 20 ballistic missiles, "No more violations of the Security Council's resolutions."</text:p>
      <text:p text:style-name="P4">
Kim and Zheng violently criticized the statement, saying that it was "unfair and full of prejudice."</text:p>
      <text:p text:style-name="P4">
Earlier this week, she accused U.S. military reconnaissance aircraft invading North Korean airspace and warned that she would not rule out.</text:p>
      <text:p text:style-name="P4">
News Source: <text:a xlink:type="simple" xlink:href="https://www.rfi.fr/cn/%E5%9B%BD%E9%99%85%E6%8A%A5%E9%81%93/20230714-%E9%87%91%E4%B8%8E%E6%AD%A3-%E9%99%A4%E9%9D%9E%E7%BE%8E%E5%9B%BD%E6%94%BE%E5%BC%83%E6%95%8C%E5%AF%B9%E6%94%BF%E7%AD%96-%E5%90%A6%E5%88%99%E5%8C%97%E9%9F%A9%E5%B0%86%E9%87%87%E6%A0%B8%E6%AD%A6%E5%90%93%E9%98%BB" text:style-name="Internet_20_link" text:visited-style-name="Visited_20_Internet_20_Link">
https://www.rfi.fr/cn/%E5%9B%BD%E9%99%85%E6%8A%A5%E9%81%93/20230714-%E9%87%91%E4%B8%8E%E6%AD%A3-%E9%99%A4%E9%9D%9E%E7%BE%8E%E5%9B%BD%E6%94%BE%E5%BC%83%E6%95%8C%E5%AF%B9%E6%94%BF%E7%AD%96-%E5%90%A6%E5%88%99%E5%8C%97%E9%9F%A9%E5%B0%86%E9%87%87%E6%A0%B8%E6%AD%A6%E5%90%93%E9%98%BB</text:a>
</text:p>
      <!--NEWS-->
      <text:h text:style-name="P10" text:outline-level="1">
<text:span text:style-name="T4">
Daily Foreign Minister Lin Fangzheng and Wang Yi met at the side of the Asian Simpan Conference</text:span>
</text:h>
      <text:p text:style-name="P4">
Author: 联合早报 (Person)</text:p>
      <text:p text:style-name="P4">
Publisher: 联合早报 (Organization)</text:p>
      <text:p text:style-name="P4">
Published Time: 2023-07-14T14:07</text:p>
      <text:p text:style-name="P4">
Modified Time: 2023-07-14T15:28</text:p>
      <text:p text:style-name="P4">
Description: Wang Yi, a member of the Politburo of the Politburo of the Communist Party of China and the director of the Central Foreign Affairs Working Committee, met with the Politburo of the Communist Party of China, and met at the Asian Simpan Conference on Indonesia. Reuters reported that Lin Fangzheng and Wang Yi attended the 56th Asian Foreign Minister's Meeting and ...</text:p>
      <text:p text:style-name="P4">
Videos: []</text:p>
      <text:p text:style-name="P4">
Audios: []</text:p>
      <text:p text:style-name="P4">
Images: []</text:p>
      <text:p text:style-name="P4">
Type: NewsArticle</text:p>
      <text:p text:style-name="P4">
Breadcrumbs: ['即时', '国际']</text:p>
      <text:p text:style-name="P4">
Keywords: ['日本', '中国', '王毅', '亚细安外长会议']</text:p>
      <!--METADATA-->
      <text:p text:style-name="P4">
Wang Yi, a member of the Politburo of the Politburo of the Communist Party of China and the director of the Central Foreign Affairs Working Committee, met with the Politburo of the Communist Party of China, and met at the Asian Simpan Conference on Indonesia.</text:p>
      <text:p text:style-name="P4">
Reuters reports that Lin Fangzheng and Wang Yi attended the 56th Session of the Aya Foreign Minister in Jakarta <text:a xlink:type="simple" xlink:href="https://www.zaobao.com/keywords/ya-xi-wai-zhang-hui-yi" text:style-name="Internet_20_link" text:visited-style-name="Visited_20_Internet_20_Link">
Asian Foreign Minister Conference</text:a>
With a series of meetings.</text:p>
      <text:p text:style-name="P4">
The Japanese Ministry of Foreign Affairs confirmed on Friday (July 14) that Lin Fangzheng and Wang Yi met at the side of the Asian Simpan Conference. Lin Fangzheng told Wang Yi that Japan has been prepared to communicate with China on the measures of Fukushima nuclear treatment of water.</text:p>
      <text:p text:style-name="P4">
Lin Fangzheng also said that Japan is very concerned about China's military activities around Japan, including Beijing and Moscow's cooperation.</text:p>
      <text:p text:style-name="P4">
Earlier on the same day, Kyodo News reported that the two Chinese maritime police ships had traveled to the Jindi Island (China known as Diaoyu Islands) in Japan. This is the waters around the islands around Jiange after June 21.</text:p>
      <text:p text:style-name="P4">
Japan pointed out that China has shown ambitions in the controversial waters, leading to increasingly tight relations between the two countries. China proposed the largest protest for Japan's plan to discharge the Fukushima First Nuclear Power Station into the sea.</text:p>
      <text:p text:style-name="P4">
According to a statement issued by the Ministry of Foreign Affairs of Japan, when Lin Fang was attending the Asian Simpan Conference on Thursday, Lin Fang defended Japan's decision to deal with the nuclear -proofing water in Japan. Criticism is "no scientific basis."</text:p>
      <text:p text:style-name="P4">
News Source: <text:a xlink:type="simple" xlink:href="https://www.zaobao.com.sg/realtime/world/story20230714-1413751" text:style-name="Internet_20_link" text:visited-style-name="Visited_20_Internet_20_Link">
https://www.zaobao.com.sg/realtime/world/story20230714-1413751</text:a>
</text:p>
      <!--NEWS-->
      <text:h text:style-name="P10" text:outline-level="1">
<text:span text:style-name="T4">
Japan has called on China's "science" to look at the issue of Fukushima nuclear waste water discharge</text:span>
</text:h>
      <text:p text:style-name="P4">
Author: None (Language: zh)</text:p>
      <text:p text:style-name="P4">
Publisher: None</text:p>
      <text:p text:style-name="P4">
Time: 2023-07-14T14:21:00Z</text:p>
      <text:p text:style-name="P4">
Description: Japanese Foreign Minister Lin Fangzheng said that the Japanese side is willing to communicate with the Chinese side from the scientific perspective. Wang Yi pointed out, "This is both a scientific issue and an attitude issue."</text:p>
      <text:p text:style-name="P4">
Videos: []</text:p>
      <text:p text:style-name="P4">
Images: []</text:p>
      <text:p text:style-name="P4">
Subject: 时政风云</text:p>
      <text:p text:style-name="P4">
Subjects: ['伊朗', '中日关系', '东南亚国家联盟', '福岛']</text:p>
      <text:p text:style-name="P4">
Keywords: ['中日关系', '科学', '福岛', '处理水', '核污染', '王毅', '国际原子能机构', '东盟']</text:p>
      <text:p text:style-name="P4">
Id: 66236775</text:p>
      <!--METADATA-->
      <text:p text:style-name="P4">
<text:a xlink:type="simple" xlink:href="https://www.dw.com/zh/overlay/image/article/66236775/65208283" text:style-name="Internet_20_link" text:visited-style-name="Visited_20_Internet_20_Link">
 </text:a>
Japanese Foreign Minister Lin Fang was visiting China in early April this year.</text:p>
      <text:p text:style-name="P4">
(Voice of Germany Chinese website) Japanese Foreign Minister Lin Fangzheng met with China's highest -level diplomat and director of the Central Foreign Affairs Office on Friday (July 14) to call on China to deal with the problem of water emissions in Fukushima nuclear power plants in a "scientific way".</text:p>
      <text:p text:style-name="P4">
Japan will start emitting the treatment of more than 1 million tons of Fukushima nuclear power plants this summer, causing the vigilance of neighboring countries and local fishermen. <text:a xlink:type="simple" xlink:href="https://www.dw.com/zh/zh/中国海关宣布禁止进口日本福岛等地食品/a-66142401" text:style-name="Internet_20_link" text:visited-style-name="Visited_20_Internet_20_Link">
China has become one of the most intense critics</text:a>
It is said that the drainage plan will endanger the environment and human health. <text:a xlink:type="simple" xlink:href="https://www.dw.com/zh/zh/反駁福島核廢水安全-中國信者自行飲用/a-66195935" text:style-name="Internet_20_link" text:visited-style-name="Visited_20_Internet_20_Link">
Chinese Foreign Ministry spokesman Wang Wenbin recently said that if someone judges that Fukushima nuclear waste water can swim and drink, these people should be used by themselves instead of being ranked into the sea. </text:a>
According to the Ministry of Foreign Affairs of Japan, Lin Fang said during a talk with Wang Yi during the ASEAN meeting in Indonesia that the Japanese side was willing to communicate with the Chinese side from a scientific perspective. The Ministry of Foreign Affairs of Japan said in a statement: "(Lin Fangzheng) calls on China to respond in a scientific way."</text:p>
      <text:p text:style-name="P4">
Wang Yi emphasized to Lin Fangzheng, "Japan's nuclear pollution water is safe and human life is safe and human life. This is both a scientific issue and an attitude issue. The Japanese side should face up to the legitimate concerns of all parties and different opinions from experts."</text:p>
      <text:p text:style-name="P4">
Wang Yi demanded that the Japanese party "faced the right of all parties" and "fully communicate with neighboring countries with a sincere attitude. Be careful to deal with it carefully, and don't do it alone."</text:p>
      <text:p text:style-name="P4">
The Chinese official news agency Xinhua News Agency quoted Wang Yi as saying: "This is both a scientific issue and an attitude issue."</text:p>
      <text:p text:style-name="P4">
Officials from the Ministry of Foreign Affairs of Japan told reporters on Friday that the drainage problem occupied most of the contents of Wang Yi and Lin Fangzheng's one -hour conversation, but the two parties did not reach a clear agreement on the matter.</text:p>
      <text:p text:style-name="P4">
Although China expressed concerns about the treatment of water discharge of Fukushima, the UN Nuclear Supervision Agency International Atomic Energy Agency (IAEA) comprehensively reviewed the drainage plan that the plan complied with international standards and the impact on the environment and human health. "" ".</text:p>
      <text:p text:style-name="P4">
The Japanese government said that these wastewater have been filtered and most of the radioactive elements except 氚. 水 is a hydrogen isotope that is difficult to separate from the water. The treated water will be diluted to far lower than the internationally recognized cricket content, and then discharge to the Pacific Ocean.</text:p>
      <text:p text:style-name="P4">
<text:span text:style-name="T4">
 More reading: <text:a xlink:type="simple" xlink:href="https://www.dw.com/zh/zh/福岛核处理水排海真的安全吗/a-66156631" text:style-name="Internet_20_link" text:visited-style-name="Visited_20_Internet_20_Link">
Is the Fukushima nuclear treatment of water row of sea really safe? </text:a>
</text:span>
</text:p>
      <ul>
        <li>
#</li>
      </ul>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ecovered.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ul>
        <li>
#</li>
      </ul>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ccording to the Japanese Ministry of Foreign Affairs, Lin Fang was defending the plan at the ASEAN meeting on Thursday, saying that China said "no scientific basis."</text:p>
      <text:p text:style-name="P4">
As China announced its mood of marine sovereignty in the region, the relationship between China and Japan became nervous, and Lin Fang talked about this topic when he met with Wang Yi.</text:p>
      <text:p text:style-name="P4">
According to a statement of the Ministry of Foreign Affairs, Lin Fangzheng was "expressed strong attention to China's increasingly more military activities near Japan and military cooperation between China and Russia."</text:p>
      <text:p text:style-name="P4">
Wang Yi said that he hoped that Japan would "establish objective rationality to recognize China" instead of regarding it as a threat. He said: The Japanese positioning China as the biggest strategic challenge and rendering China's "threat" is seriously inconsistent with the reality of Sino -Japanese relations. He said, "China is open to the two sides to maintain contact, economic and trade exchanges, and humanistic exchanges."</text:p>
      <text:p text:style-name="P4">
(Reuters)</text:p>
      <text:p text:style-name="P4">
News Source: <text:a xlink:type="simple" xlink:href="https://www.dw.com/zh/日本呼吁中国-科学-看待福岛核废水排海问题/a-66236775" text:style-name="Internet_20_link" text:visited-style-name="Visited_20_Internet_20_Link">
https://www.dw.com/zh/日本呼吁中国-科学-看待福岛核废水排海问题/a-66236775?maca=chi-rss-chi-all-1127-rdf</text:a>
</text:p>
      <!--NEWS-->
      <text:h text:style-name="P10" text:outline-level="1">
<text:span text:style-name="T4">
Russian House of Russia passed a bill to prohibit transsexual surgery</text:span>
</text:h>
      <text:p text:style-name="P4">
Publisher: 法新社</text:p>
      <text:p text:style-name="P4">
Published Time: 2023-07-14T14:32:07+00:00</text:p>
      <text:p text:style-name="P4">
Modified Time: 2023-07-14T14:05:01+00:00</text:p>
      <text:p text:style-name="P4">
Description: (AFP, Moscow, 14th) MPs of the Russian Parliament's State Duma (State Duma) passed a new bill with an overwhelming majority today. Extreme conservative and anti -Western movements in socie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7-14T14-32-07-00-00/000000.png" xlink:type="simple" xlink:show="embed" xlink:actuate="onLoad" draw:mime-type="image/png"/>
</draw:frame>
The Russian National Court stated in the statement: "The National Academy has banned gender reset operations." The statement emphasized that all factions "consistent" voting agreed to pass the new bill.</text:p>
      <text:p text:style-name="P4">
Vyacheslav Volodin, Speaker of the Russian National Court, published another statement on social media saying: "This decision will protect our citizens and children."</text:p>
      <text:p text:style-name="P4">
Volon pointed out that the United States has become increasingly prevalent for gender reset operations, which has led to the "degeneration" of the United States.</text:p>
      <text:p text:style-name="P4">
"This is unacceptable to us." He explained why the ban in the initiative was supported by the National Court.</text:p>
      <text:p text:style-name="P4">
The new law prohibits gender reset operations except for congenital defects, and it is also forbidden to change gender in documents issued by the government.</text:p>
      <text:p text:style-name="P4">
The bill still needs to be approved by House of Lose House and VladimirPutin to take effect. Both the legislators are loyal to the Kremlin Russia. These steps are just in vain.</text:p>
      <text:p text:style-name="P4">
The Russian National Court stated in a statement that the new law will have a comprehensive impact on Russian transgender people: "Citizens who have changed gender will be banned from adopting children. If one of them changes gender in marriage, the marriage relationship will be considered invalid. "</text:p>
      <text:p text:style-name="P4">
32 -year -old psychologist Yan DVORKIN told AFP before voting today that he was worried that the new law could lead to an increase in suicide cases. Volkien is a person in charge of the Russian non -governmental organization called "Centret", which is committed to assisting with transgender people.</text:p>
      <text:p text:style-name="P4">
He also mentioned that the new law also forbid gender to be treated with hormonal treatment, which may lead to the emergence of "hormones".</text:p>
      <text:p text:style-name="P4">
Since Russia's invasion of Ukraine, Russia has adopted a series of conservative measures, especially for LGBTQ (homosexuality, bisexual, cross -gender, Kaier) community, trying to suppress the authorities that are abnormal or affected by the West.</text:p>
      <text:p text:style-name="P4">
News Source: <text:a xlink:type="simple" xlink:href="https://www.rfi.fr/cn/%E5%9B%BD%E9%99%85%E6%8A%A5%E9%81%93/20230714-%E4%BF%84%E7%BD%97%E6%96%AF%E4%B8%8B%E8%AE%AE%E9%99%A2%E9%80%9A%E8%BF%87%E6%B3%95%E6%A1%88-%E7%A6%81%E6%AD%A2%E5%8F%98%E6%80%A7%E6%89%8B%E6%9C%AF" text:style-name="Internet_20_link" text:visited-style-name="Visited_20_Internet_20_Link">
https://www.rfi.fr/cn/%E5%9B%BD%E9%99%85%E6%8A%A5%E9%81%93/20230714-%E4%BF%84%E7%BD%97%E6%96%AF%E4%B8%8B%E8%AE%AE%E9%99%A2%E9%80%9A%E8%BF%87%E6%B3%95%E6%A1%88-%E7%A6%81%E6%AD%A2%E5%8F%98%E6%80%A7%E6%89%8B%E6%9C%AF</text:a>
</text:p>
      <!--NEWS-->
      <text:h text:style-name="P10" text:outline-level="1">
<text:span text:style-name="T4">
"Red Gambling" author Shen Dong testaled in the United States: Xi Jinping is the emperor who controls China</text:span>
</text:h>
      <text:p text:style-name="P4">
Author: None</text:p>
      <text:p text:style-name="P4">
Publisher: Radio Free Asia (Organization)</text:p>
      <text:p text:style-name="P4">
Published Time: 2023-07-14T14:48:00-04:00</text:p>
      <text:p text:style-name="P4">
Modified Time: 2023-07-14T15:58:13-04:00</text:p>
      <text:p text:style-name="P4">
Description: None</text:p>
      <text:p text:style-name="P4">
Videos: []</text:p>
      <text:p text:style-name="P4">
Audios: ["<text:a xlink:type="simple" xlink:href="https://www.rfa.org/mandarin/yataibaodao/junshiwaijiao/tj-071420231026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5.1927in" draw:z-index="0">
<draw:image xlink:href="../Images/rfamandarin/2023-07-14T14-48-00-04-00/000000.png" xlink:type="simple" xlink:show="embed" xlink:actuate="onLoad" draw:mime-type="image/png"/>
</draw:frame>
On July 13, the US House of Representatives of the United States and the Communist Party of China and the Communist Party of China held a hearing. <text:a xlink:type="simple" xlink:href="https://www.rfa.org/mandarin/yataibaodao/junshiwaijiao/tj-07142023102638.html/@@images/image" text:style-name="Internet_20_link" text:visited-style-name="Visited_20_Internet_20_Link">
</text:a>
Reporter Tang Yuanyuan [Audio-Link: https://www.rfa.org/mandarin/yatabaODao/junshiwaijiao/tj-07142023102638.html/@@stream(https://www.rfa.org/mandarin/yataibaodao/junshiwaijiao/tj-07142023102638.html/@@stream)With the increasing competition in the United States and China, the Chinese authorities have strengthened the control of economic data in recent years and conducted investigations on many American companies in China. On Thursday, the US House of Representatives held a hearing. Shen Dong, the author of "Red Gambling", told the members that China's investment environment has continued to deteriorate, while Xi Jinping is the emperor who controls the Communist Party and China.</text:p>
      <text:p text:style-name="P4">
<text:span text:style-name="T4">
<text:span text:style-name="T5">
 <text:a xlink:type="simple" xlink:href="https://www.rfa.org/mandarin/duomeiti/yazhou-henxiangliao/yz-03172023115500.html" text:style-name="Internet_20_link" text:visited-style-name="Visited_20_Internet_20_Link">
Interview with red gambling author Shen Dong: Xi Jinping as the emperor is the greatest corruption of human beings</text:a>
</text:span>
* </text:span>
<text:span text:style-name="T5">
 <text:a xlink:type="simple" xlink:href="https://www.rfa.org/mandarin/duomeiti/guandian/gd-02282022103113.html" text:style-name="Internet_20_link" text:visited-style-name="Visited_20_Internet_20_Link">
"Red Wheel" author Shen Dong: The 20th National Congress Xi Jinping rode a tiger</text:a>
</text:span>
<text:span text:style-name="T5">
 </text:span>
<text:span text:style-name="T4">
 <text:a xlink:type="simple" xlink:href="https://www.rfa.org/mandarin/duomeiti/guandian/gd-02042022143414.html" text:style-name="Internet_20_link" text:visited-style-name="Visited_20_Internet_20_Link">
"Red Wheel" author Shen Dong: Every Chinese businessman is white gloves</text:a>
</text:span>
 <text:span text:style-name="T4">
<text:span text:style-name="T5">
 <text:a xlink:type="simple" xlink:href="https://www.rfa.org/mandarin/yataibaodao/zhengzhi/hk-10152021130700.html" text:style-name="Internet_20_link" text:visited-style-name="Visited_20_Internet_20_Link">
[Red wheel disk] Author Shen Dong: China's golden era has passed service rights to destroy humanity first</text:a>
</text:span>
</text:span>
<text:a xlink:type="simple" xlink:href="https://www.rfa.org/mandarin/Xinwen/4-09072021113119.html" text:style-name="Internet_20_link" text:visited-style-name="Visited_20_Internet_20_Link">
<text:span text:style-name="T4">
 New Book "Red Router Disk" Unveil the Communist Party's power family rights and money transactions </text:span>
</text:a>
Since 2023, the Beijing authorities have raid and searched a number of American consulting companies, including the Beijing Office of Mintz Group, Bain &amp; Company Shanghai Office, and Capvision Capvision. Essence According to the Beijing authorities, when the relevant U.S. companies investigate China's investment environment, they may steal the secrets and intelligence of the Chinese country.</text:p>
      <text:p text:style-name="P4">
It is generally believed that the above phenomenon shows that the competition upgrades of the United States and China in multiple fields, and China has set up market barriers to American companies. On Thursday, the US House of Representatives "Special Committee for Strategic Competition in the United States and the Communist Party of China" held a hearing to pay attention to China's increasingly wharow investment environment. At the hearing, the participants agreed that the practice of China's cracking down on the US consulting company had a serious negative impact on American companies entering the Chinese market.</text:p>
      <text:p text:style-name="P4">
<text:span text:style-name="T4">
 Chairman of the Committee: There is no "private enterprise" in China </text:span>
</text:p>
      <text:p text:style-name="P4">
At the hearing, Mikegallagher, chairman of the Special Committee, said that both state -owned enterprises and private enterprises are controlled by the Communist Party: "China has no private enterprises, through the" Anti -Spy Law "and" Data Security Law " "And" Anti -Foreign Sanctions ", Beijing can obtain any data, freeze any property, and obtain any intelligent property rights. The Chinese government often requires the establishment of a Communist organization within the enterprise, and the Chinese military -civilian integration policy has made private enterprises be reduced to the military army's military. Or intelligence agency. "</text:p>
      <text:p text:style-name="P4">
Peterhumphrey, president of British Risk Management Consulting Company, also testified at the hearing. Han Feilong once provided relevant Chinese consulting services for foreign companies. In 2013, he and his wife were arrested by the Beijing authorities on the grounds that illegal buying and selling personal information, and sentenced to two years.</text:p>
      <text:p text:style-name="P4">
Han Feilong said: "After serving a background survey for a US customer, I was arrested in Shanghai with my wife in Shanghai in 2013, and our consulting company was forced to close. Today's situation is 10 times worse than 2013. It is impossible to complete due diligence in China. Foreign companies can only shuttle between landmines. "</text:p>
      <text:p text:style-name="P4">
<text:span text:style-name="T4">
 Experts: Beijing supports Chinese companies to steal American smart property </text:span>
</text:p>
      <text:p text:style-name="P4">
PIPERLOUNSBURY, the chief R &amp; D officer of China Risk Management Business Consultation, also stated at the hearing that the Chinese authorities obtained American technology through theft, coercion and other methods, and attempted to replace US companies Market status in China.</text:p>
      <text:p text:style-name="P4">
Langsbury said with personal experience: "The mayor of a large city in China has ordered 100 U.S. CEOs to share the latest technologies with Chinese companies, otherwise he will deprive these companies' rights to enter the Chinese market. This is a one. Direct threat. Another example is that a Chinese partner company of an American company publicly stole the smart property rights of the US company. Then the Chinese company faced the factory of the US company and built a government -funded factories. "</text:p>
      <text:p text:style-name="P4">
Langsbury suggested that the United States should legislate to protect US economic data and avoid data flowing in China in business activities. At the same time, Congress should also promote the diversified supply chain and assist American companies to move the supply chain from China.</text:p>
      <text:p text:style-name="P4">
At the hearing, the US members talked about Shen Dong's ex -wife Duan Weihong's whereabouts are still unknown. (Photo by reporter Tang Yuanyuan) <text:a xlink:type="simple" xlink:href="https://www.rfa.org/mandarin/yataibaodao/junshiwaijiao/tj-07142023102638.html/571672474e8c.jpg" text:style-name="Internet_20_link" text:visited-style-name="Visited_20_Internet_20_Link">
</text:a>
<text:span text:style-name="T4">
 Shen Dong: Xi Jinping is the "emperor" that controls China </text:span>
Shen Dong said: "In September 2017, Duan Weihong was disappeared by the Communist Party of China. In four years, no one heard her news, and her call was suspended. ... Duan Wei's mother died in 2021. Before her death, she I still don't know that Duan Weihong is life or death. Duan Weihong has never been sentenced, and the authorities have not explained the reason for Duan Weihong's disappearance ... However, Duan Weihong used the previously suspended number to be released on the eve of the release of "Red Gambling Disc". I called, and she told me to stop publishing a new book. "</text:p>
      <text:p text:style-name="P4">
Shen Dong said: "The lesson I learned from this matter is that in China, political forces are all on the way. China does not have the rule of law. The Communist Party of China override the law, while Xi Jinping is the emperor of controlling the Communist Party and the country."</text:p>
      <text:p text:style-name="P4">
Reporter: Tang Yuanyuan Responsible: He Ping.com Editor: Hong Wei</text:p>
      <text:p text:style-name="P4">
News Source: <text:a xlink:type="simple" xlink:href="https://www.rfa.org/mandarin/yataibaodao/junshiwaijiao/tj-07142023102638.html" text:style-name="Internet_20_link" text:visited-style-name="Visited_20_Internet_20_Link">
https://www.rfa.org/mandarin/yataibaodao/junshiwaijiao/tj-07142023102638.html</text:a>
</text:p>
      <!--NEWS-->
      <text:h text:style-name="P10" text:outline-level="1">
<text:span text:style-name="T4">
South Korea requested North Korea to notify the South Korean side before the flood discharge to respond</text:span>
</text:h>
      <text:p text:style-name="P4">
Author: 联合早报 (Person)</text:p>
      <text:p text:style-name="P4">
Publisher: 联合早报 (Organization)</text:p>
      <text:p text:style-name="P4">
Published Time: 2023-07-14T15:07</text:p>
      <text:p text:style-name="P4">
Modified Time: 2023-07-14T15:07</text:p>
      <text:p text:style-name="P4">
Description: Because of the continuous rainstorm, South Korea requested North Korea to notify the Korean side before the dam flooding, but the DPRK did not pay attention. The Yonhap News Agency reported that Li Xiaozhen, deputy spokesperson for the Ministry of Unification, said on Friday (July 14) that the South Korean government asked North Korea to notify the South Korean side in advance before the flood discharge, but North Korea ...</text:p>
      <text:p text:style-name="P4">
Videos: []</text:p>
      <text:p text:style-name="P4">
Audios: []</text:p>
      <text:p text:style-name="P4">
Images: []</text:p>
      <text:p text:style-name="P4">
Type: NewsArticle</text:p>
      <text:p text:style-name="P4">
Breadcrumbs: ['即时', '国际']</text:p>
      <text:p text:style-name="P4">
Keywords: ['朝鲜', '联合国安理会', '导弹', '韩朝关系']</text:p>
      <!--METADATA-->
      <text:p text:style-name="P4">
South Korea because of <text:a xlink:type="simple" xlink:href="https://www.zaobao.com/realtime/world/story20230714-1413740" text:style-name="Internet_20_link" text:visited-style-name="Visited_20_Internet_20_Link">
heavy rain continues</text:a>
It is required to notify the South Korea before the dam of the dam, but the DPRK did not pay attention.</text:p>
      <text:p text:style-name="P4">
The Yonhap News Agency reported that Li Xiaozhen, deputy spokesperson of the Ministry of Unification, said on Friday (July 14) that the South Korean government asked North Korea to notify the South Korea in advance before the flood discharge, but North Korea has not yet reacted.</text:p>
      <text:p text:style-name="P4">
With the continuity of heavy rainfall, once the water level of the Huangjiang Dam in the upper reaches of the Linjin River, the water level of Nan Dam and the water level of the South Dam of Lianchuan County, Gyeonggi -do, South Korea will inevitably rise rapidly. Li Xiaozhen said that the South Korean government will work hard to cooperate with relevant institutions to stabilize the risk of water levels over the flood limit.</text:p>
      <text:p text:style-name="P4">
Because the contact channel of the South Korean DPRK is in a state of stopping, the unified department cannot send notifications. It can only be issued by the media to make a request to avoid sudden flood discharge to North Korea.</text:p>
      <text:p text:style-name="P4">
Li Xiaozhen said that the South Korean government will properly handle occasional incidents through public media channels and other Banmen store liaison channels. "Other Banmen Store Channels" refer to the telephone line between the United Nations Command and the North Korean military, which is still unblocked throughout the weather throughout the year.</text:p>
      <text:p text:style-name="P4">
News Source: <text:a xlink:type="simple" xlink:href="https://www.zaobao.com.sg/realtime/world/story20230714-1413875" text:style-name="Internet_20_link" text:visited-style-name="Visited_20_Internet_20_Link">
https://www.zaobao.com.sg/realtime/world/story20230714-1413875</text:a>
</text:p>
      <!--NEWS-->
      <text:h text:style-name="P10" text:outline-level="1">
<text:span text:style-name="T4">
The financial report of the big bank is better than expected to go in the early morning of the US stock market</text:span>
</text:h>
      <text:p text:style-name="P4">
Publisher: 法新社</text:p>
      <text:p text:style-name="P4">
Published Time: 2023-07-14T15:32:09+00:00</text:p>
      <text:p text:style-name="P4">
Modified Time: 2023-07-14T15:05:01+00:00</text:p>
      <text:p text:style-name="P4">
Description: (Agence France -Presse, New York, 14th) A number of large banks in the United States are better than expected. When the inflation is cooled, the market is optimistic. The main index of the US stock market has risen early this morn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7-14T15-32-09-00-00/000000.png" xlink:type="simple" xlink:show="embed" xlink:actuate="onLoad" draw:mime-type="image/png"/>
</draw:frame>
The Dow Jones Industrial Index rose 0.26%to 34484.73 points.</text:p>
      <text:p text:style-name="P4">
The S &amp; P 500 rose 0.35%to 4525.82 points.</text:p>
      <text:p text:style-name="P4">
The Nasdaq comprehensive index rose 0.25%to 14173.27 points.</text:p>
      <text:p text:style-name="P4">
News Source: <text:a xlink:type="simple" xlink:href="https://www.rfi.fr/cn/%E8%B4%A2%E7%BB%8F%E5%BF%AB%E8%AE%AF/20230714-%E5%A4%A7%E9%93%B6%E8%A1%8C%E8%B4%A2%E6%8A%A5%E4%BC%98%E4%BA%8E%E9%A2%84%E6%9C%9F-%E7%BE%8E%E5%9B%BD%E8%82%A1%E5%B8%82%E6%97%A9%E7%9B%98%E8%B5%B0%E9%AB%98" text:style-name="Internet_20_link" text:visited-style-name="Visited_20_Internet_20_Link">
https://www.rfi.fr/cn/%E8%B4%A2%E7%BB%8F%E5%BF%AB%E8%AE%AF/20230714-%E5%A4%A7%E9%93%B6%E8%A1%8C%E8%B4%A2%E6%8A%A5%E4%BC%98%E4%BA%8E%E9%A2%84%E6%9C%9F-%E7%BE%8E%E5%9B%BD%E8%82%A1%E5%B8%82%E6%97%A9%E7%9B%98%E8%B5%B0%E9%AB%98</text:a>
</text:p>
      <!--NEWS-->
      <text:h text:style-name="P10" text:outline-level="1">
<text:span text:style-name="T4">
China is no longer the largest trading partner in the United States to indicate the United States and China &amp; Quot; Decoming &amp; Quot;?</text:span>
</text:h>
      <text:p text:style-name="P4">
Author: None</text:p>
      <text:p text:style-name="P4">
Publisher: Radio Free Asia (Organization)</text:p>
      <text:p text:style-name="P4">
Published Time: 2023-07-14T15:33:00-04:00</text:p>
      <text:p text:style-name="P4">
Modified Time: 2023-07-14T15:43:27-04:00</text:p>
      <text:p text:style-name="P4">
Description: None</text:p>
      <text:p text:style-name="P4">
Videos: []</text:p>
      <text:p text:style-name="P4">
Audios: ["<text:a xlink:type="simple" xlink:href="https://www.rfa.org/mandarin/yataibaodao/jingmao/sc-071420231118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12011in" draw:z-index="0">
<draw:image xlink:href="../Images/rfamandarin/2023-07-14T15-33-00-04-00/000000.png" xlink:type="simple" xlink:show="embed" xlink:actuate="onLoad" draw:mime-type="image/png"/>
</draw:frame>
On January 9, 2023, US President Biden and Mexican President Obrador (second from right) at the welcoming ceremony of the National Palace of Mexico. According to the latest data, in the first four months of this year, Mexico became the largest trading partner in the United States, surpassing Canada and China. <text:a xlink:type="simple" xlink:href="https://www.rfa.org/mandarin/yataibaodao/jingmao/sc-07142023111818.html/@@images/image" text:style-name="Internet_20_link" text:visited-style-name="Visited_20_Internet_20_Link">
</text:a>
Agence France-Presse Picture <text:a xlink:type="simple" xlink:href="https://www.rfa.org/mandarin/yataibaodao/jingmao/sc-07142023111818.html/@@stream" text:style-name="Internet_20_link" text:visited-style-name="Visited_20_Internet_20_Link">
Audio-Link: https://www.rfa.org/mandarin/yataibaODao/jingmao/sc-0714202311818.html/@@stream</text:a>
In the past ten years, China has been the largest trading partner in the United States, but according to the latest data, in the first four months of this year, Mexico has replaced China as the largest trading partner of the United States. What does this change mean for the future of the United States and China?</text:p>
      <text:p text:style-name="P4">
<text:a xlink:type="simple" xlink:href="https://www.rfa.org/mandarin/yataibaodao/jingmao/hx-07132023065004.html" text:style-name="Internet_20_link" text:visited-style-name="Visited_20_Internet_20_Link">
<text:span text:style-name="T4">
 China ’s exports in June fell 12% year -on -year, the biggest decline in the innovation crown epidemic </text:span>
</text:a>
<text:span text:style-name="T4">
* <text:a xlink:type="simple" xlink:href="https://www.rfa.org/mandarin/yataibaodao/jingmao/ec2-06072023111114.html" text:style-name="Internet_20_link" text:visited-style-name="Visited_20_Internet_20_Link">
China's import and export data performance is poor by depreciation stimulation to stimulate exports to exchange foreign currency and failure</text:a>
</text:span>
</text:p>
      <text:p text:style-name="P4">
<text:span text:style-name="T4">
 Does Mexico become the largest trading partner in the United States to be decoupled? </text:span>
</text:p>
      <text:p text:style-name="P4">
Dallas Fed, a senior commercial economist, Lusistorres, a senior commercial economist, published an article on July 11, saying that in the first four months of this year, Mexico had replaced China and became the largest trading partner of the United States. In these four months, the trade volume of the United States and Mexico was US $ 263 billion. The United States' trade with Mexico accounted for 15.4%of the US imports and exports during this period. The second and third -ranked trade with Canada and China accounted for 15.2%and 12%, respectively.</text:p>
      <text:p text:style-name="P4">
The current affairs commentator Lan Shu believes that under the current circumstances, the trade volume of the United States and China is constantly declining, but it cannot be called a "decoupling" that breaks the extermination of economic trade. He said: "Although decoupling is a topic that the United States is often talking about, the entire Western country, especially the allies led by the United States, precisely define this process as 'to risk'."</text:p>
      <text:p text:style-name="P4">
Louis Torres' article pointed out that "in 2018, the US -China trade began to decline after the Trump administration levied new tariffs on China's imports. The data released by the Department on July 13th, in the first half of this year, China imported and exported to the United States 2.25 trillion yuan, a decrease of 8.4%.</text:p>
      <text:p text:style-name="P4">
At present, the average tariff rate of imported goods in China and China's average tariffs on imported goods in the United States is 19.3%and 21.2%, which far exceeds the tariff rate of 9%of other members of the WTO who enjoy the most beneficiary of the WTO.</text:p>
      <text:p text:style-name="P4">
On January 9, 2023, US President Biden met with Mexican President Obrador at the Mexican North American Leadership Summit. According to the latest data, in the first four months of this year, Mexico has replaced China as the largest trading partner in the United States. (Reuters picture) <text:a xlink:type="simple" xlink:href="https://www.rfa.org/mandarin/yataibaodao/jingmao/sc-07142023111818.html/2023-01-10t003758z_1917470119_rc2any9q1cma_rtrmadp_3_northamerica-summit.jpg" text:style-name="Internet_20_link" text:visited-style-name="Visited_20_Internet_20_Link">
</text:a>
<text:span text:style-name="T4">
 "Risk Risk" or "Development"? </text:span>
</text:p>
      <text:p text:style-name="P4">
Lan Shu believes that the future trend of the economic and trade relations between the United States and China depends on the trend of the Chinese side after that: "This process of risk will eventually cause decoupling, which depends to a large extent on the CCP. If the CCP. Now it is constantly creating tensions in the Taiwan Strait and in the East China Sea, and in the end, it is likely to cause a decourse effect. "</text:p>
      <text:p text:style-name="P4">
U.S. Treasury Minister Yellen said in a recent visit to China that the United States does not seek "decoupling" with China, but is implementing the policy of "de -risk" and "diversification". On the other hand, the Chinese official media and People's Daily have published comic comments on July 14, saying that "de -risk" says that "just put on the" new clothes 'for "decoupling', it is the new bottle of old wine, change the soup for soup, or change the soup. The trick of changing medicine. "</text:p>
      <text:p text:style-name="P4">
Luo Mingzhu, an entrepreneur from the California Bay Area, has been engaged in foreign trade for many years. She told reporters that in her opinion, the decrease in trade volume of the United States and China is also related to China's lack of a true market economy. Under such circumstances, whether it is seeking "de -risk" or "decoupling", the trade quota of the United States and China will continue to decline: "How can there be any market economy in China, it has always been the party economy and the party. It said that you can do it, you can't do it. And this (China foreign) trade and various cooperation with international cooperation cannot last long. , In China is such a particularly harsh economic environment. "</text:p>
      <text:p text:style-name="P4">
Reporter: Sun Cheng Editor: Jiayuan.com Editor: Hong Wei ****</text:p>
      <text:p text:style-name="P4">
News Source: <text:a xlink:type="simple" xlink:href="https://www.rfa.org/mandarin/yataibaodao/jingmao/sc-07142023111818.html" text:style-name="Internet_20_link" text:visited-style-name="Visited_20_Internet_20_Link">
https://www.rfa.org/mandarin/yataibaodao/jingmao/sc-07142023111818.html</text:a>
</text:p>
      <!--NEWS-->
      <text:h text:style-name="P10" text:outline-level="1">
<text:span text:style-name="T4">
"Asia -Pacific Report" July 14, 2023 Audio</text:span>
</text:h>
      <text:p text:style-name="P4">
Author: None</text:p>
      <text:p text:style-name="P4">
Publisher: Radio Free Asia (Organization)</text:p>
      <text:p text:style-name="P4">
Published Time: 2023-07-14T15:36:27-04:00</text:p>
      <text:p text:style-name="P4">
Modified Time: 2023-07-14T15:36:27-04:00</text:p>
      <text:p text:style-name="P4">
Description: None</text:p>
      <text:p text:style-name="P4">
Videos: []</text:p>
      <text:p text:style-name="P4">
Audios: ["<text:a xlink:type="simple" xlink:href="https://www.rfa.org/mandarin/apr-audio/yp-071420230917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88615in" draw:z-index="0">
<draw:image xlink:href="../Images/rfamandarin/2023-07-14T15-36-27-04-00/000000.png" xlink:type="simple" xlink:show="embed" xlink:actuate="onLoad" draw:mime-type="image/png"/>
</draw:frame>
 <text:a xlink:type="simple" xlink:href="https://www.rfa.org/mandarin/apr-audio/yp-07142023091710.html/@@images/image" text:style-name="Internet_20_link" text:visited-style-name="Visited_20_Internet_20_Link">
</text:a>
Free Asia Radio Drawing <text:a xlink:type="simple" xlink:href="https://www.rfa.org/mandarin/apr-audio/yp-07142023091710.html/@@stream" text:style-name="Internet_20_link" text:visited-style-name="Visited_20_Internet_20_Link">
Audio-Link: https://www.rfa.org/mandarin/Apr- Audio/YP-07142023091710.html/@@stream</text:a>
The main content of this show:</text:p>
      <text:p text:style-name="P4">
1 . Brinken met with Wang Yi, and maintained communication between the United States and the focus of security with the Taiwan Strait;</text:p>
      <text:p text:style-name="P4">
2 . China releases artificial intelligence service management measures to make preparations for formulating rules?</text:p>
      <text:p text:style-name="P4">
3 . The author of "Red Gambling" Shen Dong attended the hearing in the US Congress;</text:p>
      <text:p text:style-name="P4">
4 . Chinese military institutions are cold, and netizens have discussed "war risk";</text:p>
      <text:p text:style-name="P4">
5 . Liang Songji, a person in Guangzhou, plans to go to South America, but boarded in Thailand.</text:p>
      <text:p text:style-name="P4">
News Source: <text:a xlink:type="simple" xlink:href="https://www.rfa.org/mandarin/apr-audio/yp-07142023091710.html" text:style-name="Internet_20_link" text:visited-style-name="Visited_20_Internet_20_Link">
https://www.rfa.org/mandarin/apr-audio/yp-07142023091710.html</text:a>
</text:p>
      <!--NEWS-->
      <text:h text:style-name="P10" text:outline-level="1">
<text:span text:style-name="T4">
The Ministry of Social Affairs of the CPC Central Committee has come back? Reappearance of rectification? (Dai Zhongren/Song Yongyi/Song Guocheng) | Asia wants to talk about it</text:span>
</text:h>
      <text:p text:style-name="P4">
Author: None</text:p>
      <text:p text:style-name="P4">
Publisher: Radio Free Asia (Organization)</text:p>
      <text:p text:style-name="P4">
Published Time: 2023-07-14T16:00:00-04:00</text:p>
      <text:p text:style-name="P4">
Modified Time: 2023-07-14T17:13: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88615in" draw:z-index="0">
<draw:image xlink:href="../Images/rfamandarin/2023-07-14T16-00-00-04-00/000000.png" xlink:type="simple" xlink:show="embed" xlink:actuate="onLoad" draw:mime-type="image/png"/>
</draw:frame>
 <text:a xlink:type="simple" xlink:href="https://www.rfa.org/mandarin/duomeiti/yazhou-henxiangliao/yz-07142023132307.html/@@images/image" text:style-name="Internet_20_link" text:visited-style-name="Visited_20_Internet_20_Link">
</text:a>
Radio of Liberty Asia</text:p>
      <text:p text:style-name="P4">
The CCP recently announced the establishment of the "Central Social Work Department" and put into operation. This name is reminiscent of the Central Social Ministry of the Central Social Department established in Yan'an in 1939, which was closely related to the rectification of Yan'an at that time. The social work department covered the grassroots government. Why should we establish such a department within the party at this time? How big will its power be? Professor Rongxiu, Los Angeles Branch of California State University #Song Yongyi, Song Guocheng, a senior researcher at the National Congress State Guan Center, in -depth analysis.</text:p>
      <text:p text:style-name="P4">
News Source: <text:a xlink:type="simple" xlink:href="https://www.rfa.org/mandarin/duomeiti/yazhou-henxiangliao/yz-07142023132307.html" text:style-name="Internet_20_link" text:visited-style-name="Visited_20_Internet_20_Link">
https://www.rfa.org/mandarin/duomeiti/yazhou-henxiangliao/yz-07142023132307.html</text:a>
</text:p>
      <!--NEWS-->
      <text:h text:style-name="P10" text:outline-level="1">
<text:span text:style-name="T4">
Column | Interpretation of Xinjiang: The famous mosque pray that believers are not allowed to pray; Xinjiang Prison released the prisoner's body before Eid</text:span>
</text:h>
      <text:p text:style-name="P4">
Author: None</text:p>
      <text:p text:style-name="P4">
Publisher: Radio Free Asia (Organization)</text:p>
      <text:p text:style-name="P4">
Published Time: 2023-07-14T16:08:58-04:00</text:p>
      <text:p text:style-name="P4">
Modified Time: 2023-07-14T16:08:58-04:00</text:p>
      <text:p text:style-name="P4">
Description: None</text:p>
      <text:p text:style-name="P4">
Videos: []</text:p>
      <text:p text:style-name="P4">
Audios: ["<text:a xlink:type="simple" xlink:href="https://www.rfa.org/mandarin/zhuanlan/jieduxinjiang/xinjiang-071420231056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980525in" draw:z-index="0">
<draw:image xlink:href="../Images/rfamandarin/2023-07-14T16-08-58-04-00/000000.png" xlink:type="simple" xlink:show="embed" xlink:actuate="onLoad" draw:mime-type="image/png"/>
</draw:frame>
Uyghur women and children in the square in front of the Aidili Mosque in Kashgar City on the square of Agence France-Presse <text:a xlink:type="simple" xlink:href="https://www.rfa.org/mandarin/zhuanlan/jieduxinjiang/xinjiang-07142023105609.html/@@stream" text:style-name="Internet_20_link" text:visited-style-name="Visited_20_Internet_20_Link">
Audio-Link: https://www.rfa.org/mandarin/zhuanlan/jieduxinjiang/xinjiang-07142023105609.html /@@ stream</text:a>
Hello everyone, my friends, I am Chen Aizheng, welcome you to interpret Xinjiang with me. The long -established Kashgar Ai Tihill Mosque is open to tourists, but it is not open to the believers. It is understood that the local government has begun to sell tickets to tourists, but Uighurs will not be allowed to pray in unless special day. In addition, police from many towns told Radio Liberty that a prison in Xinjiang released at least 26 Uighurs prisoners' bodies before Eid in late April this year. According to the "Human Rights Observation" of the Human Rights Organization, the Xinjiang telephone search plan is aimed at Uighurs. The Chinese police database also marked the "Gulan Sutra" as a potential danger of harmful national security. In this episode, we will understand the truth of the incident together.</text:p>
      <text:p text:style-name="P4">
Officials from the ancient city of Xinjiang said that the Chinese authorities have begun to sell tickets to tourists to visit the Tipilian Mosque, which have a long history of Kashgar. Over the years, in addition to some holy days and for propaganda, the Chinese authorities have been banned from praying there by Uyghur Muslims there.</text:p>
      <text:p text:style-name="P4">
Since 2016, the Chinese authorities have severely suppressed the religion and culture of Xinjiang Uighurs in order to eliminate religious extremism that China is considered to be behind the scenes behind the scenes.</text:p>
      <text:p text:style-name="P4">
Regarding the information about the issuing visse of the mosque, it was first circulated on the vibrato of the Chinese short video platform, and then the Uyghur was circulated on Facebook. It also appears in the marketing information of a travel agency in Xinjiang Uygur Autonomous Region. The information states that tourists must pay a ticket for 20 to 40 yuan (2.75 to 5.50 US dollars) based on age and enter free of charge over 65 years old.</text:p>
      <text:p text:style-name="P4">
Sources said that the authorities allowed a small group of elderly believers to pray during the Ramadan and other Islamic Holy Days, or when they arranged politicians in other parts of the world, they left the impression that the Uighurs were not banned from praying. Essence</text:p>
      <text:p text:style-name="P4">
Those who saw recent social media about tickets sold on tickets believed that the Chinese authorities had turned the Etitim Mosque into a museum.</text:p>
      <text:p text:style-name="P4">
Kashgar police told Liberty Radio that the mosque was open to tourists, but it was not open to believers, and it was recommended to contact local travel agencies to learn more. An official who is unwilling to be named according to the convention said,</text:p>
      <text:p text:style-name="P4">
"I'm not sure how much money each tourist pays, but I am convinced that people are allowed to enter the mosque. But no one is allowed to pray because the mosque sells tickets to tourists. However, government organizations pray in the mosque. Only these people can pray to pray . This situation has been five or six years. "</text:p>
      <text:p text:style-name="P4">
According to Uighur Human Rights Projects of the U.S. Rights Protection Organization, as many as 16,000 mosque (about 65%of all mosques) have been destroyed or damaged due to government policies. Other mosques have been closed but still retained, and some famous mosques are still open but monitored.</text:p>
      <text:p text:style-name="P4">
These measures are part of the purpose of eliminating a larger -scale suppression action of Uyghur religious customs. At the same time, about 1.8 million -dimensional utensils and other Turkic minorities are arbitrarily detained in detention centers and prisons.</text:p>
      <text:p text:style-name="P4">
In May 2022, when Michelle Bachelett, a former senior commissioner of human rights affairs visited the mosque, Yima bought it to buy Tima and told her Essence</text:p>
      <text:p text:style-name="P4">
When asked why the worshipers in the mosque were so small, buying Titima said that believers were busy with work, and some people changed their views.</text:p>
      <text:p text:style-name="P4">
The neighborhood committee paid the Uyghur to perform dance outside the mosque, obviously to show that everything was ready before the visit of Bachelet.</text:p>
      <text:p text:style-name="P4">
The Bachelet's Office released a report in August 2022, which recorded the torture, forced labor and other serious violations of Uighurs and other Turkic minority ethnic minorities.</text:p>
      <text:p text:style-name="P4">
Over the years, foreign tourists have noticed the lack of prayers in the Etitim Mosque. One of them posted a tourist blog on the oil pipe that showed that thousands of believers prayed in the mosque from 2011 to 2016, but in 2019, there was no one.</text:p>
      <text:p text:style-name="P4">
The Vice Chairman of the Executive Committee of the World Uyghur Congress Turkan River Alawin said that according to Islamic doctrine, it is never allowed to collect money from those who enter the mosque (including tourists).</text:p>
      <text:p text:style-name="P4">
He told Liberty Radio: "If tourists say they are willing to donate to the mosque, they will do this. Mosque is just a place to worship Ala. Therefore, we say that we use half of the mosque as a picnic farm and the other half as the prayer field. Deceived. "</text:p>
      <text:p text:style-name="P4">
In addition, police from multiple towns told Radio Liberty that a prison in Xinjiang released at least 26 Uyghur prisoners' bodies before Eid in late April this year.</text:p>
      <text:p text:style-name="P4">
Radio Free Asia contacted 10 police stations in Bachu County, Kashgar, and confirmed that the Tumu Schusk Prison Authority had returned the body.</text:p>
      <text:p text:style-name="P4">
Sources said that five of the prisoners were the elderly and died of heart disease and lung disease, and another prisoner died of diabetes.</text:p>
      <text:p text:style-name="P4">
A resident of Bachu County said that many people died of hunger because prisoners secretly fasting during Ramadan, and according to the prison regulations, they could not eat during breakfast or after sunset. Officials from Radio Free Asia did not comment on the incident.</text:p>
      <text:p text:style-name="P4">
In June, a source told Radio Free Asia that the prison authorities released dozens of people's bodies before marking the Islamic festival ended by fasting, including his brother's body.</text:p>
      <text:p text:style-name="P4">
In order to obtain more information, Radio Free Asia then contacted 10 policemen from 10 towns, including officials from Sériqbuya, Awat Township (AWAT) and Chongqurchaq. Essence</text:p>
      <text:p text:style-name="P4">
When Radio Free Asia contacted the police station in Awati Town, Bachu County to ask the distribution of corpses on the eve of Eid, a police officer said that he knew the distribution of 18 death prisoners, but he refused to disclose his identity or his family members of his family. Any information.</text:p>
      <text:p text:style-name="P4">
He said: "We know the incidents and situations of their death because they are under our supervision, but I can't share more information. I believe the number of deaths is 18, but I can't disclose their identity."</text:p>
      <text:p text:style-name="P4">
The police officer did not disclose whether the prison authorities transported the corpse directly to the family members of the deceased, the police station or the general.</text:p>
      <text:p text:style-name="P4">
Radio Free Asia had previously reported that other corpses were sent to the police station before transferring to their family. This process was carried out under the supervision of officials and police officers of the county, villages, and people's committees. In addition, the authorities monitored these families for several weeks.China has severely criticized the rights of Uighurs, which mainly violates Muslims, including forced labor, including forced labor. The U.S. government and several Western parliaments have announced that these infringements constituted ethnic extinction or anti -human crimes.</text:p>
      <text:p text:style-name="P4">
A police officer in Sedy Boya told Radio Free Asia in April this year that the prison authorities transported 5 corpses to his police station, most of them were 70 or 80 -year -olds, and they were already sick. He was sick. explain,</text:p>
      <text:p text:style-name="P4">
"It seems that most of them died due to ineffective treatment."</text:p>
      <text:p text:style-name="P4">
Police officers also confirmed that one of the corpses was the body of Abdini Cadill.</text:p>
      <text:p text:style-name="P4">
A person familiar with the matter told Radio Free Asia that Abdini Cardir from Sedari Town is the son of Cadir Totti, president of Sedic Baya Town Primary School. In 2017, the authorities arrested him when he was doing business in Urumqi, the capital of Xinjiang Uygur Autonomous Region.</text:p>
      <text:p text:style-name="P4">
The other three other death prisoners bought Memettursunmetniyaz, Haji ’AHUN, and his wife Mehpiremhan.</text:p>
      <text:p text:style-name="P4">
Buy Tuniaz is a Uyghur motorcycle repairman who was jailed in early 2017 because he completed the pilgrimage (Muslims headed to McCaria in Saudi Arabia) in early 2017. A member of the local neighborhood committee responsible for returning his corpse told Radio Free Asia in a report in May that he bought Tuniaz in prison and his body was transported back to his family.</text:p>
      <text:p text:style-name="P4">
A person familiar with the matter told Radio Free Asia in a report in June. Hatmakers Hagi Ahong and his wife bought Hepipiham is a resident of Bachu County. 10 years in prison and detained in Tumutuk prison.</text:p>
      <text:p text:style-name="P4">
In addition, according to a recent report released by human rights observation, the Xinjiang police relied on a list of multimedia documents containing 50,000 "violence and horror" to question Uighurs and other Turkic Muslim residents.</text:p>
      <text:p text:style-name="P4">
One of the surveys of this headquarters in New York is that the Uighurs only need to store the Gulan Sutra on their mobile phones to lead to police interrogation.</text:p>
      <text:p text:style-name="P4">
Human rights observation stated in a statement that using this list is another example of China ’s“ abuse of monitoring technology in Xinjiang ”.</text:p>
      <text:p text:style-name="P4">
Human Rights Observation Wang Songlian(Virtual money)He said that the police used the list to compare the data received by the authorities of Urumqi, the residents of Urumqi, Xinjiang's capital, and said in an interview with Radio Free Asia. ,,</text:p>
      <text:p text:style-name="P4">
"In essence, these applications on people's mobile phones are checking this list and searching for other information. I think what happened in Xinjiang is very important for the future of China, and it is also very important for the government to use these systems. What is the relationship between technology and human freedom? This is why we have been working hard to piece together these puzzles. "</text:p>
      <text:p text:style-name="P4">
Writing, hosting, production: Chen Aizheng</text:p>
      <text:p text:style-name="P4">
News Source: <text:a xlink:type="simple" xlink:href="https://www.rfa.org/mandarin/zhuanlan/jieduxinjiang/xinjiang-07142023105609.html" text:style-name="Internet_20_link" text:visited-style-name="Visited_20_Internet_20_Link">
https://www.rfa.org/mandarin/zhuanlan/jieduxinjiang/xinjiang-07142023105609.html</text:a>
</text:p>
      <!--NEWS-->
      <text:h text:style-name="P10" text:outline-level="1">
<text:span text:style-name="T4">
Column | Tibet Observation: The Dalai Lama is willing to continue to work hard for all beings; Chinese officials seek contact with the Dalai Lama</text:span>
</text:h>
      <text:p text:style-name="P4">
Author: None</text:p>
      <text:p text:style-name="P4">
Publisher: Radio Free Asia (Organization)</text:p>
      <text:p text:style-name="P4">
Published Time: 2023-07-14T16:09:14-04:00</text:p>
      <text:p text:style-name="P4">
Modified Time: 2023-07-14T16:09:14-04:00</text:p>
      <text:p text:style-name="P4">
Description: None</text:p>
      <text:p text:style-name="P4">
Videos: []</text:p>
      <text:p text:style-name="P4">
Audios: ["<text:a xlink:type="simple" xlink:href="https://www.rfa.org/mandarin/zhuanlan/xizangzonglan/tibet-07142023105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623178in" draw:z-index="0">
<draw:image xlink:href="../Images/rfamandarin/2023-07-14T16-09-14-04-00/000000.png" xlink:type="simple" xlink:show="embed" xlink:actuate="onLoad" draw:mime-type="image/png"/>
</draw:frame>
The Dalai Lama delivered a speech at the 88th Chinese birthday celebration held by Mahayana Garden <text:a xlink:type="simple" xlink:href="https://www.rfa.org/mandarin/zhuanlan/xizangzonglan/tibet-07142023105716.html/@@images/image" text:style-name="Internet_20_link" text:visited-style-name="Visited_20_Internet_20_Link">
</text:a>
Tenzin Jigme Taydeh/Tibet page(https://www.rfa.org/mandarin/zhuanlan/xizangzonglan/tibet-07142023105716.html/@@stream)Hello everyone, my friends, I am Chen Aizheng, Tibet sends out to invite you to look at Tibet with me. On the 88th birthday of the Dalai Lama, Tibetans and Tibetan groups of exiles held various activities to celebrate. The spiritual leader of Tibetan Buddhism expected him to live in his 100s. At the same time, the Tibetans under the CCP's rule also wisen in the birthday of the Dalai Lama in various vague forms. The Dalai Lama also said recently that Chinese officials hope to contact him on Tibet, but there is no specific explanation when Chinese officials and how to contact them. In this episode, we will learn more about the situation together.</text:p>
      <text:p text:style-name="P4">
On July 6, the Dalai Lama celebrated his 88th birthday in the residence of Dalilan Sara, India. This Tibetan Buddhist spiritual leader and the people who participated in the celebration announced that he was healthy and expected to live 100 years old.</text:p>
      <text:p text:style-name="P4">
"Today, you celebrate my 88th birthday, but when I look in the mirror, I feel that I still look only in my 50s. My face does not look old, and there is no wrinkles because of age. More importantly , My teeth are still intact, so nothing I can't eat or chew. "</text:p>
      <text:p text:style-name="P4">
The Dalai Lama's real name Ramton Pearl, also known as Tenzin Jiacuo, said: "According to my own dream and other predictions, I expect to live in more than 100 years. So far, I have been serving others, I am determined to continue this. Please pray for my longevity on this basis. "</text:p>
      <text:p text:style-name="P4">
The celebrations held at the temple courtyard near the Dalai Lama's residence, including the relatives of the Dalai Lama, a member of the Tibetan government, and the chief minister of Himahar, the Indian Hippal Pradesh, who later attended the Dalai Lama, Library.</text:p>
      <text:p text:style-name="P4">
The birthday of the Dalai Lama coincides with who to determine his successor.</text:p>
      <text:p text:style-name="P4">
Tibetans said that according to Buddhism's belief in the principle of reincarnation, they have the right to do so. They believe that the Dalai Lama chose the reincarnation body by itself. This process has happened 13 times since the birth of the first Dalai Lama in 1391.</text:p>
      <text:p text:style-name="P4">
However, in China in 1951, which was strictly controlled by the Western Autonomous Region, said that in accordance with Chinese law, only Beijing can choose the next spiritual leader of Tibetan Buddhists.</text:p>
      <text:p text:style-name="P4">
A report released by the Global Tibet Organization International Tibet Network in 2022 states that the Chinese government intends to appoint a puppet leader to replace the Dalai Lama after the death of the Dalai Lama, so as to have the opportunity to consolidate the control of the region.</text:p>
      <text:p text:style-name="P4">
The Beijing authorities accused the Dalai Lama of supporting terrorism and trying to split Tibet out of China. Although the spiritual leader is promoting a policy policy called "Intermediate Road". Great culture and religious freedom, including strengthening the language rights of ethnic minorities in accordance with the provisions of the Chinese Constitution.</text:p>
      <text:p text:style-name="P4">
The Dalai Lama said in a speech to the crowd in Dalai Sala, "I was born in Tibet. My name is the Dalai Lama, but in addition to working hard for the Tibetan cause, I have been for the well -being of all sentient beings. Work hard. I have done my best, I do n’t lose hope, nor does I have weakened my determination. I am not angry with anyone, and I am not angry about the Chinese leaders who have adopted a harsh attitude towards Tibet. In fact, Chinese history It has always been a Buddhist country. Many temples and temples I saw when I visited this land are proof. "</text:p>
      <text:p text:style-name="P4">
The Chinese government tried to erase the Dalai Lama and its laws from the Tibet Autonomous Region, so the Tibetans there celebrated the Lama Lama's life in a vague way.</text:p>
      <text:p text:style-name="P4">
They shared the poems and praises of the Dalai Lama online, and circulated pictures of the hat that Dalai Lama worn in a popular photo in various online information groups. The number "88" appeared under the hat. A Tibetan living in the area said: "The Tibetans are carried out religious activities in a creative way to celebrate the birthday of His Holiness." He refers to the way of chanting and hanging prayer flags.</text:p>
      <text:p text:style-name="P4">
The exile Tibetan Buddhist spiritual leader and Nobel Peace Prize winner also thanked friends for their support.</text:p>
      <text:p text:style-name="P4">
The Dalai Lama said in a four -minute birthday video: "On the occasion of my birthday, if you, my friends, can keep your heart and live a kind life, you will be happy, so you can directly be able to be directly. Or indirectly help everyone around you. "</text:p>
      <text:p text:style-name="P4">
Senior government officials, including US Secretary of State Brosky, gave birthday blessings to the Dalai Lama. Brinken said that this day was a good day for the Tibetan community.</text:p>
      <text:p text:style-name="P4">
"The benevolence and humility of the Dalai Lama inspired many people from all over the world, and I admire his continuous promise to peace and non -violence. Today, let us reflect on his sympathy and tolerance information, We reiterate that we are committed to protecting all people's human rights, including human rights in the Tibetan community. The United States is unswervingly committed to supporting Tibetans' language, culture and religious identities, including the ability to freely choose and worship religious leaders without interference. "</text:p>
      <text:p text:style-name="P4">
Indian Prime Minister Modi wrote on Twitter: "Talk to His Holiness Dalai Lama and give him sincere greetings to him on his 88th birthday. Wish him health and longevity."</text:p>
      <text:p text:style-name="P4">
In addition, Dalai Lama, the most important spiritual leader of Tibet, revealed that Chinese officials have sought to contact him with "formal or informal" to discuss Tibet issues.</text:p>
      <text:p text:style-name="P4">
The Dalai Lama, Dalai Lama, Dalai, Exile India, recently delivered a speech to the local journalist when he was about to set off to New Delhi, India's capital New Delhi in Ladakh.</text:p>
      <text:p text:style-name="P4">
"I am always happy to talk. Chinese officials now realize the tenacity and courage of the Tibetan people, so in order to solve the Tibetan issue, they want to contact me. I am also ready."</text:p>
      <text:p text:style-name="P4">
The Dalai Lama celebrated his 88th birthday on July 6, but did not specifically explain when Chinese officials and how to contact. He said that the Tibetans did not seek independence and decided to continue as part of the People's Republic of China.</text:p>
      <text:p text:style-name="P4">
Liu Pengyu, a spokesman for the Chinese Embassy in Washington, told Liberty Radio in an email that the discussion was "open." He said,</text:p>
      <text:p text:style-name="P4">
"But any such talks can only be about the future of the Dalai Lama, not the so -called" Tibetan issue. Dalai Lama must abandon the split country's claim, stop splitting the activities of the motherland, and use the actual actions to obtain trust in the central government and the Chinese people. "The Dalai Lama said, "Now that China is changing, Chinese officials hope to formally contacted me formally or informal."</text:p>
      <text:p text:style-name="P4">
On July 9, the Dalai Lama met with the US delegation organized by the Tibetan office in Washington Office in New Delhi. The delegation was led by Uzra Zeya, a special coordinator of Tibet in the United States, and members also include a senior official of Donald Lu and the US International Development Agency, an assistant Secretary of State in South Asia and Central Asian affairs.</text:p>
      <text:p text:style-name="P4">
Attending the meeting, the Tibetan Government Tibetan leader of the Tibetan Government, headquartered in Dallanala, Bian Ba Ren, and the Tibetan Minister of Administrative Central News and International Relations, Norjin Zhuoma.</text:p>
      <text:p text:style-name="P4">
There is controversy with the Dalai Lama's diplomatic meeting. When Uzra Zeya visited the Dalai Lama in Dalai Lama in Dalai, in May last year, Beijing protested that Washington interfered with Chinese affairs.</text:p>
      <text:p text:style-name="P4">
Regarding this visit, the Chinese Embassy in India expressed Beijing's opposition on Twitter. Embassy spokesman Wang Xiaojian said in the tweet,</text:p>
      <text:p text:style-name="P4">
The United States shall recognize that Tibet is part of the commitment to China with actual actions, stopsing the interference in China's internal affairs by issuing Tibet, and does not provide support for the Dalai Group's anti -China split activities. "</text:p>
      <text:p text:style-name="P4">
Tibetan Administrative Central Spokesperson Dan Zeng Lei(Tenzin lecture)Tell Liberty Radio, such a response is very common in China.</text:p>
      <text:p text:style-name="P4">
"Whenever US officials or any dignitaries meet with the Dalai Lama or Tibetan administrative central Tibet leader, the Chinese government always has hostility, so this is not a new thing."</text:p>
      <text:p text:style-name="P4">
The spokesman denied China's statement on the division of the Dalai Lama and the Tibetan administrative central government, and quoted the intermediate road policy of the Tibetan administrative center. Stability and coexistence based on equal and mutually beneficial cooperation. "</text:p>
      <text:p text:style-name="P4">
According to the Voice of Tibetan reports, on the day of July 9th China Human Rights Lawyer, the Tibetan human rights group "International Tibet Network" jointly issued a statement with multiple international human rights agencies, lawyers associations, exile scholars and human rights activities, emphasizing the Chinese human rights lawyer The importance and their role in maintaining the rights of a few groups such as Tibetans and Uighurs under the CCP. The statement also called on the international community to urge the Chinese government to end the suppression of human rights lawyers and rights protection; immediately release all those who are arbitrarily detained unconditionally; modify relevant laws and regulations, including the National Security Law of the People's Republic of China, which fully meets international human rights standards Essence</text:p>
      <text:p text:style-name="P4">
The International Sound of Tibet Movement and the International Tibet Network, the Tibet Human Rights and Democratic Promotion Center and other Tibetan groups jointly jointly issued a Chinese and English bilingual statement on the "China Human Rights Lawyer Day" on July 9th It is urged to pay attention to the new wave of new waves of human rights lawyers that the Chinese government has launched in the past three months.</text:p>
      <text:p text:style-name="P4">
The above joint statement emphasizes the importance of Chinese human rights lawyers to the Chinese human rights movement.</text:p>
      <text:p text:style-name="P4">
The Chinese Human Rights Lawyer Day arrested more than 300 human rights lawyers and legal assistants in a few days after the Chinese government in July 9, 2015, which was called "709 suppression" by the outside world. Since then, non -governmental organizations such as "China Human Rights", "Humanitarian China", and "29 Principles" and other human rights agencies commemorate China Human Rights Lawyer Day every year and awarded the "China Human Rights Lawyer Award" to Chinese rights protection. The seventh China Human Rights Lawyer Day this year was held in London in early July and to the Chinese human rights lawyer Yu Wensheng and Zhou Shifeng, as well as Zou Xingtong, a lawyer and former vice chairman of the Hong Kong Lawyer and former Vice Chairman of the Federation of Branch, awarded the institutional medal. The human rights agency also renamed the "China Human Rights Lawyer Award" to the "709 Human Rights Lawyers Award".</text:p>
      <text:p text:style-name="P4">
Writing, hosting, production: Chen Aizheng</text:p>
      <text:p text:style-name="P4">
News Source: <text:a xlink:type="simple" xlink:href="https://www.rfa.org/mandarin/zhuanlan/xizangzonglan/tibet-07142023105716.html" text:style-name="Internet_20_link" text:visited-style-name="Visited_20_Internet_20_Link">
https://www.rfa.org/mandarin/zhuanlan/xizangzonglan/tibet-07142023105716.html</text:a>
</text:p>
      <!--NEWS-->
      <text:h text:style-name="P10" text:outline-level="1">
<text:span text:style-name="T4">
Tong Menglan, a participant in Wuhan "White Hair Movement", was released</text:span>
</text:h>
      <text:p text:style-name="P4">
Author: None</text:p>
      <text:p text:style-name="P4">
Publisher: Radio Free Asia (Organization)</text:p>
      <text:p text:style-name="P4">
Published Time: 2023-07-14T16:16:02-04:00</text:p>
      <text:p text:style-name="P4">
Modified Time: 2023-07-14T16:16: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88615in" draw:z-index="0">
<draw:image xlink:href="../Images/rfamandarin/2023-07-14T16-16-02-04-00/000000.png" xlink:type="simple" xlink:show="embed" xlink:actuate="onLoad" draw:mime-type="image/png"/>
</draw:frame>
Earlier this year, Tong Menglan, a taxi driver who participated in the "white hair motion" of retired elderly people who protest medical reform in Wuhan [Rights protection network</text:p>
      <text:p text:style-name="P4">
According to the Rights Protection Network, Tong Menglan, a taxi driver who participated in the "white -haired motion" who participated in the Wuhan retired elderly to protest the medical reform, was released on Tuesday (July 11) to be released on Tuesday (July 11). He had been detained for nearly five months.</text:p>
      <text:p text:style-name="P4">
Tong Menglan learned of the medical insurance protection activity in Zhongshan Park in Wuhan on February 15 this year, and went to the onlookers and expressed the support of the protesters. However, this operation was suppressed by the police. Tong Menglan was arrested by the police back to Wuhan in Shanghai on February 20 this year.</text:p>
      <text:p text:style-name="P4">
On March 29, Tong Menglan was arrested by the Jianghan Branch of the Wuhan Public Security Bureau for suspected provocation. After that, he was detained at the Jianghan District Detention Center in Wuhan.</text:p>
      <text:p text:style-name="P4">
Prior to him, Zhang Hai, a family member of the Wuhan epidemic, was arrested by the police across the province because of the video of spreading white hair on the Internet. The family members have not received a notice of arrest so far, and hired a lawyer to be blocked by the government.</text:p>
      <text:p text:style-name="P4">
(Responsible editor: Wang Yun)</text:p>
      <text:p text:style-name="P4">
News Source: <text:a xlink:type="simple" xlink:href="https://www.rfa.org/mandarin/Xinwen/8-07142023161148.html" text:style-name="Internet_20_link" text:visited-style-name="Visited_20_Internet_20_Link">
https://www.rfa.org/mandarin/Xinwen/8-07142023161148.html</text:a>
</text:p>
      <!--NEWS-->
      <text:h text:style-name="P10" text:outline-level="1">
<text:span text:style-name="T4">
British Parliament Report: Insufficient preparation for Chinese threats</text:span>
</text:h>
      <text:p text:style-name="P4">
Author: None</text:p>
      <text:p text:style-name="P4">
Publisher: Radio Free Asia (Organization)</text:p>
      <text:p text:style-name="P4">
Published Time: 2023-07-14T16:24:30-04:00</text:p>
      <text:p text:style-name="P4">
Modified Time: 2023-07-14T16:24: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897317in" draw:z-index="0">
<draw:image xlink:href="../Images/rfamandarin/2023-07-14T16-24-30-04-00/000000.png" xlink:type="simple" xlink:show="embed" xlink:actuate="onLoad" draw:mime-type="image/png"/>
</draw:frame>
In the report, the British Parliament Intelligence and Security Council warned that China constituted a "quite extensive risk" to Britain. <text:a xlink:type="simple" xlink:href="https://www.rfa.org/mandarin/Xinwen/9-07142023161701.html/@@images/image" text:style-name="Internet_20_link" text:visited-style-name="Visited_20_Internet_20_Link">
</text:a>
Screenshot of the official website of the British Parliament Intelligence and Security Council</text:p>
      <text:p text:style-name="P4">
The British Parliament Intelligence and Security Council issued a report on Thursday (July 13) to warn that the British government had serious errors in response to Chinese interference, and the resources they invested were completely insufficient.</text:p>
      <text:p text:style-name="P4">
According to the US media "Politicians" website, this report is 207 pages, which is the result of a survey initiated in 2019. The problems involved include China ’s controversial role in British telecommunications infrastructure, including Huawei.</text:p>
      <text:p text:style-name="P4">
The committee warned in the report that China constituted a "quite extensive risk" to the United Kingdom, and the government still had short -sighted behavior in responding to China.</text:p>
      <text:p text:style-name="P4">
The report determines that Beijing's ambition to become a technology and economic superpowers that other countries depends on is the biggest risk facing Britain.</text:p>
      <text:p text:style-name="P4">
The committee has accused the British government of welcoming China's investment in the British science and technology field for economic interests. The report also emphasized that China ’s spy activities in the UK are increasing, and civil intelligence personnel have“ a lot and positive ”for personnel intelligence collection, and“ high capacity, increasingly complicated ”cyber spy activities are carried out.</text:p>
      <text:p text:style-name="P4">
The report pointed out that China's economic strength, mergers and acquisitions, and the connection with the British academic and industrial circles have enabled Beijing to extend the influence to all areas of the British economy; China is particularly special in using money and influence to "infiltrate or purchase academia". Effectively, to achieve its goal of "advancing international narratives and suppressing criticism".</text:p>
      <text:p text:style-name="P4">
This report was submitted to British Prime Minister Sunak in May. Sunak responded that the evidence listed by the committee report was provided before the two latest foreign policy plans announced by the government. In Britain's position on China, the government is taking some actions that are consistent with reporting suggestions.</text:p>
      <text:p text:style-name="P4">
(Responsible editor: Wang Yun)</text:p>
      <text:p text:style-name="P4">
News Source: <text:a xlink:type="simple" xlink:href="https://www.rfa.org/mandarin/Xinwen/9-07142023161701.html" text:style-name="Internet_20_link" text:visited-style-name="Visited_20_Internet_20_Link">
https://www.rfa.org/mandarin/Xinwen/9-07142023161701.html</text:a>
</text:p>
      <!--NEWS-->
      <text:h text:style-name="P10" text:outline-level="1">
<text:span text:style-name="T4">
United Nations: 1.3 million patients with new love disease last year</text:span>
</text:h>
      <text:p text:style-name="P4">
Author: 联合早报 (Person)</text:p>
      <text:p text:style-name="P4">
Publisher: 联合早报 (Organization)</text:p>
      <text:p text:style-name="P4">
Published Time: 2023-07-14T16:26</text:p>
      <text:p text:style-name="P4">
Modified Time: 2023-07-14T16:26</text:p>
      <text:p text:style-name="P4">
Description: According to the United Nations Disease Planning Department, about 1.3 million new love patients in the world increased in a total of about 39 million infected diseases of love. Xinhua News Agency reported that according to the data published by the Disease Planning Department of Love, in 2022, about 29.8 million people around the world received anti -reverse transcription virus treatment ...</text:p>
      <text:p text:style-name="P4">
Videos: []</text:p>
      <text:p text:style-name="P4">
Audios: []</text:p>
      <text:p text:style-name="P4">
Images: []</text:p>
      <text:p text:style-name="P4">
Type: NewsArticle</text:p>
      <text:p text:style-name="P4">
Breadcrumbs: ['即时', '国际']</text:p>
      <text:p text:style-name="P4">
Keywords: ['联合国', '爱之病', '数据']</text:p>
      <!--METADATA-->
      <text:p text:style-name="P4">
According to the United Nations Disease Planning Department, about 1.3 million new love patients in the world increased in a total of about 39 million infected diseases of love.</text:p>
      <text:p text:style-name="P4">
According to the data released by the Xinhua News Agency, in 2022, about 29.8 million people around the world were treated with anti -reverse virus, and about 630,000 people died of disease -related diseases.</text:p>
      <text:p text:style-name="P4">
The Disease Planning Department issued a report called "The disease of love" on Thursday (July 13). The report shows that some countries and regions have made progress in fighting love. For example The year of 7.7 million increased to 29.8 million in 2022.</text:p>
      <text:p text:style-name="P4">
The report said that Botswana, Sverland, Rwanda, Tanzania, and Zimbabwe currently achieve the goal of "95-95-95", that is, 95%of the infected people in love know their infection, and 95%of the infected people are accepting Anti -reverse virus treatment, while 95%of the treatment of therapy internal virus was suppressed.</text:p>
      <text:p text:style-name="P4">
In 2022, 82%of the pregnant women and lactating women who were infected with love in the world were treated with anti -reverse virus, and this data was 46%in 2010. This progress has reduced the number of newly infected children in 2022 a 58%compared to 2010, a new low since the 1980s.</text:p>
      <text:p text:style-name="P4">
But the prevention and treatment of love still faces challenges. The report said that the number of infections in some countries and regions has risen in recent years. For example, in eastern Europe and central Asia, the number of new infections in 2022 has increased by 49%compared with 2010, and the Middle East and North Africa regions have increased by 61%.</text:p>
      <text:p text:style-name="P4">
The Disease Planning Department believes that there are three major factors that lead to these upward trends: lack of disease prevention services for love for key groups, implications for preventing the disease prevention of love, and social discrimination.</text:p>
      <text:p text:style-name="P4">
News Source: <text:a xlink:type="simple" xlink:href="https://www.zaobao.com.sg/realtime/world/story20230714-1413898" text:style-name="Internet_20_link" text:visited-style-name="Visited_20_Internet_20_Link">
https://www.zaobao.com.sg/realtime/world/story20230714-1413898</text:a>
</text:p>
      <!--NEWS-->
      <text:h text:style-name="P10" text:outline-level="1">
<text:span text:style-name="T4">
Is it too late? China Financial Supervisory Agency will meet with top global investors next week</text:span>
</text:h>
      <text:p text:style-name="P4">
Author: None</text:p>
      <text:p text:style-name="P4">
Publisher: Radio Free Asia (Organization)</text:p>
      <text:p text:style-name="P4">
Published Time: 2023-07-14T16:32:00-04:00</text:p>
      <text:p text:style-name="P4">
Modified Time: 2023-07-14T16:32: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88615in" draw:z-index="0">
<draw:image xlink:href="../Images/rfamandarin/2023-07-14T16-32-00-04-00/000000.png" xlink:type="simple" xlink:show="embed" xlink:actuate="onLoad" draw:mime-type="image/png"/>
</draw:frame>
The China Securities Regulatory Commission is China's financial regulatory agency, the picture shows the headquarters of the committee. <text:a xlink:type="simple" xlink:href="https://www.rfa.org/mandarin/Xinwen/10-07142023162546.html/@@images/image" text:style-name="Internet_20_link" text:visited-style-name="Visited_20_Internet_20_Link">
</text:a>
Wikipedia</text:p>
      <text:p text:style-name="P4">
According to Reuters, China financial regulatory agencies invite some top investors around the world to discuss China's investment environment next week. The meeting was organized by the China Asset Management Association (AMAC), but neither the association nor the China Securities Regulatory Commission did not respond to Reuters' inquiries.</text:p>
      <text:p text:style-name="P4">
Sources said that the invited investors include private equity companies (PE companies) and their investors or limited partners (LPS), including sovereign wealth funds and pension funds.</text:p>
      <text:p text:style-name="P4">
The purpose of this meeting is to encourage these investors to continue to invest in China. Its background is that global investors and banks have warned China's economic prospects that the Chinese economy has recovered weakly after the epidemic, and Sino -US relations have fallen into a trough.</text:p>
      <text:p text:style-name="P4">
The report also pointed out that the Chinese government has made severe crackdown on private enterprises for several years, and it is forcing many investors to re -consider the Chinese strategy. In January this year, Canada's third largest pension fund -Ontario -Public Teacher Pension Program (OTPP) said that it will suspend future direct investment in Chinese private assets.</text:p>
      <text:p text:style-name="P4">
Some people in the industry have pointed out that the Chinese government has adopted a series of practices for private enterprises and foreign -funded enterprises, including cracking down on the grounds of security, strict supervision of the scientific and technological industry, etc. Now trying to launch a charm offensive and try to persuade foreigners to come back. But maybe it's too late.</text:p>
      <text:p text:style-name="P4">
(Responsible editor: Wang Yun)</text:p>
      <text:p text:style-name="P4">
News Source: <text:a xlink:type="simple" xlink:href="https://www.rfa.org/mandarin/Xinwen/10-07142023162546.html" text:style-name="Internet_20_link" text:visited-style-name="Visited_20_Internet_20_Link">
https://www.rfa.org/mandarin/Xinwen/10-07142023162546.html</text:a>
</text:p>
      <!--NEWS-->
      <text:h text:style-name="P10" text:outline-level="1">
<text:span text:style-name="T4">
Ukraine: The Ukraine Counterattack along the southern front line pushed for nearly 2 kilometers this week</text:span>
</text:h>
      <text:p text:style-name="P4">
Publisher: 法新社</text:p>
      <text:p text:style-name="P4">
Published Time: 2023-07-14T16:32:06+00:00</text:p>
      <text:p text:style-name="P4">
Modified Time: 2023-07-14T16:05:03+00:00</text:p>
      <text:p text:style-name="P4">
Description: (AFP, Kiev, 14th) The Kiev authorities said today that as Ukraine advanced counterattacks, the Ukraine has been promoting about 2 kilometers along the southern front line in the pas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7-14T16-32-06-00-00/000000.png" xlink:type="simple" xlink:show="embed" xlink:actuate="onLoad" draw:mime-type="image/png"/>
</draw:frame>
The high -level representative of the National Guard of Ukraine Tells Media reporters that the 15th Karadag and the regular army in this offensive in the southern city of Meridolo in the current offensive of the 15th Caradag Melitopol advances.</text:p>
      <text:p text:style-name="P4">
Usarovich said that the soldiers have "moved to the south and southeast of 1700 meters in the south and southeast" under the support of tanks in the past 7 days. "</text:p>
      <text:p text:style-name="P4">
He also pointed out at the news briefing that despite facing "densely" mines and shells, the Ukraine continued to advance.</text:p>
      <text:p text:style-name="P4">
Usarovich said that the National Guard continued to adhere to the position "under the enemy's continued artillery".</text:p>
      <text:p text:style-name="P4">
He also said that the National Guard is preparing to expand its offensive in Avdiivka, eastern Ukraine.</text:p>
      <text:p text:style-name="P4">
News Source: <text:a xlink:type="simple" xlink:href="https://www.rfi.fr/cn/%E5%9B%BD%E9%99%85%E6%8A%A5%E9%81%93/20230714-%E4%B9%8C%E5%85%8B%E5%85%B0-%E4%B9%8C%E5%86%9B%E6%B2%BF%E5%8D%97%E9%83%A8%E5%89%8D%E7%BA%BF%E5%8F%8D%E6%94%BB-%E6%9C%AC%E5%91%A8%E6%8E%A8%E8%BF%9B%E8%BF%912%E5%85%AC%E9%87%8C" text:style-name="Internet_20_link" text:visited-style-name="Visited_20_Internet_20_Link">
https://www.rfi.fr/cn/%E5%9B%BD%E9%99%85%E6%8A%A5%E9%81%93/20230714-%E4%B9%8C%E5%85%8B%E5%85%B0-%E4%B9%8C%E5%86%9B%E6%B2%BF%E5%8D%97%E9%83%A8%E5%89%8D%E7%BA%BF%E5%8F%8D%E6%94%BB-%E6%9C%AC%E5%91%A8%E6%8E%A8%E8%BF%9B%E8%BF%912%E5%85%AC%E9%87%8C</text:a>
</text:p>
      <!--NEWS-->
      <text:h text:style-name="P10" text:outline-level="1">
<text:span text:style-name="T4">
Column | Night Talk Zhongnanhai: Is the "June 4th Green Card" of Yi Gang's political stain?</text:span>
</text:h>
      <text:p text:style-name="P4">
Author: None</text:p>
      <text:p text:style-name="P4">
Publisher: Radio Free Asia (Organization)</text:p>
      <text:p text:style-name="P4">
Published Time: 2023-07-14T16:43:03-04:00</text:p>
      <text:p text:style-name="P4">
Modified Time: 2023-07-14T16:43:03-04:00</text:p>
      <text:p text:style-name="P4">
Description: None</text:p>
      <text:p text:style-name="P4">
Videos: []</text:p>
      <text:p text:style-name="P4">
Audios: ["<text:a xlink:type="simple" xlink:href="https://www.rfa.org/mandarin/zhuanlan/yehuazhongnanhai/gx-07142023105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12011in" draw:z-index="0">
<draw:image xlink:href="../Images/rfamandarin/2023-07-14T16-43-03-04-00/000000.png" xlink:type="simple" xlink:show="embed" xlink:actuate="onLoad" draw:mime-type="image/png"/>
</draw:frame>
Yi Gang, President of the People's Bank of China, at the National People's Congress on March 10, 2019 <text:a xlink:type="simple" xlink:href="https://www.rfa.org/mandarin/zhuanlan/yehuazhongnanhai/gx-07142023105222.html/@@images/image" text:style-name="Internet_20_link" text:visited-style-name="Visited_20_Internet_20_Link">
</text:a>
Information of the Associated Press <text:a xlink:type="simple" xlink:href="https://www.rfa.org/mandarin/zhuanlan/yehuazhongnanhai/gx-07142023105222.html/@@stream" text:style-name="Internet_20_link" text:visited-style-name="Visited_20_Internet_20_Link">
Audio-Link: https: //www.rfa.org/mandarin/zhuanlan/yehuazhongnanhao/gx -Gx 071420222222.html/@stream</text:a>
After more than three months of being announced by the Central Bank of the Central Bank, more than three months after being announced by the second session, the appointment of the new party committee secretary was facing the fate that he hoped to land safely. And he has never obtained Xi Jinping's completely trusting reasons. There are many opinions. At that time, whether the US government's "June 4th Green Card" issued by the aesthetics of China was Yi Gang's "political pollution", it is worth discussing.</text:p>
      <text:p text:style-name="P4">
In this column's last article, "US Treasury Secretary announced the appointment of the new president of the People's Bank of China? The meeting of the US Treasury Secretary of the United States and Pan Gongsheng, the US Treasury Secretary of Beijing, has been introduced to Beijing a few days ago, marked that Yi Gang, who is still the governor of the central bank, has already paid the right and waits for the place. Although Pan Gongsheng officially replaced Yi Gang's "administrative leader" position of the Bank of China, and restored the expected realization of the central bank's head and government "one shoulder". The earliest time to wait for the end of August this year, because a "full process democracy of the Standing Committee of the National People's Congress was required "The process, but Pan Gongsheng was announced as the deputy president's administrative title after the Party Secretary of the Central Bank. The purpose was obviously to show the difference between Pan Gongsheng and his central bank secretary Guo Shuqing.</text:p>
      <text:p text:style-name="P4">
Five years ago, Guo Shuqing was announced at a meeting of the administrative position of the central bank's first deputy governor of the central bank while being announced as the secretary of the central bank. The secretary of the party committee and deputy president, responsible for work within the scope of the party committee's duties(Personnel, administration, party affairs and reform, etc.)Yi Gang is responsible for the comprehensive work of the central bank. At the meeting, it also emphasized that in accordance with the "People's Republic of China and the People's Bank of China of the People's Republic of China", the People's Bank of China implemented the president responsibility system. The president leads the work of the People's Bank of China, and the vice president assists the president to work. Guo Shuqing also stated on the spot that "fully supports Comrade Yi Gang to fulfill the duties of the president."</text:p>
      <text:p text:style-name="P4">
It can be seen that the purpose of appointing Guo Shuqing for the Party Committee of the Central Bank 5 years ago was to implement the same "dual head system" as the Ministry of Foreign Affairs at the central bank. Now the purpose of appointing Pan Gongsheng as the party committee secretary of the Central Bank is the opposite. The "dual head system" that has been implemented for 5 years has been restored to "a single long system" or "one shoulder" of party and government "one shoulder."</text:p>
      <text:p text:style-name="P4">
When it comes to the "dual head system" that the CCP ’s Ministry of Foreign Affairs has been implemented for a long time, it must be mentioned that it has been hidden for 20 days. The reason is still not sure that the yin ditch is just Qin Gang, who is just a new crown, and the new crown.</text:p>
      <text:p text:style-name="P4">
According to French and Guangxi's latest report: Qin Gang, a Chinese Foreign Minister, who attended the ASEAN Foreign Minister in Jakarta today (July 14), met with the Sri Lanka Foreign Minister Sabri and Russian Deputy Foreign Minister Lu in Beijing on June 25 After Dengke, he disappeared. The Chinese wall rumored that he was interviewed with a female host of the Phoenix Satellite TV involving a spy case and was interviewed by the Central Commission for Discipline Inspection. Some web reminds said that the rumors about Qin Gang's two -sided women's spies were covered with the news of the Chinese Rocket Army Commander and Deputy Commander of the Chinese Rocket Army.</text:p>
      <text:p text:style-name="P4">
The Hong Kong Ming Daily reported on July 13: "A few days ago, (a spokesman for the Chinese Ministry of Foreign Affairs) when asked if Qin Gang was healthy, he replied‘ I did n’t hear it ’. The newspaper said, "If Qin Gang is really rumored, it is also a serious case of infection with the new crown virus. After all, people who are recruited are still unable to recover for more than two weeks."</text:p>
      <text:p text:style-name="P4">
In short, if it is just a new crown, there is always a day of rehabilitation, but if it is indeed a gap, the possibility of returning yang in the officialdom of the Qin Datong is very small.</text:p>
      <text:p text:style-name="P4">
Regardless of what Qin Gang will be in the future, anyway, since his gods have so far, Qi Yu, secretary of the party committee secretary of the Ministry of Foreign Affairs, could not do it. The deputy minister of the Central Organization Department was born. Prior to Qi Yu, the party secretary of the Ministry of Foreign Affairs was produced in the business cadres in the ministry-such as Wang Yi from 2013 to 2018, so when he encounters a temporary situation of the minister, he can be represented by the minister.</text:p>
      <text:p text:style-name="P4">
Looking back, Pan Gongsheng, the new party secretary of the central bank, and Yi Gang, who was temporarily retained by the post of president.</text:p>
      <text:p text:style-name="P4">
As we introduced in the previous article in this column, if it is considered from the "international background", now Secretary Pan, Secretary of the Party Committee of the Central Bank, has only done a one -year "post -doctoral" study abroad. The "internationalization" of the short -term training class of the college is not only a doctorate in the United States, but also Yi Gang, who was not only a PhD in the United States, but also a lifelong professor of universities in the United States. The background of Yi Gang's former American university professor made him not completely assured that Xi Jinping was completely assured. If the truth is cut, then Yi Gang is really wronged.</text:p>
      <text:p text:style-name="P4">
We might as well compare the new party members of the Communist Party of China in October last year in October last year. 49 years of Xi Jinping, 40 years of Li Qiang, 48 years of Zhao Leji, Wang Huning 39 years, Cai Qi 48 years, Li Xi 41 years, Ding Xuexiang 39 years. Yi Gang's party is 44 years.</text:p>
      <text:p text:style-name="P4">
In other words, only the seven new members of the Politburo Standing Committee of the Seven New Central Committee have only three party age than Yigang. As for all members of the 20th Politburo, the party age of most people is shorter than Yi Gang. As for Yi Gang's public resume, he did not specifically indicate that his party joining the party was in 1979 because he was unwilling to be remembered that he was the history of his "underground party staying in the United States".</text:p>
      <text:p text:style-name="P4">
Yi Gang's official public resume said that he studied at the Department of Economics at Peking University from 1978 to 1980; from 1980 to 1986, he was a PhD in economics from the University of Hamlin University and the University of Elino University of Elino University of Elino. ; From 1986 to 1994, he served as an assistant professor and associate professor in the Department of Economics of the Indiana University in the United States, and received a lifelong faculty in 1992. In 1994, he returned to China to jointly set up the establishment of the China Economic Research Center of Peking University. Mentor; entered the officialdom of the Communist Party of China in 1997 ...</text:p>
      <text:p text:style-name="P4">
In late March five years ago, Yi Gang officially took over the news of Zhou Xiaochuan, that is, external media reported that "the" American "Yi Gang took over Zhou Xiaochuan's Chinese monetary policy and stabilized", saying that it was "once in the United States in the United States Yi Gang, who has been studying for 14 years, has been elected as the President of the Central Bank of China that Chinese monetary policy will remain stable. "Regarding the origin of the so -called "June 4th Green Card", the "1992 Chinese Student Protection Act" can still be found on the Baidu website in mainland China. ACT of 1992, referred to as "CSPA") is a California Democratic Democratic Democratic Democratic Democrats of the United States Federal Representative <text:a xlink:type="simple" xlink:href="https://baike.baidu.com/item/%E5%8D%97%E5%B8%8C%C2%B7%E4%BD%A9%E6%B4%9B%E8%A5%BF" text:style-name="Internet_20_link" text:visited-style-name="Visited_20_Internet_20_Link">
Southern Perosi</text:a>
It is proposed and aims to give all the bills of permanent residence rights of the People's Republic of China that arrived in the United States before April 11, 1990. "</text:p>
      <text:p text:style-name="P4">
This bill provides a "green card for heaven" before all Chinese citizens who have legal identities or legal entering the United States in the United States before April 11, 1990. As long as you apply for permanent residence on July 1, 1993, those who stay in the United States, short -term or return to mainland China will not exceed 90 days in a row, and will be regarded as continuous residence in the United States. They all have the opportunity to obtain the "June 4th Green Card".</text:p>
      <text:p text:style-name="P4">
Mainlanders such as visiting relatives, sightseeing, visiting and negotiating business, as well as illegal entry, and the "June 4th Green Card" army who directly benefited from directly and indirectly, far more than 80,000 people.</text:p>
      <text:p text:style-name="P4">
In the future, some people accused of saying: "June 4th Green Card" at that time, public -funded students, visiting scholars, including other self -funded international students and visitors. The considerable part of them was the darlings and vested interests of the Communist Party. In a harsh political environment, he fiercely obtained the advantages of interest competition before he stayed in the United States. After receiving another vested interest of the "June 4th Green Card", the next pursuit of interest goal is that you should not have trouble with the Chinese government in the future. Decently returned to China to invest and purchase and purchase industries, or "leaves return to root", and so on. The few of them have become senior officials of the Chinese Communist regime after returning home.</text:p>
      <text:p text:style-name="P4">
Five years ago, after Yi Gang became the governor of the central bank, the author discussed Yi Gang's identity in the United States with the old consciousness of Yi Gang still stayed in the United States. One of the saying is that the first two years of the "June 4th" incident already had American faculty, and the time to obtain a green card may be before the "June 4th" incident. But another statement was that most of the Chinese students in the United States held a visa of J1 exchange scholars. Yi Gang was one of them. Therefore, if it is not because of the "June 4th" incident, such people cannot directly obtain a green card after learning in the United States, unless they apply for political asylum.</text:p>
      <text:p text:style-name="P4">
The person holding this statement believes that because the J1 visa has the requirements for returning to China for two years after learning, the Chinese government uses this visa to control public students. According to the US government's regulations, J1 holders must not stay in the United States after their studies(But you can have a year's internship period)Essence Therefore, except for the special circumstances (such as the governor of the Minister), other people cannot transfer H1 or apply for a green card directly.</text:p>
      <text:p text:style-name="P4">
The article "Yi Gang: Scholarship: Scholarship, World Feelings", which was published on the Beijing University: "22 -year -old Yi Gang was pushed to the forefront of the times. In 1980, he became the first public funding of the 77th Peking University Economic Department. Students studying in the United States have since started their more than ten years of struggle in the United States. "</text:p>
      <text:p text:style-name="P4">
Therefore, no matter how it is changed in the future, the status of Yi Gang was a Chinese public student with a J1 visa that year.</text:p>
      <text:p text:style-name="P4">
The aforementioned analysts believe that after the "June 4th" suppression in 1989, no one in the United States was willing to return to China in the United States. At that time, for some students, the urgency was not in the application of green cards, but whether J1 returned to the country to get free. At the end of 1989, the proposal of Nancy Pelosi obtained high votes in the two courts of Congress, but the Bush administration at that time rejected the proposal. Bush played a slippery head and announced the exemption of the service clause of the J1 Chinese students to return to China by the government's administrative order. Green light.</text:p>
      <text:p text:style-name="P4">
In this way, in fact, before the passing of the "Chinese Student Protection Act in 1992", Yi Gang has obtained a government permission to work legally in the United States. The next "1992 Chinese Student Protection Act" passed, for Yi Gang, who had found opportunities in the United States, it solved the problem of the green card schedule. If his wife did not work at the time, he took the green card directly.</text:p>
      <text:p text:style-name="P4">
In addition to the problem of getting a green card in what ways, Yi Gang was appointed as the President of the Central Bank of China 5 years ago, and the criticism of the internet in the wall also concentrated on his son's affairs.</text:p>
      <text:p text:style-name="P4">
At that time, some foreign media comprehensive walls broke the contents of the net text, saying that "Yi Gang's son Yi is not‘ general ’, and the US million home industry pays it once.” The detailed content is that some netizens will make all the names, identities, and occupations of Yi's wife and son make all the names, identities, and careers of the wife and son. Although Yi Gang's 30 -year -old son is called Yi, his net worth is by no means "general". Last year (referred to as 2017), he was accused of buying a unit in Seattle at $ 1 million. Essence</text:p>
      <text:p text:style-name="P4">
According to the information released by netizens at the same time, it is easy to be born in the United States. He studied at Carnegie Mellon University and Massachusetts Institute of Technology in the United States. He had a lady in the latter and worked in Microsoft and Amazon.</text:p>
      <text:p text:style-name="P4">
At that time, netizens also disclosed: In addition to the above -mentioned Seattle units, it is easy to be accused of holding two streets and an apartment in Boston Chinatown, Massachusetts Boston Chinatown and Connecticut, respectively. The latter is valued at $ 2 million, and the former's market value is believed to be even more amazing.</text:p>
      <text:p text:style-name="P4">
As for Yi Gang's wife, Guo Jingping, the relevant reports at the time quoted the news that she and Yi Gang also graduated from the University of Illinois in the United States and took the master's degree in economics. The "Thousand Talents Plan" of China's high -level talent introduction plan is returned to Beijing. It was a senior management of China Investment Co., Ltd.; CIC is mainly responsible for operating China Sovereign Fund. Guo left China Investment in 2011 and switched to China International Finance Co., Ltd. (referred to as Zhongjin).</text:p>
      <text:p text:style-name="P4">
From this content, it can be seen that Yi Gang first returned to China by himself, and his wife obviously stayed in the United States to accompany his son. It was not until his son was successful in the United States that he turned to "return to China."</text:p>
      <text:p text:style-name="P4">
Netizens refer to Yi Gang as the director of the Foreign Exchange Administration of the Central Bank in 2009, responsible for the supervision of foreign exchange business. Guo Jingping joined the CICC Branch as the general manager. He was accused of operating European and American funds and asked questions: "According to the provisions of civil servants, the relationship between relatives involves the relationship between relatives involving relatives At the time, the civil servant should avoid, Yi President, have you avoided it? "</text:p>
      <text:p text:style-name="P4">
(This episode is chaired and broadcast by high -tech)(The article only represents the personal position and point of view of the special commentator))</text:p>
      <text:p text:style-name="P4">
News Source: <text:a xlink:type="simple" xlink:href="https://www.rfa.org/mandarin/zhuanlan/yehuazhongnanhai/gx-07142023105222.html" text:style-name="Internet_20_link" text:visited-style-name="Visited_20_Internet_20_Link">
https://www.rfa.org/mandarin/zhuanlan/yehuazhongnanhai/gx-07142023105222.html</text:a>
</text:p>
      <!--NEWS-->
      <text:h text:style-name="P10" text:outline-level="1">
<text:span text:style-name="T4">
North Korea's new type of intercontinental ballistic missiles improves the ability to strike the US nuclear nuclear</text:span>
</text:h>
      <text:p text:style-name="P4">
Author: 联合早报 (Person)</text:p>
      <text:p text:style-name="P4">
Publisher: 联合早报 (Organization)</text:p>
      <text:p text:style-name="P4">
Published Time: 2023-07-14T17:08</text:p>
      <text:p text:style-name="P4">
Modified Time: 2023-07-14T17:08</text:p>
      <text:p text:style-name="P4">
Description: North Korea's latest long -range missile testing has enhanced its ability to crack down on the United States, allowing the Kim Jong -un government to have greater chips in the game with the American Biden government. Bloomberg reported that North Korea made a new type of intercontinental ballistic on Wednesday (July 12) in North Korea ...</text:p>
      <text:p text:style-name="P4">
Videos: []</text:p>
      <text:p text:style-name="P4">
Audios: []</text:p>
      <text:p text:style-name="P4">
Images: []</text:p>
      <text:p text:style-name="P4">
Type: NewsArticle</text:p>
      <text:p text:style-name="P4">
Breadcrumbs: ['即时', '国际']</text:p>
      <text:p text:style-name="P4">
Keywords: ['朝鲜', '洲际弹道导弹']</text:p>
      <!--METADATA-->
      <text:p text:style-name="P4">
North Korea's latest long -range missile testing has enhanced its ability to crack down on the United States, allowing the Kim Jong -un government to have greater chips in the game with the American Biden government.</text:p>
      <text:p text:style-name="P4">
Bloomberg reported that North Korea fired a new type of intercontinental ballistic guidance on Wednesday (July 12) in North Korea (July 12). The flight time is longer than any other intercontinental ballistic missiles in North Korea, and its design seems to be able to carry multiple nuclear weapons effective loads. This increases the possibility of avoiding the target of the warhead to escape and hit the target.</text:p>
      <text:p text:style-name="P4">
According to the analysis of George Williamherbe, a part -time professor at the Montere International Research Institute, the video released by North Korea seems to show that this missile has the ability to stabilize itself during flight, which implies that it may be designed to carry how many A warhead.</text:p>
      <text:p text:style-name="P4">
When North Korea launched the missile for the first time in April, it intends to bring it multiple warheads. Herbert pointed out that this week's test seemed to imply that this missile had multiple warheads and re -entered the aircraft (Mirv).</text:p>
      <text:p text:style-name="P4">
He said: "The second test is obviously smooth, indicating that the overall design is successful, not just a good luck."</text:p>
      <text:p text:style-name="P4">
North Korea's National Television released a video test. However, it is unclear whether this missile can defeat the anti -missile system and whether the warhead can complete the return of the atmosphere and achieve the goal.</text:p>
      <text:p text:style-name="P4">
News Source: <text:a xlink:type="simple" xlink:href="https://www.zaobao.com.sg/realtime/world/story20230714-1413909" text:style-name="Internet_20_link" text:visited-style-name="Visited_20_Internet_20_Link">
https://www.zaobao.com.sg/realtime/world/story20230714-1413909</text:a>
</text:p>
      <!--NEWS-->
      <text:h text:style-name="P10" text:outline-level="1">
<text:span text:style-name="T4">
Facts ｜ Are Zelei Kiquot; Affordinated &amp; QUOT;</text:span>
</text:h>
      <text:p text:style-name="P4">
Author: 作者：庄敬</text:p>
      <text:p text:style-name="P4">
Publisher: Radio Free Asia (Organization)</text:p>
      <text:p text:style-name="P4">
Published Time: 2023-07-14T17:25:13-04:00</text:p>
      <text:p text:style-name="P4">
Modified Time: 2023-07-14T17:25:13-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29306in" draw:z-index="0">
<draw:image xlink:href="../Images/rfamandarin/2023-07-14T17-25-13-04-00/000000.png" xlink:type="simple" xlink:show="embed" xlink:actuate="onLoad" draw:mime-type="image/png"/>
</draw:frame>
 <text:a xlink:type="simple" xlink:href="https://www.rfa.org/mandarin/shishi-hecha/hc-07142023171650.html/@@images/image" text:style-name="Internet_20_link" text:visited-style-name="Visited_20_Internet_20_Link">
</text:a>
Radio of Liberty Asia</text:p>
      <text:p text:style-name="P4">
<text:span text:style-name="T4">
 Tags: misleading </text:span>
</text:p>
      <text:p text:style-name="P4">
<text:span text:style-name="T4">
 Reading in one minute: </text:span>
</text:p>
      <text:p text:style-name="P4">
Recently, on social media platforms such as Twitter, Weibo, Douyin, and other social media platforms, a photo is widely spread -at the Lithuanian NATO Summit Society Dinner, Ukrainian President Zelei Sky Standing on the side; , Chinese official media and a large number of community accounts forwarded photos, some of which are partially called Zeelianzki's "cold" or "incompatible", but some people question the authenticity of the photos.</text:p>
      <text:p text:style-name="P4">
The Asian factual inspection laboratory found this photo in the gettyimages gallery, and many other photos of Zeelianzki interacted with other countries to interact, confirming that Zellezzki was not neglected that day. Chinese and Russian media and a large number of community users only use a single photo to "look at the story and tell stories", spreading information that is inconsistent with the facts.</text:p>
      <text:p text:style-name="P4">
<text:span text:style-name="T4">
 Deep analysis: </text:span>
</text:p>
      <text:p text:style-name="P4">
President Zelei, President Zelei, who recently circulated on Twitter and Weibo, was "dried aside" while attending the NATO summit dinner. Figure taken from Twitter <text:a xlink:type="simple" xlink:href="https://www.rfa.org/mandarin/shishi-hecha/hc-07142023171650.html/1-63a8727930015fae535a7b495e7353f08fd165e5760b50b390195f3570cf514b862d7e3d7d716fa4902365af57fa53c352a053177d045cf06703665a5bb47684716772473002571653d681ea63a87279.jpg" text:style-name="Internet_20_link" text:visited-style-name="Visited_20_Internet_20_Link">
</text:a>
The Ukraine President Volodymyrzlenskyy, who actively strives to join the North Atlantic Treaty Organization (NATO), was invited to attend the NATO summit held in Lithuania from July 11. At the social dinner, a photo captured Zelei Sky alone and did not interact with other countries to interact.</text:p>
      <text:p text:style-name="P4">
This photo is mad in social media, including the official account of the Russian Embassy in the Embassy Foreign Hall, "Russia Today", the Chinese media "Global Network", the "Yangtze River Cloud News" of Hubei Radio and Television Many Twitter certification users and Weibo "Big V" users participated in the forwarding. The subtitles on the "Global Network" short video refers to the "dilemma" of Zelei Sky attending the NATO Summit. Cold encounter. "</text:p>
      <text:p text:style-name="P4">
Chinese media "Global Network" and "Yangtze Cloud News", "Global Times" former editor -in -chief Hu Xijin and other social media accounts forwarded the photos of Ukrainian President Zelezzki attended the NATO summit dinner, ridicule Zellenzki. The picture is taken from Twitter, Weibo, Douyin [Taiwan's "Newtalk News" (originally refers to the new head shell) reported <text:a xlink:type="simple" xlink:href="https://newtalk.tw/news/view/2023-07-12/879343" text:style-name="Internet_20_link" text:visited-style-name="Visited_20_Internet_20_Link">
"Zelenezki's face is super smelly!Suspected of the NATO Summit was affected by the left picture, he was embarrassed by the side of the standing "</text:a>
In the text mentioned that through the verification of the major browser search functions, the photos are not learned, and most of the circulating on Twitter is not the original file. Some netizens have called it from the map of the map, but this statement has not been by the statement. Confirm.</text:p>
      <text:p text:style-name="P4">
<text:span text:style-name="T4">
 Is the photo real? </text:span>
</text:p>
      <text:p text:style-name="P4">
When some media and users reposted this photo in the social media, they did not indicate the source. Many netizens left a message under the post to question the photo fraud.</text:p>
      <text:p text:style-name="P4">
Asian factual inspection laboratory in <text:a xlink:type="simple" xlink:href="https://www.gettyimages.co.uk/detail/news-photo/ukrainian-president-volodymyr-zelenskiy-and-his-wife-the-news-photo/1524016160" text:style-name="Internet_20_link" text:visited-style-name="Visited_20_Internet_20_Link">
Getty Images Gallery</text:a>
I found this photo taken by the photographer Yvesherman, and there are many photos of the Zelleiski couple interacting with other countries in the gallery. From a large number of photos of the two -day summit, Zelei Sky does not have the Internet. "Relaxed". Other media such as <text:a xlink:type="simple" xlink:href="https://apnews.com/article/nato-summit-lithuania-ukraine-sweden-08463686d0d6c613010c2ef7a9955d5b" text:style-name="Internet_20_link" text:visited-style-name="Visited_20_Internet_20_Link">
Associated Press</text:a>
The published photos also show that the Zelei couple interact with other participants.</text:p>
      <text:p text:style-name="P4">
The Zelei couple interacted with the first lady in France. Picture source: Associated Press <text:a xlink:type="simple" xlink:href="https://www.rfa.org/mandarin/shishi-hecha/hc-07142023171650.html/56fe3.jpeg" text:style-name="Internet_20_link" text:visited-style-name="Visited_20_Internet_20_Link">
</text:a>
<text:span text:style-name="T4">
in conclusion:</text:span>
</text:p>
      <text:p text:style-name="P4">
The photos passed on the Internet are true. The photographer really captured the moment when Zelei was standing, but the photographer also took many pictures of the Zezelki couples to interact with other politics to interact with. Many photos of Zellezzki participated in the NATO Summit on the Internet, but some media and netizens still use a single photo to "see the story and tell stories", so as to ridicule Zeelianzki. Audience.</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7142023171650.html" text:style-name="Internet_20_link" text:visited-style-name="Visited_20_Internet_20_Link">
https://www.rfa.org/mandarin/shishi-hecha/hc-07142023171650.html</text:a>
</text:p>
      <!--NEWS-->
      <text:h text:style-name="P10" text:outline-level="1">
<text:span text:style-name="T4">
It is expected that the interest rate increase cycle is nearly ending European stocks will rise and fall</text:span>
</text:h>
      <text:p text:style-name="P4">
Publisher: 法新社</text:p>
      <text:p text:style-name="P4">
Published Time: 2023-07-14T17:32:08+00:00</text:p>
      <text:p text:style-name="P4">
Modified Time: 2023-07-14T17:05:01+00:00</text:p>
      <text:p text:style-name="P4">
Description: (Agence France -Presse, London, 14th) Investors expect the US inflation to soothe the interest rate increase cycle to the end. In addition, the company's financial report is better than expected. The European stock market has risen and declin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17581in" draw:z-index="0">
<draw:image xlink:href="../Images/rficn/2023-07-14T17-32-08-00-00/000000.png" xlink:type="simple" xlink:show="embed" xlink:actuate="onLoad" draw:mime-type="image/png"/>
</draw:frame>
The London FTSE 100 Index fell 5.64 points or 0.08%, at 7434.57 points.</text:p>
      <text:p text:style-name="P4">
The Frankfurt DAX Index fell 35.96 points or 0.22%, closing at 16105.07 points.</text:p>
      <text:p text:style-name="P4">
The Paris CAC 40 index rose 4.74 points or 0.06%to 7374.54 points. (Translator: Xu Ruicheng)</text:p>
      <text:p text:style-name="P4">
News Source: <text:a xlink:type="simple" xlink:href="https://www.rfi.fr/cn/%E8%B4%A2%E7%BB%8F%E5%BF%AB%E8%AE%AF/20230714-%E9%A2%84%E6%9C%9F%E5%8D%87%E6%81%AF%E5%BE%AA%E7%8E%AF%E8%BF%91%E5%B0%BE%E5%A3%B0-%E6%AC%A7%E8%82%A1%E4%BA%92%E6%9C%89%E6%B6%A8%E8%B7%8C" text:style-name="Internet_20_link" text:visited-style-name="Visited_20_Internet_20_Link">
https://www.rfi.fr/cn/%E8%B4%A2%E7%BB%8F%E5%BF%AB%E8%AE%AF/20230714-%E9%A2%84%E6%9C%9F%E5%8D%87%E6%81%AF%E5%BE%AA%E7%8E%AF%E8%BF%91%E5%B0%BE%E5%A3%B0-%E6%AC%A7%E8%82%A1%E4%BA%92%E6%9C%89%E6%B6%A8%E8%B7%8C</text:a>
</text:p>
      <!--NEWS-->
      <text:h text:style-name="P10" text:outline-level="1">
<text:span text:style-name="T4">
Taiwan legislators visit the United States to focus on military sales and trade</text:span>
</text:h>
      <text:p text:style-name="P4">
Author: None</text:p>
      <text:p text:style-name="P4">
Publisher: Radio Free Asia (Organization)</text:p>
      <text:p text:style-name="P4">
Published Time: 2023-07-14T17:33:00-04:00</text:p>
      <text:p text:style-name="P4">
Modified Time: 2023-07-14T17:4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5.159199in" draw:z-index="0">
<draw:image xlink:href="../Images/rfamandarin/2023-07-14T17-33-00-04-00/000000.png" xlink:type="simple" xlink:show="embed" xlink:actuate="onLoad" draw:mime-type="image/png"/>
</draw:frame>
On July 14, six members of the Taiwan -American Association Association of the Taiwan Legislative Council took a photo in the Shuang Oak Garden of Washington in Washington. <text:a xlink:type="simple" xlink:href="https://www.rfa.org/mandarin/yataibaodao/gangtai/kw-07142023110700.html/@@images/image" text:style-name="Internet_20_link" text:visited-style-name="Visited_20_Internet_20_Link">
</text:a>
Reporter Cadi Photography</text:p>
      <text:p text:style-name="P4">
The Taiwan Legislative Council's Taiwan American Association Member Association visited the US Capital Washington this week, and visited the United States Congress, members and administrative departments to deepen US -Taiwan cooperation. Members of the visiting group said on Friday (July 14) that the trip focused on issues such as the US Defense Authorization Act (NDAA) and the 21st Century Trade initiative of the United States, and conducted frank exchanges with the United States.</text:p>
      <text:p text:style-name="P4">
<text:a xlink:type="simple" xlink:href="https://www.rfa.org/mandarin/yataibaodao/gangtai/kw-06052023133601.html" text:style-name="Internet_20_link" text:visited-style-name="Visited_20_Internet_20_Link">
</text:a>
?(https://www.rfa.org/mandarin/yataibaodao/junshiwaijiao/hcm2-06302023073548.html) <text:span text:style-name="T4">
  * </text:span>
<text:a xlink:type="simple" xlink:href="https://www.rfa.org/mandarin/Xinwen/7-06222023155153.html" text:style-name="Internet_20_link" text:visited-style-name="Visited_20_Internet_20_Link">
 </text:a>
<text:span text:style-name="T4">
 </text:span>
 <text:a xlink:type="simple" xlink:href="https://www.rfa.org/mandarin/Xinwen/7-06222023155153.html" text:style-name="Internet_20_link" text:visited-style-name="Visited_20_Internet_20_Link">
The House of Representatives passed the "21st Century Trade initiative" through the United States and Taiwan</text:a>
***<text:a xlink:type="simple" xlink:href="https://www.rfa.org/mandarin/yataibaodao/gangtai/kw-06052023133601.html" text:style-name="Internet_20_link" text:visited-style-name="Visited_20_Internet_20_Link">
<text:span text:style-name="T4">
 Xiao Meiqin Talking about the US -Taiwan Trade Initiative Scholar: Taiwan is expected to get rid of the dependence on the Chinese market </text:span>
</text:a>
On Friday, before the end of the visit to the United States, 6 members of the Taiwan Legislative Council ’s American Association of Councilor Friendship Association in the Taiwan Legislative Council in the Washington Double Oak Garden and Chinese media reporter Tea Syrian reported the results of the exchange of this trip.</text:p>
      <text:p text:style-name="P4">
They mentioned that this trip visited important members of the United States, the House of Representatives' military, diplomatic committees, and other important members, members of the United States Congress Taiwan, and the US Department of Defense, the State Department, and the United States Association in Taiwan (AIT)Such important administrative departments.</text:p>
      <text:p text:style-name="P4">
Liu Shifang, the head of the delegation and the chairman of the DPP Legislative Yuan, said: "Until now, the senior members of our visit have 34th. Among them, 8 senators and 26 members of the Republican members; Republican members 22 Position, 12 democratic parties. "</text:p>
      <text:p text:style-name="P4">
A total of 6 members of the Taiwan visited group. In addition to Liu Shifang, the deputy head of the Cito -KMT is Chen Yixin, and the members of the visiting group include the DPP legislator Cai Yong, He Zhiwei and the Kuomintang legislator Jiang Qichen and Zheng Zhengzhang. This is also the second time that the Taiwan Legislative Council has sent a delegation to visit the United States.</text:p>
      <text:p text:style-name="P4">
Liu Shifang said that because most of the delegations were members of the Taiwan Foreign Affairs and National Defense Commission, the discussion with the US Congress was mainly focused on the US Defense Authorization Act and the US -Taiwan 21st Century Trade initiative.</text:p>
      <text:p text:style-name="P4">
As a member of the Taiwan Legislative Yuan's Foreign and National Defense Commission, Cai Yiying said that the issues of specific discussions between the two parties include military sales, military cooperation training for both parties, investment and avoiding dual courses, network security and infrastructure construction. The US Congress is very sincere and frank.</text:p>
      <text:p text:style-name="P4">
Cai Yiyi said: "The issue of arms sales, they (US lawmakers) also come to actively care about whether such a delay will cause a vacuum period for Taiwan's military forces. They also expressed their as a member of Congress and will continue to urge the administrative department to urge the administrative department . They even told us that if the relevant laws and regulations of NDAA can make the delivery time of the United States meet the expectations, they are all their directions and goals. "</text:p>
      <text:p text:style-name="P4">
In response to the most concerned issues in Taiwan in the United States Defense Authorization Act. Cai Yiyi said that first of all, it was the issue of delay in military sales, as well as the bilateral military training cooperation case and authorized military assistance. He said that the authorized military assistance part in 2023 is a big difference from the actual payment amount. Around the 2024 version of NDAA, the US Congress is also discussing how the part of the version of the actual appropriation of the actual appropriation of the agency expenditure approved by the Foreign Affairs Council can be reduced. , Even proposed a list of more specific support for the Taiwan military aid, pulled it into the bill.</text:p>
      <text:p text:style-name="P4">
Liu Shifang also said that they learned from the US Congress that this year's National Defense Authorization Act may not be finalized until the end of the year, so other content will increase. The US Congress also precisely know Taiwan's defense demand and ability to deteriorate.</text:p>
      <text:p text:style-name="P4">
Speaking of the US -Taiwan trade initiative, Liu Shifang pointed out that as an administrative agreement, the US Congress requested review. At present, the House of Representatives has passed the relevant bill. The Senate has only approved the committee, but it has not been voted in the hospital. Next week, the Taiwan Legislative Council will also discuss whether this initiative is administrative or listed as a review. In addition, the US Senate is currently discussing the avoidance of double taxation issues in the United States. Members of the United States have also conducted in -depth exchanges.</text:p>
      <text:p text:style-name="P4">
Reporter: Caddy Editor: He Ping.com Editor: Hong Wei</text:p>
      <text:p text:style-name="P4">
News Source: <text:a xlink:type="simple" xlink:href="https://www.rfa.org/mandarin/yataibaodao/gangtai/kw-07142023110700.html" text:style-name="Internet_20_link" text:visited-style-name="Visited_20_Internet_20_Link">
https://www.rfa.org/mandarin/yataibaodao/gangtai/kw-07142023110700.html</text:a>
</text:p>
      <!--NEWS-->
      <text:h text:style-name="P10" text:outline-level="1">
<text:span text:style-name="T4">
Go to the United States to testify and talk about the author of "Red Gambling" in China: The rules of the game are calculated by the Communist Party</text:span>
</text:h>
      <text:p text:style-name="P4">
Author: chinese@voanews.com (李逸华, 宁路, 哈娜)</text:p>
      <text:p text:style-name="P4">
Publisher: 美国之音中文网 (Type: NewsMediaOrganization)</text:p>
      <text:p text:style-name="P4">
Published Time: 2023-07-14T18:53:51+08:00</text:p>
      <text:p text:style-name="P4">
Modified Time: 2023-07-15 02:18:33Z</text:p>
      <text:p text:style-name="P4">
Description: The Chinese businessman Shen Dong, who is the book of "Red Roulette" (Red Roulette), warns to the US Congress with his own experience. The first lesson he learned with China is "the rules of the game are calculated by the Communist Party". Essence As China ’s anti -spy regulations have been updated, more and more people are worried that the risk of business in China is increasing. Some members of Congress shouted to American companies that despite the huge and attractive Chinese market, it is time to see the realistic truth "picking up the golden eye mask."</text:p>
      <text:p text:style-name="P4">
Videos: []</text:p>
      <text:p text:style-name="P4">
Images: []</text:p>
      <text:p text:style-name="P4">
Categories: ['国会报道', '美国', '美中关系']</text:p>
      <text:p text:style-name="P4">
Type: None</text:p>
      <!--METADATA-->
      <text:p text:style-name="P4">
Nonenone</text:p>
      <text:p text:style-name="P4">
News Source: <text:a xlink:type="simple" xlink:href="https://www.voachinese.com/a/us-house-china-committee-desmond-shum-on-risks-of-doing-business-in-china-20230714/7180630.html" text:style-name="Internet_20_link" text:visited-style-name="Visited_20_Internet_20_Link">
https://www.voachinese.com/a/us-house-china-committee-desmond-shum-on-risks-of-doing-business-in-china-20230714/7180630.html</text:a>
</text:p>
      <!--NEWS-->
      <text:h text:style-name="P10" text:outline-level="1">
<text:span text:style-name="T4">
Black Sea Grain Agreement is about to expire with Turkish President: Pu Ting agrees to extend</text:span>
</text:h>
      <text:p text:style-name="P4">
Publisher: 法新社</text:p>
      <text:p text:style-name="P4">
Published Time: 2023-07-14T19:02:06+00:00</text:p>
      <text:p text:style-name="P4">
Modified Time: 2023-07-14T18:35:02+00:00</text:p>
      <text:p text:style-name="P4">
Description: (AFP Istanburg, 14th) Turkish President Recep Tayyip Erdogan pointed out today that Russian President Vladimi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617581in" draw:z-index="0">
<draw:image xlink:href="../Images/rficn/2023-07-14T19-02-06-00-00/000000.png" xlink:type="simple" xlink:show="embed" xlink:actuate="onLoad" draw:mime-type="image/png"/>
</draw:frame>
El section told reporters that he had talked about this important agreement with Pu Ting to allow Ukrainian grain output to ease the global food crisis.</text:p>
      <text:p text:style-name="P4">
The Black Sea Grain Agreement signed by Russia ’s invasion of Ukraine will expire on the 17th, and Puting has repeatedly threatened not to renew its visa because Russia's own exports are facing obstacles.</text:p>
      <text:p text:style-name="P4">
El section told reporters: "We are going to welcome Pu Ting to visit in August, and we agree to let the black sea grain grain road continue."</text:p>
      <text:p text:style-name="P4">
However, in the Russian news media questions, the Kremlin spokesman Dmitry Peskov did not confirm the claim of El section.</text:p>
      <text:p text:style-name="P4">
"There is currently no statement in Russia in this regard."</text:p>
      <text:p text:style-name="P4">
US Secretary of State Antony Blinken called on Russia to extend the agreement in Jakarta, warning that the world's poorest country will suffer from the lack of this agreement.</text:p>
      <text:p text:style-name="P4">
UN Secretary -General Antonio Guterres sent a letter to Panting about this agreement this week. He supports the removal of Russian fertilizer export obstacles. (Translator: Xu Ruicheng)</text:p>
      <text:p text:style-name="P4">
News Source: <text:a xlink:type="simple" xlink:href="https://www.rfi.fr/cn/%E5%9B%BD%E9%99%85%E6%8A%A5%E9%81%93/20230714-%E9%BB%91%E6%B5%B7%E8%B0%B7%E7%89%A9%E5%8D%8F%E8%AE%AE%E5%8D%B3%E5%B0%86%E5%88%B0%E6%9C%9F-%E5%9C%9F%E8%80%B3%E5%85%B6%E6%80%BB%E7%BB%9F-%E8%92%B2%E4%BA%AD%E5%90%8C%E6%84%8F%E5%B1%95%E5%BB%B6" text:style-name="Internet_20_link" text:visited-style-name="Visited_20_Internet_20_Link">
https://www.rfi.fr/cn/%E5%9B%BD%E9%99%85%E6%8A%A5%E9%81%93/20230714-%E9%BB%91%E6%B5%B7%E8%B0%B7%E7%89%A9%E5%8D%8F%E8%AE%AE%E5%8D%B3%E5%B0%86%E5%88%B0%E6%9C%9F-%E5%9C%9F%E8%80%B3%E5%85%B6%E6%80%BB%E7%BB%9F-%E8%92%B2%E4%BA%AD%E5%90%8C%E6%84%8F%E5%B1%95%E5%BB%B6</text:a>
</text:p>
      <!--NEWS-->
      <text:h text:style-name="P10" text:outline-level="1">
<text:span text:style-name="T4">
Zoko: Ayan can not be an agent</text:span>
</text:h>
      <text:p text:style-name="P4">
Author: 联合早报 (Person)</text:p>
      <text:p text:style-name="P4">
Publisher: 联合早报 (Organization)</text:p>
      <text:p text:style-name="P4">
Published Time: 2023-07-14T19:08</text:p>
      <text:p text:style-name="P4">
Modified Time: 2023-07-14T19:08</text:p>
      <text:p text:style-name="P4">
Description: Indonesia President Zoko pointed out that with the intensive tension of China and the United States on the Asia -Pacific issue, Asians could not be the agent of other countries. Agence France -Presse reported that Zoko said on Friday (July 14) at the Asian Foreign Minister of Foreign Affairs held in Jakarta.</text:p>
      <text:p text:style-name="P4">
Videos: []</text:p>
      <text:p text:style-name="P4">
Audios: []</text:p>
      <text:p text:style-name="P4">
Images: []</text:p>
      <text:p text:style-name="P4">
Type: NewsArticle</text:p>
      <text:p text:style-name="P4">
Breadcrumbs: ['即时', '国际']</text:p>
      <text:p text:style-name="P4">
Keywords: ['亚细安', '印尼', '中国', '王毅', '佐科', '南中国海']</text:p>
      <!--METADATA-->
      <text:p text:style-name="P4">
Indonesia President Zoko pointed out that with the intensive tension of China and the United States on the Asia -Pacific issue, Asians could not be the agent of other countries.</text:p>
      <text:p text:style-name="P4">
Agence France -Presse reported that Zoko said on Friday (July 14) at the Asian Foreign Minister of Foreign Affairs held in Jakarta.</text:p>
      <text:p text:style-name="P4">
He said: "Yaxian is committed to strengthening unity, cohesion, and central status, and maintaining regional peace and stability."</text:p>
      <text:p text:style-name="P4">
The regional issues discussed in the Jakarta meeting include the South China Sea and Myanmar crisis. The differences between the channels of the South China Sea have led some Asian security members to take the position against Beijing and agree with the United States to compete in China, while some members support Beijing.</text:p>
      <text:p text:style-name="P4">
In recent years, the tension between the two largest economies in the world has exacerbated a series of problems. China and the United States participated in the Jakarta conference, and senior diplomats of the two countries held a meeting on Jakarta on Thursday.</text:p>
      <text:p text:style-name="P4">
A U.S. official told AFP that the US Secretary of State Brillin pointed out to Wang Yi, director of the Office of the Foreign Affairs Working Committee of the Central Committee of the Communist Party of China, pointed out that China's cybersecurity vulnerability has once again threatened the stable relationship that has just begun.</text:p>
      <text:p text:style-name="P4">
According to the Chinese Ministry of Foreign Affairs, Wang Yi told Brinken that the United States should not interfere with Chinese affairs, but should "cooperate" with Beijing to "cooperate" to improve the relationship between the two countries.</text:p>
      <text:p text:style-name="P4">
News Source: <text:a xlink:type="simple" xlink:href="https://www.zaobao.com.sg/realtime/world/story20230714-1413950" text:style-name="Internet_20_link" text:visited-style-name="Visited_20_Internet_20_Link">
https://www.zaobao.com.sg/realtime/world/story20230714-1413950</text:a>
</text:p>
      <!--NEWS-->
      <text:h text:style-name="P10" text:outline-level="1">
<text:span text:style-name="T4">
The latest quarter performance of the beverage giant Pepsi, the latest quarter performance of the US City</text:span>
</text:h>
      <text:p text:style-name="P4">
Author: 李可爱 (Person)</text:p>
      <text:p text:style-name="P4">
Publisher: 联合早报 (Organization)</text:p>
      <text:p text:style-name="P4">
Published Time: 2023-07-14T19:28</text:p>
      <text:p text:style-name="P4">
Modified Time: 2023-07-14T19:32</text:p>
      <text:p text:style-name="P4">
Description: ● The main stock index futures in the United States Wall Street stock futures have been unpredictable on Friday (14th). Most Wall Street investors are waiting for the forthcoming quarterly results of several large banks in the United States, including: JP Morgan Chase, Citi Group and Wells Fargo. ● At 7:00, the standard is with Pur 50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 '百事可乐']</text:p>
      <!--METADATA-->
      <text:p text:style-name="P4">
Friday (July 14) focus:</text:p>
      <text:p text:style-name="P4">
● The main stock index futures in the United States Wall Street stock futures have been unpredictable on Friday (14th). Most Wall Street investors are waiting for the forthcoming quarterly results of several large banks in the United States, including: JP Morgan Chase, Citi Group and Wells Fargo.</text:p>
      <text:p text:style-name="P4">
● At 7:00, the standard with the Pur 500 index futures slightly rose by 3.60 points or 0.08 % to 4513.60 points; the Nasdaq 100 index futures receded 11.30 points or 0.07 % to 15560.70 points; the Dow Jones Index futures started 152.70 Point, at 34547.80 points.</text:p>
      <text:p text:style-name="P4">
● The producer-PriceIndex released overnight (Thursday) shows that the increase in the U.S. wholesale price in June is low compared to expected, driving the US stock market overnight. Standards and the Pur 500 Index and the Nasdaq index hit a new high.</text:p>
      <text:p text:style-name="P4">
● The standard and the Pur 500 index rose 37.88 points overnight, and the closure of 4510.04 points were closed. The heavyweight Dow Jones Index also started at 47.71 points, and closed the market 34395.14 points. The Nasdaq 100 Index, which is mainly technology stocks, also climbed 1.73 % or 264.75 points to collect the city at 15571.98 points.</text:p>
      <text:p text:style-name="P4">
● The US stock market was active overnight. The total transaction volume of the exchange was 10.8 million shares, which was less than the average transaction volume of 11.1 billion shares in the past 20 days.</text:p>
      <text:p text:style-name="P4">
Priority of trading before the market:</text:p>
      <text:p text:style-name="P4">
● The market focus is mainly on the quarterly performance released by JP Morgan Chase, Citi Group and Wells Fargo on Friday night. Morgan Chase's stock price raised $ 1.63 before the market to $ 150.50; Citi Group's stock price also started at $ 0.12 to $ 47.80 of the stock price; Wells Wells Bank's stock price fell 0.13 US dollars, and the interruption was $ 43.58.</text:p>
      <text:p text:style-name="P4">
● Microsoft's stock price rose 4.49 US dollars before the market, with a period of US $ 347.15. The British Competition and Market Administration has just announced that the authorities will extend the review period of Microsoft's acquisition of Activision Blizzard to extend it for six weeks.</text:p>
      <text:p text:style-name="P4">
● According to the Wall Street Journal, Biotechnology company Roivant Sciences plans to sell an experimental drug for a treatment of ulcerative colitis and Crohn ’sdisease to the pharmaceutical company Roche Holding. Both buyers and sellers are conducting negotiations. The transaction is estimated to be more than $ 7 billion. ROIVANTSCIENCES's stock price rose 7.24 % before the market, with a period of US $ 12.44.</text:p>
      <text:p text:style-name="P4">
● On Friday, let's take a look at the latest quarterly results of beverage giant Pepsico Inc. Before the market, the stock fell slightly by $ 0.06, and the deadline was $ 187.47.</text:p>
      <text:p text:style-name="P4">
● Active stocks before the market: Tesla, NVIDIA, AT &amp; T Inc, Activision Blizzard and Virgingalactic. At the time of the draft, the stock price of these five active stocks took off.</text:p>
      <text:p text:style-name="P4">
<draw:frame draw:style-name="fr1" draw:name="Image189" text:anchor-type="as-char" svg:width="6.9236in" svg:height="4.615733in" draw:z-index="0">
<draw:image xlink:href="../Images/zaobao world/2023-07-14T19-28/000000.png" xlink:type="simple" xlink:show="embed" xlink:actuate="onLoad" draw:mime-type="image/png"/>
</draw:frame>
Although the performance is better, the overall sales of Pepsi have actually declined, and the sales department's sales have fallen by 1 %. (Reuters)</text:p>
      <text:h text:style-name="P13" text:outline-level="4">
<text:span text:style-name="T4">
Pepsico Inc</text:span>
</text:h>
      <text:p text:style-name="P4">
<text:span text:style-name="T4">
 (Nasdaq Stock Exchange code: PEP) </text:span>
</text:p>
      <text:p text:style-name="P4">
Despite the decline in market demand for beverages and foods, the quarterly profit and turnover announced by Pepsi overnight have exceeded expectations. Not only that, this beverage giant also raised the Group's annual performance forecast for the second quarter, driving the stock price to increase by 2.38 % overnight.</text:p>
      <text:p text:style-name="P4">
According to Pepsi's second quarter performance report as of the end of June this year, the Group's turnover increased by 10.4 % year -on -year to US $ 22.3 million, and the adjustment of each share was $ 2.09. The average prediction of Analysts collected by Refinitiv was US $ 21.730 million, with a profit of $ 1.96 per share. It can be seen that Pepsi's main performance indicators have surpassed the forecast of market analysts.</text:p>
      <text:p text:style-name="P4">
The performance report also shows that the net profit in the second quarter was US $ 2.75 billion, that is, net profit per share was $ 1.99, which was much higher than $ 1.03 per share of $ 1.03 per share. Without special projects, Pepsi's earnings per share are $ 2.09.</text:p>
      <text:p text:style-name="P4">
Pepsi executives now also increase the growth rate of the core fixed exchange rate in 2023, raised from 9 % of the previous forecast to 12 %.</text:p>
      <text:p text:style-name="P4">
Although the performance is better, the overall sales of the group are actually declined. It is mainly caused by the increase in snacks and beverage prices. The sales of Pepsi Food Department decreased by 3 %, and the sales of beverage departments decreased by 1 %.</text:p>
      <text:p text:style-name="P4">
However, Pepsi executives said on Thursday (13th) that the decline in the product sales of the group is not as expected, which may be because the global unemployment rate is low. Pepsi also plans to restore its original pricing strategy in the second half of this year.</text:p>
      <text:p text:style-name="P4">
As for the performance of various brands in the second quarter, the sales of QUAKER FOODS in North America fell by 5 %, while the sales of Pepsi North American beverage departments fell by 4.5 %. However, the snack brand Frito-Lay is a small highlight in the performance. Driven by the launch of mini packaging, sales increased by 1 %. The turnover of snack brands such as Doritos and Ruffles also achieved double -digit growth.</text:p>
      <text:p text:style-name="P4">
<draw:frame draw:style-name="fr1" draw:name="Image190" text:anchor-type="as-char" svg:width="6.9236in" svg:height="4.615733in" draw:z-index="0">
<draw:image xlink:href="../Images/zaobao world/2023-07-14T19-28/000001.png" xlink:type="simple" xlink:show="embed" xlink:actuate="onLoad" draw:mime-type="image/png"/>
</draw:frame>
Driven by the launch of mini packaging, the sales of snack brands Frito-Lay increased by 1 %. (Bloomberg)</text:p>
      <text:p text:style-name="P4">
Among the 11 analysts of Tipranks, six were rated by Pepsi to "buy" rating, and five of them gave "holding" rating. The average target price of the one -year period was $ 195.10.</text:p>
      <text:p text:style-name="P4">
News Source: <text:a xlink:type="simple" xlink:href="https://www.zaobao.com.sg/realtime/world/story20230714-1413957" text:style-name="Internet_20_link" text:visited-style-name="Visited_20_Internet_20_Link">
https://www.zaobao.com.sg/realtime/world/story20230714-1413957</text:a>
</text:p>
      <!--NEWS-->
      <text:h text:style-name="P10" text:outline-level="1">
<text:span text:style-name="T4">
Icaraz straight three -shot, a three -shot, Dali Diviev and Jokovic Wimbledon to fight for the championship</text:span>
</text:h>
      <text:p text:style-name="P4">
Publisher: 法新社</text:p>
      <text:p text:style-name="P4">
Published Time: 2023-07-14T19:32:07+00:00</text:p>
      <text:p text:style-name="P4">
Modified Time: 2023-07-14T19:20:05+00:00</text:p>
      <text:p text:style-name="P4">
Description: (Agence France -Presse, London, 14th) Carlos Alcaraz, who ranked first in the world of tennis men's singles, was defeated Russian good player Daniil (Danii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617581in" draw:z-index="0">
<draw:image xlink:href="../Images/rficn/2023-07-14T19-32-07-00-00/000000.png" xlink:type="simple" xlink:show="embed" xlink:actuate="onLoad" draw:mime-type="image/png"/>
</draw:frame>
Icaraz fell to Midivifov today with 6-3, 6-3, 6, 6, and 3. On the 17th, the finals will encounter Jokovic, trying to prevent him from winning the Wimbledon Championship and his career in his career. Global Gold Cup.</text:p>
      <text:p text:style-name="P4">
Jokovich today earlier the 4th, 6-4, 7-6 (7-4) of the Men's Single Fighter 4 war. (Translator: Xu Ruicheng)</text:p>
      <text:p text:style-name="P4">
News Source: <text:a xlink:type="simple" xlink:href="https://www.rfi.fr/cn/%E8%BF%90%E5%8A%A8%E5%A4%A9%E5%9C%B0/20230714-%E8%89%BE%E5%8D%A1%E6%8B%89%E5%85%B9%E7%9B%B4%E8%90%BD%E4%B8%89%E6%8B%8D%E8%90%BD%E6%A2%85%E8%BF%AA%E7%BB%B4%E5%A4%AB-%E4%B8%8E%E4%B9%94%E7%A7%91%E7%BB%B4%E5%A5%87%E6%B8%A9%E7%BD%91%E4%BA%89%E5%86%A0" text:style-name="Internet_20_link" text:visited-style-name="Visited_20_Internet_20_Link">
https://www.rfi.fr/cn/%E8%BF%90%E5%8A%A8%E5%A4%A9%E5%9C%B0/20230714-%E8%89%BE%E5%8D%A1%E6%8B%89%E5%85%B9%E7%9B%B4%E8%90%BD%E4%B8%89%E6%8B%8D%E8%90%BD%E6%A2%85%E8%BF%AA%E7%BB%B4%E5%A4%AB-%E4%B8%8E%E4%B9%94%E7%A7%91%E7%BB%B4%E5%A5%87%E6%B8%A9%E7%BD%91%E4%BA%89%E5%86%A0</text:a>
</text:p>
      <!--NEWS-->
      <text:h text:style-name="P10" text:outline-level="1">
<text:span text:style-name="T4">
Brinken: Should put pressure on the Myanmar military government to maintain the status quo of the Taiwan Strait</text:span>
</text:h>
      <text:p text:style-name="P4">
Author: 联合早报 (Person)</text:p>
      <text:p text:style-name="P4">
Publisher: 联合早报 (Organization)</text:p>
      <text:p text:style-name="P4">
Published Time: 2023-07-14T20:16</text:p>
      <text:p text:style-name="P4">
Modified Time: 2023-07-14T20:16</text:p>
      <text:p text:style-name="P4">
Description: U.S. Secretary of State Brosky, who attended the Asian Foreign Minister's Meeting at Jakarta, said that the United States and regional countries must put pressure on the military government governed by Myanmar, asking it to put down their weapons and restore democratic rule. Agence France -Presse reported that Blinger was attending Ayan in Jakarta on Friday (July 14) in Jakarta ...</text:p>
      <text:p text:style-name="P4">
Videos: []</text:p>
      <text:p text:style-name="P4">
Audios: []</text:p>
      <text:p text:style-name="P4">
Images: []</text:p>
      <text:p text:style-name="P4">
Type: NewsArticle</text:p>
      <text:p text:style-name="P4">
Breadcrumbs: ['即时', '国际']</text:p>
      <text:p text:style-name="P4">
Keywords: ['亚细安', '布林肯']</text:p>
      <!--METADATA-->
      <text:p text:style-name="P4">
U.S. Secretary of State Brosky, who attended the Asian Foreign Minister's Meeting at Jakarta, said that the United States and regional countries must put pressure on the military government governed by Myanmar, asking it to put down their weapons and restore democratic rule.</text:p>
      <text:p text:style-name="P4">
Agence France -Presse reported that Brinken Friday (July 14) told the Minister of the country before attending the Asian Foreign Minister's Minister of Foreign Affairs in Jakarta: "Regarding Myanmar, we must urge the military's political power to stop violence, implement the five -point consensus of Asian, and support Myanmar to return to democratic rule. "</text:p>
      <text:p text:style-name="P4">
Blint also told foreign ministers that it is necessary to maintain freedom of navigation in the South China Sea and the East China Sea, and call for the maintenance of the Taiwan Strait.</text:p>
      <text:p text:style-name="P4">
China advocates that there are islands and reefs in the nine sections of the South China Sea, but the sea area marked by the Nine -segment Line is partly overlapped with the Vietnamese exclusive economic zone. The Philippines, Brunei, Malaysia, etc. also advocate their rights and interests in this sea area.</text:p>
      <text:p text:style-name="P4">
News Source: <text:a xlink:type="simple" xlink:href="https://www.zaobao.com.sg/realtime/world/story20230714-1413963" text:style-name="Internet_20_link" text:visited-style-name="Visited_20_Internet_20_Link">
https://www.zaobao.com.sg/realtime/world/story20230714-1413963</text:a>
</text:p>
      <!--NEWS-->
      <text:h text:style-name="P10" text:outline-level="1">
<text:span text:style-name="T4">
U.S. stocks rise and fall, see each other to collect high</text:span>
</text:h>
      <text:p text:style-name="P4">
Publisher: 法新社</text:p>
      <text:p text:style-name="P4">
Published Time: 2023-07-14T21:02:07+00:00</text:p>
      <text:p text:style-name="P4">
Modified Time: 2023-07-14T20:50:01+00:00</text:p>
      <text:p text:style-name="P4">
Description: (Agence France -Presse, New York, 14th) Despite the excellent profit performance of large banks, U.S. stocks have risen to each other today, and the weekly line is hig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617581in" draw:z-index="0">
<draw:image xlink:href="../Images/rficn/2023-07-14T21-02-07-00-00/000000.png" xlink:type="simple" xlink:show="embed" xlink:actuate="onLoad" draw:mime-type="image/png"/>
</draw:frame>
The Dow Jones Industrial Index rose 113.89 points, or 0.33%, at 34509.03 points.</text:p>
      <text:p text:style-name="P4">
The S &amp; P 500 Index fell 4.62 points, or 0.10%, at 4505.42 points.</text:p>
      <text:p text:style-name="P4">
The Nasdaq index of technology stocks fell 24.87 points, or 0.18%, at 14113.70 points.</text:p>
      <text:p text:style-name="P4">
The Philadelphia semiconductor index fell 46.720 points, or 1.23%, at 3750.414 points. (Translator: Xu Ruicheng)</text:p>
      <text:p text:style-name="P4">
News Source: <text:a xlink:type="simple" xlink:href="https://www.rfi.fr/cn/%E8%B4%A2%E7%BB%8F%E5%BF%AB%E8%AE%AF/20230714-%E7%BE%8E%E8%82%A1%E6%B6%A8%E8%B7%8C%E4%BA%92%E8%A7%81-%E5%91%A8%E7%BA%BF%E6%94%B6%E9%AB%98" text:style-name="Internet_20_link" text:visited-style-name="Visited_20_Internet_20_Link">
https://www.rfi.fr/cn/%E8%B4%A2%E7%BB%8F%E5%BF%AB%E8%AE%AF/20230714-%E7%BE%8E%E8%82%A1%E6%B6%A8%E8%B7%8C%E4%BA%92%E8%A7%81-%E5%91%A8%E7%BA%BF%E6%94%B6%E9%AB%98</text:a>
</text:p>
      <!--NEWS-->
      <text:h text:style-name="P10" text:outline-level="1">
<text:span text:style-name="T4">
Wang Yi and Foreign Minister Park Zhen met in Jakarta</text:span>
</text:h>
      <text:p text:style-name="P4">
Author: 联合早报 (Person)</text:p>
      <text:p text:style-name="P4">
Publisher: 联合早报 (Organization)</text:p>
      <text:p text:style-name="P4">
Published Time: 2023-07-14T21:11</text:p>
      <text:p text:style-name="P4">
Modified Time: 2023-07-14T21:11</text:p>
      <text:p text:style-name="P4">
Description: Wang Yi, director of the Office of the Foreign Affairs Working Committee of the Central Committee of the Communist Party of China, met with South Korean Foreign Minister Park Zhen on Friday (July 14) in Jakarta. Wang Yi and Park Zhen were meeting the opportunity to attend the Asian Gyeon series of foreign ministers this time. This is after August last year, the two will be again after nearly a year ...</text:p>
      <text:p text:style-name="P4">
Videos: []</text:p>
      <text:p text:style-name="P4">
Audios: []</text:p>
      <text:p text:style-name="P4">
Images: []</text:p>
      <text:p text:style-name="P4">
Type: NewsArticle</text:p>
      <text:p text:style-name="P4">
Breadcrumbs: ['即时', '国际']</text:p>
      <text:p text:style-name="P4">
Keywords: ['亚细安', '王毅', '朴振']</text:p>
      <!--METADATA-->
      <text:p text:style-name="P4">
Wang Yi, director of the Office of the Foreign Affairs Working Committee of the Central Committee of the Communist Party of China, met with South Korean Foreign Minister Park Zhen on Friday (July 14) in Jakarta.</text:p>
      <text:p text:style-name="P4">
Wang Yi and Park Zhen were a meeting of the meeting of the Foreign Minister of the Asian Delica Series this time. This was after August last year, the two met again after nearly a year, and Wang Yi was then a Chinese Foreign Minister. This is also the first time that the two countries have held ministerial talks since the beginning of this year.</text:p>
      <text:p text:style-name="P4">
Reuters reported that the Chinese Ambassador commented last month that it was a wrong choice to stand with the United States against China with the United States, which led to worsening relations between the two countries.</text:p>
      <text:p text:style-name="P4">
News Source: <text:a xlink:type="simple" xlink:href="https://www.zaobao.com.sg/realtime/world/story20230714-1413978" text:style-name="Internet_20_link" text:visited-style-name="Visited_20_Internet_20_Link">
https://www.zaobao.com.sg/realtime/world/story20230714-1413978</text:a>
</text:p>
      <!--NEWS-->
      <text:h text:style-name="P10" text:outline-level="1">
<text:span text:style-name="T4">
Japan calls on Beijing to treat Fukushima nuclear waste water in the "scientific attitude"</text:span>
</text:h>
      <text:p text:style-name="P4">
Author: chinese@voanews.com (松仁)</text:p>
      <text:p text:style-name="P4">
Publisher: 美国之音中文网 (Type: NewsMediaOrganization)</text:p>
      <text:p text:style-name="P4">
Published Time: 2023-07-14T21:33:27+08:00</text:p>
      <text:p text:style-name="P4">
Modified Time: 2023-07-14 13:37:18Z</text:p>
      <text:p text:style-name="P4">
Description: The Japanese Minister of Foreign Affairs Lin Fang was meeting with Wang Yi, a member of the Political Bureau of the CPC Central Committee and the director of the Central Foreign Affairs Office on Friday (July 14).</text:p>
      <text:p text:style-name="P4">
Videos: []</text:p>
      <text:p text:style-name="P4">
Images: []</text:p>
      <text:p text:style-name="P4">
Categories: ['亚太', '生态环境', '中国']</text:p>
      <text:p text:style-name="P4">
Type: None</text:p>
      <!--METADATA-->
      <text:p text:style-name="P4">
Nonenone</text:p>
      <text:p text:style-name="P4">
News Source: <text:a xlink:type="simple" xlink:href="https://www.voachinese.com/a/japan-calls-on-china-to-approach-fukushima-water-release-in-scientific-manner-20230714/7180707.html" text:style-name="Internet_20_link" text:visited-style-name="Visited_20_Internet_20_Link">
https://www.voachinese.com/a/japan-calls-on-china-to-approach-fukushima-water-release-in-scientific-manner-20230714/7180707.html</text:a>
</text:p>
      <!--NEWS-->
      <text:h text:style-name="P10" text:outline-level="1">
<text:span text:style-name="T4">
South Korea calls China to play a "constructive role" to curb the threat of North Korea</text:span>
</text:h>
      <text:p text:style-name="P4">
Author: 联合早报 (Person)</text:p>
      <text:p text:style-name="P4">
Publisher: 联合早报 (Organization)</text:p>
      <text:p text:style-name="P4">
Published Time: 2023-07-14T21:54</text:p>
      <text:p text:style-name="P4">
Modified Time: 2023-07-14T21:54</text:p>
      <text:p text:style-name="P4">
Description: After Pyongyang launched intercontinental ballistic missiles this week, South Korean Foreign Minister Park Zhen called on China to play a "constructive role" in curbing North Korea's threats. Park Zhen, Park Zhen, who attended the Asian Gyeenal Series Foreign Minister Meeting on Friday (July 14) with the Office of the Foreign Affairs Working Committee of the Central Committee of the Communist Party of China ...</text:p>
      <text:p text:style-name="P4">
Videos: []</text:p>
      <text:p text:style-name="P4">
Audios: []</text:p>
      <text:p text:style-name="P4">
Images: []</text:p>
      <text:p text:style-name="P4">
Type: NewsArticle</text:p>
      <text:p text:style-name="P4">
Breadcrumbs: ['即时', '国际']</text:p>
      <text:p text:style-name="P4">
Keywords: ['亚细安', '中国', '韩国', '朝鲜']</text:p>
      <!--METADATA-->
      <text:p text:style-name="P4">
After Pyongyang launched intercontinental ballistic missiles this week, South Korean Foreign Minister Park Zhen called on China to play a "constructive role" in curbing North Korea's threats.</text:p>
      <text:p text:style-name="P4">
Park Zhen, Park Zhen, who attended the Asian Inanian Series Foreign Minister Conference on Friday (July 14), met with Wang Yi, director of the Office of the Foreign Affairs Working Committee of the Central Committee of the Communist Party of China on Friday (July 14). Park Zhen's "strong condemnation" North Korea launched intercontinental ballistic missiles.</text:p>
      <text:p text:style-name="P4">
Reuters reported that Park Zhen's office said that North Korea stopped provoking and restoring the conversation in compliance with the common interests of Seoul and Beijing.</text:p>
      <text:p text:style-name="P4">
The statement of the Ministry of Foreign Affairs of South Korea said: "Minister Park emphasized that China played a constructive role in peace and stability of the Korean Peninsula than ever before."</text:p>
      <text:p text:style-name="P4">
Over the years, the United Nations Security Council has divergent on how to deal with Pyongyang. China and Russia believe that more sanctions have not helped to alleviate tensions. Washington has accused Beijing and Moscow encouraging North Korea by protecting North Korea from protecting more sanctions.</text:p>
      <text:p text:style-name="P4">
Ambassador Chinese Ambassador commented last month that South Korea and the United States to fight against China were a wrong choice, which caused the relationship between the two countries to deteriorate. The statement said that Wang Yi and Park Zhen agreed to "close attention" to establish a "health and mature" bilateral relations on the basis of mutual respect.</text:p>
      <text:p text:style-name="P4">
News Source: <text:a xlink:type="simple" xlink:href="https://www.zaobao.com.sg/realtime/world/story20230714-1413993" text:style-name="Internet_20_link" text:visited-style-name="Visited_20_Internet_20_Link">
https://www.zaobao.com.sg/realtime/world/story20230714-1413993</text:a>
</text:p>
      <!--NEWS-->
      <text:h text:style-name="P10" text:outline-level="1">
<text:span text:style-name="T4">
Exclusive of Reuters: The depression comes, and Beijing regains charm offensive hoping that foreign investors will return to China</text:span>
</text:h>
      <text:p text:style-name="P4">
Author: chinese@voanews.com (木风)</text:p>
      <text:p text:style-name="P4">
Publisher: 美国之音中文网 (Type: NewsMediaOrganization)</text:p>
      <text:p text:style-name="P4">
Published Time: 2023-07-14T22:05:26+08:00</text:p>
      <text:p text:style-name="P4">
Modified Time: 2023-07-14 14:05:26Z</text:p>
      <text:p text:style-name="P4">
Description: An exclusive report published by Reuters on Friday (July 14) said that Chinese financial regulators are preparing a special seminar to invite some of the world's largest investment companies to participate. The topic of the seminar is how to encourage foreign investors to continue to invest in China's second largest economy in China when the geopolitical situation is tight and economic weak.</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invites-global-investors-for-rare-meeting-as-economy-sputters-20230714/7180703.html" text:style-name="Internet_20_link" text:visited-style-name="Visited_20_Internet_20_Link">
https://www.voachinese.com/a/china-invites-global-investors-for-rare-meeting-as-economy-sputters-20230714/7180703.html</text:a>
</text:p>
      <!--NEWS-->
      <text:h text:style-name="P10" text:outline-level="1">
<text:span text:style-name="T4">
Exclusive survey: When "Is it transported?"</text:span>
</text:h>
      <text:p text:style-name="P4">
Author: None (Language: zh)</text:p>
      <text:p text:style-name="P4">
Publisher: None</text:p>
      <text:p text:style-name="P4">
Time: 2023-07-14T22:22:00Z</text:p>
      <text:p text:style-name="P4">
Description: A WeChat mini program called "Is it lucky" should have brought comfort from European Chinese who could not return during the epidemic. In the end, it became a nightmare for countless people. Is this a long -lost scam? Or individual incidents caused by the company's poor operation? Voice of Germany investigated.</text:p>
      <text:p text:style-name="P4">
Videos: []</text:p>
      <text:p text:style-name="P4">
Images: []</text:p>
      <text:p text:style-name="P4">
Subject: 经济纵横</text:p>
      <text:p text:style-name="P4">
Subjects: []</text:p>
      <text:p text:style-name="P4">
Keywords: ['欧债危机', '欧盟', '西班牙', '岛屿主权争端', '专题报道：全景观看“习马会”', '色情产业', '欧洲', '德国', '中国', '留学德国']</text:p>
      <text:p text:style-name="P4">
Id: 66231694</text:p>
      <!--METADATA-->
      <text:p text:style-name="P4">
<text:a xlink:type="simple" xlink:href="https://www.dw.com/zh/overlay/image/article/66231694/37184960" text:style-name="Internet_20_link" text:visited-style-name="Visited_20_Internet_20_Link">
 </text:a>
China -Europe Train is a star project on the "Belt and Road" in China (information picture)</text:p>
      <text:p text:style-name="P4">
(Voice of Germany) <text:a xlink:type="simple" xlink:href="https://www.dw.com/zh/zh/义新欧首通义乌小商品换西班牙美食/a-18121193" text:style-name="Internet_20_link" text:visited-style-name="Visited_20_Internet_20_Link">
"China -Europe Train" freight line</text:a>
As a Chinese official, the signature project that promoted the "Belt and Road" globally, under the personal care of Chinese leaders Xi Jinping, and operated from March 2011. The first Chinese and European trains arrived from Chongqing to <text:a xlink:type="simple" xlink:href="https://www.dw.com/zh/zh/德国杜伊斯堡港扩大参与一带一路/a-43181779" text:style-name="Internet_20_link" text:visited-style-name="Visited_20_Internet_20_Link">
Duisburg Port, Germany</text:a>
Essence It adds a new channel for logistics transportation between China and Europe, although it is slower than aviation, but it is significantly faster than that of sea transportation.</text:p>
      <text:p text:style-name="P4">
According to data released by the Chinese official media "China Network", in the first half of 2023, the China -Europe trains have cumulatively opened 8641 columns, sending more than 930,000 standard containers, and reaching 216 cities in 25 countries in Europe. It is equivalent to an average of more than 48 columns per day and 5,200 standard containers between Central Europe.</text:p>
      <text:p text:style-name="P4">
"Is it lucky?"(https://www.dw.com/zh/zh/报告全球化逆行-中欧班列仅用不到25运能/a-62538081)One of the WeChat mini programs that provide overseas warehouse collection services. Starting in early 2023, a series of disputes that occurred in the relevant service party and customers including "Genting Logistics", including "Genting Logistics", have covered a layer of shadow for the reputation of the China -Europe trains and the positive image they promoted. Essence</text:p>
      <text:h text:style-name="P12" text:outline-level="3">
<text:span text:style-name="T4">
Beautiful first and then disappointed</text:span>
</text:h>
      <text:p text:style-name="P4">
"Is it lucky?" In the advertisement, it clearly promises that "double -clear taxi taxes are delivered to the door"</text:p>
      <text:p text:style-name="P4">
<text:a xlink:type="simple" xlink:href="https://www.dw.com/zh/zh/中國收緊管控-中秋至二十大嚴防本土疫情/a-63065282" text:style-name="Internet_20_link" text:visited-style-name="Visited_20_Internet_20_Link">
2022 under the strict new crown control measures</text:a>
"Is it transported?" Through WeChat Mini Program provides customers with railway and aviation logistics transportation services from China to Europe. Use a very attractive ultra -low -price offensive with "sending a big promotion in Europe, 6 yuan/kg of general goods, 14 yuan/kg of sensitive goods, and 1 kg, missed one year". Various Chinese media and self -media advertisements such as "Dezhong.com" and "Love Dutch Platform" have attracted a large number of overseas Chinese customers who cannot return to China due to new crown control measures.</text:p>
      <text:p text:style-name="P4">
The operating model of "is it transported" is to allow users to send products to Europe to a receiving address in Tangxia Town, Dongguan. Then they arranged their logistics customer service staff to re -pack and organize the goods for users, and they were mainly sent to the designated address of Europe through the central European trains.</text:p>
      <text:p text:style-name="P4">
At the beginning, everything was beautiful. Customers, including Ms. A and Ms. B, they placed orders in 2022, and they also obtained the goods sent from China after waiting for about 30 to 40 days after waiting for about 30 to 40 days. Due to a pleasant experience, Ms. A, Ms. B and other customers continued to place orders. However, since April 2023, more and more customers of "have you transported", like Ms. A and B, found that their goods have not been completed in China as they are written in the logistics tracking information, and they have successfully completed customs declaration and entered Europe. Instead, it quietly disappeared somewhere along the "China -EU trains".</text:p>
      <text:h text:style-name="P12" text:outline-level="3">
<text:span text:style-name="T4">
"Where can my parcel be transported?"</text:span>
</text:h>
      <text:p text:style-name="P4">
According to the Voice of Germany, there are about thousands of European Chinese who cannot receive the goods in accordance with the service contracts that are "carried out". Essence The affected Chinese have formed a number of rights protection groups including "the victims jointly work together", and the largest single group members have more than 430 people. The first problem for most people to join the rights protection group is: Where is my package shipping?</text:p>
      <text:p text:style-name="P4">
The fact is that many customers still have no information related to the whereabouts of the goods. At the same time, many customers received the name of the mailbox, including "LLCW", and registered in Google Gmail's email, saying that the customer signed the "Confidential Agreement" with the intermediary and made up to thousands of affiliated accounts located in Estonia and Lithuania. After the extra cost of the euro, the company behind this email Voluntadjw S.L. is responsible for sending the "transportation" to the customer.</text:p>
      <text:p text:style-name="P4">
According to the news of the Voice of Germany, the core content of the relevant "confidentiality agreement" is that the middlemen Voluntad Jw S.L. As Party A, it discloses all information to Party B's customers, and Party B shall keep confidential. The draft party Voluntad JW S.L. pointed out: In view of the fact that Party B's goods belong to "three -free products, storage, transportation will bring huge risks to Party A, so Party A requires the information to be kept secret. If there is violations, Party A has the right to "destroy and sell" Party B's goods in overseas warehouses.</text:p>
      <text:p text:style-name="P4">
Customers are required to sign part of the "confidential agreement"</text:p>
      <text:p text:style-name="P4">
Ms. C also received a notice from Voluntad JWS.L. company requested to recover additional freight. But like many of the rights protection organizations, they do not agree with such requirements. Ms. C clearly pointed out that the advertising promotion released on Chinese social media such as "is it transported" is the "China -Europe All -Delivery Railway" service "Double Clear Tax Palentry Delivery". Nowadays, when the cargo does not complete the "door -to -door" transportation, the carrier requires the payment of additional fees to complete the contractual obligation. There is no legal basis at all.</text:p>
      <text:p text:style-name="P4">
In addition, the rights protection organization also questioned the legitimacy of the "confidential agreement" requested by Voluntad JWS.L.. Because the customer obtained the confidentiality agreement for the first time, there is no information on Party A. It is required that the client will sign an agreement and return it before providing Party A's information. "Is it transported?" The rights protection organization believes that this is equivalent to a agreement that signed an unknown subject to ask users to "eat a dumb loss", which is "naked and intimidated". 'Is it lucky?' The part of the fraud chain. "</text:p>
      <text:p text:style-name="P4">
Ms. B is a member of this "fraud chain". Although the value she sent by herself was only less than 3,800 yuan, she considers that after repeated, she paid about about 500 euros of subsequent freight funds to Voluntad JWS.L.. But from then on, you can only receive the "please wait patiently" information from the middlemen. The original commitment was not fulfilled within one week. Now she is waiting for the police in Germany, where she is waiting for more than a month.</text:p>
      <text:h text:style-name="P12" text:outline-level="3">
<text:span text:style-name="T4">
The reason for the retention of the cargoRegarding the reasons for the retention of the goods, the explanation given by the official on May 17 was the explanation given by the official on May 17th that the parcels shipped before the end of March encountered overseas warehouse inspections and said that "this year's inspection is very strict", but "please rest assured that everyone can rest assured , Our company's parcels do not have a prohibited product, do not worry about random opening inspections. In the end, everyone will get a complete package. "</text:span>
</text:h>
      <text:p text:style-name="P4">
However, according to the information controlled by Germany, "Is it transported?" It was announced in early May that the recent "most goods were checked overseas", and they received a large number of complaints and reports in the industry and commerce, public security and other departments after normal transportation, which led to the company, which led to the company, which led to the company, which led to the company, which led to the company. The venue "is investigated by the industry and commerce and public security departments every day. Employees have successively resigned." And need to face the negative public opinion of major social platforms, "make customers seriously lose. The company can no longer operate", so it is decided that "no more investment in the company." "Is it transported?" At that time, the customer's accusations were "not in line with the actual situation" about the customer's "no actual delivery, and the case of selling customers' goods and selling costs, rolling freight running roads, etc.".</text:p>
      <text:p text:style-name="P4">
Soon after, the intermediate business also conveyed the news of the bankruptcy stopped to the customer to the customer in late May, and pointed out that "is it transported?" "Is it unable to obtain independent certification with the middlemen's statement. However, it is certain that in the face of customers who sent goods before the end of March this year, "Is it transported?" In the past few weeks, or even a few months, it only conveyed that the goods were checked overseas to be inspected overseas. information. Many customers did not receive any relevant information at all, resulting in unknown customers in concerns and rumors to report complaints and reports through multiple channels. In addition, the representative of the rights protection organization also emphasized that the time span of the inspection and inspection of the inspection of the inspection of the inspection of the inspection is from February to May, which involves countless different time and batches of goods, and no possibility of audit may be subject to audit. Essence</text:p>
      <text:p text:style-name="P4">
In the letter from the middleman LLCW, most of the goods issued by customers are "three -free products", that is, no production date, no quality qualification certificate, and manufacturer products. In addition, customers cannot provide the CE certification of importers' completion tax, brand export authorization, and the EU's CE certification of product quality. Therefore, it is impossible to do related treatment after the goods are checked. However, the representative of the rights protection organization is that most customers send the items sent by themselves or gifts, or for the goods purchased in China through legal channels. There is no reason to identify all three products. Moreover, the LLCW party neither inform the sender's accurate identity or corporate information in the email, nor can it provide authoritative inspection documents to prove that the authenticity of the information cannot be proved at all.</text:p>
      <text:h text:style-name="P12" text:outline-level="3">
<text:span text:style-name="T4">
"Is it transported?" Who is it behind?</text:span>
</text:h>
      <text:p text:style-name="P4">
Oklogi Limited's registration information in Hong Kong shows that the director is Lin Yizhou</text:p>
      <text:p text:style-name="P4">
According to the information held by Germany, the actual controller of the Voluntad Jw S.L. Company behind the LLCW middleman is called Lin Yizhou, and the domestic residence of China is Qingtian County, Zhejiang. After the customer signs a confidentiality agreement with the company, it will be asked to pay an account called Oklogilimited in Estonia and Lithuania. Oklogilimited is a company registered in Hong Kong with a registered share capital of only 10,000 Hong Kong dollars. Lin Yizhou is the director of the company. The results of the "lucky" rights protection group showed that Lin was a Chinese businessman in Spain and the actual controller of "Is it lucky".</text:p>
      <text:p text:style-name="P4">
Local business registration information shows that Voluntad JW S.L. is a company registered in Barcelona, Spain on May 29, 2023. Its legal person is named Linyeqing. The rights protection organization pointed out that this person should be Lin Yizhou's relatives. At present, most of the goods sent since February have also reached Spain. What Ms. B cannot understand is that since the current security organization has investigated a large part of the deserved goods, it is now a cargo cabin in Spain. And there are many local Chinese in the victims. Why did no one go directly to the cargo compartment to find out?</text:p>
      <text:p text:style-name="P4">
One might be that the victim is not clear about the background of "Is it lucky" and dare not go there. The Voice of Germany's investigation found that the main body behind the WeChat Mini Program "was it transported" includes "Hangzhou has been transported? Technology Information Co., Ltd.". In addition, companies related to them include "Boys? Supply Chain Management Co., Ltd.", "Shenzhen Circle Supply Chain Management Co., Ltd.", "Hangzhou Onet Supply Chain Management Co., Ltd." and " Dongguan Genting International Logistics Co., Ltd. and other related companies.</text:p>
      <text:p text:style-name="P4">
Relevant investigations found that the legal representative of "Hangzhou has been transported to information and technology Co., Ltd." was changed to Zhang Keli before "Zhu Jie" in early March 2023. It has been included in the "Business abnormal list" on the public credit information publicity system of China, because the person in charge of the enterprise cannot be contacted through the registered residence or the operating venue. The Voice of Germany has tried to contact the customer service on WeChat and the middleman Voluntjw S.L. on WeChat through various channels. It has not received any reply so far. Registering multiple empty shell companies and frequently replacing the legal person is one of the core accusations issued by the rights protection group to the relevant enterprises of the relevant enterprises.</text:p>
      <text:p text:style-name="P4">
Public information shows: Voluntad JW S.L. is a company just registered in Barcelona, Spain in Barcelona, Spain.</text:p>
      <text:h text:style-name="P12" text:outline-level="3">
<text:span text:style-name="T4">
WeChat Vitamin received the police warning</text:span>
</text:h>
      <text:p text:style-name="P4">
Ms. A also had a number of people in the rights protection group. By reporting to the police in China and European countries, she tried to "transport it" to retrieve her consignment goods. She also asked for help to investigate the situation of related logistics companies in Dusseldorf, Germany. The reply is that "the embassy and consulate abroad has no administrative power, judicial power, and law enforcement power in the local area. It is recommended that you contact lawyers and police to safeguard your legitimate rights and interests through legal channels."</text:p>
      <text:p text:style-name="P4">
Subsequently, under the initiative of other members in the rights protection group, Ms. A was preparing to hold a rights protection activity in front of the Chinese Embassy in Germany and submit joint petition letter in front of the Chinese Embassy in Germany during the visit to Germany in mid -June. Follow the matter. However, Ms. A released the news about how to prepare demonstration protests in Germany's legal compliance reports in Germany. Among them, the people of the country immediately received a warning from the local public security department, saying that the plan in the plan "is not desirable, and find a way out of reasonable and legitimate methods." According to Ms. A, there are more than her who is similar to her. "Many group friends have received calls from domestic police to warn us not to participate in such actions." In the end, the protests did not go.</text:p>
      <text:p text:style-name="P4">
A friend of Ms. B in Germany's overseas warehouse logistics industry told her that Lin Yizhou and his chef gangs composed of relatives and friends behind them were already "infamous" in the industry. The customs's inspection is poor, and even corruption to complete the customs clearance of the goods. Therefore, at the price of 19 RMB per kilogram, it can provide "tax" and "closing customs clearance" of freight services. A suggestion given by a friend in the logistics industry is that if the goods are not involved in high -value products of tens of thousands of euros, it is not worth spending energy and financial resources to try to retrieve.</text:p>
      <text:h text:style-name="P12" text:outline-level="3">
<text:span text:style-name="T4">
"Death of Chicken Eggs and Raw Chicken"Ms. A also admits that there is no breakthrough at all at all. "It is the dead cycle of a chicken -raw egg and chicken." Because although many people reported the case in Germany, the German police pay more attention to investigating the fraud accusations for the establishment of the fraud from the bank account of related companies in Europe. The German police collected by the rights protection group and the information behind the corporate and legal person behind the "Is it transported" and the legal person. Ms. A believes that from the perspective of Chinese police, it is also very difficult to cooperate with overseas police and local Chinese embassies and consulates that involve overseas evidence collection.</text:span>
</text:h>
      <text:p text:style-name="P4">
Police investigation. " More than 400 people in the "victims work together" have launched actions to send report materials to the Chinese embassies, consulates, and overseas Chinese federations from all over Europe, including sending all rights protection and reporting materials to the officials on the Belt. Website: "China Belt and Road Network".</text:p>
      <text:p text:style-name="P4">
News Source: <text:a xlink:type="simple" xlink:href="https://www.dw.com/zh/独家调查：当-运了吗？-变成-运去哪儿啦？/a-66231694" text:style-name="Internet_20_link" text:visited-style-name="Visited_20_Internet_20_Link">
https://www.dw.com/zh/独家调查：当-运了吗？-变成-运去哪儿啦？/a-66231694?maca=chi-rss-chi-all-1127-rdf</text:a>
</text:p>
      <!--NEWS-->
      <text:h text:style-name="P10" text:outline-level="1">
<text:span text:style-name="T4">
Indian lunar probe "Monthly Ship 3" smoothly lifts off</text:span>
</text:h>
      <text:p text:style-name="P4">
Author: 联合早报 (Person)</text:p>
      <text:p text:style-name="P4">
Publisher: 联合早报 (Organization)</text:p>
      <text:p text:style-name="P4">
Published Time: 2023-07-14T22:31</text:p>
      <text:p text:style-name="P4">
Modified Time: 2023-07-14T22:31</text:p>
      <text:p text:style-name="P4">
Description: The Indian lunar probe "CHANDRAYAAN-3" (CHANDRAYAAN-3) launched a launch on Friday (July 14). This is the third lunar probe launched by India. If this mission is successful, India will become the fourth ... after the United States, the Soviet Union and China, the fourth ...</text:p>
      <text:p text:style-name="P4">
Videos: []</text:p>
      <text:p text:style-name="P4">
Audios: []</text:p>
      <text:p text:style-name="P4">
Images: []</text:p>
      <text:p text:style-name="P4">
Type: NewsArticle</text:p>
      <text:p text:style-name="P4">
Breadcrumbs: ['即时', '国际']</text:p>
      <text:p text:style-name="P4">
Keywords: ['印度', '月球']</text:p>
      <!--METADATA-->
      <text:p text:style-name="P4">
The Indian lunar probe "CHANDRAYAAN-3" (CHANDRAYAAN-3) launched a launch on Friday (July 14). This is the third lunar probe launched by India.</text:p>
      <text:p text:style-name="P4">
If the task is successful, India will become the fourth country that achieves controlling the moon after the United States, the Soviet Union and China. China News Agency reported that "Monthly Boat 3" cost about $ 73 million (about S $ 96.83 million), which was the second time India tried to perform soft landing detectors.</text:p>
      <text:p text:style-name="P4">
Agence France -Presse reported that the "Moon Ship 3" spacecraft developed by the Indian Space Research Organization included a lander called Vikram (Sanskrit meaning "brave") and a Pragyan (Sanskrit meaning "wisdom") Roaming car.</text:p>
      <text:p text:style-name="P4">
According to the journal "Nature", the "Monthly Boat 3" Rockets launched from the Sriharvita launch site on the east coast of Anshraon, southern India, and went to a landing point near the lunar Antarctic. After the lander landed, scientists from the Indian Space Research Organization (ISRO) planned to deploy the nature of the moon to study the nature of the moon. If it is successful, the mission will land on the Moon Antarctic for the first time, and the previous moon tasks will be landing in low latitudes.</text:p>
      <text:p text:style-name="P4">
"Monthly Boat 3" will collect images and send back to the earth for analysis.</text:p>
      <text:p text:style-name="P4">
The Indian Prime Minister Modi, who is currently visiting France, posted a post through social media that the interview carried "the hope and dream of our country".</text:p>
      <text:p text:style-name="P4">
"Monthly Boat 3" is the third launch task after the "Monthly Boat 1" successfully launched in 2008 and part of the successful "Moon Ship 2" in 2019. The second task successfully launched a lunar probe with eight effective loads, but the lander carrying the moon car crashed at the last moment of the decline. Isro Chairman Sreedharasomanath said crash was caused by software errors.</text:p>
      <text:p text:style-name="P4">
News Source: <text:a xlink:type="simple" xlink:href="https://www.zaobao.com.sg/realtime/world/story20230714-1414002" text:style-name="Internet_20_link" text:visited-style-name="Visited_20_Internet_20_Link">
https://www.zaobao.com.sg/realtime/world/story20230714-1414002</text:a>
</text:p>
      <!--NEWS-->
      <text:h text:style-name="P10" text:outline-level="1">
<text:span text:style-name="T4">
Britain said that Russian nuclear submarine absent celebrations may be due to maintenance and availability issues</text:span>
</text:h>
      <text:p text:style-name="P4">
Author: chinese@voanews.com (美国之音)</text:p>
      <text:p text:style-name="P4">
Publisher: 美国之音中文网 (Type: NewsMediaOrganization)</text:p>
      <text:p text:style-name="P4">
Published Time: 2023-07-14T22:42:47+08:00</text:p>
      <text:p text:style-name="P4">
Modified Time: 2023-07-14 14:42:47Z</text:p>
      <text:p text:style-name="P4">
Description: The British Department of Defense said in the daily report on Ukraine on Friday that Russia recently announced that the nuclear -powered submarine of the Northern Fleet in Russia will not participate in the Naval Japanese Fleet review held in St. Petersburg on July 30, "mainly due to" maintenance and availability Worries.</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russian-nuclear-subs-absence-from-celebration-likely-due-to-maintenance-20230714/7180716.html" text:style-name="Internet_20_link" text:visited-style-name="Visited_20_Internet_20_Link">
https://www.voachinese.com/a/russian-nuclear-subs-absence-from-celebration-likely-due-to-maintenance-20230714/7180716.html</text:a>
</text:p>
      <!--NEWS-->
      <text:h text:style-name="P10" text:outline-level="1">
<text:span text:style-name="T4">
Kim and Zheng: If the United States does not give up hostile policies, it will face North Korea's nuclear deterrence</text:span>
</text:h>
      <text:p text:style-name="P4">
Author: 联合早报 (Person)</text:p>
      <text:p text:style-name="P4">
Publisher: 联合早报 (Organization)</text:p>
      <text:p text:style-name="P4">
Published Time: 2023-07-14T23:06</text:p>
      <text:p text:style-name="P4">
Modified Time: 2023-07-14T23:06</text:p>
      <text:p text:style-name="P4">
Description: Kim Jong -un's sister Kim Jong -un's sister Kim and Zheng warned that unless the United States abandoned the "hostile policy" she said against Pyongyang, North Korea will adopt a strong "nuclear deterrence" to deal with it. Agence France -Presse reported that Kim and Zheng also launched for North Korea's latest intercontinental ballistic missile (ICBM) ...</text:p>
      <text:p text:style-name="P4">
Videos: []</text:p>
      <text:p text:style-name="P4">
Audios: []</text:p>
      <text:p text:style-name="P4">
Images: []</text:p>
      <text:p text:style-name="P4">
Type: NewsArticle</text:p>
      <text:p text:style-name="P4">
Breadcrumbs: ['即时', '国际']</text:p>
      <text:p text:style-name="P4">
Keywords: ['金与正', '朝鲜', '洲际弹道导弹']</text:p>
      <!--METADATA-->
      <text:p text:style-name="P4">
Kim Jong -un's sister Kim Jong -un's sister Kim and Zheng warned that unless the United States abandoned the "hostile policy" she said against Pyongyang, North Korea will adopt a strong "nuclear deterrence" to deal with it.</text:p>
      <text:p text:style-name="P4">
Agence France -Presse reported that Kim and Zheng also defended North Korea's latest intercontinental ballistic missile (ICBM), thinking that this was a self -defense operation.</text:p>
      <text:p text:style-name="P4">
North Korea fired a solid fuel missile on Wednesday (July 12). The missile flight height was up to 6648 kilometers, and the missile flight was 1001 kilometers (622 miles) and fell into the East China Sea (also known as the Japan Sea).</text:p>
      <text:p text:style-name="P4">
Analysts pointed out that the trajectory of the missile indicates that it has the ability to reach the United States.</text:p>
      <text:p text:style-name="P4">
In a statement issued at the North Korean Central News Agency on Friday (14th): "Under the premise of not accepting the abandonment of anti -North Korea policies ... we will strive to establish the most overwhelming nuclear deterrent power."</text:p>
      <text:p text:style-name="P4">
She said that the launch was "self -defense exercise ... to protect the Korean Peninsula from being exempted from being caught in a nuclear war." It also added that in the face of Washington's "hostile policy", no one can blame Pyongyang.</text:p>
      <text:p text:style-name="P4">
She then condemned the United Nations Security Council's response to this missile test. Among the 15 member states of the Security Council, 10 countries including South Korea condemned North Korea's missile testing in the joint statement, and pointed out that North Korea's 2023 test firing 20 ballistic missiles in 2023, "repeatedly blatantly violated the Security Council's many resolutions."</text:p>
      <text:p text:style-name="P4">
News Source: <text:a xlink:type="simple" xlink:href="https://www.zaobao.com.sg/realtime/world/story20230714-1414014" text:style-name="Internet_20_link" text:visited-style-name="Visited_20_Internet_20_Link">
https://www.zaobao.com.sg/realtime/world/story20230714-1414014</text:a>
</text:p>
      <!--NEWS-->
      <text:h text:style-name="P10" text:outline-level="1">
<text:span text:style-name="T4">
Wang Yi meets Lin Fangzheng called Japan to deal with nuclear treatment of water carefully</text:span>
</text:h>
      <text:p text:style-name="P4">
Author: 联合早报 (Person)</text:p>
      <text:p text:style-name="P4">
Publisher: 联合早报 (Organization)</text:p>
      <text:p text:style-name="P4">
Published Time: 2023-07-14T23:49</text:p>
      <text:p text:style-name="P4">
Modified Time: 2023-07-14T23:49</text:p>
      <text:p text:style-name="P4">
Description: Wang Yi, director of the Office of the Foreign Affairs Working Committee of the Central Committee of the Communist Party of China on Friday (July 14), met with Japanese foreign minister Lin Fangzheng in Jakarta. Lin Fangzheng explained water for the emission nuclear treatment in Japan. Wang Yi called on Japan to deal with it carefully and "don't do it alone." China News Agency reported ...</text:p>
      <text:p text:style-name="P4">
Videos: []</text:p>
      <text:p text:style-name="P4">
Audios: []</text:p>
      <text:p text:style-name="P4">
Images: []</text:p>
      <text:p text:style-name="P4">
Type: NewsArticle</text:p>
      <text:p text:style-name="P4">
Breadcrumbs: ['即时', '国际']</text:p>
      <text:p text:style-name="P4">
Keywords: ['亚细安', '中国', '日本', '福岛']</text:p>
      <!--METADATA-->
      <text:p text:style-name="P4">
Wang Yi, director of the Office of the Foreign Affairs Working Committee of the Central Committee of the Communist Party of China on Friday (July 14), met with Japanese foreign minister Lin Fangzheng in Jakarta. Lin Fangzheng explained water for the emission nuclear treatment in Japan. Wang Yi called on Japan to deal with it carefully and "don't do it alone."</text:p>
      <text:p text:style-name="P4">
China News Agency reported that Lin Fangzheng explained the idea of the Japanese side on the issue of "nuclear treatment of water" in Fukushima and hoped that the Chinese side would understand. Wang Yi emphasized that Japan's "nuclear pollution water" is safe and healthy in human life. Nuclear pollution water generated by nuclear accidents is completely different from the abolishment of wastewater generated by the normal operation of nuclear power plants, and cannot be compared. There is no precedent for pollution water to the ocean nuclear accidents around the world, and there is no common recognition standard.</text:p>
      <text:p text:style-name="P4">
Wang Yi said that this is both a scientific issue and an attitude. The Japanese side should face up to the legitimate concerns of all parties and different opinions of experts, and scientifically demonstrate various different treatment methods, and fully communicate with neighboring countries with a sincere attitude. We must deal with it carefully and do not intend to do it alone.</text:p>
      <text:p text:style-name="P4">
At the Asia Simmer's Third Foreign Minister's meeting held in Jakarta earlier in Indonesia, Wang Yi and Lin Fang's positions on nuclear treatment water were inconsistent.</text:p>
      <text:p text:style-name="P4">
When it comes to bilateral relations, Wang Yi said that 45 years ago, China and Japan concluded a peaceful and friendly treaty, stipulating that China and Japan should adhere to peace, friendship and cooperation in legal forms, and established a long -term and long -lasting one for the exchanges between the two countries. Principles and directions. The two parties should take the 45th anniversary of the approval as an opportunity to jointly work to build Sino -Japanese relations that meet the requirements of the new era.</text:p>
      <text:p text:style-name="P4">
Lin Fangzheng pointed out that the potential for cooperation between the two countries in a wide range of fields is huge. During the recent period, the exchanges between the two sides have opened closely, and the Japanese party welcomes this, hoping to further strengthen humanistic exchanges. The Japanese side attaches great importance to strengthening dialogue and communication with China, and looks forward to taking the 45th anniversary of the conclusion of the peace and friendly treaty of Japan, guiding the consensus between the leaders of the two countries, to build a constructive and stable Japanese -China relations, and create conditions for senior exchanges between the two sides.</text:p>
      <text:p text:style-name="P4">
News Source: <text:a xlink:type="simple" xlink:href="https://www.zaobao.com.sg/realtime/world/story20230714-1414024" text:style-name="Internet_20_link" text:visited-style-name="Visited_20_Internet_20_Link">
https://www.zaobao.com.sg/realtime/world/story20230714-1414024</text:a>
</text:p>
      <!--NEWS-->
      <text:h text:style-name="P10" text:outline-level="1">
<text:span text:style-name="T4">
The new regulations for the launch of AI services in Beijing have clearly required to serve national security and social public interests</text:span>
</text:h>
      <text:p text:style-name="P4">
Author: chinese@voanews.com (木风)</text:p>
      <text:p text:style-name="P4">
Publisher: 美国之音中文网 (Type: NewsMediaOrganization)</text:p>
      <text:p text:style-name="P4">
Published Time: 2023-07-14T23:59:33+08:00</text:p>
      <text:p text:style-name="P4">
Modified Time: 2023-07-14 15:59:33Z</text:p>
      <text:p text:style-name="P4">
Description: The seven departments of the China National Network Information Office and other seven departments announced the "Interim Measures for the Management of Genesis Artificial Intelligence Services" on Thursday (July 13), which clearly required the development and application of artificial intelligence to be linked to the maintenance of national security and social public interests.</text:p>
      <text:p text:style-name="P4">
Videos: []</text:p>
      <text:p text:style-name="P4">
Images: []</text:p>
      <text:p text:style-name="P4">
Categories: ['中国', '法律', '科技']</text:p>
      <text:p text:style-name="P4">
Type: None</text:p>
      <!--METADATA-->
      <text:p text:style-name="P4">
Nonenone</text:p>
      <text:p text:style-name="P4">
News Source: <text:a xlink:type="simple" xlink:href="https://www.voachinese.com/a/china-announces-rules-to-keep-ai-bound-by-core-socialist-values-20230714/7180773.html" text:style-name="Internet_20_link" text:visited-style-name="Visited_20_Internet_20_Link">
https://www.voachinese.com/a/china-announces-rules-to-keep-ai-bound-by-core-socialist-values-20230714/7180773.html</text:a>
</text:p>
      <!--NEWS-->
      <text:h text:style-name="P10" text:outline-level="1">
<text:span text:style-name="T4">
The heat wave attacked the Greek Acropolis in Greece and closed due to high temperature</text:span>
</text:h>
      <text:p text:style-name="P4">
Publisher: 法新社</text:p>
      <text:p text:style-name="P4">
Published Time: 2023-07-15T-1:32:08+00:00</text:p>
      <text:p text:style-name="P4">
Modified Time: 2023-07-15T07:20:03+00:00</text:p>
      <text:p text:style-name="P4">
Description: (Agence France -Presse Athens, 14th) As the heat wave continues to attack Greece, the country's most popular tourist attraction Athens Acropolis is temporarily closed at noon today, and the Acropolis is likely to close again due to high tempera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617581in" draw:z-index="0">
<draw:image xlink:href="../Images/rficn/2023-07-15T-1-32-08-00-00/000000.png" xlink:type="simple" xlink:show="embed" xlink:actuate="onLoad" draw:mime-type="image/png"/>
</draw:frame>
The Greek Culture Minister Lleindoni told the Greek Broadcasting and Television that "in order to protect staff and tourists", during the period of noon local time to 5 pm, it was listed by the UNESCO as the world as the world. The attraction of cultural heritage Athens Acropolis will be suspended.</text:p>
      <text:p text:style-name="P4">
"We are likely to take the same measures tomorrow."</text:p>
      <text:p text:style-name="P4">
The Greek national meteorological institution EMY said that the temperature in Athens today reaches 39 degrees Celsius, and some areas of Greece may also have a high temperature of 44 degrees Celsius tomorrow.</text:p>
      <text:p text:style-name="P4">
Sacred Rock, where the Acropolis is located, is still open to other popular sightseeing attractions, such as Ancient Agora.</text:p>
      <text:p text:style-name="P4">
In recent months, the number of tourists from the Acropolis has increased significantly. The Acropolis usually opens from 8 am to 8 pm every day.</text:p>
      <text:p text:style-name="P4">
Many tourists were disappointed at the off -the -offs at the entrance of the Cubcurse, and said that the official website did not provide enough information.</text:p>
      <text:p text:style-name="P4">
News Source: <text:a xlink:type="simple" xlink:href="https://www.rfi.fr/cn/%E5%9B%BD%E9%99%85%E6%8A%A5%E9%81%93/20230715-%E7%83%AD%E6%B5%AA%E8%A2%AD%E5%87%BB%E5%B8%8C%E8%85%8A-%E9%9B%85%E5%85%B8%E5%8D%AB%E5%9F%8E%E5%9B%A0%E9%AB%98%E6%B8%A9%E4%B8%80%E5%BA%A6%E5%85%B3%E9%97%AD" text:style-name="Internet_20_link" text:visited-style-name="Visited_20_Internet_20_Link">
https://www.rfi.fr/cn/%E5%9B%BD%E9%99%85%E6%8A%A5%E9%81%93/20230715-%E7%83%AD%E6%B5%AA%E8%A2%AD%E5%87%BB%E5%B8%8C%E8%85%8A-%E9%9B%85%E5%85%B8%E5%8D%AB%E5%9F%8E%E5%9B%A0%E9%AB%98%E6%B8%A9%E4%B8%80%E5%BA%A6%E5%85%B3%E9%97%AD</text:a>
</text:p>
      <!--NEWS-->
      <text:h text:style-name="P10" text:outline-level="1">
<text:span text:style-name="T4">
Chinese stock briefing: Weilai Li Bin criticized the US trade protectionism (Free Version)</text:span>
</text:h>
      <text:p text:style-name="P4">
Author: None</text:p>
      <text:p text:style-name="P4">
Publisher: 华尔街日报中文网</text:p>
      <text:p text:style-name="P4">
Published Time: 2023-07-15T-7:25:00.000Z</text:p>
      <text:p text:style-name="P4">
Modified Time: 2023-07-15T00:25:00.000Z</text:p>
      <text:p text:style-name="P4">
Created Time: 2023-07-14T23:09:00.000Z</text:p>
      <text:p text:style-name="P4">
Description: South Korea and Malaysian users come to China to use their electronic wallets to scan the code; the first platform enterprise collective contract signing in the country's takeaway industry is signed;</text:p>
      <text:p text:style-name="P4">
Images: []</text:p>
      <text:p text:style-name="P4">
Categories: ['金融市场', '股市']</text:p>
      <text:p text:style-name="P4">
Keywords: SYND</text:p>
      <text:p text:style-name="P4">
Type: Article</text:p>
      <!--METADATA-->
      <text:p text:style-name="P4">
<text:span text:style-name="T4">
 Li Bin criticized US trade protectionism: China welcomes Musk, but you do not let me sell cars </text:span>
</text:p>
      <text:p text:style-name="P4">
News Source: <text:a xlink:type="simple" xlink:href="https://cn.wsj.com/articles/%E4%B8%AD%E6%A6%82%E8%82%A1%E7%AE%80%E6%8A%A5-%E8%94%9A%E6%9D%A5%E6%9D%8E%E6%96%8C%E6%89%B9%E8%AF%84%E7%BE%8E%E5%9B%BD%E8%B4%B8%E6%98%93%E4%BF%9D%E6%8A%A4%E4%B8%BB%E4%B9%89-6b0c8dde" text:style-name="Internet_20_link" text:visited-style-name="Visited_20_Internet_20_Link">
https://cn.wsj.com/articles/%E4%B8%AD%E6%A6%82%E8%82%A1%E7%AE%80%E6%8A%A5-%E8%94%9A%E6%9D%A5%E6%9D%8E%E6%96%8C%E6%89%B9%E8%AF%84%E7%BE%8E%E5%9B%BD%E8%B4%B8%E6%98%93%E4%BF%9D%E6%8A%A4%E4%B8%BB%E4%B9%89-6b0c8dde</text:a>
</text:p>
      <!--NEWS-->
      <text:h text:style-name="P10" text:outline-level="1">
<text:span text:style-name="T4">
TIKTOK and WeChat security have been questioned again by the Australian people's personal capital in the hands of the CCP</text:span>
</text:h>
      <text:p text:style-name="P4">
Author: chinese@voanews.com (林柏宏)</text:p>
      <text:p text:style-name="P4">
Publisher: 美国之音中文网 (Type: NewsMediaOrganization)</text:p>
      <text:p text:style-name="P4">
Published Time: 2023-07-15T00:01:23+08:00</text:p>
      <text:p text:style-name="P4">
Modified Time: 2023-07-14 20:21:20Z</text:p>
      <text:p text:style-name="P4">
Description: The Australian Senate held a series of hearing on social media security issues this week. At the meeting, TIKTOK senior officials admitted that Chinese employees can obtain Australian user data, while WeChat parent companies directly refuse to send staff to attend. Expert analysis shows that there are still major security concerns in Tiktok and WeChat. The CCP's censorship may have reached Australia, but Australia is unlikely to completely disable Tiktok and WeChat.</text:p>
      <text:p text:style-name="P4">
Videos: []</text:p>
      <text:p text:style-name="P4">
Images: []</text:p>
      <text:p text:style-name="P4">
Categories: ['科技', '文化', '亚太', '中国']</text:p>
      <text:p text:style-name="P4">
Type: None</text:p>
      <!--METADATA-->
      <text:p text:style-name="P4">
Nonenone</text:p>
      <text:p text:style-name="P4">
News Source: <text:a xlink:type="simple" xlink:href="https://www.voachinese.com/a/australian-lawmakers-grill-tiktok-meta-officials-over-china-links-foreign-interference-covid-19-origins-20230714/7181062.html" text:style-name="Internet_20_link" text:visited-style-name="Visited_20_Internet_20_Link">
https://www.voachinese.com/a/australian-lawmakers-grill-tiktok-meta-officials-over-china-links-foreign-interference-covid-19-origins-20230714/7181062.html</text:a>
</text:p>
      <!--NEWS-->
      <text:h text:style-name="P10" text:outline-level="1">
<text:span text:style-name="T4">
The US stock market has risen this week, and inflation is concerned</text:span>
</text:h>
      <text:p text:style-name="P4">
Author: Karen Langley</text:p>
      <text:p text:style-name="P4">
Publisher: 华尔街日报中文网</text:p>
      <text:p text:style-name="P4">
Published Time: 2023-07-15T00:25:00.000Z</text:p>
      <text:p text:style-name="P4">
Modified Time: 2023-07-15T00:25:00.000Z</text:p>
      <text:p text:style-name="P4">
Created Time: 2023-07-14T23:10:00.000Z</text:p>
      <text:p text:style-name="P4">
Description: The S &amp; P 500 Index hovered near the highest closing position since April 2022. The signs of inflation and cooling this week have boosted the stock market.</text:p>
      <text:p text:style-name="P4">
Images: []</text:p>
      <text:p text:style-name="P4">
Categories: ['金融市场', '股市']</text:p>
      <text:p text:style-name="P4">
Keywords: SYND</text:p>
      <text:p text:style-name="P4">
Type: Article</text:p>
      <!--METADATA-->
      <text:p text:style-name="P4">
The S &amp; P 500 Index hovered near the highest closing position since April 2022. The signs of inflation and cooling this week have boosted the stock market.</text:p>
      <text:p text:style-name="P4">
News Source: <text:a xlink:type="simple" xlink:href="https://cn.wsj.com/articles/%E7%BE%8E%E5%9B%BD%E8%82%A1%E5%B8%82%E6%9C%AC%E5%91%A8%E4%B8%8A%E6%B6%A8-%E9%80%9A%E8%83%80%E6%8B%85%E5%BF%A7%E6%94%BE%E7%BC%93-c57ae075" text:style-name="Internet_20_link" text:visited-style-name="Visited_20_Internet_20_Link">
https://cn.wsj.com/articles/%E7%BE%8E%E5%9B%BD%E8%82%A1%E5%B8%82%E6%9C%AC%E5%91%A8%E4%B8%8A%E6%B6%A8-%E9%80%9A%E8%83%80%E6%8B%85%E5%BF%A7%E6%94%BE%E7%BC%93-c57ae075</text:a>
</text:p>
      <!--NEWS-->
      <text:h text:style-name="P10" text:outline-level="1">
<text:span text:style-name="T4">
Cryptocurrency exchang</text:span>
</text:h>
      <text:p text:style-name="P4">
Author: Patricia Kowsmann / Caitlin Ostroff</text:p>
      <text:p text:style-name="P4">
Publisher: 华尔街日报中文网</text:p>
      <text:p text:style-name="P4">
Published Time: 2023-07-15T00:30:00.000Z</text:p>
      <text:p text:style-name="P4">
Modified Time: 2023-07-15T00:30:00.000Z</text:p>
      <text:p text:style-name="P4">
Created Time: 2023-07-14T23:18:00.000Z</text:p>
      <text:p text:style-name="P4">
Description: The Cryptocurrency Exchange Giant Binance has reduced a large number of employees. At present, the company is working to deal with federal investigations and regulatory blows in the United States and overseas, which may have a significant impact on its business.</text:p>
      <text:p text:style-name="P4">
Images: []</text:p>
      <text:p text:style-name="P4">
Categories: ['金融市场']</text:p>
      <text:p text:style-name="P4">
Keywords: SYND</text:p>
      <text:p text:style-name="P4">
Type: Article</text:p>
      <!--METADATA-->
      <text:p text:style-name="P4">
Cryptocurrency Exchange Giant Binance(Binance)A large number of employees have been cut. At present, the company is working hard to deal with federal investigations and regulatory blows in the United States and overseas, which may have a significant impact on its business.</text:p>
      <text:p text:style-name="P4">
News Source: <text:a xlink:type="simple" xlink:href="https://cn.wsj.com/articles/%E5%8A%A0%E5%AF%86%E8%B4%A7%E5%B8%81%E4%BA%A4%E6%98%93%E6%89%80%E5%B8%81%E5%AE%89%E8%A3%81%E5%91%981-000%E5%A4%9A%E4%BA%BA-70386bb" text:style-name="Internet_20_link" text:visited-style-name="Visited_20_Internet_20_Link">
https://cn.wsj.com/articles/%E5%8A%A0%E5%AF%86%E8%B4%A7%E5%B8%81%E4%BA%A4%E6%98%93%E6%89%80%E5%B8%81%E5%AE%89%E8%A3%81%E5%91%981-000%E5%A4%9A%E4%BA%BA-70386bb</text:a>
</text:p>
      <!--NEWS-->
      <text:h text:style-name="P10" text:outline-level="1">
<text:span text:style-name="T4">
AT &amp; T and other telecommunications stocks fell, the Wall Street Journal survey showed that its cable contains lead (Free Version)</text:span>
</text:h>
      <text:p text:style-name="P4">
Author: Thomas Gryta / Coulter Jones</text:p>
      <text:p text:style-name="P4">
Publisher: 华尔街日报中文网</text:p>
      <text:p text:style-name="P4">
Published Time: 2023-07-15T00:43:00.000Z</text:p>
      <text:p text:style-name="P4">
Modified Time: 2023-07-15T00:43:00.000Z</text:p>
      <text:p text:style-name="P4">
Created Time: 2023-07-14T23:36:00.000Z</text:p>
      <text:p text:style-name="P4">
Description: AT &amp; T's stock price fell. A survey of the Wall Street Journal showed that the cable left by the American telephone company contains toxic lead. A research and analyst lowered the company's stock rating.</text:p>
      <text:p text:style-name="P4">
Images: []</text:p>
      <text:p text:style-name="P4">
Categories: ['商业']</text:p>
      <text:p text:style-name="P4">
Keywords: SYND</text:p>
      <text:p text:style-name="P4">
Type: Article</text:p>
      <!--METADATA-->
      <text:p text:style-name="P4">
American telephone telegram company(AT&amp;T Inc., T)The stock price fell. Previously, the Wall Street Journal(The Wall Street Journal)A survey shows that the cables left by telephone companies in the United States contain toxic lead. A research analyst has lowered the company's stock rating.</text:p>
      <text:p text:style-name="P4">
News Source: <text:a xlink:type="simple" xlink:href="https://cn.wsj.com/articles/at-t%E7%AD%89%E7%94%B5%E4%BF%A1%E7%B1%BB%E8%82%A1%E4%B8%8B%E8%B7%8C-%E5%8D%8E%E5%B0%94%E8%A1%97%E6%97%A5%E6%8A%A5-%E8%B0%83%E6%9F%A5%E6%98%BE%E7%A4%BA%E5%85%B6%E7%94%B5%E7%BC%86%E5%90%AB%E9%93%85-9e2ac625" text:style-name="Internet_20_link" text:visited-style-name="Visited_20_Internet_20_Link">
https://cn.wsj.com/articles/at-t%E7%AD%89%E7%94%B5%E4%BF%A1%E7%B1%BB%E8%82%A1%E4%B8%8B%E8%B7%8C-%E5%8D%8E%E5%B0%94%E8%A1%97%E6%97%A5%E6%8A%A5-%E8%B0%83%E6%9F%A5%E6%98%BE%E7%A4%BA%E5%85%B6%E7%94%B5%E7%BC%86%E5%90%AB%E9%93%85-9e2ac625</text:a>
</text:p>
      <!--NEWS-->
      <text:h text:style-name="P10" text:outline-level="1">
<text:span text:style-name="T4">
Former FOSTE host Tucker Carlson is going to create a new media company (Free Version)</text:span>
</text:h>
      <text:p text:style-name="P4">
Author: Keach Hagey / Alexa Corse</text:p>
      <text:p text:style-name="P4">
Publisher: 华尔街日报中文网</text:p>
      <text:p text:style-name="P4">
Published Time: 2023-07-15T01:05:00.000Z</text:p>
      <text:p text:style-name="P4">
Modified Time: 2023-07-15T01:05:00.000Z</text:p>
      <text:p text:style-name="P4">
Created Time: 2023-07-14T23:47:00.000Z</text:p>
      <text:p text:style-name="P4">
Description: According to people familiar with the matter, former Fist news host Tucker Carlson and former White House consultant Neil Patel are seeking to raise funds to start a new media company. The new company may use some videos on Twitter as the content basis.</text:p>
      <text:p text:style-name="P4">
Images: []</text:p>
      <text:p text:style-name="P4">
Categories: ['商业']</text:p>
      <text:p text:style-name="P4">
Keywords: SYND</text:p>
      <text:p text:style-name="P4">
Type: Article</text:p>
      <!--METADATA-->
      <text:p text:style-name="P4">
According to people familiar with the matter, Qianfol News(Fox News)The host Tucker Carlson and the former White House consultant Neilpatel is seeking to raise funds to start a new media company. The new company may use some videos on Twitter as the content basis.</text:p>
      <text:p text:style-name="P4">
News Source: <text:a xlink:type="simple" xlink:href="https://cn.wsj.com/articles/%E5%89%8D%E7%A6%8F%E6%96%AF%E6%96%B0%E9%97%BB%E4%B8%BB%E6%8C%81%E4%BA%BAtucker-carlson%E5%87%86%E5%A4%87%E5%88%9B%E5%BB%BA%E4%B8%80%E5%AE%B6%E6%96%B0%E7%9A%84%E5%AA%92%E4%BD%93%E5%85%AC%E5%8F%B8-f52ac4c6" text:style-name="Internet_20_link" text:visited-style-name="Visited_20_Internet_20_Link">
https://cn.wsj.com/articles/%E5%89%8D%E7%A6%8F%E6%96%AF%E6%96%B0%E9%97%BB%E4%B8%BB%E6%8C%81%E4%BA%BAtucker-carlson%E5%87%86%E5%A4%87%E5%88%9B%E5%BB%BA%E4%B8%80%E5%AE%B6%E6%96%B0%E7%9A%84%E5%AA%92%E4%BD%93%E5%85%AC%E5%8F%B8-f52ac4c6</text:a>
</text:p>
      <!--NEWS-->
      <text:h text:style-name="P10" text:outline-level="1">
<text:span text:style-name="T4">
American tourism agencies send groups to visit China to solicit business. Chinese tourists spending great consumption is not as good as before</text:span>
</text:h>
      <text:p text:style-name="P4">
Author: chinese@voanews.com (张木林)</text:p>
      <text:p text:style-name="P4">
Publisher: 美国之音中文网 (Type: NewsMediaOrganization)</text:p>
      <text:p text:style-name="P4">
Published Time: 2023-07-15T01:08:33+08:00</text:p>
      <text:p text:style-name="P4">
Modified Time: 2023-07-14 17:35:15Z</text:p>
      <text:p text:style-name="P4">
Description: The California Tourism Administration and the New York City Tourism Administration will start a Chinese sales tour in the next few weeks. Since the outbreak of the outbreak in August and September, it will go to China to recruit business for the first time and attract Chinese tourists to travel to the United States. Starchen Melmann, senior vice president of comprehensive marketing of the United States Brand Corporation, said: "China has a high demand for the United States, but the current flight capacity is really limited."</text:p>
      <text:p text:style-name="P4">
Videos: []</text:p>
      <text:p text:style-name="P4">
Images: []</text:p>
      <text:p text:style-name="P4">
Categories: ['经济·金融·贸易', '文化', '中国', '娱乐']</text:p>
      <text:p text:style-name="P4">
Type: None</text:p>
      <!--METADATA-->
      <text:p text:style-name="P4">
Nonenone</text:p>
      <text:p text:style-name="P4">
News Source: <text:a xlink:type="simple" xlink:href="https://www.voachinese.com/a/us-to-start-road-show-to-attract-chinese-tourists-20230714/7181176.html" text:style-name="Internet_20_link" text:visited-style-name="Visited_20_Internet_20_Link">
https://www.voachinese.com/a/us-to-start-road-show-to-attract-chinese-tourists-20230714/7181176.html</text:a>
</text:p>
      <!--NEWS-->
      <text:h text:style-name="P10" text:outline-level="1">
<text:span text:style-name="T4">
Iraq and Iran reached an oil exchange agreement to change the natural gas agreement, trying to bypass US sanctions (Free Version)</text:span>
</text:h>
      <text:p text:style-name="P4">
Author: David S. Cloud / Ghassan Adnan</text:p>
      <text:p text:style-name="P4">
Publisher: 华尔街日报中文网</text:p>
      <text:p text:style-name="P4">
Published Time: 2023-07-15T01:30:00.000Z</text:p>
      <text:p text:style-name="P4">
Modified Time: 2023-07-15T01:30:00.000Z</text:p>
      <text:p text:style-name="P4">
Created Time: 2023-07-14T23:07:00.000Z</text:p>
      <text:p text:style-name="P4">
Description: For 10 years, Iraq has purchased natural gas from Iran to provide electricity for millions of Iraqi families. However, because US sanctions have limited payment of natural gas costs, Baghdad owed Blackland's billions of dollars in debt.</text:p>
      <text:p text:style-name="P4">
Images: []</text:p>
      <text:p text:style-name="P4">
Categories: ['国际']</text:p>
      <text:p text:style-name="P4">
Keywords: SYND</text:p>
      <text:p text:style-name="P4">
Type: Article</text:p>
      <!--METADATA-->
      <text:p text:style-name="P4">
For 10 years, Iraq has purchased natural gas from Iran to provide electricity for millions of Iraqi families. However, because US sanctions have limited payment of natural gas costs, Baghdad owed Blackland's billions of dollars in debt.</text:p>
      <text:p text:style-name="P4">
News Source: <text:a xlink:type="simple" xlink:href="https://cn.wsj.com/articles/%E4%BC%8A%E6%8B%89%E5%85%8B%E4%B8%8E%E4%BC%8A%E6%9C%97%E8%BE%BE%E6%88%90%E7%9F%B3%E6%B2%B9%E6%8D%A2%E5%A4%A9%E7%84%B6%E6%B0%94%E5%8D%8F%E8%AE%AE-%E8%AF%95%E5%9B%BE%E7%BB%95%E8%BF%87%E7%BE%8E%E5%9B%BD%E5%88%B6%E8%A3%81-68ddd278" text:style-name="Internet_20_link" text:visited-style-name="Visited_20_Internet_20_Link">
https://cn.wsj.com/articles/%E4%BC%8A%E6%8B%89%E5%85%8B%E4%B8%8E%E4%BC%8A%E6%9C%97%E8%BE%BE%E6%88%90%E7%9F%B3%E6%B2%B9%E6%8D%A2%E5%A4%A9%E7%84%B6%E6%B0%94%E5%8D%8F%E8%AE%AE-%E8%AF%95%E5%9B%BE%E7%BB%95%E8%BF%87%E7%BE%8E%E5%9B%BD%E5%88%B6%E8%A3%81-68ddd278</text:a>
</text:p>
      <!--NEWS-->
      <text:h text:style-name="P10" text:outline-level="1">
<text:span text:style-name="T4">
The fundraising of Biden and DNC far surpassed the FREE Version</text:span>
</text:h>
      <text:p text:style-name="P4">
Author: Ken Thomas / Catherine Lucey</text:p>
      <text:p text:style-name="P4">
Publisher: 华尔街日报中文网</text:p>
      <text:p text:style-name="P4">
Published Time: 2023-07-15T01:45:00.000Z</text:p>
      <text:p text:style-name="P4">
Modified Time: 2023-07-15T01:45:00.000Z</text:p>
      <text:p text:style-name="P4">
Created Time: 2023-07-15T00:06:00.000Z</text:p>
      <text:p text:style-name="P4">
Description: The campaign team of the US President Biden said on Friday that since the launch of the re -election in April, Biden and the National Committee of the Democratic Party raised $ 72 million, which exceeded Trump's fundraising amount.</text:p>
      <text:p text:style-name="P4">
Images: []</text:p>
      <text:p text:style-name="P4">
Categories: ['国际']</text:p>
      <text:p text:style-name="P4">
Keywords: SYND</text:p>
      <text:p text:style-name="P4">
Type: Article</text:p>
      <!--METADATA-->
      <text:p text:style-name="P4">
US President Biden's campaign team said on Friday that since the launch of the re -election in April, Biden and the National Committee of the Democratic Party(DNC)Together raised $ 72 million, which exceeded the funds of the popular Republicans nominated by the President in 2024.</text:p>
      <text:p text:style-name="P4">
News Source: <text:a xlink:type="simple" xlink:href="https://cn.wsj.com/articles/%E6%8B%9C%E7%99%BB%E4%B8%8Ednc%E7%9A%84%E7%AB%9E%E9%80%89%E7%AD%B9%E6%AC%BE%E9%A2%9D%E8%BF%9C%E8%B6%85%E7%89%B9%E6%9C%97%E6%99%AE-783f0625" text:style-name="Internet_20_link" text:visited-style-name="Visited_20_Internet_20_Link">
https://cn.wsj.com/articles/%E6%8B%9C%E7%99%BB%E4%B8%8Ednc%E7%9A%84%E7%AB%9E%E9%80%89%E7%AD%B9%E6%AC%BE%E9%A2%9D%E8%BF%9C%E8%B6%85%E7%89%B9%E6%9C%97%E6%99%AE-783f0625</text:a>
</text:p>
      <!--NEWS-->
      <text:h text:style-name="P10" text:outline-level="1">
<text:span text:style-name="T4">
CPTPP will meet to try to join China and Taiwan.</text:span>
</text:h>
      <text:p text:style-name="P4">
Author: chinese@voanews.com (木风)</text:p>
      <text:p text:style-name="P4">
Publisher: 美国之音中文网 (Type: NewsMediaOrganization)</text:p>
      <text:p text:style-name="P4">
Published Time: 2023-07-15T01:47:34+08:00</text:p>
      <text:p text:style-name="P4">
Modified Time: 2023-07-14 17:47:34Z</text:p>
      <text:p text:style-name="P4">
Description: Members of comprehensive and progressive cross -Pacific Partnership Agreement (CPTPP) plans to meet in Auckland, New Zealand on Sunday (July 16) to discuss the application of China and Taiwan. This issue may deepen the differences between member states.</text:p>
      <text:p text:style-name="P4">
Videos: []</text:p>
      <text:p text:style-name="P4">
Images: []</text:p>
      <text:p text:style-name="P4">
Categories: ['经济·金融·贸易', '中国', '台湾']</text:p>
      <text:p text:style-name="P4">
Type: None</text:p>
      <!--METADATA-->
      <text:p text:style-name="P4">
Nonenone</text:p>
      <text:p text:style-name="P4">
News Source: <text:a xlink:type="simple" xlink:href="https://www.voachinese.com/a/divisive-china-taiwan-bids-to-join-pacific-trade-pact-in-focus-at-meet-20230714/7180885.html" text:style-name="Internet_20_link" text:visited-style-name="Visited_20_Internet_20_Link">
https://www.voachinese.com/a/divisive-china-taiwan-bids-to-join-pacific-trade-pact-in-focus-at-meet-20230714/7180885.html</text:a>
</text:p>
      <!--NEWS-->
      <text:h text:style-name="P10" text:outline-level="1">
<text:span text:style-name="T4">
The American House of Representatives passed a amendment to Taiwan, and the Pentagon was prohibited from using the map of the Pentagon to use the map of Taiwan into the Chinese territory</text:span>
</text:h>
      <text:p text:style-name="P4">
Author: chinese@voanews.com (松仁)</text:p>
      <text:p text:style-name="P4">
Publisher: 美国之音中文网 (Type: NewsMediaOrganization)</text:p>
      <text:p text:style-name="P4">
Published Time: 2023-07-15T02:04:30+08:00</text:p>
      <text:p text:style-name="P4">
Modified Time: 2023-07-14 18:04:30Z</text:p>
      <text:p text:style-name="P4">
Description: The Federal House of Representatives passed on Thursday (July 13) passed the 2024 Fiscal Defense Authorization Act (NDAA), which contained an amendment to Taiwan, which prohibited the US Department of Defense from using any map of Taiwan as part of China.</text:p>
      <text:p text:style-name="P4">
Videos: []</text:p>
      <text:p text:style-name="P4">
Images: []</text:p>
      <text:p text:style-name="P4">
Categories: ['美国', '中国', '台湾']</text:p>
      <text:p text:style-name="P4">
Type: None</text:p>
      <!--METADATA-->
      <text:p text:style-name="P4">
Nonenone</text:p>
      <text:p text:style-name="P4">
News Source: <text:a xlink:type="simple" xlink:href="https://www.voachinese.com/a/us-bars-pentagon-maps-from-depicting-taiwan-as-part-of-china-20230714/7180821.html" text:style-name="Internet_20_link" text:visited-style-name="Visited_20_Internet_20_Link">
https://www.voachinese.com/a/us-bars-pentagon-maps-from-depicting-taiwan-as-part-of-china-20230714/7180821.html</text:a>
</text:p>
      <!--NEWS-->
      <text:h text:style-name="P10" text:outline-level="1">
<text:span text:style-name="T4">
Yellen ends more important stories of the visit to China, the NATO Summit, Foxconn withdraw from India and this week</text:span>
</text:h>
      <text:p text:style-name="P4">
Author: https://www.facebook.com/bbcworldservice/</text:p>
      <text:p text:style-name="P4">
Publisher: BBC News 中文</text:p>
      <text:p text:style-name="P4">
Published Time: 2023-07-15T02:33:54.000Z</text:p>
      <text:p text:style-name="P4">
Modified Time: 2023-07-15T02:33:54.000Z</text:p>
      <text:p text:style-name="P4">
Description: Just in the past week, BBC Chinese has the following news content attracted the attention of readers. If you miss them, BBC Chinese takes you one by one.</text:p>
      <text:p text:style-name="P4">
Images: ["<text:a xlink:type="simple" xlink:href="https://ichef.bbci.co.uk/news/640/cpsprodpb/4CDC/production/_130367691_89da7796-32d9-4de6-8719-c83c87803f97.jpg" text:style-name="Internet_20_link" text:visited-style-name="Visited_20_Internet_20_Link">
_130367691_89...</text:a>
", "<text:a xlink:type="simple" xlink:href="https://ichef.bbci.co.uk/news/640/cpsprodpb/1226D/production/_105894347_grey_line-nc.png" text:style-name="Internet_20_link" text:visited-style-name="Visited_20_Internet_20_Link">
_105894347_gr...</text:a>
", "<text:a xlink:type="simple" xlink:href="https://ichef.bbci.co.uk/news/640/cpsprodpb/8ED3/production/_130336563_121ade98-5d98-45e6-a91f-891fab4d7df1.jpg" text:style-name="Internet_20_link" text:visited-style-name="Visited_20_Internet_20_Link">
_130336563_12...</text:a>
"]</text:p>
      <text:p text:style-name="P4">
Videos: ["<text:a xlink:type="simple" xlink:href="https://www.bbc.com/ws/av-embeds/cps/zhongwen/simp/press-review-66199429/p0g0wcmm/zh-hans" text:style-name="Internet_20_link" text:visited-style-name="Visited_20_Internet_20_Link">
zh-hans</text:a>
", "<text:a xlink:type="simple" xlink:href="https://www.bbc.com/ws/av-embeds/cps/zhongwen/simp/press-review-66199429/p0g0zyc6/zh-hans" text:style-name="Internet_20_link" text:visited-style-name="Visited_20_Internet_20_Link">
zh-hans</text:a>
", "<text:a xlink:type="simple" xlink:href="https://www.bbc.com/ws/av-embeds/cps/zhongwen/simp/press-review-66199429/p0g0wfq6/zh-hans" text:style-name="Internet_20_link" text:visited-style-name="Visited_20_Internet_20_Link">
zh-hans</text:a>
"]</text:p>
      <text:p text:style-name="P4">
Tags: ['金融财经', '中美关系', '中國', '美国', '香港', '北大西洋公约组织']</text:p>
      <text:p text:style-name="P4">
Type: Article</text:p>
      <!--METADATA-->
      <text:h text:style-name="P12" text:outline-level="3">
<text:span text:style-name="T4">
Yellen ended the closing of the visit to China, the NATO Summit, Foxconn withdrew from India and more important stories this week</text:span>
</text:h>
      <text:p text:style-name="P4">
8 hours ago<draw:frame draw:style-name="fr1" draw:name="Image199" text:anchor-type="as-char" svg:width="6.9236in" svg:height="3.894525in" draw:z-index="0">
<draw:image xlink:href="../Images/BBC Chinese/2023-07-15T02-33-54.000Z/_130367691_89da7796-32d9-4de6-8719-c83c87803f97.jpg" xlink:type="simple" xlink:show="embed" xlink:actuate="onLoad" draw:mime-type="image/jpeg"/>
</draw:frame>
Image source, getty images</text:p>
      <text:p text:style-name="P4">
<text:span text:style-name="T4">
 On the second week of July, the US Treasury Minister Yellen ended his visit to China and talked about the problems such as "decoupling" </text:span>
 <text:span text:style-name="T4">
 to </text:span>
 <text:span text:style-name="T4">
 镓锗 control, climate cooperation, etc. In the agenda of the two sides. </text:span>
</text:p>
      <text:p text:style-name="P4">
The NATO summit held at the Corinus capital of Lithuania closed, and 31 member states issued a communiqué, which has issued the most strong condemnation to China so far.</text:p>
      <text:p text:style-name="P4">
In the three places on both sides of the strait, singer Li Yan's death set off a discussion on "Sunshine and Mading".</text:p>
      <text:p text:style-name="P4">
In the field of science and technology, Foxconn announced the withdrawal from the Indian semiconductor chip factory joint venture. Some analysts said that this is a setback to India's development of the science and technology industry.</text:p>
      <text:p text:style-name="P4">
Just in the past week, BBC Chinese has the following news content attracted the attention of readers. If you miss them, BBC Chinese takes you one by one.</text:p>
      <text:p text:style-name="P4">
<draw:frame draw:style-name="fr1" draw:name="Image200" text:anchor-type="as-char" svg:width="6.9236in" svg:height="0.021636in" draw:z-index="0">
<draw:image xlink:href="../Images/BBC Chinese/2023-07-15T02-33-54.000Z/_105894347_grey_line-nc.png" xlink:type="simple" xlink:show="embed" xlink:actuate="onLoad" draw:mime-type="image/png"/>
</draw:frame>
</text:p>
      <text:h text:style-name="P12" text:outline-level="3">
<text:span text:style-name="T4">
1 . US Treasury Minister Yellen ends his visit to China</text:span>
</text:h>
      <text:p text:style-name="P4">
<draw:frame draw:style-name="fr1" draw:name="Image201" text:anchor-type="as-char" svg:width="6.9236in" svg:height="3.894525in" draw:z-index="0">
<draw:image xlink:href="../Images/BBC Chinese/2023-07-15T02-33-54.000Z/_130336563_121ade98-5d98-45e6-a91f-891fab4d7df1.jpg" xlink:type="simple" xlink:show="embed" xlink:actuate="onLoad" draw:mime-type="image/jpeg"/>
</draw:frame>
Image source, reuters</text:p>
      <text:p text:style-name="P4">
Image adding text,</text:p>
      <text:p text:style-name="P4">
Yellen (left) and the head of China New Caifeng, He Lifeng (right), were held in a polite atmosphere.</text:p>
      <text:p text:style-name="P4">
US Finance Minister Yellen left China on July 9th, and ended her first visit to China after she became a financial minister.</text:p>
      <text:p text:style-name="P4">
During the four -day visit, Yellen met with officials such as Chinese Prime Minister Li Qiang and Chinese female economists and others. In the agenda of both sides.</text:p>
      <text:p text:style-name="P4">
From the perspective of the overall public opinion, although the US Secretary of State Brillin met with Chinese President Xi Jinping when he visited China, Yellen's visit to China was longer and the content was richer. "Tariff Wars" is related to the role of "decoupling".</text:p>
      <text:p text:style-name="P4">
<text:a xlink:type="simple" xlink:href="https://www.bbc.com/zhongwen/simp/chinese-news-66147637" text:style-name="Internet_20_link" text:visited-style-name="Visited_20_Internet_20_Link">
Yelun visited China: Who did you meet in four days and did you talk about nothing? </text:a>
* <text:a xlink:type="simple" xlink:href="https://www.bbc.com/zhongwen/simp/world-66152123" text:style-name="Internet_20_link" text:visited-style-name="Visited_20_Internet_20_Link">
Is there a trip to Beijing in Yellen to improve US -China relations</text:a>
</text:p>
      <text:h text:style-name="P12" text:outline-level="3">
<text:span text:style-name="T4">
2 . The NATO summit closed, and member states strongly condemned China</text:span>
</text:h>
      <text:p text:style-name="P4">
Image source, reuters</text:p>
      <text:p text:style-name="P4">
Image adding text,</text:p>
      <text:p text:style-name="P4">
After the NATO summit, President Biden gave a speech on NATO at the University of Vernis, Lithuania.</text:p>
      <text:p text:style-name="P4">
At the just -concluded NATO Summit, the leaders of the four countries including Australia, Japan, New Zealand and South Korea (that is, "IP4", and the four countries in Indo -Pacific region were once again invited to attend, strengthening cooperative relations with NATO. About 31 member states in NATO issued a bulletin, which has issued the most strong condemnation to China so far.</text:p>
      <text:p text:style-name="P4">
In the two -day summit held in the Caluki capital of Lithuania, NATO leaders issued a tough statement, saying that China challenged NATO's interests, security and values with its "open ambitions and mandatory policies". And attack China's partnership with Russia.</text:p>
      <text:p text:style-name="P4">
Some analysts pointed out that NATO has the intention to expand to the Asia -Pacific region and will further participate in the United States' containment of China, and the US -China relations and China -EU relations will also be more tense.</text:p>
      <text:p text:style-name="P4">
<text:a xlink:type="simple" xlink:href="https://www.bbc.com/zhongwen/simp/world-66186353" text:style-name="Internet_20_link" text:visited-style-name="Visited_20_Internet_20_Link">
NATO Summit closed: member states strongly condemned China analysis, referring to the intention of NATO's intention to advance to Asia Pacific</text:a>
* <text:a xlink:type="simple" xlink:href="https://www.bbc.com/zhongwen/simp/world-66162885" text:style-name="Internet_20_link" text:visited-style-name="Visited_20_Internet_20_Link">
The support of Turkey and Hungary joined the NATO to clear the final obstacles for Sweden</text:a>
</text:p>
      <text:h text:style-name="P12" text:outline-level="3">
<text:span text:style-name="T4">
3 . Singer Li Yan's sudden death and discussion on "Sunshine Depression"</text:span>
</text:h>
      <text:p text:style-name="P4">
Image source, getty images</text:p>
      <text:p text:style-name="P4">
Image adding text,</text:p>
      <text:p text:style-name="P4">
Li Yan's family confirmed that she had suffered from depression in recent years and had regular medical treatment for treatment.</text:p>
      <text:p text:style-name="P4">
Well -known singer Li Yan died last week in Hong Kong, shocked the Chinese entertainment industry. Li Yan has become popular with a cheerful and outgoing image, and has been pursuing a perfect "zero negative" image for nearly 30 years. She has died at the age of 48 at the age of 48, causing widespread discussion and mourning in the global Chinese circle.</text:p>
      <text:p text:style-name="P4">
Li Yan's family confirmed to Hong Kong media that Li Yan suffered from depression (depression) in recent years and had regular medical treatment for treatment. The problem of celebrities' mental health, as Li Yan's death has once again become a hot topic in major media, and even starts discussions on "SmilingDepression" (also known as "Smile Create").</text:p>
      <text:p text:style-name="P4">
<text:a xlink:type="simple" xlink:href="https://www.bbc.com/zhongwen/simp/science-66162351" text:style-name="Internet_20_link" text:visited-style-name="Visited_20_Internet_20_Link">
Discussion on the death of "Singer Li Yan's sudden death</text:a>
* [Li Yan, an international singer in Chinese music, died of depression, 48 years old] 48 years old](https://www.bbc.com/zhongwen/simp/chinese-news-66117881)</text:p>
      <text:h text:style-name="P12" text:outline-level="3">
<text:span text:style-name="T4">
4 . Foxconn announced the withdrawal from the Indian Semiconductor chip factory joint venture</text:span>
</text:h>
      <text:p text:style-name="P4">
Image source, getty images</text:p>
      <text:p text:style-name="P4">
Image adding text,</text:p>
      <text:p text:style-name="P4">
Foxconn's factory in Zhengzhou, China. Low cost is the main advantage of Foxconn's participation in the cooperation of the international industrial chain.Some analysts said that this is a setback to India's development of the science and technology industry.</text:p>
      <text:p text:style-name="P4">
Foxconn told the BBC on Tuesday that the decision to withdraw the capital was reached under the "mutual agreement" with Wida. After Hon Hai withdrew, Weidata had completely owned the joint venture. In addition, the company also said that it will continue to support the Indian government's "Madein India" ambition. Weida, headquartered in New Delhi, said that they have "cooperated with other partners to establish India's first (chip) foundry".</text:p>
      <text:p text:style-name="P4">
<text:a xlink:type="simple" xlink:href="https://www.bbc.com/zhongwen/simp/business-66173204" text:style-name="Internet_20_link" text:visited-style-name="Visited_20_Internet_20_Link">
Foxconn announced the withdrawal from the Indian Semiconductor chip factory joint venture</text:a>
* <text:a xlink:type="simple" xlink:href="https://www.bbc.com/zhongwen/simp/world-66118850" text:style-name="Internet_20_link" text:visited-style-name="Visited_20_Internet_20_Link">
Can China restrict export semiconductor raw materials "to teeth with teeth" can shake the global supply chain</text:a>
</text:p>
      <text:h text:style-name="P12" text:outline-level="3">
<text:span text:style-name="T4">
5 . Hong Kong immigration tide superposition to retreat school</text:span>
</text:h>
      <text:p text:style-name="P4">
Image source, getty images</text:p>
      <text:p text:style-name="P4">
Image adding text,</text:p>
      <text:p text:style-name="P4">
After the 2019 "Removal Central" movement, Hong Kong continued to appear in Hong Kong</text:p>
      <text:p text:style-name="P4">
The summer vacation came, and Hong Kong entered the martial season.</text:p>
      <text:p text:style-name="P4">
The latest official figures show that nearly 68,000 primary and secondary school students have been lost in Hong Kong in four years. The loss rate in the past year has reached its peak in recent years.</text:p>
      <text:p text:style-name="P4">
The tide of dropping out is the "worst situation that has passed" as the Hong Kong government said, or is it just the beginning?</text:p>
      <text:h text:style-name="P12" text:outline-level="3">
<text:span text:style-name="T4">
You may also be interested in these stories this week:</text:span>
</text:h>
      <text:p text:style-name="P4">
<text:a xlink:type="simple" xlink:href="https://www.bbc.com/zhongwen/simp/world-66198759" text:style-name="Internet_20_link" text:visited-style-name="Visited_20_Internet_20_Link">
Fukushima Nuclear Waste Water: In the face of scientific data, local residents are still afraid of "invisible enemies"</text:a>
<text:span text:style-name="T5">
 <text:a xlink:type="simple" xlink:href="https://www.bbc.com/zhongwen/simp/chinese-news-66188539" text:style-name="Internet_20_link" text:visited-style-name="Visited_20_Internet_20_Link">
Ant Group was fined 7.1 billion, Ali's stock price rose sharply or is it normalized? </text:a>
</text:span>
 <text:a xlink:type="simple" xlink:href="https://www.bbc.com/zhongwen/simp/uk-66186726" text:style-name="Internet_20_link" text:visited-style-name="Visited_20_Internet_20_Link">
BBC host storm: Senior news anchor Hugh Edwardz is recognized as a partner</text:a>
<text:span text:style-name="T5">
 <text:a xlink:type="simple" xlink:href="https://www.bbc.com/zhongwen/simp/world-66162912" text:style-name="Internet_20_link" text:visited-style-name="Visited_20_Internet_20_Link">
From trauma to freshmen: enter the South Korean Unified Court, which welcomes North Korea from North Korea</text:a>
<text:a xlink:type="simple" xlink:href="https://www.bbc.com/ws/av-embeds/cps/zhongwen/simp/press-review-66199429/p0g0wcmm/zh-hans" text:style-name="Internet_20_link" text:visited-style-name="Visited_20_Internet_20_Link">
 Video-1-Link：/ws/av-embeds/cps/zhongwen/simp/press-review-66199429/p0g0wcmm/zh-hans </text:a>
</text:span>
<text:span text:style-name="T5">
 Your equipment does not support playing multimedia materials </text:span>
* video plus injection text,</text:p>
      <text:p text:style-name="P4">
The Hebe Haven Yacht Club (Hebe Haven Yacht Club) filmed whales in Nanfeng Bay in Saigon on July 13, and the film caused heated discussion on the Internet.</text:p>
      <text:p text:style-name="P4">
<text:a xlink:type="simple" xlink:href="https://www.bbc.com/ws/av-embeds/cps/zhongwen/simp/press-review-66199429/p0g0zyc6/zh-hans" text:style-name="Internet_20_link" text:visited-style-name="Visited_20_Internet_20_Link">
Video-Link:/WS/AV-EMBEDS/CPS/ZHONGWEN/SIMP/PRESS-Review-66199429/P0G0Zyc6/ZH-HansS</text:a>
<text:span text:style-name="T4">
 Your equipment does not support playing multimedia materials </text:span>
 video plus injection text,</text:p>
      <text:p text:style-name="P4">
Since Beijing issued the National Security Law in Hong Kong in 2020, hundreds of thousands have left the city. The BBC "Ourworld" continued to track several Hong Kong people who stayed and moved to overseas to record how the changes in political and social atmosphere affected their lives.</text:p>
      <text:p text:style-name="P4">
<text:a xlink:type="simple" xlink:href="https://www.bbc.com/ws/av-embeds/cps/zhongwen/simp/press-review-66199429/p0g0wfq6/zh-hans" text:style-name="Internet_20_link" text:visited-style-name="Visited_20_Internet_20_Link">
Video-3-Link:/WS/AV-EMBEDS/CPS/ZHONGWEN/SIMP/PRESS-Review-66199429/P0G0WFQ6/ZH-HansS</text:a>
<text:span text:style-name="T4">
 Your equipment does not support playing multimedia materials </text:span>
 video plus injection text,</text:p>
      <text:p text:style-name="P4">
China ’s youth unemployment rate innovation and high -rise in the country have emerged as“ stall economy ”</text:p>
      <text:p text:style-name="P4">
News Source: <text:a xlink:type="simple" xlink:href="https://www.bbc.com/zhongwen/simp/press-review-66199429" text:style-name="Internet_20_link" text:visited-style-name="Visited_20_Internet_20_Link">
https://www.bbc.com/zhongwen/simp/press-review-66199429</text:a>
</text:p>
      <!--NEWS-->
      <text:h text:style-name="P10" text:outline-level="1">
<text:span text:style-name="T4">
Intel's latest AI chip in China, the latest AI chip highlights US export control vulnerabilities</text:span>
</text:h>
      <text:p text:style-name="P4">
Author: chinese@voanews.com (孙承)</text:p>
      <text:p text:style-name="P4">
Publisher: 美国之音中文网 (Type: NewsMediaOrganization)</text:p>
      <text:p text:style-name="P4">
Published Time: 2023-07-15T04:08:45+08:00</text:p>
      <text:p text:style-name="P4">
Modified Time: 2023-07-14 20:08:45Z</text:p>
      <text:p text:style-name="P4">
Description: As the US government continuously strengthens the implementation of strict restrictions on China's artificial intelligence (AI) industry, American chip manufacturer Intel announced this week that it has launched a new artificial intelligence chip for the Chinese market. This is an American technology company bypassing Government export control and strive to participate in the latest example of the Chinese market.</text:p>
      <text:p text:style-name="P4">
Videos: []</text:p>
      <text:p text:style-name="P4">
Images: []</text:p>
      <text:p text:style-name="P4">
Categories: ['美国', '中国', '科技']</text:p>
      <text:p text:style-name="P4">
Type: None</text:p>
      <!--METADATA-->
      <text:p text:style-name="P4">
Nonenone</text:p>
      <text:p text:style-name="P4">
News Source: <text:a xlink:type="simple" xlink:href="https://www.voachinese.com/a/intel-china-ai-chip-us-regulatory-loophole/7181348.html" text:style-name="Internet_20_link" text:visited-style-name="Visited_20_Internet_20_Link">
https://www.voachinese.com/a/intel-china-ai-chip-us-regulatory-loophole/7181348.html</text:a>
</text:p>
      <!--NEWS-->
      <text:h text:style-name="P10" text:outline-level="1">
<text:span text:style-name="T4">
Cambodian thunder experts train Ukraine in Poland</text:span>
</text:h>
      <text:p text:style-name="P4">
Author: chinese@voanews.com (迈罗斯拉娃·贡加泽)</text:p>
      <text:p text:style-name="P4">
Publisher: 美国之音中文网 (Type: NewsMediaOrganization)</text:p>
      <text:p text:style-name="P4">
Published Time: 2023-07-15T04:35:16+08:00</text:p>
      <text:p text:style-name="P4">
Modified Time: 2023-07-14 20:35:16Z</text:p>
      <text:p text:style-name="P4">
Description: Russia has invaded Ukraine for a year and a half, and the lamerum and ammunition can be found in nearly 40%of Ukrainian territory. Friends in Ukraine Japan, Cambodia, Poland, and the United States are assisting thunder. Voice of America (VOA) visited a facility in Poland. Cambodian experts here train Ukrainian emergency staff to use Japanese lightning equipment.</text:p>
      <text:p text:style-name="P4">
Videos: []</text:p>
      <text:p text:style-name="P4">
Images: []</text:p>
      <text:p text:style-name="P4">
Categories: ['乌克兰局势', '亚太', '欧洲', '军事', '编辑推荐']</text:p>
      <text:p text:style-name="P4">
Type: None</text:p>
      <!--METADATA-->
      <text:p text:style-name="P4">
Nonenone</text:p>
      <text:p text:style-name="P4">
News Source: <text:a xlink:type="simple" xlink:href="https://www.voachinese.com/a/cambodian-demining-experts-training-ukrainians-in-poland-20230714/7181497.html" text:style-name="Internet_20_link" text:visited-style-name="Visited_20_Internet_20_Link">
https://www.voachinese.com/a/cambodian-demining-experts-training-ukrainians-in-poland-20230714/7181497.html</text:a>
</text:p>
      <!--NEWS-->
      <text:h text:style-name="P10" text:outline-level="1">
<text:span text:style-name="T4">
Australian Foreign Minister: I made a "frank conversation" with Wang Yi</text:span>
</text:h>
      <text:p text:style-name="P4">
Author: chinese@voanews.com (默瑟)</text:p>
      <text:p text:style-name="P4">
Publisher: 美国之音中文网 (Type: NewsMediaOrganization)</text:p>
      <text:p text:style-name="P4">
Published Time: 2023-07-15T05:15:23+08:00</text:p>
      <text:p text:style-name="P4">
Modified Time: 2023-07-14 21:15:23Z</text:p>
      <text:p text:style-name="P4">
Description: Australian Foreign Minister Huang Yingxian held a "frank conversation" with China's highest diplomatic director Wang Yi in a summit at Jakarta.</text:p>
      <text:p text:style-name="P4">
Videos: []</text:p>
      <text:p text:style-name="P4">
Images: []</text:p>
      <text:p text:style-name="P4">
Categories: ['亚太', '经济·金融·贸易', '中国']</text:p>
      <text:p text:style-name="P4">
Type: None</text:p>
      <!--METADATA-->
      <text:p text:style-name="P4">
Nonenone</text:p>
      <text:p text:style-name="P4">
News Source: <text:a xlink:type="simple" xlink:href="https://www.voachinese.com/a/australia-urges-china-to-continue-to-ease-trade-sanctions-20230714/7181543.html" text:style-name="Internet_20_link" text:visited-style-name="Visited_20_Internet_20_Link">
https://www.voachinese.com/a/australia-urges-china-to-continue-to-ease-trade-sanctions-20230714/7181543.html</text:a>
</text:p>
      <!--NEWS-->
      <text:h text:style-name="P10" text:outline-level="1">
<text:span text:style-name="T4">
Being a friend or a friend of art, this is a problem</text:span>
</text:h>
      <text:p text:style-name="P4">
Authors: ['范庭略']</text:p>
      <text:p text:style-name="P4">
Publisher: 英国《金融时报》</text:p>
      <text:p text:style-name="P4">
Time: 2023-07-15T06:04:48+00:00</text:p>
      <text:p text:style-name="P4">
Published Time: 2023-07-12T12:00:99+08:00</text:p>
      <text:p text:style-name="P4">
Modified Time: 2023-07-13T11:27:99+08:00</text:p>
      <text:p text:style-name="P4">
Description: Fan Tingluo: The value behind art works is often difficult to capture and grasp. Through the exhibition with a strong inclusive exhibition, people may find more new assessment clues.</text:p>
      <text:p text:style-name="P4">
Images: []</text:p>
      <text:p text:style-name="P4">
Themes: ['艺术', '关注']</text:p>
      <text:p text:style-name="P4">
Keywords: ['艺术']</text:p>
      <text:p text:style-name="P4">
Type: Article</text:p>
      <!--METADATA-->
      <text:p text:style-name="P4">
Artists appear more in the public's field of vision, after the rise of social media.</text:p>
      <text:p text:style-name="P4">
With the increase of biography, art history, interviews, or gossip in the Internet community, people have re -understood many past events through these poles that embody intimate friendship. Art is a kind of difficulty to interpret it. It is like artists who are talking about global now. They will always talk about his or her skin color and more detailed past to him or her work. The good words of heroes between the old -fashioned artists seemed to have ended in Freud or Bacon. The old -fashioned works left a deep impression on us, and in the process of changing the style of artistic creation, they influenced each other subtly. Let's attract the main condiments of the eyeball.</text:p>
      <text:p text:style-name="P4">
News Source: <text:a xlink:type="simple" xlink:href="http://www.ftchinese.com/story/001100227" text:style-name="Internet_20_link" text:visited-style-name="Visited_20_Internet_20_Link">
http://www.ftchinese.com/story/001100227</text:a>
</text:p>
      <!--NEWS-->
      <text:h text:style-name="P10" text:outline-level="1">
<text:span text:style-name="T4">
The second anniversary of the Flood in the Alties: How is the reconstruction progress?</text:span>
</text:h>
      <text:p text:style-name="P4">
Author: None (Language: zh)</text:p>
      <text:p text:style-name="P4">
Publisher: None</text:p>
      <text:p text:style-name="P4">
Time: 2023-07-15T06:16:00Z</text:p>
      <text:p text:style-name="P4">
Description: Two years ago, the peaceful Ali River suddenly became turbulent torrents, destroyed many houses, and caused more than a hundred people to die. Is the reconstruction completed today? How is the local tourism industry and wine planting industry?</text:p>
      <text:p text:style-name="P4">
Videos: []</text:p>
      <text:p text:style-name="P4">
Images: []</text:p>
      <text:p text:style-name="P4">
Subject: 科技环境</text:p>
      <text:p text:style-name="P4">
Subjects: []</text:p>
      <text:p text:style-name="P4">
Keywords: ['葡萄酒']</text:p>
      <text:p text:style-name="P4">
Id: 66236414</text:p>
      <!--METADATA-->
      <text:p text:style-name="P4">
<text:a xlink:type="simple" xlink:href="https://www.dw.com/zh/overlay/image/article/66236414/66056075" text:style-name="Internet_20_link" text:visited-style-name="Visited_20_Internet_20_Link">
 </text:a>
In July 2021, a railway in the Alties Valley was destroyed by the flood</text:p>
      <text:p text:style-name="P4">
(Voice of Germany Chinese website) From July 14th to 15th, 2021, the Floods broke out suddenly in the Alvis Valley of Western Germany, becoming <text:a xlink:type="simple" xlink:href="https://www.dw.com/zh/zh/默克尔无法用言语描述洪水损毁的程度/a-58306135" text:style-name="Internet_20_link" text:visited-style-name="Visited_20_Internet_20_Link">
one of the most serious natural disasters in Germany</text:a>
Essence At least 135 people died alone in Laifan.</text:p>
      <text:p text:style-name="P4">
Wine farmers Lukassermann took over the family winery two years before the flood. He has no flood insurance, but fortunately, there is a 30 billion euro reconstruction fund established by the German Federation and the states, which covers 80%of his economic losses.</text:p>
      <text:p text:style-name="P4">
The Alts Valley is a well -known wine plantation, with about 560 hectares of planting area. In particular, the wine brewed on the steep foothills is very popular with experts and tourists.</text:p>
      <text:p text:style-name="P4">
Selman said that the wine is selling well now, but tourists still have no tide. He felt that this was because the road has not been completely repaired, and the same is true of bicycle lanes and railways. The parking lots of large passenger bus and camping cars are still under construction.</text:p>
      <text:p text:style-name="P4">
Jiuben Selman</text:p>
      <text:h text:style-name="P12" text:outline-level="3">
<text:span text:style-name="T4">
Infrastructure is still under construction</text:span>
</text:h>
      <text:p text:style-name="P4">
In addition, many hotels and conference centers of the Alval Valley have not been reopened. In 2019 before the flood and the epidemic, 1.3 million tourists have ushered in here. Today, about 60 % are restored from the number of beds. However, most of the tourists who spend the night here are mostly weekends, not like they have taken a few days before.</text:p>
      <text:p text:style-name="P4">
THOMASWINGES said that the tourism industry here has not fully recovered and it is not surprising. Because there are construction sites and machine noise everywhere. Saw the wood, build a house, and knock on the nails everywhere. However, his business is not bad.</text:p>
      <text:p text:style-name="P4">
Tour guide Vigus</text:p>
      <text:p text:style-name="P4">
He will tell the situation of the flood at the time of the hiking tourists. In this small village, 10 people were killed. At that time, the water level of the Ali River rose here to 10.6 meters (currently 48 cm). He also tells that after the flood, people help each other and <text:a xlink:type="simple" xlink:href="https://www.dw.com/zh/zh/德国抢险救灾时为何如此依赖志愿者消防员/a-58317668" text:style-name="Internet_20_link" text:visited-style-name="Visited_20_Internet_20_Link">
volunteers have surged from all over the place</text:a>
The huge enthusiasm for helping help.</text:p>
      <text:p text:style-name="P4">
Hubert Pauly, chairman of the Local Wine Planting Association, said <text:a xlink:type="simple" xlink:href="https://www.dw.com/zh/zh/留在家乡还是远走他方洪灾区居民的艰难抉择/a-59114160" text:style-name="Internet_20_link" text:visited-style-name="Visited_20_Internet_20_Link">
Many residents</text:a>
It has not been completely calmed down from the state of the disaster. There are about 130,000 residents here. Many people are still scared when there are heavy rain. Poly said that a friend's little granddaughter would ask his grandfather during the thunderstorm: "Will the house be broken this time?"</text:p>
      <text:p text:style-name="P4">
Poly estimates that the total loss of the Altar wine farmers is up to 200 million euros. Only 5 of the 35 wine farmers were not affected. But he also said that wine farmers in other regions have extended their hands, whether it is cleaning the ruins or storing wine. Customers are also doing their righteousness and buy wine bottle with sludge wines.</text:p>
      <text:p text:style-name="P4">
But now there are phone lines that are not finished, and mobile networks are relatively poor. Poly said, <text:a xlink:type="simple" xlink:href="https://www.dw.com/zh/zh/德国西部洪灾惨烈防灾系统哪去了/a-58316881" text:style-name="Internet_20_link" text:visited-style-name="Visited_20_Internet_20_Link">
Flood prevention measures in the Alval Valley</text:a>
It still needs to be improved. But in any case, he said that people here want to look forward. The Alts Valley is still "a place worth living and love".</text:p>
      <text:h text:style-name="P12" text:outline-level="3">
<text:span text:style-name="T4">
What do you look like after one year in the flood disaster area in Germany?</text:span>
</text:h>
      <text:p text:style-name="P4">
News Source: <text:a xlink:type="simple" xlink:href="https://www.dw.com/zh/阿尔河谷洪灾两周年：重建进展如何？/a-66236414" text:style-name="Internet_20_link" text:visited-style-name="Visited_20_Internet_20_Link">
https://www.dw.com/zh/阿尔河谷洪灾两周年：重建进展如何？/a-66236414?maca=chi-rss-chi-all-1127-rdf</text:a>
</text:p>
      <!--NEWS-->
      <text:h text:style-name="P10" text:outline-level="1">
<text:span text:style-name="T4">
Construction of Pakistan's largest nuclear power plant built by China</text:span>
</text:h>
      <text:p text:style-name="P4">
Author: chinese@voanews.com (古尔)</text:p>
      <text:p text:style-name="P4">
Publisher: 美国之音中文网 (Type: NewsMediaOrganization)</text:p>
      <text:p text:style-name="P4">
Published Time: 2023-07-15T06:41:11+08:00</text:p>
      <text:p text:style-name="P4">
Modified Time: 2023-07-14 22:41:11Z</text:p>
      <text:p text:style-name="P4">
Description: On Friday (July 14), Pakistan held a soil breakthrough ceremony for the country's largest civil nuclear power plant. This nuclear power plant was built by China and will provide Pakistani Grid of 1,200 MW every day. It is estimated that it costs at least $ 3.5 billion.</text:p>
      <text:p text:style-name="P4">
Videos: []</text:p>
      <text:p text:style-name="P4">
Images: []</text:p>
      <text:p text:style-name="P4">
Categories: ['一带一路', '亚太', '经济·金融·贸易', '中国']</text:p>
      <text:p text:style-name="P4">
Type: None</text:p>
      <!--METADATA-->
      <text:p text:style-name="P4">
Nonenone</text:p>
      <text:p text:style-name="P4">
News Source: <text:a xlink:type="simple" xlink:href="https://www.voachinese.com/a/china-begins-construction-of-pakistan-s-largest-nuclear-power-plant-20230714/7181510.html" text:style-name="Internet_20_link" text:visited-style-name="Visited_20_Internet_20_Link">
https://www.voachinese.com/a/china-begins-construction-of-pakistan-s-largest-nuclear-power-plant-20230714/7181510.html</text:a>
</text:p>
      <!--NEWS-->
      <text:h text:style-name="P10" text:outline-level="1">
<text:span text:style-name="T4">
The United States starts the $ 20 billion "Green Bank" plan to deal with climate change</text:span>
</text:h>
      <text:p text:style-name="P4">
Author: 联合早报 (Person)</text:p>
      <text:p text:style-name="P4">
Publisher: 联合早报 (Organization)</text:p>
      <text:p text:style-name="P4">
Published Time: 2023-07-15T06:49</text:p>
      <text:p text:style-name="P4">
Modified Time: 2023-07-15T07:03</text:p>
      <text:p text:style-name="P4">
Description: The U.S. Environmental Protection Agency launched two competitive funding plans with a total amount of 20 billion US dollars (about 26.4 billion yuan), which stimulated the national investment of low -income communities, especially low -income communities. Reuters reports that these two funding plans are US President Biden for "Reducing inflation ...</text:p>
      <text:p text:style-name="P4">
Videos: []</text:p>
      <text:p text:style-name="P4">
Audios: []</text:p>
      <text:p text:style-name="P4">
Images: []</text:p>
      <text:p text:style-name="P4">
Type: NewsArticle</text:p>
      <text:p text:style-name="P4">
Breadcrumbs: ['即时', '国际']</text:p>
      <text:p text:style-name="P4">
Keywords: ['美国', '清洁能源', '投资', '低收入', '气候变化', '碳排放']</text:p>
      <!--METADATA-->
      <text:p text:style-name="P4">
The U.S. Environmental Protection Agency launched two competitive funding plans with a total amount of 20 billion US dollars (about 26.4 billion yuan), which stimulated the national investment of low -income communities, especially low -income communities.</text:p>
      <text:p text:style-name="P4">
Reuters reports that these two funding plans are part of the US President Biden's $ 27 billion in greenhouse gas emission fund settled by the US President Biden for the "Reduction Act" (IRA), and it is also the latest measure for the US government to reduce global carbon emissions projects.</text:p>
      <text:p text:style-name="P4">
US Vice President Harris said on Friday (July 14) in a speaker in Baltimore's event that these investment will improve the efficiency of heating and refrigeration systems, thereby reducing the electricity costs of working families.</text:p>
      <text:p text:style-name="P4">
Harris said: "We reduce the cost of power, which means that the power expenses of the working parents will be reduced, so they will have extra money to buy daily necessities, repair houses and school supplies."</text:p>
      <text:p text:style-name="P4">
The White House said that 14 billion US dollars are "National Clean Investment Fund", which will provide funds for clean financial institutions of two or three countries, enable them to cooperate with private enterprises and provide financing for tens of thousands of clean technology projects across the country.</text:p>
      <text:p text:style-name="P4">
In addition, the $ 6 billion is a competitive fund for the "Clean Community Investment Accelerator" and will support up to seven non -profit organizations to provide funds and technical assistance for loan institutions in low -income and disadvantaged communities to establish local cleaning financing capabilities.</text:p>
      <text:p text:style-name="P4">
The Director of the U.S. Environmental Protection Agency, Reagan, said that Biden's "Green Bank" plan will inspire privately invest in cleaning technology and "expand economic opportunities for backward communities."</text:p>
      <text:p text:style-name="P4">
The "Reduction of Inflation Act" will provide a reward of 369 billion US dollars in response to climate change, without any Republican members voting to support the bill.</text:p>
      <text:p text:style-name="P4">
News Source: <text:a xlink:type="simple" xlink:href="https://www.zaobao.com.sg/realtime/world/story20230715-1414033" text:style-name="Internet_20_link" text:visited-style-name="Visited_20_Internet_20_Link">
https://www.zaobao.com.sg/realtime/world/story20230715-1414033</text:a>
</text:p>
      <!--NEWS-->
      <text:h text:style-name="P10" text:outline-level="1">
<text:span text:style-name="T4">
The Guardian of Guo Guo Elections insinuated the political parties of the anti -corruption presidential candidate</text:span>
</text:h>
      <text:p text:style-name="P4">
Publisher: 法新社</text:p>
      <text:p text:style-name="P4">
Published Time: 2023-07-15T07:32:08+00:00</text:p>
      <text:p text:style-name="P4">
Modified Time: 2023-07-15T07:05:02+00:00</text:p>
      <text:p text:style-name="P4">
Description: (French Xinhe Gourd Malan City, 14th) The General Chief of Guardian Malan Prosecutor's Office today said that he will not stop investigating the "Seed Party" of the political party of the anti -corruption presidential candidate Bernardo Arevalo. He insisted that the move would not interfere with the presidential election on August 2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617581in" draw:z-index="0">
<draw:image xlink:href="../Images/rficn/2023-07-15T07-32-08-00-00/000000.png" xlink:type="simple" xlink:show="embed" xlink:actuate="onLoad" draw:mime-type="image/png"/>
</draw:frame>
The Guild Court of Guo Guo Constitution rejected the ruling of the suspension of the "Semilla" of the party affiliated to the party affiliated to Arebalo. Attract international concerns.</text:p>
      <text:p text:style-name="P4">
The Court of Guatemala's ruling on the 12th was requested by Rafaelcurruchiche, a corruption prosecutor Rafaelcurruchhe, who might not make Albalo unable to continue the election. Caruchs is being sanctioned by the United States.</text:p>
      <text:p text:style-name="P4">
This ruling on the seed party caused demonstration in the capital and was criticized by the United Nations, the United States and the European Union.</text:p>
      <text:p text:style-name="P4">
However, the General Chief of Guardian Procuratorate today stated that he would continue to investigate the Seed Party today, and insisted that the move was "inadvertently intervene in the second round of elections, nor was it necessary to make any candidates lose qualifications."</text:p>
      <text:p text:style-name="P4">
Karuchski claimed that the seed party listed thousands of ghost party members, and the establishment of the party in 2018 should be invalid.</text:p>
      <text:p text:style-name="P4">
News Source: <text:a xlink:type="simple" xlink:href="https://www.rfi.fr/cn/%E5%9B%BD%E9%99%85%E6%8A%A5%E9%81%93/20230715-%E7%93%9C%E5%9B%BD%E5%A4%A7%E9%80%89-%E6%A3%80%E6%96%B9%E5%9D%9A%E6%9F%A5%E5%8F%8D%E8%B4%AA%E6%80%BB%E7%BB%9F%E5%80%99%E9%80%89%E4%BA%BA%E6%89%80%E5%B1%9E%E6%94%BF%E5%85%9A" text:style-name="Internet_20_link" text:visited-style-name="Visited_20_Internet_20_Link">
https://www.rfi.fr/cn/%E5%9B%BD%E9%99%85%E6%8A%A5%E9%81%93/20230715-%E7%93%9C%E5%9B%BD%E5%A4%A7%E9%80%89-%E6%A3%80%E6%96%B9%E5%9D%9A%E6%9F%A5%E5%8F%8D%E8%B4%AA%E6%80%BB%E7%BB%9F%E5%80%99%E9%80%89%E4%BA%BA%E6%89%80%E5%B1%9E%E6%94%BF%E5%85%9A</text:a>
</text:p>
      <!--NEWS-->
      <text:h text:style-name="P10" text:outline-level="1">
<text:span text:style-name="T4">
Canada intends to accelerate the simplification of mining approval to weaken China's dominant position</text:span>
</text:h>
      <text:p text:style-name="P4">
Author: 联合早报 (Person)</text:p>
      <text:p text:style-name="P4">
Publisher: 联合早报 (Organization)</text:p>
      <text:p text:style-name="P4">
Published Time: 2023-07-15T07:35</text:p>
      <text:p text:style-name="P4">
Modified Time: 2023-07-15T07:35</text:p>
      <text:p text:style-name="P4">
Description: As the United States and allies have promoted to accelerate the production of key mineral production in North America, the Trudeau government in Canada hopes to announce a plan to simplify mining project permits by the end of this year. Bloomberg reports that as the United States is increasing efforts to obtain the production of electric vehicles, solar panels and wind turbines ...</text:p>
      <text:p text:style-name="P4">
Videos: []</text:p>
      <text:p text:style-name="P4">
Audios: []</text:p>
      <text:p text:style-name="P4">
Images: []</text:p>
      <text:p text:style-name="P4">
Type: NewsArticle</text:p>
      <text:p text:style-name="P4">
Breadcrumbs: ['即时', '国际']</text:p>
      <text:p text:style-name="P4">
Keywords: ['加拿大', '中国']</text:p>
      <!--METADATA-->
      <text:p text:style-name="P4">
As the United States and allies have promoted to accelerate the production of key mineral production in North America, the Trudeau government in Canada hopes to announce a plan to simplify mining project permits by the end of this year.</text:p>
      <text:p text:style-name="P4">
Bloomberg reported that as the United States is increasing the metal required by the production of electric vehicles, solar panels and wind turbines, Canada is facing pressure to maintain synchronization with the United States. American legislators are discussing a legislation that may significantly accelerate the approval of resource projects.</text:p>
      <text:p text:style-name="P4">
Although Canada has a large number of key mineral resources, it may take five to 25 years in the production of mines, which constitutes a major challenge to Canada's hopes to participate in the United States' lead in the leading position in the key mineral field.</text:p>
      <text:p text:style-name="P4">
Exner Piparo, a special consultant of the Canadian Business Council, said that the United States' discussions on the legislation of licensed reform have increased the urgency of Canada's accelerated mineral construction.</text:p>
      <text:p text:style-name="P4">
She said: "The prices of commodities have risen, and some key metals have begun to be short -short, which shows that the United States has a serious attitude towards permission procedure reform. If we want to do something in the key mineral field, we must take action."</text:p>
      <text:p text:style-name="P4">
According to an official official, the most ideal situation is that the Canadian government has completed a plan to simplify the mining project permit before the autumn budget update.</text:p>
      <text:p text:style-name="P4">
The official said that the Trudeau administration will seek to implement the regulatory obstacle legislative legislation passed in 2019. These obstacles may be delayed for more than 10 years.</text:p>
      <text:p text:style-name="P4">
The backlog of the license is mainly due to insufficient funds responsible for approval, and the lack of coordination between the federal government and the counterpart departments of various provinces. The IMPACTASSSSSSSSSSSSENT ACT adopted in 2019, which aims to shorten the approval time of the permit approval to up to 5.6 months by setting the evaluation time limit, but the actual project delay still far exceeds this time limit.</text:p>
      <text:p text:style-name="P4">
News Source: <text:a xlink:type="simple" xlink:href="https://www.zaobao.com.sg/realtime/world/story20230715-1414035" text:style-name="Internet_20_link" text:visited-style-name="Visited_20_Internet_20_Link">
https://www.zaobao.com.sg/realtime/world/story20230715-1414035</text:a>
</text:p>
      <!--NEWS-->
      <text:h text:style-name="P10" text:outline-level="1">
<text:span text:style-name="T4">
Microsoft claims that Chinese hackers use code defects to steal emails from US government agencies</text:span>
</text:h>
      <text:p text:style-name="P4">
Author: chinese@voanews.com (美国之音)</text:p>
      <text:p text:style-name="P4">
Publisher: 美国之音中文网 (Type: NewsMediaOrganization)</text:p>
      <text:p text:style-name="P4">
Published Time: 2023-07-15T07:35:16+08:00</text:p>
      <text:p text:style-name="P4">
Modified Time: 2023-07-14 23:35:35Z</text:p>
      <text:p text:style-name="P4">
Description: Microsoft said that Chinese hackers used the defects in its code to steal emails from US government agencies and other customers.</text:p>
      <text:p text:style-name="P4">
Videos: []</text:p>
      <text:p text:style-name="P4">
Images: []</text:p>
      <text:p text:style-name="P4">
Categories: ['美国', '中国', '科技']</text:p>
      <text:p text:style-name="P4">
Type: None</text:p>
      <!--METADATA-->
      <text:p text:style-name="P4">
Nonenone</text:p>
      <text:p text:style-name="P4">
News Source: <text:a xlink:type="simple" xlink:href="https://www.voachinese.com/a/microsoft-says-chinese-hackers-exploited-code-flaw-to-steal-emails-from-government-agencies-20230714/7181590.html" text:style-name="Internet_20_link" text:visited-style-name="Visited_20_Internet_20_Link">
https://www.voachinese.com/a/microsoft-says-chinese-hackers-exploited-code-flaw-to-steal-emails-from-government-agencies-20230714/7181590.html</text:a>
</text:p>
      <!--NEWS-->
      <text:h text:style-name="P10" text:outline-level="1">
<text:span text:style-name="T4">
WHO: Asba sweet can cause cancer</text:span>
</text:h>
      <text:p text:style-name="P4">
Author: None (Language: zh)</text:p>
      <text:p text:style-name="P4">
Publisher: None</text:p>
      <text:p text:style-name="P4">
Time: 2023-07-15T08:16:00Z</text:p>
      <text:p text:style-name="P4">
Description: Asba is one of the most widely used sweeteners in the world. The latest report from the WHO Cancer Research Agency pointed out that Asba is likely to cause cancer, but normal intake does not increase health risks.</text:p>
      <text:p text:style-name="P4">
Videos: []</text:p>
      <text:p text:style-name="P4">
Images: []</text:p>
      <text:p text:style-name="P4">
Subject: 科技环境</text:p>
      <text:p text:style-name="P4">
Subjects: ['食品安全']</text:p>
      <text:p text:style-name="P4">
Keywords: ['阿斯巴甜', '甜味剂', '低糖食品', '致癌', '摄入量', '食品安全']</text:p>
      <text:p text:style-name="P4">
Id: 66232599</text:p>
      <!--METADATA-->
      <text:p text:style-name="P4">
<text:a xlink:type="simple" xlink:href="https://www.dw.com/zh/overlay/image/article/66232599/63051395" text:style-name="Internet_20_link" text:visited-style-name="Visited_20_Internet_20_Link">
 </text:a>
Many people who want to reduce sugar intake will choose sweeteners as alternative</text:p>
      <text:p text:style-name="P4">
(Voice of Germany Chinese) WHO International Cancer Research Agency (IARC) released the evaluation report of Aspartam (E951) on Friday (July 14). The taste agent is listed as "may be carcinogenic to humans."</text:p>
      <text:p text:style-name="P4">
As an artificial synthetic sweetener, Asba is widely used in the food industry. Many processed foods have it, especially low -sugar carbonated beverages, baked foods, dairy products, and sugar -free gum, breakfast oatmeal, fast coffee, and food dishes.</text:p>
      <text:p text:style-name="P4">
"Cancer is one of the most common causes of death in the world. The scientific community has always been committed to the factors that may be possible or help cause cancer. The card (FranceScobranca) said in an announcement: "The assessment of Asba's sweetness shows that although the normal amount of use will not cause a large security problem, its potential consequences must be investigated through more and better research."</text:p>
      <text:p text:style-name="P4">
Asba Sweet is an artificial synthetic sweetener</text:p>
      <text:h text:style-name="P12" text:outline-level="3">
<text:span text:style-name="T4">
Drinking white water is the best</text:span>
</text:h>
      <text:p text:style-name="P4">
"We don't recommend consumers to completely reject sweeteners, but we recommend that they have restrained enjoyment." Branka explained that if you take a shopping in the supermarket, you choose sugar or [sweetener].(https://www.dw.com/zh/zh/甜度高热量低的天然甜味剂甜菊/a-1571313)For soft drinks, you may wish to consider the third option -drinking white water or other drinks without sweetness.</text:p>
      <text:p text:style-name="P4">
The international cancer research institution located in Lyon, France has published the results of the research on the latest issue of the "Liuye Knife Cancer Medicine". Researchers discovered a limited basis for Asba Sweet Sweetan and some kind of liver cancer.</text:p>
      <text:p text:style-name="P4">
In such studies, scientists judge whether a substance may be carcinogenally in theory, but it does not consider how much a person takes to take in order to cause the risk of cancer.</text:p>
      <text:p text:style-name="P4">
According to the current European Union's suggestions, Asba's highest daily intake is 40 mg of weight per kilogram. The WHO explained that a 70 kg of people weighed more than ten cans of soft drinks with more than ten cans of Asba's sweet and high -content soft drinks will meet this standard. Therefore, according to the current cognition, consumers who are not such "indulgence" will not face higher cancer risks.</text:p>
      <text:p text:style-name="P4">
*#</text:p>
      <text:h text:style-name="P13" text:outline-level="4">
<text:span text:style-name="T4">
The "Top Ten Bitter Fruit" produced by excessive sugar</text:span>
</text:h>
      <text:h text:style-name="P12" text:outline-level="3">
<text:span text:style-name="T4">
can make people addicted!</text:span>
</text:h>
      <text:p text:style-name="P4">
At least in the inspection of the obese people, high calories can stimulate the brain to release dopamine and addiction, which is similar to smoke and alcohol in the brain. People can conduct self -testing: for example, do not drink sugary drinks and food for 10 days. If you have a headache, irritability, and strong desire to eat sugar after 1 to 2 days, it means that there have been symptoms of addiction!</text:p>
      <text:p text:style-name="P4">
*#</text:p>
      <text:h text:style-name="P13" text:outline-level="4">
<text:span text:style-name="T4">
The "Top Ten Bitter Fruit" produced by excessive sugar</text:span>
</text:h>
      <text:h text:style-name="P12" text:outline-level="3">
<text:span text:style-name="T4">
can cause obesity!</text:span>
</text:h>
      <text:p text:style-name="P4">
Sugar substances can be converted into fat at a rate of 2 to 5 times in the human body. In other words, sugar can be directly converted into fat. In addition, the body intake of fructose substances is also metabolized by the liver. Excessive use can easily lead to fatty liver. On the other hand, excessive sugar can also lead to insulin resistance, and eventually replace it with type 2 diabetes. A lifelong disease.</text:p>
      <text:p text:style-name="P4">
*#</text:p>
      <text:h text:style-name="P13" text:outline-level="4">
<text:span text:style-name="T4">
The "Top Ten Bitter Fruit" produced by excessive sugar</text:span>
</text:h>
      <text:h text:style-name="P12" text:outline-level="3">
<text:span text:style-name="T4">
Affecting people's mood!</text:span>
</text:h>
      <text:p text:style-name="P4">
A small amount of sugar can help the human body synthesize serotonin and make people release good moods, but if it is excessive, it may cause depression and anxiety. Sudden changes in blood sugar levels will bring irritability and emotional fluctuations, making people nervous or moody.</text:p>
      <text:p text:style-name="P4">
*#</text:p>
      <text:h text:style-name="P13" text:outline-level="4">
<text:span text:style-name="T4">
The "Top Ten Bitter Fruit" produced by excessive sugar</text:span>
</text:h>
      <text:h text:style-name="P12" text:outline-level="3">
<text:span text:style-name="T4">
Accelerate aging speed!</text:span>
</text:h>
      <text:p text:style-name="P4">
Skinization of skin tissue can make people look older. The sugar molecule is attached to the collagen fiber, causing collagen fiber to harden and loses inherent elasticity. The accumulation of glycated toxin is accumulated in the body, causing cells to aging faster. The skin is easy to relax and looks older than the actual age.</text:p>
      <text:p text:style-name="P4">
*#</text:p>
      <text:h text:style-name="P13" text:outline-level="4">
<text:span text:style-name="T4">
The "Top Ten Bitter Fruit" produced by excessive sugar</text:span>
</text:h>
      <text:h text:style-name="P12" text:outline-level="3">
<text:span text:style-name="T4">
can destroy the normal intestinal flora!</text:span>
</text:h>
      <text:p text:style-name="P4">
Healthy advocates flora helps the intestines to digest and prevent harmful bacteria. However, the more sugar accumulated in the intestine, the more likely to cause pathogenic consequences. Bacterial and parasites like sugar in the intestine. Excessive sugar can also cause bloating, constipation and diarrhea.</text:p>
      <text:p text:style-name="P4">
*#</text:p>
      <text:h text:style-name="P13" text:outline-level="4">
<text:span text:style-name="T4">
The "Top Ten Bitter Fruit" produced by excessive sugar</text:span>
</text:h>
      <text:h text:style-name="P12" text:outline-level="3">
<text:span text:style-name="T4">
Evisory offensive!</text:span>
</text:h>
      <text:p text:style-name="P4">
People who eat too much sugar are likely to have excessive excitement. We also know that children who love sugar have so -called multi -motion: sugar intake increases to reduce people's concentration, always in a state of activity, unable to sit still. Therefore, children should eat foods without sugar.</text:p>
      <text:p text:style-name="P4">
*#</text:p>
      <text:h text:style-name="P13" text:outline-level="4">
<text:span text:style-name="T4">
The "Top Ten Bitter Fruit" produced by excessive sugar</text:span>
</text:h>
      <text:h text:style-name="P12" text:outline-level="3">
<text:span text:style-name="T4">
Weaken the human immune system!</text:span>
</text:h>
      <text:p text:style-name="P4">
Eating too much sugar can weaken the body's immunity. Soon after taking too much sugar, it will reduce the human body's immunity and reduce the vitamin C content in white blood cells. White blood cells can help the human body fight against viruses and bacteria.</text:p>
      <text:p text:style-name="P4">
*#</text:p>
      <text:h text:style-name="P13" text:outline-level="4">
<text:span text:style-name="T4">
The "Top Ten Bitter Fruit" produced by excessive sugar</text:span>
</text:h>
      <text:h text:style-name="P12" text:outline-level="3">
<text:span text:style-name="T4">
Dangerous factors for Alzheimer's!</text:span>
</text:h>
      <text:p text:style-name="P4">
Alzheimer's disease is commonly known as dementia. Studies have shown that excessive sugar can increase the risk of the onset of Alzheimer's disease. A research report published in 2013 shows the risk of insulin resistance and high blood sugar increased neurodegeneration diseases.#</text:p>
      <text:h text:style-name="P13" text:outline-level="4">
<text:span text:style-name="T4">
The "Top Ten Bitter Fruit" produced by excessive sugar</text:span>
</text:h>
      <text:h text:style-name="P12" text:outline-level="3">
<text:span text:style-name="T4">
Increase the risk of cancer!</text:span>
</text:h>
      <text:p text:style-name="P4">
Tumor cells need a large amount of sugar to help them reproduce. A group composed of a team of international medical experts, a group led by Professor Lewiscantley, Harvard Medical College in the United States, played the role of sugar in the formation of tumor cells. This life scholar suggested that you can eat less in your diet, and try to eat less sugar.</text:p>
      <text:p text:style-name="P4">
*#</text:p>
      <text:h text:style-name="P13" text:outline-level="4">
<text:span text:style-name="T4">
The "Top Ten Bitter Fruit" produced by excessive sugar</text:span>
</text:h>
      <text:h text:style-name="P12" text:outline-level="3">
<text:span text:style-name="T4">
Make people dull!</text:span>
</text:h>
      <text:p text:style-name="P4">
Too much sugar can damage people's memory. A study by Berlin Charité showed that the reduction of elevated blood sugar levels can reduce the memory function of the human brain are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 Reuters)</text:p>
      <text:p text:style-name="P4">
News Source: <text:a xlink:type="simple" xlink:href="https://www.dw.com/zh/世卫组织：阿斯巴甜可能致癌/a-66232599" text:style-name="Internet_20_link" text:visited-style-name="Visited_20_Internet_20_Link">
https://www.dw.com/zh/世卫组织：阿斯巴甜可能致癌/a-66232599?maca=chi-rss-chi-all-1127-rdf</text:a>
</text:p>
      <!--NEWS-->
      <text:h text:style-name="P10" text:outline-level="1">
<text:span text:style-name="T4">
Wagner Group provides training for the White Ros Armed Forces</text:span>
</text:h>
      <text:p text:style-name="P4">
Author: 联合早报 (Person)</text:p>
      <text:p text:style-name="P4">
Publisher: 联合早报 (Organization)</text:p>
      <text:p text:style-name="P4">
Published Time: 2023-07-15T08:21</text:p>
      <text:p text:style-name="P4">
Modified Time: 2023-07-15T08:34</text:p>
      <text:p text:style-name="P4">
Description: White Ross has reached an agreement with the Russian mercenaries Wagner Group, which is trained by the Wagner Group for training. Reuters reported that the Berosh Ministry of Defense issued a statement on Friday (July 14) that the management of the White Ross and the Wagner Group's management have formulated a roadmap,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白罗斯', '俄罗斯', '俄乌关系', '培训', '俄罗斯兵变']</text:p>
      <!--METADATA-->
      <text:p text:style-name="P4">
White Ross has reached an agreement with the Russian mercenaries Wagner Group, which is trained by the Wagner Group for training.</text:p>
      <text:p text:style-name="P4">
Reuters reported that the Berosh Ministry of Defense issued a statement on Friday (July 14) that the management of the Bloss Defense and Wagner Group have formulated a route map, and the Wagner Group will provide training and sharing experience for different military units in Beros.</text:p>
      <text:p text:style-name="P4">
The statement said: "Our land defense forces are trained near Asipovichy. The Wagner combatants are instructor in multiple military units in our military units."</text:p>
      <text:p text:style-name="P4">
The Bairos Ministry of Defense did not provide more details, only to say that it would report to the public "the next job will be carried out."</text:p>
      <text:p text:style-name="P4">
<draw:frame draw:style-name="fr1" draw:name="Image224" text:anchor-type="as-char" svg:width="6.9236in" svg:height="4.615733in" draw:z-index="0">
<draw:image xlink:href="../Images/zaobao world/2023-07-15T08-21/000000.png" xlink:type="simple" xlink:show="embed" xlink:actuate="onLoad" draw:mime-type="image/png"/>
</draw:frame>
The Bairos Ministry of Defense issued a statement on the 14th that the Bai National Defense Ministry and Wagner's management have formulated a roadmap, and the Wagner Group will provide training and sharing experience for different Beloz military units. (Reuters)</text:p>
      <text:p text:style-name="P4">
A video released by the Ministry of Defense of Beros showed that a masked armed personnel provided training to soldiers near a Belos Barracks.</text:p>
      <text:p text:style-name="P4">
Wagner Group, who played a key role in the Ukrainian war, more than ten days ago <text:a xlink:type="simple" xlink:href="https://www.zaobao.com/realtime/world/story20230624-1407349" text:style-name="Internet_20_link" text:visited-style-name="Visited_20_Internet_20_Link">
launched a rebellion</text:a>
And waving the army to Moscow north. But the founder of the Wagner Group, Porigo Ren suddenly announced the abandonment of his demand at the last moment, and was in President Beloos <text:a xlink:type="simple" xlink:href="https://www.zaobao.com/news/world/story20230625-1407836" text:style-name="Internet_20_link" text:visited-style-name="Visited_20_Internet_20_Link">
Under the mediation of Lukashenko</text:a>
, Let the mutiny end quickly, and said that they would move to White Ross.</text:p>
      <text:p text:style-name="P4">
The Wagner Group has a large number of combatants who are prisoners from Russian prisons.</text:p>
      <text:p text:style-name="P4">
Earlier this month, a group of foreign journalists visited a camp near Asxapovich. At the time, Parlos officials revealed that Wagner's mercenaries may be stationed there.</text:p>
      <text:p text:style-name="P4">
News Source: <text:a xlink:type="simple" xlink:href="https://www.zaobao.com.sg/realtime/world/story20230715-1414038" text:style-name="Internet_20_link" text:visited-style-name="Visited_20_Internet_20_Link">
https://www.zaobao.com.sg/realtime/world/story20230715-1414038</text:a>
</text:p>
      <!--NEWS-->
      <text:h text:style-name="P10" text:outline-level="1">
<text:span text:style-name="T4">
Yi Huaren, Minister of Transport, Minister of Transport in Singapore's rare high -level corruption investigation case, was released on bail after being arrested</text:span>
</text:h>
      <text:p text:style-name="P4">
Publisher: 法新社</text:p>
      <text:p text:style-name="P4">
Published Time: 2023-07-15T08:32:08+00:00</text:p>
      <text:p text:style-name="P4">
Modified Time: 2023-07-15T08:05:02+00:00</text:p>
      <text:p text:style-name="P4">
Description: (Agence France -Presse Singapore, 15th) The Singapore Corruption Council (CPIB) said that the Minister of Transportation, Si Hua, was arrested for suspected rare high -level corruption investigations. The survey also arrested a billionaire hotel Tyco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7-15T08-32-08-00-00/000000.png" xlink:type="simple" xlink:show="embed" xlink:actuate="onLoad" draw:mime-type="image/png"/>
</draw:frame>
The Corruption Council stated in an email statement last night that the Minister of Transport Yi Huaren was "arrested on July 11, 2023, and then released the insurance."</text:p>
      <text:p text:style-name="P4">
The bureau said that Wang Xingxing, executive director of the Hotel Properties of the listed company, was arrested and bail was also arrested on the same day.</text:p>
      <text:p text:style-name="P4">
The corruption investigation bureau has not disclosed the details of the investigation. Singapore is a global financial center and is known as one of the lowest corruption countries in the world.</text:p>
      <text:p text:style-name="P4">
News Source: <text:a xlink:type="simple" xlink:href="https://www.rfi.fr/cn/%E5%9B%BD%E9%99%85%E6%8A%A5%E9%81%93/20230715-%E6%96%B0%E5%8A%A0%E5%9D%A1%E7%BD%95%E8%A7%81%E9%AB%98%E5%B1%82%E8%B4%AA%E8%85%90%E8%B0%83%E6%9F%A5%E6%A1%88-%E4%BA%A4%E9%80%9A%E9%83%A8%E9%95%BF%E6%98%93%E5%8D%8E%E4%BB%81%E8%A2%AB%E6%8D%95%E5%90%8E%E8%8E%B7%E4%BF%9D%E9%87%8A" text:style-name="Internet_20_link" text:visited-style-name="Visited_20_Internet_20_Link">
https://www.rfi.fr/cn/%E5%9B%BD%E9%99%85%E6%8A%A5%E9%81%93/20230715-%E6%96%B0%E5%8A%A0%E5%9D%A1%E7%BD%95%E8%A7%81%E9%AB%98%E5%B1%82%E8%B4%AA%E8%85%90%E8%B0%83%E6%9F%A5%E6%A1%88-%E4%BA%A4%E9%80%9A%E9%83%A8%E9%95%BF%E6%98%93%E5%8D%8E%E4%BB%81%E8%A2%AB%E6%8D%95%E5%90%8E%E8%8E%B7%E4%BF%9D%E9%87%8A</text:a>
</text:p>
      <!--NEWS-->
      <text:h text:style-name="P10" text:outline-level="1">
<text:span text:style-name="T4">
Comfort woman: The last group of survivors of the Japanese army slaves in World War II called for "Don't forget us"</text:span>
</text:h>
      <text:p text:style-name="P4">
Author: https://www.facebook.com/bbcworldservice/</text:p>
      <text:p text:style-name="P4">
Publisher: BBC News 中文</text:p>
      <text:p text:style-name="P4">
Published Time: 2023-07-15T08:37:26.000Z</text:p>
      <text:p text:style-name="P4">
Modified Time: 2023-07-15T08:37:26.000Z</text:p>
      <text:p text:style-name="P4">
Description: In the countryside of Malanch, about 20 women are the last batch of comfort women survivors in the Philippines.</text:p>
      <text:p text:style-name="P4">
Images: ["<text:a xlink:type="simple" xlink:href="https://ichef.bbci.co.uk/news/640/cpsprodpb/ECA0/production/_130367506_mariapilarsinging2.jpg" text:style-name="Internet_20_link" text:visited-style-name="Visited_20_Internet_20_Link">
_130367506_ma...</text:a>
"]</text:p>
      <text:p text:style-name="P4">
Videos: ["<text:a xlink:type="simple" xlink:href="https://www.bbc.com/ws/av-embeds/cps/zhongwen/simp/world-66209744/p0587qss/zh-hans" text:style-name="Internet_20_link" text:visited-style-name="Visited_20_Internet_20_Link">
zh-hans</text:a>
"]</text:p>
      <text:p text:style-name="P4">
Tags: ['历史', '日本', '中國', '韩国', '台湾', '女权', '人权', '菲律宾', '女人']</text:p>
      <text:p text:style-name="P4">
Type: Article</text:p>
      <!--METADATA-->
      <text:h text:style-name="P12" text:outline-level="3">
<text:span text:style-name="T4">
A comforting woman: The last batch of survivors of the Japanese Slave in World War II called for "Don't forget us"</text:span>
</text:h>
      <ul>
        <li>
Joel GUINTO and Virma Simonette * BBC reporters posted from Singapore and Manila</li>
      </ul>
      <text:p text:style-name="P4">
2 hours ago<draw:frame draw:style-name="fr1" draw:name="Image226" text:anchor-type="as-char" svg:width="6.9236in" svg:height="3.894525in" draw:z-index="0">
<draw:image xlink:href="../Images/BBC Chinese/2023-07-15T08-37-26.000Z/_130367506_mariapilarsinging2.jpg" xlink:type="simple" xlink:show="embed" xlink:actuate="onLoad" draw:mime-type="image/jpeg"/>
</draw:frame>
Image source, virma simoTte/ BBC</text:p>
      <text:p text:style-name="P4">
Image adding text,</text:p>
      <text:p text:style-name="P4">
Pillars Galan (right) and Mary of Mary.</text:p>
      <text:p text:style-name="P4">
<text:span text:style-name="T4">
 When Pilargalaang entered a room full of 80 women, she suddenly didn't remember why she was wearing her favorite flower skirt. The 88 -year -old woman glanced at her sister -in -law Mariaquilantang, which was a reminder that made her remember back. These two women participated in the "comfort women" gathering during World War II, and the so -called comfort women were forced to enter the Japanese army in South Korea, the Philippines, Taiwan, China, and Indonesia's military brothels. </text:span>
</text:p>
      <text:p text:style-name="P4">
In Mapaniqui, the countryside of the Philippines, about 20 women are the last batch of comfort women in the Philippines.</text:p>
      <text:p text:style-name="P4">
When they were young, they were taken away from home, dragged into a red house on the dusty road, and repeatedly raped the Japanese army. Now they are 80 or 90 years old, still struggling to obtain public apology and compensation from Japan.</text:p>
      <text:p text:style-name="P4">
But these wishes have not been realized for decades.</text:p>
      <text:p text:style-name="P4">
They tell their trauma to those who are willing to listen, hoping that they will not be forgotten by the world even if their memory is gradually blurred.</text:p>
      <text:p text:style-name="P4">
<text:a xlink:type="simple" xlink:href="https://www.bbc.com/zhongwen/simp/world-40553828" text:style-name="Internet_20_link" text:visited-style-name="Visited_20_Internet_20_Link">
South Korea's earliest "comfort woman" image record</text:a>
<text:span text:style-name="T5">
 <text:a xlink:type="simple" xlink:href="https://www.bbc.com/zhongwen/simp/chinese-news-41733809" text:style-name="Internet_20_link" text:visited-style-name="Visited_20_Internet_20_Link">
"The biggest fear of the comfort woman is the forgotten of tragedy"</text:a>
</text:span>
 <text:a xlink:type="simple" xlink:href="https://www.bbc.com/zhongwen/simp/world-57480142" text:style-name="Internet_20_link" text:visited-style-name="Visited_20_Internet_20_Link">
Japanese Prime Minister Tonjo Machine ashes were confirmed to be sprinkled into the Pacific Ocean</text:a>
* <text:a xlink:type="simple" xlink:href="https://www.bbc.com/zhongwen/simp/world-60497619" text:style-name="Internet_20_link" text:visited-style-name="Visited_20_Internet_20_Link">
The World War II in the United States: The dark history and family secrets behind a long -seized kimono</text:a>
At that time, they had nearly 200,000 people, most of them were Koreans. In South Korea, their number has now decreased to nine people. The last known comfort woman survivor in Taiwan died in May this year. Japan's refusal to face the past and pay compensation, which has always been the source of the tension between the country and the neighboring countries.</text:p>
      <text:p text:style-name="P4">
In the Peace Treaty signed with Japan in 1951, the Philippines agreed to give up the right to claim compensation during the battle. Although these comfort women did not admit this, the Philippines, as the main source of development aid in Japan, has been reluctant to put pressure on Tokyo.</text:p>
      <text:p text:style-name="P4">
Image source, virma simoTte/ BBC</text:p>
      <text:p text:style-name="P4">
Image adding text,</text:p>
      <text:p text:style-name="P4">
Many local women were taken away from home, dragged and detained into a red house on the dusty road, and repeatedly raped by the Japanese army.</text:p>
      <text:p text:style-name="P4">
"We hope that we can get justice before our death," the "team leader" in the comfort women who requested the claim is also the most blunt Maria told BBC, "We have only a few people, and we have entered the twilight years."</text:p>
      <text:p text:style-name="P4">
In a hot afternoon, a group called "Malaya Lolas" (free grandmother) gathered together in the Philippines, singing his own life stories in a slow -played verse.</text:p>
      <text:p text:style-name="P4">
"We cried, we begged a little sympathy. Their brutal heart was only eager to satisfy. When I was 14 years old, I was viciously infringed ..." The group sang.</text:p>
      <text:p text:style-name="P4">
Maria began to say some jokes, making other grandmother feel easier. She told them that singing in front of the audience is no different from singing karaoke. Moreover, chewing betel nut can soothe all anxiety.</text:p>
      <text:p text:style-name="P4">
After that, she became serious. When she was eight years old, she was raped in the red house in the middle of the paddy field. To this day, every time she sees the house from the highway, the pain will emerge. Because the broken house still stands over there, now attracts people and some historians who are curious about the ghost story.</text:p>
      <text:p text:style-name="P4">
In the villages where these grandmothers lived, there were many houses that have been broken during World War II. The village is located in the town of Candaba, which is two hours north of the capital Manila, and is rich in duck eggs and breeding catfish. It is no longer known for its past dark wartime history.</text:p>
      <text:p text:style-name="P4">
Image adding text,</text:p>
      <text:p text:style-name="P4">
Maria said the disaster took her childhood, as well as a good education and a happy family life that could have been.</text:p>
      <text:p text:style-name="P4">
Maria told BBC that other daily ordinary things would also cause her past memories. When she saw the soil soaked by the rain, she recalled that during the imprisonment, her only source of drinking water was to plow the buffalo of the rice field to step on, leaving the water in deep footprints.</text:p>
      <text:p text:style-name="P4">
She said, "We carry a very heavy burden."</text:p>
      <text:p text:style-name="P4">
"But I have a lot of dreams when I was a kid."</text:p>
      <text:p text:style-name="P4">
Maria said that the disaster took her childhood and had a good education and a happy family life that could have been, but her father died in the war: I could have wearing beautiful clothes and became a cute little girl. On the contrary, we are constantly moving and always afraid of the Japanese. "</text:p>
      <text:p text:style-name="P4">
However, she thought she was lucky because she married a farmer and formed a family. Many other Philippine comfort women are discriminated against in the community and their families.</text:p>
      <text:p text:style-name="P4">
Image source, virma simoTte/ BBC</text:p>
      <text:p text:style-name="P4">
Image adding text,</text:p>
      <text:p text:style-name="P4">
Ms. Cruise: At the age of 94, she is one of the oldest people in this comfort women group.</text:p>
      <text:p text:style-name="P4">
Maxima Delacruz also hoped to attend the party in the afternoon, but she could not attend because she couldn't afford it. At the age of 94, she is one of the oldest people in this group."I have participated in so many protests. I have been to Japan, Hong Kong, and even Europe," she said.</text:p>
      <text:p text:style-name="P4">
"The lawyer helped us to these places. Although my body is weak, everything is still clear for me, and it is deeply imprinted in my mind."</text:p>
      <text:p text:style-name="P4">
Image source, virma simoTte/ BBC</text:p>
      <text:p text:style-name="P4">
Image adding text,</text:p>
      <text:p text:style-name="P4">
This village has a painful history.</text:p>
      <text:p text:style-name="P4">
Cruz said that after the war, she was forced to work and could not go to school because she had to help on her parents' farm. When she got married at the age of 16, she clearly remembered that her family shared a whole chicken instead of holding a wedding banquet.</text:p>
      <text:p text:style-name="P4">
"If Japan can give us a little living expenses," she said.</text:p>
      <text:p text:style-name="P4">
For "free grandmother", recalling the past is always a kind of spiritual sustenance, their lawyer Virginia Suarez told reporters.</text:p>
      <text:p text:style-name="P4">
"For them, telling your own story in the form of songs is very liberated. When you experience what they experience, you can't keep silent. Because it will be an extra torture," Suarez said.</text:p>
      <text:p text:style-name="P4">
Japan must be supported by the Philippine women's seeking compensation for compensation. The "free grandmother" once made relevant requirements to the Philippine government and even appealed to the Supreme Court, but failed to succeed.</text:p>
      <text:p text:style-name="P4">
[Video-1-Link:/WS/AV-EMBEDS/CPS/ZHONGWEN/SIMP/World-66209744/P0587qss/ZH-HansS]](https://www.bbc.com/ws/av-embeds/cps/zhongwen/simp/world-66209744/p0587qss/zh-hans)<text:span text:style-name="T4">
 Your equipment does not support playing multimedia materials </text:span>
 video plus injection text,</text:p>
      <text:p text:style-name="P4">
The earliest known comfort women's image announced in South Korea in 2019</text:p>
      <text:p text:style-name="P4">
The "free grandmother" appealed to the "CEDAW) of the United Nations Elimination of the Women's Disclosure Committee (CEDAW). In March of this year, Manila must compensate these grandmother and publicly apologize for their decades of suffering and discriminatory encounters. Essence</text:p>
      <text:p text:style-name="P4">
"For the victims of these victims who were stunned, neglected, ignored and erased in the past, this is a symbolic moment of victory," the United Nations eliminates the member of the Women's Disclosure Committee, Mariene Berris ( Marionbethel) said.</text:p>
      <text:p text:style-name="P4">
Lawyer Suarez said that since the CEDAW ruling, government agencies have distributed thousands of flees to her customers. But she added that they would never stop fighting Japan's apology.</text:p>
      <text:p text:style-name="P4">
Image adding text,</text:p>
      <text:p text:style-name="P4">
Another comfort woman in the Philippines.</text:p>
      <text:p text:style-name="P4">
"For 'Liberty Grandma', apology is really important, because it is a recognition of errors," she said.</text:p>
      <text:p text:style-name="P4">
She also emphasized that "Japan has committed very serious crimes on them. The world should not forget this, and the Japanese side should pay the price for this."</text:p>
      <text:p text:style-name="P4">
For Maria, as long as someone is willing to listen, their battle will continue. "We are a very close friends group, and many people are helping us. We want justice. As long as someone invites us, we will continue to sing."</text:p>
      <text:p text:style-name="P4">
News Source: <text:a xlink:type="simple" xlink:href="https://www.bbc.com/zhongwen/simp/world-66209744" text:style-name="Internet_20_link" text:visited-style-name="Visited_20_Internet_20_Link">
https://www.bbc.com/zhongwen/simp/world-66209744</text:a>
</text:p>
      <!--NEWS-->
      <text:h text:style-name="P10" text:outline-level="1">
<text:span text:style-name="T4">
South Korean heavy rain 7 dead 3 missing dam over overflowing thousands of people withdrew from home</text:span>
</text:h>
      <text:p text:style-name="P4">
Publisher: 法新社</text:p>
      <text:p text:style-name="P4">
Published Time: 2023-07-15T09:02:07+00:00</text:p>
      <text:p text:style-name="P4">
Modified Time: 2023-07-15T08:35:03+00:00</text:p>
      <text:p text:style-name="P4">
Description: (Agence France -Presse, Seoul, 15th) Officials said today that the rainstorm in South Korea has caused 7 deaths and three disappearances. Thousands of people were told to evacuate their homes due to the da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7-15T09-02-07-00-00/000000.png" xlink:type="simple" xlink:show="embed" xlink:actuate="onLoad" draw:mime-type="image/png"/>
</draw:frame>
In the past three days, heavy rainfall drowned many parts of South Korea, and media reports pointed out that the number of deaths later may increase today.</text:p>
      <text:p text:style-name="P4">
The Ministry of Administration Security stated that the authorities ordered more than 6,400 residents in Huaishan County today to evacuate because of the water level of GOESAN DAM because of the heavy rain and drowned the nearby low -lying villages.</text:p>
      <text:p text:style-name="P4">
The Ministry of Administration also pointed out that since yesterday, seven people have died in the collapse of the soil flow and buildings caused by rainfall.</text:p>
      <text:p text:style-name="P4">
News Source: <text:a xlink:type="simple" xlink:href="https://www.rfi.fr/cn/%E5%9B%BD%E9%99%85%E6%8A%A5%E9%81%93/20230715-%E9%9F%A9%E5%9B%BD%E6%9A%B4%E9%9B%A87%E6%AD%BB3%E5%A4%B1%E8%B8%AA-%E6%B0%B4%E5%9D%9D%E6%BA%A2%E9%A1%B6%E6%95%B0%E5%8D%83%E4%BA%BA%E6%92%A4%E7%A6%BB%E5%AE%B6%E5%9B%AD" text:style-name="Internet_20_link" text:visited-style-name="Visited_20_Internet_20_Link">
https://www.rfi.fr/cn/%E5%9B%BD%E9%99%85%E6%8A%A5%E9%81%93/20230715-%E9%9F%A9%E5%9B%BD%E6%9A%B4%E9%9B%A87%E6%AD%BB3%E5%A4%B1%E8%B8%AA-%E6%B0%B4%E5%9D%9D%E6%BA%A2%E9%A1%B6%E6%95%B0%E5%8D%83%E4%BA%BA%E6%92%A4%E7%A6%BB%E5%AE%B6%E5%9B%AD</text:a>
</text:p>
      <!--NEWS-->
      <text:h text:style-name="P10" text:outline-level="1">
<text:span text:style-name="T4">
The two -party senators joined the Amendment in the National Defense Authorization Law, requiring to track the US investment in China</text:span>
</text:h>
      <text:p text:style-name="P4">
Author: chinese@voanews.com (美国之音)</text:p>
      <text:p text:style-name="P4">
Publisher: 美国之音中文网 (Type: NewsMediaOrganization)</text:p>
      <text:p text:style-name="P4">
Published Time: 2023-07-15T09:03:09+08:00</text:p>
      <text:p text:style-name="P4">
Modified Time: 2023-07-15 02:11:23Z</text:p>
      <text:p text:style-name="P4">
Description: The two US Congress Senator launched a bill to track the US investment in China in legislative ways. At present, the White House is also working hard to complete a long -awaited administrative order, and will also have highly targeted restrictions on investment in certain fields.</text:p>
      <text:p text:style-name="P4">
Videos: []</text:p>
      <text:p text:style-name="P4">
Images: []</text:p>
      <text:p text:style-name="P4">
Categories: ['美中关系', '国会报道', '经济·金融·贸易', '科技']</text:p>
      <text:p text:style-name="P4">
Type: None</text:p>
      <!--METADATA-->
      <text:p text:style-name="P4">
Nonenone</text:p>
      <text:p text:style-name="P4">
News Source: <text:a xlink:type="simple" xlink:href="https://www.voachinese.com/a/us-senators-push-china-investments-tracker-in-defense-bill-20230714/7181930.html" text:style-name="Internet_20_link" text:visited-style-name="Visited_20_Internet_20_Link">
https://www.voachinese.com/a/us-senators-push-china-investments-tracker-in-defense-bill-20230714/7181930.html</text:a>
</text:p>
      <!--NEWS-->
      <text:h text:style-name="P10" text:outline-level="1">
<text:span text:style-name="T4">
Microsoft: Chinese hackers use code defects to steal US government emails</text:span>
</text:h>
      <text:p text:style-name="P4">
Author: 联合早报 (Person)</text:p>
      <text:p text:style-name="P4">
Publisher: 联合早报 (Organization)</text:p>
      <text:p text:style-name="P4">
Published Time: 2023-07-15T09:09</text:p>
      <text:p text:style-name="P4">
Modified Time: 2023-07-15T09:34</text:p>
      <text:p text:style-name="P4">
Description: Microsoft said that Chinese hackers used Microsoft code defects to steal emails from US government agencies and other customers. Reuters reports that in a blog post published by Microsoft on Friday (July 14), it is revealed that based on the situation that Chinese hackers have not disclosed to the public, they use "Microsoft's replacement ...</text:p>
      <text:p text:style-name="P4">
Videos: []</text:p>
      <text:p text:style-name="P4">
Audios: []</text:p>
      <text:p text:style-name="P4">
Images: []</text:p>
      <text:p text:style-name="P4">
Type: NewsArticle</text:p>
      <text:p text:style-name="P4">
Breadcrumbs: ['即时', '国际']</text:p>
      <text:p text:style-name="P4">
Keywords: ['微软', '中国', '黑客入侵', '国务院', '布林肯']</text:p>
      <!--METADATA-->
      <text:p text:style-name="P4">
Microsoft said that Chinese hackers used Microsoft code defects to steal emails from US government agencies and other customers.</text:p>
      <text:p text:style-name="P4">
Reuters reports that Microsoft's blog post published by Microsoft revealed in a blog post on Friday (July 14) that Chinese hackers use "a verification error in the Microsoft code" based on the unreasonable situation of Chinese hackers to conduct their cyber spy activities.</text:p>
      <text:p text:style-name="P4">
This blog post is by far, providing the most detailed explanation for the Chinese hacker incident that stirred the network security industry and the US -China relations. Beijing denies any spy activities.</text:p>
      <text:p text:style-name="P4">
However, the blog post did not explain how hackers obtained Microsoft's digital keys. Some experts speculated that Microsoft itself had been hacked before hackers.</text:p>
      <text:p text:style-name="P4">
Microsoft did not immediately respond to the problem of digital keys.</text:p>
      <text:p text:style-name="P4">
Microsoft and US officials said on Wednesday that since May, hackers related to the Chinese government have been secretly visited about 25 e -mail accounts. US officials said at least two of them were the State Council and the Ministry of Commerce of the US government.</text:p>
      <text:p text:style-name="P4">
U.S. Secretary of State Brills, at an Asian Safe Conference in Jakarta on Thursday, Wang Yi, member of the Political Bureau of the Communist Party of China and director of the Central Foreign Affairs Working Committee, stated that any actions against the U.S. government, US companies, or American citizens have "deeply worried" the United States.</text:p>
      <text:p text:style-name="P4">
"We will take appropriate actions to investigate the responsibility of the relevant responsible."</text:p>
      <text:p text:style-name="P4">
News Source: <text:a xlink:type="simple" xlink:href="https://www.zaobao.com.sg/realtime/world/story20230715-1414042" text:style-name="Internet_20_link" text:visited-style-name="Visited_20_Internet_20_Link">
https://www.zaobao.com.sg/realtime/world/story20230715-1414042</text:a>
</text:p>
      <!--NEWS-->
      <text:h text:style-name="P10" text:outline-level="1">
<text:span text:style-name="T4">
The US House of Representatives voted through the "National Defense Authorization Law" Taiwan legislature for the 2024 fiscal year.</text:span>
</text:h>
      <text:p text:style-name="P4">
Author: chinese@voanews.com (锺辰芳)</text:p>
      <text:p text:style-name="P4">
Publisher: 美国之音中文网 (Type: NewsMediaOrganization)</text:p>
      <text:p text:style-name="P4">
Published Time: 2023-07-15T09:30:25+08:00</text:p>
      <text:p text:style-name="P4">
Modified Time: 2023-07-15 01:31:09Z</text:p>
      <text:p text:style-name="P4">
Description: The US Congress House of Representatives passed the 2024 "National Defense Authorization Law" on Friday (July 14) with 219-210 votes. At a press conference before the end of the itinerary, a Taiwan cross -party legislator delegation was visiting Washington.</text:p>
      <text:p text:style-name="P4">
Videos: []</text:p>
      <text:p text:style-name="P4">
Images: []</text:p>
      <text:p text:style-name="P4">
Categories: ['台湾', '国会报道', '军事', '编辑推荐']</text:p>
      <text:p text:style-name="P4">
Type: None</text:p>
      <!--METADATA-->
      <text:p text:style-name="P4">
Nonenone</text:p>
      <text:p text:style-name="P4">
News Source: <text:a xlink:type="simple" xlink:href="https://www.voachinese.com/a/taiwan-legislators-thank-congress-for-bipartisan-support-in-new-ndaa-bill-20230714/7181922.html" text:style-name="Internet_20_link" text:visited-style-name="Visited_20_Internet_20_Link">
https://www.voachinese.com/a/taiwan-legislators-thank-congress-for-bipartisan-support-in-new-ndaa-bill-20230714/7181922.html</text:a>
</text:p>
      <!--NEWS-->
      <text:h text:style-name="P10" text:outline-level="1">
<text:span text:style-name="T4">
Erdogan said Putin agreed to extend the Black Sea Food Agreement</text:span>
</text:h>
      <text:p text:style-name="P4">
Author: None (Language: zh)</text:p>
      <text:p text:style-name="P4">
Publisher: None</text:p>
      <text:p text:style-name="P4">
Time: 2023-07-15T09:31:00Z</text:p>
      <text:p text:style-name="P4">
Description: If not renewed, the current Black Sea Food Agreement will fail on July 18. Turkish President Erdogan said Russia had agreed to extend the Black Sea Food Agreement, but the Kremlin has not yet issued any statement on the matter.</text:p>
      <text:p text:style-name="P4">
Videos: []</text:p>
      <text:p text:style-name="P4">
Images: []</text:p>
      <text:p text:style-name="P4">
Subject: 时政风云</text:p>
      <text:p text:style-name="P4">
Subjects: ['俄罗斯', '乌克兰', '土耳其', '普京', '俄罗斯入侵乌克兰']</text:p>
      <text:p text:style-name="P4">
Keywords: ['黑海粮食协议', '土耳其', '普京', '乌克兰战争', '乌克兰粮食', '乌克兰', '粮食', '俄罗斯']</text:p>
      <text:p text:style-name="P4">
Id: 66242286</text:p>
      <!--METADATA-->
      <text:p text:style-name="P4">
<text:a xlink:type="simple" xlink:href="https://www.dw.com/zh/overlay/image/article/66242286/62717390" text:style-name="Internet_20_link" text:visited-style-name="Visited_20_Internet_20_Link">
 </text:a>
The Black Sea Food Agreement allows Ukraine to export more than 32 million tons of grain, which is mainly exported to developing countries</text:p>
      <text:p text:style-name="P4">
(Voice of Germany Chinese) Turkish President Erdogan said on Friday (July 14) that Russia has agreed to extend the Black Sea Food Agreement.</text:p>
      <text:p text:style-name="P4">
Erdogan told reporters that he had called with Russian President Putin. He said: "We are preparing to welcome Putin to visit in August, and we will extend the Grain Corridor of the Black Sea to reach an agreement."</text:p>
      <text:p text:style-name="P4">
However, the Kremlin has not issued any statement on this matter and emphasized that the agreement will be extended only when it meets its own export conditions.</text:p>
      <text:h text:style-name="P12" text:outline-level="3">
<text:span text:style-name="T4">
Black Sea Grain Agreement is important?</text:span>
</text:h>
      <text:p text:style-name="P4">
In February 2022, Russia's invasion of Ukraine was interrupted, which interrupted Ukraine's food exports, leading to a shortage of food in some countries, and global food prices soared.</text:p>
      <text:p text:style-name="P4">
According to the World Grain Program, food from Ukraine has supported about 400 million people around the world.</text:p>
      <text:h text:style-name="P12" text:outline-level="3">
<text:span text:style-name="T4">
Ukrainian grain export "difficult to add"</text:span>
</text:h>
      <text:p text:style-name="P4">
<text:a xlink:type="simple" xlink:href="https://www.dw.com/zh/zh/俄乌战争美再提供军事援助-粮食出口协议达成/a-62573617" text:style-name="Internet_20_link" text:visited-style-name="Visited_20_Internet_20_Link">
July 2022, Türkiye helps to promote the Black Sea Food Agreement</text:a>
After that, the agreement has been renewed many times. The agreement allows Ukraine to export more than 32 million tons of grain, most of which are sold to developing countries in Africa, the Middle East and other regions.</text:p>
      <text:p text:style-name="P4">
If not renewed, the current agreement will fail on July 18.</text:p>
      <text:p text:style-name="P4">
<text:span text:style-name="T4">
 More reading- <text:a xlink:type="simple" xlink:href="https://www.dw.com/zh/zh/俄乌战争与全球粮食你该知道的五个事实/a-62611383" text:style-name="Internet_20_link" text:visited-style-name="Visited_20_Internet_20_Link">
Russia -Uwine War and Global Food: Five facts you should know</text:a>
</text:span>
</text:p>
      <text:h text:style-name="P12" text:outline-level="3">
<text:span text:style-name="T4">
Russia requires its own export guarantee</text:span>
</text:h>
      <text:p text:style-name="P4">
Moscow has repeatedly threatened the Black Sea Food Agreement, saying that the promise of Russia's own fertilizer and food exports has not been fulfilled.</text:p>
      <text:p text:style-name="P4">
In particular, Russia is seeking sanctions from Western payment, logistics and transportation insurance, saying that these sanctions have always been an obstacle to their exports.</text:p>
      <text:p text:style-name="P4">
Putin said in an interview with National Television on Thursday that Russia was "none of them" as requested by the agreement.</text:p>
      <text:p text:style-name="P4">
"I want to emphasize that nothing is done and nothing is done. This is unilateral." Putin said, "We will consider what to do, we still have a few days."</text:p>
      <text:p text:style-name="P4">
Earlier this week, UN Secretary -General Guterres gave a letter to Putin to talk about extended agreement and eliminate Russian fertilizer export disorders.</text:p>
      <text:p text:style-name="P4">
Erdogan said that he hoped that "through this letter, we will work with Russia to ensure the extension of the grain corridor."</text:p>
      <text:h text:style-name="P12" text:outline-level="3">
<text:span text:style-name="T4">
Crisis changes: Multi -country goes to wheat self -sufficiency</text:span>
</text:h>
      <text:p text:style-name="P4">
(Reuters, Agence France -Presse, Germany)</text:p>
      <text:p text:style-name="P4">
News Source: <text:a xlink:type="simple" xlink:href="https://www.dw.com/zh/埃尔多安称普京同意延长黑海粮食协议/a-66242286" text:style-name="Internet_20_link" text:visited-style-name="Visited_20_Internet_20_Link">
https://www.dw.com/zh/埃尔多安称普京同意延长黑海粮食协议/a-66242286?maca=chi-rss-chi-all-1127-rdf</text:a>
</text:p>
      <!--NEWS-->
      <text:h text:style-name="P10" text:outline-level="1">
<text:span text:style-name="T4">
After the soldiers, I turned into Belarus Vagna Group for the local training army</text:span>
</text:h>
      <text:p text:style-name="P4">
Publisher: 法新社</text:p>
      <text:p text:style-name="P4">
Published Time: 2023-07-15T09:32:07+00:00</text:p>
      <text:p text:style-name="P4">
Modified Time: 2023-07-15T09:20:04+00:00</text:p>
      <text:p text:style-name="P4">
Description: (AFP, Moscow, 14th) Wagner Group (Wagner) failed in Russia's mutiny and led to a few weeks later, Belarus pointed out today that the instructors of the Russian mercenary organization are training the Belarusian ar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617581in" draw:z-index="0">
<draw:image xlink:href="../Images/rficn/2023-07-15T09-32-07-00-00/000000.png" xlink:type="simple" xlink:show="embed" xlink:actuate="onLoad" draw:mime-type="image/png"/>
</draw:frame>
This mutiny ended in a short period of time under the agreement that the Wagner warrior and their summit, Yevgeny Prigozhin, were approved to be exiled to Belarus.</text:p>
      <text:p text:style-name="P4">
Belarus President Alexander Lukashenko questioned the agreement. He said earlier this month that he did not see the Wagner soldiers transferred to his country.</text:p>
      <text:p text:style-name="P4">
However, the Belarusian Ministry of Defense seems to have confirmed at least some Wagner soldiers have arrived.</text:p>
      <text:p text:style-name="P4">
The Belarusian Ministry of Defense stated that the soldiers of Wagner's private military companies served as instructors in some military training.</text:p>
      <text:p text:style-name="P4">
According to the film released by the Belarusian Ministry of Defense, soldiers wearing masks are the instructors of soldiers.</text:p>
      <text:p text:style-name="P4">
News Source: <text:a xlink:type="simple" xlink:href="https://www.rfi.fr/cn/%E5%9B%BD%E9%99%85%E6%8A%A5%E9%81%93/20230715-%E5%85%B5%E8%B0%8F%E5%90%8E%E8%BD%AC%E8%BF%9B%E7%99%BD%E4%BF%84-%E7%93%A6%E6%A0%BC%E7%BA%B3%E9%9B%86%E5%9B%A2%E4%B8%BA%E5%BD%93%E5%9C%B0%E8%AE%AD%E7%BB%83%E5%86%9B%E9%98%9F" text:style-name="Internet_20_link" text:visited-style-name="Visited_20_Internet_20_Link">
https://www.rfi.fr/cn/%E5%9B%BD%E9%99%85%E6%8A%A5%E9%81%93/20230715-%E5%85%B5%E8%B0%8F%E5%90%8E%E8%BD%AC%E8%BF%9B%E7%99%BD%E4%BF%84-%E7%93%A6%E6%A0%BC%E7%BA%B3%E9%9B%86%E5%9B%A2%E4%B8%BA%E5%BD%93%E5%9C%B0%E8%AE%AD%E7%BB%83%E5%86%9B%E9%98%9F</text:a>
</text:p>
      <!--NEWS-->
      <text:h text:style-name="P10" text:outline-level="1">
<text:span text:style-name="T4">
Musk: XAI will work closely with Twitter and Tesla</text:span>
</text:h>
      <text:p text:style-name="P4">
Author: None (Language: zh)</text:p>
      <text:p text:style-name="P4">
Publisher: None</text:p>
      <text:p text:style-name="P4">
Time: 2023-07-15T10:17:00Z</text:p>
      <text:p text:style-name="P4">
Description: Musk said that his new artificial intelligence company XAI's goal was to "understand the universe." The company will use publicly pushing to train its artificial intelligence model, and may cooperate with Tesla to develop artificial intelligence software.</text:p>
      <text:p text:style-name="P4">
Videos: []</text:p>
      <text:p text:style-name="P4">
Images: []</text:p>
      <text:p text:style-name="P4">
Subject: 科技环境</text:p>
      <text:p text:style-name="P4">
Subjects: ['推特', '社交媒体']</text:p>
      <text:p text:style-name="P4">
Keywords: ['马斯克', '推特', '特斯拉', '人工智能', 'AI', '宇宙', 'xAI']</text:p>
      <text:p text:style-name="P4">
Id: 66242437</text:p>
      <!--METADATA-->
      <text:p text:style-name="P4">
<text:a xlink:type="simple" xlink:href="https://www.dw.com/zh/overlay/image/article/66242437/65354118" text:style-name="Internet_20_link" text:visited-style-name="Visited_20_Internet_20_Link">
 </text:a>
Musk announced the establishment of a new artificial intelligence company XAI on July 12</text:p>
      <text:p text:style-name="P4">
(Voice of Germany) Musk said on Friday (July 14) that his new artificial intelligence company XAI's goal was to "understand the universe".</text:p>
      <text:p text:style-name="P4">
In the 90 -minute Twitterspaces voice chat, the billionaire discussed his vision for XAI for the first time, and also talked about the evolution of the earth and the fragility of civilization. Musk joked that in order to deepen his understanding of the universe, the mission declaration of XAI was "what happened?"</text:p>
      <text:p text:style-name="P4">
Musk announced the establishment of XAI for the establishment of a new artificial intelligence company on Wednesday. Earlier, he accused Openai and Google and other companies <text:a xlink:type="simple" xlink:href="https://www.dw.com/zh/zh/ai威脅堪比核戰東西方態度不同/a-65776612" text:style-name="Internet_20_link" text:visited-style-name="Visited_20_Internet_20_Link">
developing artificial intelligence without considering human risks. </text:a>
Openai and Google did not respond to the comments request.</text:p>
      <text:h text:style-name="P12" text:outline-level="3">
<text:span text:style-name="T4">
Why is the science and technology industry afraid of ChatGPT?</text:span>
</text:h>
      <text:p text:style-name="P4">
Musk said that XAI will seek to build a "good AGI" as a substitute for Microsoft, Google and Openai.</text:p>
      <text:p text:style-name="P4">
AGI means "Artificial General Intelligence", which refers to artificial intelligence that can solve problems like humans.</text:p>
      <text:p text:style-name="P4">
The Twitterspaces voice chat activity was delayed this time, because Twitter said that "adjustment algorithms" need to be promoted to more users.</text:p>
      <text:p text:style-name="P4">
Musk said that XAI will work closely with other companies such as Twitter and Tesla. XAI will use publicly pushing to train its artificial intelligence model, and may cooperate with Tesla to develop artificial intelligence software.</text:p>
      <text:p text:style-name="P4">
Musk had previously accused Opena, Google and other companies developing artificial intelligence without considering human risks</text:p>
      <text:p text:style-name="P4">
Musk said that this relationship will have "mutual benefit" nature and may accelerate Tesla's work in autonomous driving capabilities.</text:p>
      <text:p text:style-name="P4">
He also accused other artificial intelligence companies using Twitter data to train their models, and he believes that this approach is illegal.</text:p>
      <text:p text:style-name="P4">
Malays, who advocates the supervision of artificial intelligence, said that he had promoted talks with the White House officials and <text:a xlink:type="simple" xlink:href="https://www.dw.com/zh/zh/中國ai爭議頻傳-馬斯克北京或推監管新規/a-65834960" text:style-name="Internet_20_link" text:visited-style-name="Visited_20_Internet_20_Link">
in talks with senior Chinese officials recently</text:a>
It emphasizes the importance of regulating artificial intelligence.</text:p>
      <text:p text:style-name="P4">
(Reuters)</text:p>
      <text:p text:style-name="P4">
News Source: <text:a xlink:type="simple" xlink:href="https://www.dw.com/zh/马斯克：xai将与推特、特斯拉密切合作/a-66242437" text:style-name="Internet_20_link" text:visited-style-name="Visited_20_Internet_20_Link">
https://www.dw.com/zh/马斯克：xai将与推特、特斯拉密切合作/a-66242437?maca=chi-rss-chi-all-1127-rdf</text:a>
</text:p>
      <!--NEWS-->
      <text:h text:style-name="P10" text:outline-level="1">
<text:span text:style-name="T4">
American chip company executive plans to discuss Chinese policies with the authorities in Washington</text:span>
</text:h>
      <text:p text:style-name="P4">
Author: chinese@voanews.com (美国之音)</text:p>
      <text:p text:style-name="P4">
Publisher: 美国之音中文网 (Type: NewsMediaOrganization)</text:p>
      <text:p text:style-name="P4">
Published Time: 2023-07-15T10:22:24+08:00</text:p>
      <text:p text:style-name="P4">
Modified Time: 2023-07-15 02:22:24Z</text:p>
      <text:p text:style-name="P4">
Description: According to two people familiar with the matter, the CEO of Intel Corp and Qualcomon (Qualcomm Inc) planned to visit Washington next week to discuss policies for China.</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us-chip-ceos-plan-washington-trip-to-talk-china-policy-20230714/7181956.html" text:style-name="Internet_20_link" text:visited-style-name="Visited_20_Internet_20_Link">
https://www.voachinese.com/a/us-chip-ceos-plan-washington-trip-to-talk-china-policy-20230714/7181956.html</text:a>
</text:p>
      <!--NEWS-->
      <text:h text:style-name="P10" text:outline-level="1">
<text:span text:style-name="T4">
The American Virgin Islands claim at least 190 million US dollars to Morgan Chase in the Emperor Taman case</text:span>
</text:h>
      <text:p text:style-name="P4">
Author: 联合早报 (Person)</text:p>
      <text:p text:style-name="P4">
Publisher: 联合早报 (Organization)</text:p>
      <text:p text:style-name="P4">
Published Time: 2023-07-15T10:24</text:p>
      <text:p text:style-name="P4">
Modified Time: 2023-07-15T10:45</text:p>
      <text:p text:style-name="P4">
Description: The American Virgin Islands accused Morgan Chase Bank of Chase, knowing that the late financialist Edistan conducted sexual trafficking activities, and still provided him with financial services and assisted him to conceal crimes. New Yuan). Emanstein's life ...</text:p>
      <text:p text:style-name="P4">
Videos: []</text:p>
      <text:p text:style-name="P4">
Audios: []</text:p>
      <text:p text:style-name="P4">
Images: []</text:p>
      <text:p text:style-name="P4">
Type: NewsArticle</text:p>
      <text:p text:style-name="P4">
Breadcrumbs: ['即时', '国际']</text:p>
      <text:p text:style-name="P4">
Keywords: ['美国', '性交易', '摩根大通', '赔偿']</text:p>
      <!--METADATA-->
      <text:p text:style-name="P4">
The American Virgin Islands accused Morgan Chase Bank of Chase, knowing that the late financialist Edistan conducted sexual trafficking activities, and still provided him with financial services and assisted him to conceal crimes. New Yuan). Epustein used the private islands of the Vilin Islands as his sexual slave park.</text:p>
      <text:p text:style-name="P4">
Reuters reported that the American Virgin Islands submitted documents to the Federal Court of Manhattan on Friday (July 14), asking Morgan Chase to pay a civil fine of $ 150 million in Morgan Chase. Jeffreyepstein has ended a 15 -year relationship.</text:p>
      <text:p text:style-name="P4">
Emanstein had two private islands in the Virgin Islands in the United States before his lifetime, one of which was the infamous "loli island".</text:p>
      <text:p text:style-name="P4">
The American Virgin Islands also hopes that JP Morgan Chase will make punitive compensation to the victims of Epustein.</text:p>
      <text:p text:style-name="P4">
Smith, the chief prosecutor of the American Virgin Islands, issued a statement saying: "Economic punishment and reform measures are critical to ensure that Morgan Chase understands the cost of putting its own profit on public safety."</text:p>
      <text:p text:style-name="P4">
In a statement, Morgan Chase acknowledged that it worked hard to fight for the case to reach a settlement.</text:p>
      <text:p text:style-name="P4">
Morgan Chase also refers to the "misleading" of the US Virgin Islands about damage compensation and "insufficient evidence."</text:p>
      <text:p text:style-name="P4">
Epustein was arrested in New Jersey, USA on July 6, 2019. Agent agent of the Federal Investigation Agency found a lot of obscene photos in his mansion in Manhattan, New York. The Federal Prosecutor of New York later sued Epustein for sexual transactions and conspiracy to trafficking minor women, and Epustein denied guilty.</text:p>
      <text:p text:style-name="P4">
On August 10 of the same year, Epustein died in prison. According to the autopsy report, the New York City Medical Examination Physician's office determined that Elitsan committed suicide in the upper hanging, which was 66 years old.</text:p>
      <text:p text:style-name="P4">
News Source: <text:a xlink:type="simple" xlink:href="https://www.zaobao.com.sg/realtime/world/story20230715-1414054" text:style-name="Internet_20_link" text:visited-style-name="Visited_20_Internet_20_Link">
https://www.zaobao.com.sg/realtime/world/story20230715-1414054</text:a>
</text:p>
      <!--NEWS-->
      <text:h text:style-name="P10" text:outline-level="1">
<text:span text:style-name="T4">
South Korea's heavy rain floods, the landslide of the landslide, at least 22 deaths 14 disappeared</text:span>
</text:h>
      <text:p text:style-name="P4">
Publisher: 法新社</text:p>
      <text:p text:style-name="P4">
Published Time: 2023-07-15T11:02:09+00:00</text:p>
      <text:p text:style-name="P4">
Modified Time: 2023-07-15T10:50:02+00:00</text:p>
      <text:p text:style-name="P4">
Description: (Agence France -Presse, Seoul, 15th) South Korean officials pointed out today that heavy rains have caused floods and landslides in China. At least 22 people have died so far, 14 people have disappeared. At present, thousands of people have been ordered to evacuate their ho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617581in" draw:z-index="0">
<draw:image xlink:href="../Images/rficn/2023-07-15T11-02-09-00-00/000000.png" xlink:type="simple" xlink:show="embed" xlink:actuate="onLoad" draw:mime-type="image/png"/>
</draw:frame>
Agence France -Presse reported that South Korea is currently at the peak of the summer rainy season. In the past three days, it has continued to decline in heavy rain, which has caused a large -scale flood and landslide, leading to a dam full of dams.</text:p>
      <text:p text:style-name="P4">
According to Yonhap News Agency, according to the news of the Central Disaster Security Countermeasures of South Korea today, as of this afternoon, this round of heavy rain has caused 22 deaths and 14 disappearances, and the number of casualties may increase.</text:p>
      <text:p text:style-name="P4">
The Central Disaster Security Countermeasure Headquarters pointed out that the number of deaths related to heavy rain has risen to 22. Among them, there were 16 people in the north road of Qingshang, 4 of Zhongqing South Road, 1 of Sejong City, and 1 of Zhongqing North Road. It is reported that 14 people's whereabouts are unknown.</text:p>
      <text:p text:style-name="P4">
The underground lanes of Zhongqing North Road were drowned and 19 cars were trapped. As the current search and rescue work is difficult to carry out, the number of casualties may rise further.</text:p>
      <text:p text:style-name="P4">
Affected by the continuous heavy rainfall, the water level of the Huai Mountain Reservoir of Zhongqing North Road exceeded the alarm line and an overflow occurred. More than 6,400 people in the six risks and caves in Zhongzhou City.</text:p>
      <text:p text:style-name="P4">
In addition, due to continuous rainfall, the water level in Seoul has risen, the main channels have begun to implement traffic control today.</text:p>
      <text:p text:style-name="P4">
News Source: <text:a xlink:type="simple" xlink:href="https://www.rfi.fr/cn/%E5%9B%BD%E9%99%85%E6%8A%A5%E9%81%93/20230715-%E9%9F%A9%E5%9B%BD%E6%9A%B4%E9%9B%A8%E9%85%BF%E6%B4%AA%E7%81%BE%E5%B1%B1%E5%B4%A9-%E8%87%B3%E5%B0%9122%E6%AD%BB14%E5%A4%B1%E8%B8%AA" text:style-name="Internet_20_link" text:visited-style-name="Visited_20_Internet_20_Link">
https://www.rfi.fr/cn/%E5%9B%BD%E9%99%85%E6%8A%A5%E9%81%93/20230715-%E9%9F%A9%E5%9B%BD%E6%9A%B4%E9%9B%A8%E9%85%BF%E6%B4%AA%E7%81%BE%E5%B1%B1%E5%B4%A9-%E8%87%B3%E5%B0%9122%E6%AD%BB14%E5%A4%B1%E8%B8%AA</text:a>
</text:p>
      <!--NEWS-->
      <text:h text:style-name="P10" text:outline-level="1">
<text:span text:style-name="T4">
Survey: Nearly 70 % of South Korea ’s single households live in the monthly rental rent is the largest overhead</text:span>
</text:h>
      <text:p text:style-name="P4">
Author: 联合早报 (Person)</text:p>
      <text:p text:style-name="P4">
Publisher: 联合早报 (Organization)</text:p>
      <text:p text:style-name="P4">
Published Time: 2023-07-15T11:05</text:p>
      <text:p text:style-name="P4">
Modified Time: 2023-07-15T11:05</text:p>
      <text:p text:style-name="P4">
Description: A questionnaire survey in South Korea showed that nearly 70%of the family's families chose to pay the house on monthly, and the rent became the largest expenses of each month. Yonhap News Agency reported that "Station3" of the rental information platform company "Station3" recently reached 83 of its real estate information platform "dabang" ...</text:p>
      <text:p text:style-name="P4">
Videos: []</text:p>
      <text:p text:style-name="P4">
Audios: []</text:p>
      <text:p text:style-name="P4">
Images: []</text:p>
      <text:p text:style-name="P4">
Type: NewsArticle</text:p>
      <text:p text:style-name="P4">
Breadcrumbs: ['即时', '国际']</text:p>
      <text:p text:style-name="P4">
Keywords: ['韩国', '租房', '调查']</text:p>
      <!--METADATA-->
      <text:p text:style-name="P4">
A questionnaire survey in South Korea showed that nearly 70%of the family's families chose to pay the house on monthly, and the rent became the largest expenses of each month.</text:p>
      <text:p text:style-name="P4">
Yonhap News Agency reported that the rental information platform company "Station3" recently conducted a questionnaire survey for 832 users of its real estate information platform "DABANG". The results showed that 45%(376) of the interviewees were one -person household. Among them, 30-39 years old, accounting for 34%. Later, 20-29 years old (29%) and 40-49 years (27%). From the perspective of rental transactions, the monthly rent is 68%, which is much higher than the rents (27%); Housing forms are 52%of single -room suite, 24%and three -room suites, 15%of office buildings and urban living houses, and 8%of apartments.</text:p>
      <text:p text:style-name="P4">
Judging from the average monthly income of one -person household, more than 2 million won to 3 million won (about 2081 to 3,000 yuan) is the most, accounting for 40%. Since then, more than 3 million won to 4 million won (22%) and 1 million won to 2 million won (15%). Among them, 48.1%of the respondents answered the largest monthly expenditure for residence, followed by buying food (19.1%) and going out to eat (13%).</text:p>
      <text:p text:style-name="P4">
Asks for the proportion of residential expenses in expenditure, 39%of the respondents answered 10%to 20%, and 38%were 20%to 30%. However, 71%of interviewees answered 10%to 20%of residence costs, and only 23%of them answered 20%to 30%. There is a gap in reality and ideals.</text:p>
      <text:p text:style-name="P4">
The rental house is a unique housing rental system in Korea. After the contract is signed, the tenant needs to pay the landlord's large deposit (usually 50%to 70%of the house price) as a deposit. During the rental period, the landlord will refund the deposit in full after the contract expires.</text:p>
      <text:p text:style-name="P4">
News Source: <text:a xlink:type="simple" xlink:href="https://www.zaobao.com.sg/realtime/world/story20230715-1414064" text:style-name="Internet_20_link" text:visited-style-name="Visited_20_Internet_20_Link">
https://www.zaobao.com.sg/realtime/world/story20230715-1414064</text:a>
</text:p>
      <!--NEWS-->
      <text:h text:style-name="P10" text:outline-level="1">
<text:span text:style-name="T4">
China Fast Fashion Brand SHEIN re -pass the negative message designer to control its serious infringement</text:span>
</text:h>
      <text:p text:style-name="P4">
Author: chinese@voanews.com (杨安)</text:p>
      <text:p text:style-name="P4">
Publisher: 美国之音中文网 (Type: NewsMediaOrganization)</text:p>
      <text:p text:style-name="P4">
Published Time: 2023-07-15T11:58:37+08:00</text:p>
      <text:p text:style-name="P4">
Modified Time: 2023-07-15 03:58:37Z</text:p>
      <text:p text:style-name="P4">
Description: China Fast Fashion Retailer Shein has repeatedly reported negative news, and has recently been accused of serious infringement, which is equivalent to extortion.</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shein-hit-with-lawsuit-citing-rico-violations-20230715/7181976.html" text:style-name="Internet_20_link" text:visited-style-name="Visited_20_Internet_20_Link">
https://www.voachinese.com/a/china-s-shein-hit-with-lawsuit-citing-rico-violations-20230715/7181976.html</text:a>
</text:p>
      <!--NEWS-->
      <text:h text:style-name="P10" text:outline-level="1">
<text:span text:style-name="T4">
Shan landslides and floods in South Korea at least seven died and more than a thousand people evacuate</text:span>
</text:h>
      <text:p text:style-name="P4">
Author: 联合早报 (Person)</text:p>
      <text:p text:style-name="P4">
Publisher: 联合早报 (Organization)</text:p>
      <text:p text:style-name="P4">
Published Time: 2023-07-15T12:06</text:p>
      <text:p text:style-name="P4">
Modified Time: 2023-07-15T12:07</text:p>
      <text:p text:style-name="P4">
Description: South Korea has become a disaster for three consecutive days. Many landscapes and a dam down in many places have caused at least seven people to die, three disappearances, and seven other injuries, and more than a thousand people evacuated. Reuters reports that the Ministry of Political Affairs and Security of South Korea said that as of Saturday (July 15) at 11 am ...</text:p>
      <text:p text:style-name="P4">
Videos: []</text:p>
      <text:p text:style-name="P4">
Audios: []</text:p>
      <text:p text:style-name="P4">
Images: []</text:p>
      <text:p text:style-name="P4">
Type: NewsArticle</text:p>
      <text:p text:style-name="P4">
Breadcrumbs: ['即时', '国际']</text:p>
      <text:p text:style-name="P4">
Keywords: ['韩国', '暴雨', '山体滑坡', '水坝', '死亡']</text:p>
      <!--METADATA-->
      <text:p text:style-name="P4">
South Korea has become a disaster for three consecutive days. Many landscapes and a dam down in many places have caused at least seven people to die, three disappearances, and seven other injuries, and more than a thousand people evacuated.</text:p>
      <text:p text:style-name="P4">
Reuters reported that the Ministry of Internal Citizens and Security of South Korea said that as of 11 am on Saturday (July 15) (Saturday time at 10 am on Saturday time), 1567 people across the country were evacuated. Due to the dyke of the dam on the Zhongqing North Road, the number of evacuation may increase.</text:p>
      <text:p text:style-name="P4">
Local governments have issued evacuation orders to more than 7,000 people.</text:p>
      <text:p text:style-name="P4">
In addition, as of 9 am, the flood volume flowing into the Huai Mountain Dam exceeds 2,700 tons per second, which is the highest in the past.</text:p>
      <text:p text:style-name="P4">
The Korean railway company has suspended all slow speed trains and some bullet train services. The bullet train that continues to drive may slow down the speed due to landslides, rail flooding, and falling stone threats.</text:p>
      <text:p text:style-name="P4">
News Source: <text:a xlink:type="simple" xlink:href="https://www.zaobao.com.sg/realtime/world/story20230715-1414071" text:style-name="Internet_20_link" text:visited-style-name="Visited_20_Internet_20_Link">
https://www.zaobao.com.sg/realtime/world/story20230715-1414071</text:a>
</text:p>
      <!--NEWS-->
      <text:h text:style-name="P10" text:outline-level="1">
<text:span text:style-name="T4">
The tight situation of the China -India border warmed Wang Yi to urge to maintain a stable relationship with India</text:span>
</text:h>
      <text:p text:style-name="P4">
Author: chinese@voanews.com (美国之音)</text:p>
      <text:p text:style-name="P4">
Publisher: 美国之音中文网 (Type: NewsMediaOrganization)</text:p>
      <text:p text:style-name="P4">
Published Time: 2023-07-15T12:41:59+08:00</text:p>
      <text:p text:style-name="P4">
Modified Time: 2023-07-15 04:41:59Z</text:p>
      <text:p text:style-name="P4">
Description: Wang Yi, the highest diplomat in China, told the Indian Foreign Minister that bilateral relations need to be stable. At the same time, these two Asian neighboring countries are looking for a way to alleviate the warning situation of the two countries' border area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top-diplomat-urges-stable-ties-with-india-as-military-tensions-simmer-20230715/7181980.html" text:style-name="Internet_20_link" text:visited-style-name="Visited_20_Internet_20_Link">
https://www.voachinese.com/a/china-s-top-diplomat-urges-stable-ties-with-india-as-military-tensions-simmer-20230715/7181980.html</text:a>
</text:p>
      <!--NEWS-->
      <text:h text:style-name="P10" text:outline-level="1">
<text:span text:style-name="T4">
Experiments show that aerobic exercise can delay Parkinson's disease</text:span>
</text:h>
      <text:p text:style-name="P4">
Author: 联合早报 (Person)</text:p>
      <text:p text:style-name="P4">
Publisher: 联合早报 (Organization)</text:p>
      <text:p text:style-name="P4">
Published Time: 2023-07-15T13:04</text:p>
      <text:p text:style-name="P4">
Modified Time: 2023-07-15T17:03</text:p>
      <text:p text:style-name="P4">
Description: Italian researchers found through animal experiments that for early Parkinson's disease, high -strength aerobic exercise can promote a growth factor in the brain, restore the "plasticity" of important brain areas, thereby delaying the development of the disease and maintaining exercise and cognitive ability. Previously, the scientific community found that aerobic exercise ...</text:p>
      <text:p text:style-name="P4">
Videos: []</text:p>
      <text:p text:style-name="P4">
Audios: []</text:p>
      <text:p text:style-name="P4">
Images: []</text:p>
      <text:p text:style-name="P4">
Type: NewsArticle</text:p>
      <text:p text:style-name="P4">
Breadcrumbs: ['即时', '国际']</text:p>
      <text:p text:style-name="P4">
Keywords: ['研究', '帕金森症', '运动']</text:p>
      <!--METADATA-->
      <text:p text:style-name="P4">
Italian researchers found through animal experiments that for early Parkinson's disease, high -strength aerobic exercise can promote a growth factor in the brain, restore the "plasticity" of important brain areas, thereby delaying the development of the disease and maintaining exercise and cognitive ability.</text:p>
      <text:p text:style-name="P4">
Earlier, the scientific community found that aerobic exercise can prevent the spread of Parkinson's disease-α-synaptic protein diffusion and protect the brain responsible for coordinating fine exercise. This new study of the Catholic University of Italy analyzed the mechanism in detail, and related papers were published in the journal of Scientific Progress in the United States.</text:p>
      <text:p text:style-name="P4">
Xinhua News Agency reported that the researchers injected α-synonymal protein to the rats to simulate early Parkinson's disease, and then let some of the rats exercise different intensity treadmills. After the surrounding weekend, use the visual space task to test the movement and cognitive ability of rats, and take the sample of the brain tissue to observe the changes in neurons.</text:p>
      <text:p text:style-name="P4">
Compared with rats who do not exercise, the performance of rats with high -intensity exercise in the test is significantly better. recover. The latter is a durable augmented phenomenon that occurs in the transmission of neuron signal. It is related to the plasticity of the synapse. It is considered one of the main molecular mechanisms that constitute the basis of learning and memory.</text:p>
      <text:p text:style-name="P4">
Researchers said that regular exercise in Parkinson's early disease may bring long -term benefits, and these benefits still exist after stopping exercise.</text:p>
      <text:p text:style-name="P4">
News Source: <text:a xlink:type="simple" xlink:href="https://www.zaobao.com.sg/realtime/world/story20230715-1414076" text:style-name="Internet_20_link" text:visited-style-name="Visited_20_Internet_20_Link">
https://www.zaobao.com.sg/realtime/world/story20230715-1414076</text:a>
</text:p>
      <!--NEWS-->
      <text:h text:style-name="P10" text:outline-level="1">
<text:span text:style-name="T4">
Mahathir rebuked his opponent in the last election to bribe voters and cause him to defeat the election</text:span>
</text:h>
      <text:p text:style-name="P4">
Author: 联合早报 (Person)</text:p>
      <text:p text:style-name="P4">
Publisher: 联合早报 (Organization)</text:p>
      <text:p text:style-name="P4">
Published Time: 2023-07-15T13:53</text:p>
      <text:p text:style-name="P4">
Modified Time: 2023-07-15T15:23</text:p>
      <text:p text:style-name="P4">
Description: Former Malaysian Prime Minister Mahathir said he lost the gold in the 15th national election and lost the money because his opponent bribed voters. Xingzhou.com reported that when Mahathir attended the event, the Malaysian forward told the Malaysian Positive Daily that in the last election, the opponent was corrupted and corrupted, ...</text:p>
      <text:p text:style-name="P4">
Videos: []</text:p>
      <text:p text:style-name="P4">
Audios: []</text:p>
      <text:p text:style-name="P4">
Images: []</text:p>
      <text:p text:style-name="P4">
Type: NewsArticle</text:p>
      <text:p text:style-name="P4">
Breadcrumbs: ['即时', '国际']</text:p>
      <text:p text:style-name="P4">
Keywords: ['马来西亚', '马哈迪', '贿赂', '国民联盟', '马来西亚大选']</text:p>
      <!--METADATA-->
      <text:p text:style-name="P4">
Former Malaysian Prime Minister Mahathir said he was in <text:a xlink:type="simple" xlink:href="https://www.zaobao.com/keywords/malaysia-general-election" text:style-name="Internet_20_link" text:visited-style-name="Visited_20_Internet_20_Link">
15th National Election</text:a>
Losing Caoluo's national seats also lost money, all because the opponent bribed voters.</text:p>
      <text:p text:style-name="P4">
Xingzhou.com reports, <text:a xlink:type="simple" xlink:href="https://www.zaobao.com/keywords/mahathir" text:style-name="Internet_20_link" text:visited-style-name="Visited_20_Internet_20_Link">
Mahathir</text:a>
When attending the event, I told the Malaysian striker that in the last election, due to the corruption of the opponent, he lost more than 14,000 votes.</text:p>
      <text:p text:style-name="P4">
"I asked a voter (Fuluo Jiaoyi), he was also my friend, why didn't he vote for me, he replied that I did not send him money."</text:p>
      <text:p text:style-name="P4">
"I asked him how much money he took, and he said RM100 (about S $ 29). I asked him, what could be done at RM1 100, and he said it was enough for his two days of expenses."</text:p>
      <text:p text:style-name="P4">
Mahathir said that on the state elections on August 12, voters should be more responsible for the country and cannot succumb to money politics. "Don't give up a vote in your hand for money."</text:p>
      <text:p text:style-name="P4">
In the 15th national election, Mahathir campaigned only 4,566 votes in the national seat of the Faolo Jiaoyi Yiyi. The seat was won by the National Union candidate Su Haimi.</text:p>
      <text:p text:style-name="P4">
Mahathir launched the "Malay Declaration" campaign earlier and hoped that he had cooperated with the state in the coming state, but now he has turned his head to accuse the cooperation target to bribe voters in the last election and cause himself to lose the golden cabinet gold.</text:p>
      <text:h text:style-name="P13" text:outline-level="4">
<text:span text:style-name="T4">
means Mahathir has no position to speak</text:span>
</text:h>
      <text:p text:style-name="P4">
In response, netizens said that Mahathir has no standpoint today and blindly express inchernible remarks. Some netizens believe that maybe Mahathir feels confusing and can't figure out which party he wants to cooperate with him before he will accuse himself that he wants to cooperate earlier.</text:p>
      <text:p text:style-name="P4">
In response to Mahathir's speech, Xie Ruizhan, a member of the Pakatan Harapan Wanyi National Council, replied: "What are you talking about?"</text:p>
      <text:p text:style-name="P4">
Xie Ruizhan also released the 15th national election of the national election, Cyro, and the national seat, questioning whether Mahathir was accusing the national alliance involving bribery.</text:p>
      <text:p text:style-name="P4">
News Source: <text:a xlink:type="simple" xlink:href="https://www.zaobao.com.sg/realtime/world/story20230715-1414087" text:style-name="Internet_20_link" text:visited-style-name="Visited_20_Internet_20_Link">
https://www.zaobao.com.sg/realtime/world/story20230715-1414087</text:a>
</text:p>
      <!--NEWS-->
      <text:h text:style-name="P10" text:outline-level="1">
<text:span text:style-name="T4">
Is China's economic growth in the second quarter? Experts say that they may be misleaded</text:span>
</text:h>
      <text:p text:style-name="P4">
Author: chinese@voanews.com (美国之音)</text:p>
      <text:p text:style-name="P4">
Publisher: 美国之音中文网 (Type: NewsMediaOrganization)</text:p>
      <text:p text:style-name="P4">
Published Time: 2023-07-15T14:32:39+08:00</text:p>
      <text:p text:style-name="P4">
Modified Time: 2023-07-15 06:32:39Z</text:p>
      <text:p text:style-name="P4">
Description: The National Bureau of Statistics of China will announce the number of economic growth rates in the second quarter next Monday (July 17). A AFP survey and forecast will increase significantly compared to last year. However, analysts said that given that China was seriously affected by the epidemic in the second quarter of last year, the economic base was originally low, and the data released by the government on Monday may be misleading.</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artificially-high-growth-predicted-for-china-in-q2-20230715/7181997.html" text:style-name="Internet_20_link" text:visited-style-name="Visited_20_Internet_20_Link">
https://www.voachinese.com/a/artificially-high-growth-predicted-for-china-in-q2-20230715/7181997.html</text:a>
</text:p>
      <!--NEWS-->
      <text:h text:style-name="P10" text:outline-level="1">
<text:span text:style-name="T4">
The speech was accused of offense of offense of Sultan Sultan Gee Deda to guard the state minister Sanuxi to apologize</text:span>
</text:h>
      <text:p text:style-name="P4">
Author: 联合早报 (Person)</text:p>
      <text:p text:style-name="P4">
Publisher: 联合早报 (Organization)</text:p>
      <text:p text:style-name="P4">
Published Time: 2023-07-15T14:41</text:p>
      <text:p text:style-name="P4">
Modified Time: 2023-07-15T15:03</text:p>
      <text:p text:style-name="P4">
Description: Malaysia Gee -1 Prefecture Guardian Minister Shanunxi on Saturday (July 15) at Facebook post at 4 am, saying that the hopes of the alliance and the national front "follow -up" malicious distorted, which led to misunderstanding his speech content. Apologize to Sultan Sultan Sultan, Selangor. Xingzhou.com report ...</text:p>
      <text:p text:style-name="P4">
Videos: []</text:p>
      <text:p text:style-name="P4">
Audios: []</text:p>
      <text:p text:style-name="P4">
Images: []</text:p>
      <text:p text:style-name="P4">
Type: NewsArticle</text:p>
      <text:p text:style-name="P4">
Breadcrumbs: ['即时', '国际']</text:p>
      <text:p text:style-name="P4">
Keywords: ['马来西亚', '雪兰莪', '苏丹', '道歉']</text:p>
      <!--METADATA-->
      <text:p text:style-name="P4">
Malaysia Gee -1 Prefecture Guardian Minister Shanunxi on Saturday (July 15) at Facebook post at 4 am, saying that the hopes of the alliance and the national front "follow -up" malicious distorted, which led to misunderstanding his speech content. Apologize to Sultan Sultan Sultan, Selangor.</text:p>
      <text:p text:style-name="P4">
Xingzhou.com reported that according to Shanu's Facebook post, Wuji Oman police recorded the confession after receiving the report. He has sent a letter to the Selangor Palace and sought forgiveness from the Sudan.</text:p>
      <text:p text:style-name="P4">
As of 10 am, 135 people have reposted this Facebook post from Shanunxi, and 2881 people liked and more than 400 people commented. Most of the comments said that they would continue to support his struggle.</text:p>
      <text:p text:style-name="P4">
According to reports, Sanuxi's public speech at a political activity in Selangor a few days ago was accused of offending the Sudan of Selangor. Several political parties reported to the police. Members of the Selangor Royal Council also reported the case at the Samanan Police Station on Friday to ask for a thorough investigation.</text:p>
      <text:p text:style-name="P4">
At about 4 am Saturday, Saturday, in a post titled "The clear water was deliberately soiled", when he learned that his speech was distorted by the Pakatan Harapan and Barisan Nasional followers and caused misunderstandings, He had sent a letter to the Selangor Palace to apologize to Sultan Salafin. He clarified the correct content of his speech in the letter.</text:p>
      <text:p text:style-name="P4">
Sanuzi said he wished the Sultan Sultan and Sudan in the letter and happiness. After the Selangor Palace, he told him that Sudan looked at his letter. The post also mentioned that the Wuji Oman police recorded his confession to complete the investigation.</text:p>
      <text:p text:style-name="P4">
Sanuxi finally said that he posted this post to let interested people understand the progress of the incident, and that after the clear water was deliberately soiled, it needed to restore it clearly so that everyone can see the fish in the water again. Essence</text:p>
      <text:p text:style-name="P4">
News Source: <text:a xlink:type="simple" xlink:href="https://www.zaobao.com.sg/realtime/world/story20230715-1414101" text:style-name="Internet_20_link" text:visited-style-name="Visited_20_Internet_20_Link">
https://www.zaobao.com.sg/realtime/world/story20230715-1414101</text:a>
</text:p>
      <!--NEWS-->
      <text:h text:style-name="P10" text:outline-level="1">
<text:span text:style-name="T4">
Australia said that China cannot join CPTPP in the near future</text:span>
</text:h>
      <text:p text:style-name="P4">
Author: 联合早报 (Person)</text:p>
      <text:p text:style-name="P4">
Publisher: 联合早报 (Organization)</text:p>
      <text:p text:style-name="P4">
Published Time: 2023-07-15T15:26</text:p>
      <text:p text:style-name="P4">
Modified Time: 2023-07-15T16:11</text:p>
      <text:p text:style-name="P4">
Description: The Australian government said that China cannot join the "Cross -Pacific Partner Comprehensive Progress Agreement" (CPTPP) in the near future. The British "Guardian" reported that the British Saturday (July 15) will officially join CPTPP and become the 12th member of CPTPP. New ...</text:p>
      <text:p text:style-name="P4">
Videos: []</text:p>
      <text:p text:style-name="P4">
Audios: []</text:p>
      <text:p text:style-name="P4">
Images: []</text:p>
      <text:p text:style-name="P4">
Type: NewsArticle</text:p>
      <text:p text:style-name="P4">
Breadcrumbs: ['即时', '国际']</text:p>
      <text:p text:style-name="P4">
Keywords: ['澳大利亚', '中国', '跨太平洋伙伴全面进展协定', '英国']</text:p>
      <!--METADATA-->
      <text:p text:style-name="P4">
The Australian government said that China cannot join the "Cross -Pacific Partner Comprehensive Progress Agreement" (CPTPP) in the near future.</text:p>
      <text:p text:style-name="P4">
The British "Guardian" reported that the British Saturday (July 15) will officially join CPTPP and become the 12th member of CPTPP. Australian Assistant Trade, Australian Assistant Trade, who attended the CPTPP conference in New Zealand, revealed that China is also striving to join CPTPP, but this is currently not on the agenda. He believes that CPTPP member states will not consider the future application for the future.</text:p>
      <text:p text:style-name="P4">
Aels did not associate China to join CPTPP and associates with China -Australia to resolve many trade disputes between the two countries, but he mentioned that Britain has a good record in compliance with the rules of the World Trade Organization (WTO). It is good.</text:p>
      <text:p text:style-name="P4">
According to Reuters, in 2021, Mainland China and Taiwan applied to join CPTPP within one week, and both applications were temporarily put on hold.</text:p>
      <text:p text:style-name="P4">
"This may be the first time," said Charlesfinny, a former New Zealand trade and diplomatic official, said: We must handle new applications very carefully. " ","</text:p>
      <text:p text:style-name="P4">
New Zealand is the rotating chairman of this year's CPTPP, and CPTPP member country will meet in Auckland on Saturday and Sunday.</text:p>
      <text:p text:style-name="P4">
The "Cross -Pacific Partner Comprehensive Progress Agreement" (CPTPP) officially took effect on December 30, 2018. 11 founding members were Australia, Brunei, Canada, Chile, Japan, Malaysia, Mexico, Peru, New Zealand, Singapore and Vietnam.</text:p>
      <text:p text:style-name="P4">
In addition to mainland China and Taiwan, Uruguay and South Korea also applied to join CPTPP. In addition, the Minister of Economic Revitalization of Japan said on July 7th that Ukraine had submitted a written letter to the CPTPP Agreement to the preserved Fang New Zealand and submitted the formal application to join the CPTPP.</text:p>
      <text:p text:style-name="P4">
News Source: <text:a xlink:type="simple" xlink:href="https://www.zaobao.com.sg/realtime/world/story20230715-1414217" text:style-name="Internet_20_link" text:visited-style-name="Visited_20_Internet_20_Link">
https://www.zaobao.com.sg/realtime/world/story20230715-1414217</text:a>
</text:p>
      <!--NEWS-->
      <text:h text:style-name="P10" text:outline-level="1">
<text:span text:style-name="T4">
South Korean President's visit to Ukraine</text:span>
</text:h>
      <text:p text:style-name="P4">
Author: 联合早报 (Person)</text:p>
      <text:p text:style-name="P4">
Publisher: 联合早报 (Organization)</text:p>
      <text:p text:style-name="P4">
Published Time: 2023-07-15T16:49</text:p>
      <text:p text:style-name="P4">
Modified Time: 2023-07-15T16:49</text:p>
      <text:p text:style-name="P4">
Description: South Korean President Yin Xiyue went to Ukraine to visit Ukraine without prior announcement, and would have a talk with President Zelezki. Comprehensive Reuters and Yonhap reported that the President's Office of South Korea said that Yin Xiyue and his wife Jin Jianxi visited the first ...</text:p>
      <text:p text:style-name="P4">
Videos: []</text:p>
      <text:p text:style-name="P4">
Audios: []</text:p>
      <text:p text:style-name="P4">
Images: []</text:p>
      <text:p text:style-name="P4">
Type: NewsArticle</text:p>
      <text:p text:style-name="P4">
Breadcrumbs: ['即时', '国际']</text:p>
      <text:p text:style-name="P4">
Keywords: ['韩国', '乌克兰', '尹锡悦', '泽连斯基']</text:p>
      <!--METADATA-->
      <text:p text:style-name="P4">
South Korean President Yin Xiyue went to Ukraine to visit Ukraine without prior announcement, and would have a talk with President Zelezki.</text:p>
      <text:p text:style-name="P4">
Comprehensive Reuters and Yonhap reported that the President's Office of South Korea said that Yin Xiyue and his wife Jin Jianxi visited the Bucha Massacre of the Capital Kiev suburbs on Saturday (July 15), as well as in the artillery fire. Irpin. Yin Xiyue will have a talk with Zelei.</text:p>
      <text:p text:style-name="P4">
Yin Xiyue attended the NATO summit held in Lithuania and visited Poland. He expressed his support for Ukraine and discussed the method of fighting against Russia.</text:p>
      <text:p text:style-name="P4">
As an American allies and weapons exporters, South Korea is facing pressure to provide weapons to Ukraine again. However, because of concerns about Russia's influence on North Korea, the Yin Xiyue government is more inclined to provide humanitarian rescue supplies and financial assistance.</text:p>
      <text:p text:style-name="P4">
Yin Xiyue has just announced that his government is preparing to transport landmine treatment equipment and ambulances to Ukraine, and will join NATO Ukrainian Trust Fund.</text:p>
      <text:p text:style-name="P4">
Zelei and Yin Xiyue met in May for the first time, and Zelei Sky asked South Korea to strengthen military support. The Ministry of National Defense of South Korea earlier said that it was discussing the issue of exporting ammunition to the United States, but the media said that South Korea agreed to transport artillery shells to the United States to report to Ukraine.</text:p>
      <text:p text:style-name="P4">
News Source: <text:a xlink:type="simple" xlink:href="https://www.zaobao.com.sg/realtime/world/story20230715-1414230" text:style-name="Internet_20_link" text:visited-style-name="Visited_20_Internet_20_Link">
https://www.zaobao.com.sg/realtime/world/story20230715-1414230</text:a>
</text:p>
      <!--NEWS-->
      <text:h text:style-name="P10" text:outline-level="1">
<text:span text:style-name="T4">
Russian investigating whether North Korean missiles fall into Russian waters</text:span>
</text:h>
      <text:p text:style-name="P4">
Author: 联合早报 (Person)</text:p>
      <text:p text:style-name="P4">
Publisher: 联合早报 (Organization)</text:p>
      <text:p text:style-name="P4">
Published Time: 2023-07-15T17:39</text:p>
      <text:p text:style-name="P4">
Modified Time: 2023-07-15T17:39</text:p>
      <text:p text:style-name="P4">
Description: Russia is investigating whether the intercontinental ballistic missiles in North Korea fall into the Russian waters during the test firing on Wednesday (July 12). Russia and Tas News Saturday (July 15) quoted Russia's deputy Minister of Foreign Affairs and Andrei Rudenko, saying that Russia's defense ...</text:p>
      <text:p text:style-name="P4">
Videos: []</text:p>
      <text:p text:style-name="P4">
Audios: []</text:p>
      <text:p text:style-name="P4">
Images: []</text:p>
      <text:p text:style-name="P4">
Type: NewsArticle</text:p>
      <text:p text:style-name="P4">
Breadcrumbs: ['即时', '国际']</text:p>
      <text:p text:style-name="P4">
Keywords: ['朝鲜', '俄罗斯', '洲际弹道导弹']</text:p>
      <!--METADATA-->
      <text:p text:style-name="P4">
Russia is investigating whether the intercontinental ballistic missiles in North Korea fall into the Russian waters during the test firing on Wednesday (July 12).</text:p>
      <text:p text:style-name="P4">
Russia's New House and Tas News Saturday (July 15) quoted Russian Deputy Foreign Diplomacy and Andreirudenko, saying that the Russian Ministry of Defense is investigating the incident, but "so far, we have not yet landed in Russia's exclusive economic zone. Clear information ".</text:p>
      <text:p text:style-name="P4">
North Korea fired a new intercontinental ballistic missile in the "Mars Cannon-18" (HWASONG-18 "(HWASONG-18). The flight time is longer than any other intercontinental ballistic missile in North Korea. North Korea's testing was condemned by the United States, South Korea, and Japan, but Ludido believes that the previous moves of the United States and allies were "actually irritating North Korea to strengthen their defense power." Therefore, North Korea's test shooting responded to this.</text:p>
      <text:p text:style-name="P4">
UN Assistant Secretary -General Hiary said on Thursday (13th) that North Korea's missile test lasted for about 74 minutes and the flight distance exceeded 1,000 kilometers. He said the missile fell into the waters in Russia's exclusive economic zone, but was close to the Japanese waters.</text:p>
      <text:p text:style-name="P4">
News Source: <text:a xlink:type="simple" xlink:href="https://www.zaobao.com.sg/realtime/world/story20230715-1414242" text:style-name="Internet_20_link" text:visited-style-name="Visited_20_Internet_20_Link">
https://www.zaobao.com.sg/realtime/world/story20230715-1414242</text:a>
</text:p>
      <!--NEWS-->
      <text:h text:style-name="P10" text:outline-level="1">
<text:span text:style-name="T4">
Thai leader party leader pier: The election of the Prime Minister will retreat next week, and then retire from the election</text:span>
</text:h>
      <text:p text:style-name="P4">
Author: 联合早报 (Person)</text:p>
      <text:p text:style-name="P4">
Publisher: 联合早报 (Organization)</text:p>
      <text:p text:style-name="P4">
Published Time: 2023-07-15T18:12</text:p>
      <text:p text:style-name="P4">
Modified Time: 2023-07-15T18:12</text:p>
      <text:p text:style-name="P4">
Description: Thailand leader and prime minister candidate said that if Congress will still not support his appointment next week, he will refund the election. According to Agence France -Presse, Saturday (July 15th) said in a video released by Saturday (July 15): "If the Party really has no chance to set up politics ...</text:p>
      <text:p text:style-name="P4">
Videos: []</text:p>
      <text:p text:style-name="P4">
Audios: []</text:p>
      <text:p text:style-name="P4">
Images: []</text:p>
      <text:p text:style-name="P4">
Type: NewsArticle</text:p>
      <text:p text:style-name="P4">
Breadcrumbs: ['即时', '国际']</text:p>
      <text:p text:style-name="P4">
Keywords: ['泰国', '披塔']</text:p>
      <!--METADATA-->
      <text:p text:style-name="P4">
Thailand leader and prime minister candidate said that if Congress will still not support his appointment next week, he will refund the election.</text:p>
      <text:p text:style-name="P4">
According to Agence France -Presse, the pagoda said on Saturday (July 15) in a video released by social media: "If the party really does not have the opportunity to form a government, I am going to give Thailand an opportunity to let the second -year voting party formed United government. "The Thai Congress held a joint meeting of the two houses on Thursday (13th) to vote for the new Prime Minister. As the only candidate on the day, the pagoda failed to get enough support for votes. According to the results of the day, the Tower received 324 support votes, and 182 votes were opposed and 199 abstained. The distance between the pagoda is 51 tickets.</text:p>
      <text:p text:style-name="P4">
The Thai Congress will hold a new round of election next Wednesday (19th).</text:p>
      <text:p text:style-name="P4">
News Source: <text:a xlink:type="simple" xlink:href="https://www.zaobao.com.sg/realtime/world/story20230715-1414248" text:style-name="Internet_20_link" text:visited-style-name="Visited_20_Internet_20_Link">
https://www.zaobao.com.sg/realtime/world/story20230715-1414248</text:a>
</text:p>
      <!--NEWS-->
      <text:h text:style-name="P10" text:outline-level="1">
<text:span text:style-name="T4">
Yin Xiyue visited Ukraine to meet Zeroski</text:span>
</text:h>
      <text:p text:style-name="P4">
Publisher: 法新社</text:p>
      <text:p text:style-name="P4">
Published Time: 2023-07-15T5:02:07+00:00</text:p>
      <text:p text:style-name="P4">
Modified Time: 2023-07-15T08:35:04+00:00</text:p>
      <text:p text:style-name="P4">
Description: (Agence France -Presse, Seoul, 15th) South Korean President Yin Xiyue has visited Ukraine without announced and held a summit with Ukraine President Volodymyr Zlensky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7-15T5-02-07-00-00/000000.png" xlink:type="simple" xlink:show="embed" xlink:actuate="onLoad" draw:mime-type="image/png"/>
</draw:frame>
South Korea ’s President’ s Office said that Yin Xiyue visited the Russian army of Bucha, the Russian army in the suburbs of Kiev, Ukraine, and then went to Irpin, who had been attacked by large -scale missiles, to meet with Zenoski later on the same day.</text:p>
      <text:p text:style-name="P4">
News Source: <text:a xlink:type="simple" xlink:href="https://www.rfi.fr/cn/%E5%9B%BD%E9%99%85%E6%8A%A5%E9%81%93/20230715-%E5%B0%B9%E9%94%A1%E6%82%A6%E8%AE%BF%E9%97%AE%E4%B9%8C%E5%85%8B%E5%85%B0-%E9%A2%84%E8%AE%A1%E4%BC%9A%E6%99%A4%E6%B3%BD%E4%BC%A6%E6%96%AF%E5%9F%BA" text:style-name="Internet_20_link" text:visited-style-name="Visited_20_Internet_20_Link">
https://www.rfi.fr/cn/%E5%9B%BD%E9%99%85%E6%8A%A5%E9%81%93/20230715-%E5%B0%B9%E9%94%A1%E6%82%A6%E8%AE%BF%E9%97%AE%E4%B9%8C%E5%85%8B%E5%85%B0-%E9%A2%84%E8%AE%A1%E4%BC%9A%E6%99%A4%E6%B3%BD%E4%BC%A6%E6%96%AF%E5%9F%B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